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/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lhf" table:style-name="ta1">
        <table:shapes>
          <draw:frame draw:z-index="0" draw:style-name="gr1" draw:text-style-name="P1" svg:width="159.99mm" svg:height="89.99mm" svg:x="352.14mm" svg:y="21.23mm">
            <loext:p draw:notify-on-update-of-ranges="klhf.A2:klhf.A367 klhf.B1:klhf.B1 klhf.B2:klhf.B367 klhf.C2:klhf.C367 klhf.C2:klhf.C367 klhf.H1:klhf.H1 klhf.H2:klhf.H367 klhf.I1:klhf.I1 klhf.I2:klhf.I3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81.37mm" svg:y="111.77mm">
            <loext:p draw:notify-on-update-of-ranges="klhf.A2:klhf.A367 klhf.D1:klhf.D1 klhf.D2:klhf.D3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56.46mm" svg:y="205.26mm">
            <loext:p draw:notify-on-update-of-ranges="klhf.F1:klhf.F1 klhf.F2:klhf.F367 klhf.J1:klhf.J1 klhf.J2:klhf.J3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ce2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Temperatura media</text:p>
          </table:table-cell>
          <table:table-cell office:value-type="string" calcext:value-type="string">
            <text:p>Dev. Std.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failure/temp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_Capacity [Bytes]</text:p>
          </table:table-cell>
          <table:table-cell office:value-type="string" calcext:value-type="string">
            <text:p>Temperatura minima</text:p>
          </table:table-cell>
          <table:table-cell office:value-type="string" calcext:value-type="string">
            <text:p>Temperatura massima</text:p>
          </table:table-cell>
          <table:table-cell office:value-type="string" calcext:value-type="string">
            <text:p>Tot_Capacity [Pbytes]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1.csv</text:p>
          </table:table-cell>
          <table:table-cell office:value-type="float" office:value="26.8675471370232" calcext:value-type="float">
            <text:p>26,8675471370232</text:p>
          </table:table-cell>
          <table:table-cell office:value-type="float" office:value="0.0297327523104501" calcext:value-type="float">
            <text:p>0,02973275231045</text:p>
          </table:table-cell>
          <table:table-cell office:value-type="float" office:value="4" calcext:value-type="float">
            <text:p>4</text:p>
          </table:table-cell>
          <table:table-cell table:formula="of:=[.D2]/[.B2]" office:value-type="float" office:value="0.148878495666173" calcext:value-type="float">
            <text:p>0,148878495666173</text:p>
          </table:table-cell>
          <table:table-cell office:value-type="float" office:value="57544" calcext:value-type="float">
            <text:p>57544</text:p>
          </table:table-cell>
          <table:table-cell table:style-name="ce1" office:value-type="float" office:value="2.1413235738747E+017" calcext:value-type="float">
            <text:p>214132357387470000,0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]/1000000000000000" office:value-type="float" office:value="214.13235738747" calcext:value-type="float">
            <text:p>214,132357387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2.csv</text:p>
          </table:table-cell>
          <table:table-cell office:value-type="float" office:value="26.8875314970892" calcext:value-type="float">
            <text:p>26,8875314970892</text:p>
          </table:table-cell>
          <table:table-cell office:value-type="float" office:value="0.0254807869738409" calcext:value-type="float">
            <text:p>0,025480786973841</text:p>
          </table:table-cell>
          <table:table-cell office:value-type="float" office:value="6" calcext:value-type="float">
            <text:p>6</text:p>
          </table:table-cell>
          <table:table-cell table:formula="of:=[.D3]/[.B3]" office:value-type="float" office:value="0.223151760906335" calcext:value-type="float">
            <text:p>0,223151760906335</text:p>
          </table:table-cell>
          <table:table-cell office:value-type="float" office:value="57544" calcext:value-type="float">
            <text:p>57544</text:p>
          </table:table-cell>
          <table:table-cell office:value-type="float" office:value="2.1413235738747E+017" calcext:value-type="float">
            <text:p>2,14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3]/1000000000000000" office:value-type="float" office:value="214.13235738747" calcext:value-type="float">
            <text:p>214,1323573874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3.csv</text:p>
          </table:table-cell>
          <table:table-cell office:value-type="float" office:value="27.215359511162" calcext:value-type="float">
            <text:p>27,215359511162</text:p>
          </table:table-cell>
          <table:table-cell office:value-type="float" office:value="0.0282678631239592" calcext:value-type="float">
            <text:p>0,028267863123959</text:p>
          </table:table-cell>
          <table:table-cell office:value-type="float" office:value="4" calcext:value-type="float">
            <text:p>4</text:p>
          </table:table-cell>
          <table:table-cell table:formula="of:=[.D4]/[.B4]" office:value-type="float" office:value="0.146975828056192" calcext:value-type="float">
            <text:p>0,146975828056192</text:p>
          </table:table-cell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4]/1000000000000000" office:value-type="float" office:value="214.372724682204" calcext:value-type="float">
            <text:p>214,37272468220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La deviazione standard è bassissima quindi non ha nemmeno senso metterla ma intanto sta bene disegnata</text:p>
          </table:table-cell>
        </table:table-row>
        <table:table-row table:style-name="ro1">
          <table:table-cell office:value-type="string" calcext:value-type="string">
            <text:p>2016-01-04.csv</text:p>
          </table:table-cell>
          <table:table-cell office:value-type="float" office:value="27.1356803110787" calcext:value-type="float">
            <text:p>27,1356803110787</text:p>
          </table:table-cell>
          <table:table-cell office:value-type="float" office:value="0.0285998425008308" calcext:value-type="float">
            <text:p>0,028599842500831</text:p>
          </table:table-cell>
          <table:table-cell office:value-type="float" office:value="3" calcext:value-type="float">
            <text:p>3</text:p>
          </table:table-cell>
          <table:table-cell table:formula="of:=[.D5]/[.B5]" office:value-type="float" office:value="0.110555547736726" calcext:value-type="float">
            <text:p>0,110555547736726</text:p>
          </table:table-cell>
          <table:table-cell office:value-type="float" office:value="57605" calcext:value-type="float">
            <text:p>57605</text:p>
          </table:table-cell>
          <table:table-cell office:value-type="float" office:value="2.14372724682204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5]/1000000000000000" office:value-type="float" office:value="214.372724682204" calcext:value-type="float">
            <text:p>214,37272468220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5.csv</text:p>
          </table:table-cell>
          <table:table-cell office:value-type="float" office:value="27.4608676013273" calcext:value-type="float">
            <text:p>27,4608676013273</text:p>
          </table:table-cell>
          <table:table-cell office:value-type="float" office:value="0.0272556137177819" calcext:value-type="float">
            <text:p>0,027255613717782</text:p>
          </table:table-cell>
          <table:table-cell office:value-type="float" office:value="4" calcext:value-type="float">
            <text:p>4</text:p>
          </table:table-cell>
          <table:table-cell table:formula="of:=[.D6]/[.B6]" office:value-type="float" office:value="0.145661821690101" calcext:value-type="float">
            <text:p>0,145661821690101</text:p>
          </table:table-cell>
          <table:table-cell office:value-type="float" office:value="57560" calcext:value-type="float">
            <text:p>57560</text:p>
          </table:table-cell>
          <table:table-cell office:value-type="float" office:value="2.1430655135627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6]/1000000000000000" office:value-type="float" office:value="214.306551356278" calcext:value-type="float">
            <text:p>214,3065513562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6.csv</text:p>
          </table:table-cell>
          <table:table-cell office:value-type="float" office:value="27.2826045379466" calcext:value-type="float">
            <text:p>27,2826045379466</text:p>
          </table:table-cell>
          <table:table-cell office:value-type="float" office:value="0.0238400779214437" calcext:value-type="float">
            <text:p>0,023840077921444</text:p>
          </table:table-cell>
          <table:table-cell office:value-type="float" office:value="7" calcext:value-type="float">
            <text:p>7</text:p>
          </table:table-cell>
          <table:table-cell table:formula="of:=[.D7]/[.B7]" office:value-type="float" office:value="0.256573744279579" calcext:value-type="float">
            <text:p>0,256573744279579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07695453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7]/1000000000000000" office:value-type="float" office:value="214.238707695453" calcext:value-type="float">
            <text:p>214,2387076954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7.csv</text:p>
          </table:table-cell>
          <table:table-cell office:value-type="float" office:value="27.0430496392245" calcext:value-type="float">
            <text:p>27,0430496392245</text:p>
          </table:table-cell>
          <table:table-cell office:value-type="float" office:value="0.0206692161908236" calcext:value-type="float">
            <text:p>0,020669216190824</text:p>
          </table:table-cell>
          <table:table-cell office:value-type="float" office:value="6" calcext:value-type="float">
            <text:p>6</text:p>
          </table:table-cell>
          <table:table-cell table:formula="of:=[.D8]/[.B8]" office:value-type="float" office:value="0.221868468240258" calcext:value-type="float">
            <text:p>0,221868468240258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8]/1000000000000000" office:value-type="float" office:value="214.238797712918" calcext:value-type="float">
            <text:p>214,23879771291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8.csv</text:p>
          </table:table-cell>
          <table:table-cell office:value-type="float" office:value="26.8606972094236" calcext:value-type="float">
            <text:p>26,8606972094236</text:p>
          </table:table-cell>
          <table:table-cell office:value-type="float" office:value="0.025599323657439" calcext:value-type="float">
            <text:p>0,025599323657439</text:p>
          </table:table-cell>
          <table:table-cell office:value-type="float" office:value="3" calcext:value-type="float">
            <text:p>3</text:p>
          </table:table-cell>
          <table:table-cell table:formula="of:=[.D9]/[.B9]" office:value-type="float" office:value="0.111687346631773" calcext:value-type="float">
            <text:p>0,111687346631773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G9]/1000000000000000" office:value-type="float" office:value="214.238797712918" calcext:value-type="float">
            <text:p>214,238797712918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09.csv</text:p>
          </table:table-cell>
          <table:table-cell office:value-type="float" office:value="27.2726071459619" calcext:value-type="float">
            <text:p>27,2726071459619</text:p>
          </table:table-cell>
          <table:table-cell office:value-type="float" office:value="0.0238817644910553" calcext:value-type="float">
            <text:p>0,023881764491055</text:p>
          </table:table-cell>
          <table:table-cell office:value-type="float" office:value="1" calcext:value-type="float">
            <text:p>1</text:p>
          </table:table-cell>
          <table:table-cell table:formula="of:=[.D10]/[.B10]" office:value-type="float" office:value="0.0366668281711404" calcext:value-type="float">
            <text:p>0,03666682817114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10]/1000000000000000" office:value-type="float" office:value="214.238797712918" calcext:value-type="float">
            <text:p>214,238797712918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0.csv</text:p>
          </table:table-cell>
          <table:table-cell office:value-type="float" office:value="27.6404179851862" calcext:value-type="float">
            <text:p>27,6404179851862</text:p>
          </table:table-cell>
          <table:table-cell office:value-type="float" office:value="0.0265180622599762" calcext:value-type="float">
            <text:p>0,026518062259976</text:p>
          </table:table-cell>
          <table:table-cell office:value-type="float" office:value="6" calcext:value-type="float">
            <text:p>6</text:p>
          </table:table-cell>
          <table:table-cell table:formula="of:=[.D11]/[.B11]" office:value-type="float" office:value="0.217073417746999" calcext:value-type="float">
            <text:p>0,217073417746999</text:p>
          </table:table-cell>
          <table:table-cell office:value-type="float" office:value="57513" calcext:value-type="float">
            <text:p>57513</text:p>
          </table:table-cell>
          <table:table-cell office:value-type="float" office:value="2.1423579711993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1]/1000000000000000" office:value-type="float" office:value="214.235797119935" calcext:value-type="float">
            <text:p>214,23579711993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1.csv</text:p>
          </table:table-cell>
          <table:table-cell office:value-type="float" office:value="27.2081196209684" calcext:value-type="float">
            <text:p>27,2081196209684</text:p>
          </table:table-cell>
          <table:table-cell office:value-type="float" office:value="0.0241506609896462" calcext:value-type="float">
            <text:p>0,024150660989646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float" office:value="0.0735074686476557" calcext:value-type="float">
            <text:p>0,073507468647656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12]/1000000000000000" office:value-type="float" office:value="214.238797712918" calcext:value-type="float">
            <text:p>214,238797712918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2.csv</text:p>
          </table:table-cell>
          <table:table-cell office:value-type="float" office:value="26.8662783621664" calcext:value-type="float">
            <text:p>26,8662783621664</text:p>
          </table:table-cell>
          <table:table-cell office:value-type="float" office:value="0.0214063072399402" calcext:value-type="float">
            <text:p>0,02140630723994</text:p>
          </table:table-cell>
          <table:table-cell office:value-type="float" office:value="1" calcext:value-type="float">
            <text:p>1</text:p>
          </table:table-cell>
          <table:table-cell table:formula="of:=[.D13]/[.B13]" office:value-type="float" office:value="0.0372213816338708" calcext:value-type="float">
            <text:p>0,037221381633871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797712918E+017" calcext:value-type="float">
            <text:p>2,14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13]/1000000000000000" office:value-type="float" office:value="214.238797712918" calcext:value-type="float">
            <text:p>214,23879771291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3.csv</text:p>
          </table:table-cell>
          <table:table-cell office:value-type="float" office:value="27.4011475267322" calcext:value-type="float">
            <text:p>27,4011475267322</text:p>
          </table:table-cell>
          <table:table-cell office:value-type="float" office:value="0.02751552839032" calcext:value-type="float">
            <text:p>0,02751552839032</text:p>
          </table:table-cell>
          <table:table-cell office:value-type="float" office:value="6" calcext:value-type="float">
            <text:p>6</text:p>
          </table:table-cell>
          <table:table-cell table:formula="of:=[.D14]/[.B14]" office:value-type="float" office:value="0.21896893165319" calcext:value-type="float">
            <text:p>0,21896893165319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937740084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4]/1000000000000000" office:value-type="float" office:value="214.238937740084" calcext:value-type="float">
            <text:p>214,23893774008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4.csv</text:p>
          </table:table-cell>
          <table:table-cell office:value-type="float" office:value="27.2583326088846" calcext:value-type="float">
            <text:p>27,2583326088846</text:p>
          </table:table-cell>
          <table:table-cell office:value-type="float" office:value="0.0156017967888264" calcext:value-type="float">
            <text:p>0,015601796788826</text:p>
          </table:table-cell>
          <table:table-cell office:value-type="float" office:value="0" calcext:value-type="float">
            <text:p>0</text:p>
          </table:table-cell>
          <table:table-cell table:formula="of:=[.D15]/[.B15]" office:value-type="float" office:value="0" calcext:value-type="float">
            <text:p>0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3882771873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5]/1000000000000000" office:value-type="float" office:value="214.238827718739" calcext:value-type="float">
            <text:p>214,238827718739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5.csv</text:p>
          </table:table-cell>
          <table:table-cell office:value-type="float" office:value="27.2745782734838" calcext:value-type="float">
            <text:p>27,2745782734838</text:p>
          </table:table-cell>
          <table:table-cell office:value-type="float" office:value="0.00719169229357395" calcext:value-type="float">
            <text:p>0,007191692293574</text:p>
          </table:table-cell>
          <table:table-cell office:value-type="float" office:value="2" calcext:value-type="float">
            <text:p>2</text:p>
          </table:table-cell>
          <table:table-cell table:formula="of:=[.D16]/[.B16]" office:value-type="float" office:value="0.0733283565357412" calcext:value-type="float">
            <text:p>0,073328356535741</text:p>
          </table:table-cell>
          <table:table-cell office:value-type="float" office:value="57560" calcext:value-type="float">
            <text:p>57560</text:p>
          </table:table-cell>
          <table:table-cell office:value-type="float" office:value="2.1428508719200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6]/1000000000000000" office:value-type="float" office:value="214.285087192008" calcext:value-type="float">
            <text:p>214,285087192008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6.csv</text:p>
          </table:table-cell>
          <table:table-cell office:value-type="float" office:value="27.1885595062158" calcext:value-type="float">
            <text:p>27,1885595062158</text:p>
          </table:table-cell>
          <table:table-cell office:value-type="float" office:value="0.0117229883586269" calcext:value-type="float">
            <text:p>0,011722988358627</text:p>
          </table:table-cell>
          <table:table-cell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1707349819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17]/1000000000000000" office:value-type="float" office:value="214.217073498195" calcext:value-type="float">
            <text:p>214,21707349819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7.csv</text:p>
          </table:table-cell>
          <table:table-cell office:value-type="float" office:value="27.5603679104218" calcext:value-type="float">
            <text:p>27,5603679104218</text:p>
          </table:table-cell>
          <table:table-cell office:value-type="float" office:value="0.00600295008287773" calcext:value-type="float">
            <text:p>0,006002950082878</text:p>
          </table:table-cell>
          <table:table-cell office:value-type="float" office:value="7" calcext:value-type="float">
            <text:p>7</text:p>
          </table:table-cell>
          <table:table-cell table:formula="of:=[.D18]/[.B18]" office:value-type="float" office:value="0.253987901132226" calcext:value-type="float">
            <text:p>0,253987901132226</text:p>
          </table:table-cell>
          <table:table-cell office:value-type="float" office:value="57513" calcext:value-type="float">
            <text:p>57513</text:p>
          </table:table-cell>
          <table:table-cell office:value-type="float" office:value="2.14216073293309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8]/1000000000000000" office:value-type="float" office:value="214.216073293309" calcext:value-type="float">
            <text:p>214,216073293309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8.csv</text:p>
          </table:table-cell>
          <table:table-cell office:value-type="float" office:value="27.8606260869565" calcext:value-type="float">
            <text:p>27,8606260869565</text:p>
          </table:table-cell>
          <table:table-cell office:value-type="float" office:value="0.0130920942396865" calcext:value-type="float">
            <text:p>0,013092094239687</text:p>
          </table:table-cell>
          <table:table-cell office:value-type="float" office:value="2" calcext:value-type="float">
            <text:p>2</text:p>
          </table:table-cell>
          <table:table-cell table:formula="of:=[.D19]/[.B19]" office:value-type="float" office:value="0.0717858957568918" calcext:value-type="float">
            <text:p>0,071785895756892</text:p>
          </table:table-cell>
          <table:table-cell office:value-type="float" office:value="57499" calcext:value-type="float">
            <text:p>57499</text:p>
          </table:table-cell>
          <table:table-cell office:value-type="float" office:value="2.14156881657816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9]/1000000000000000" office:value-type="float" office:value="214.156881657816" calcext:value-type="float">
            <text:p>214,1568816578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19.csv</text:p>
          </table:table-cell>
          <table:table-cell office:value-type="float" office:value="27.1491958619491" calcext:value-type="float">
            <text:p>27,1491958619491</text:p>
          </table:table-cell>
          <table:table-cell office:value-type="float" office:value="0.00354763582152782" calcext:value-type="float">
            <text:p>0,003547635821528</text:p>
          </table:table-cell>
          <table:table-cell office:value-type="float" office:value="6" calcext:value-type="float">
            <text:p>6</text:p>
          </table:table-cell>
          <table:table-cell table:formula="of:=[.D20]/[.B20]" office:value-type="float" office:value="0.221001020822473" calcext:value-type="float">
            <text:p>0,221001020822473</text:p>
          </table:table-cell>
          <table:table-cell office:value-type="float" office:value="57514" calcext:value-type="float">
            <text:p>57514</text:p>
          </table:table-cell>
          <table:table-cell office:value-type="float" office:value="2.14217323546707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0]/1000000000000000" office:value-type="float" office:value="214.217323546707" calcext:value-type="float">
            <text:p>214,217323546707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0.csv</text:p>
          </table:table-cell>
          <table:table-cell office:value-type="float" office:value="27.5334724395757" calcext:value-type="float">
            <text:p>27,5334724395757</text:p>
          </table:table-cell>
          <table:table-cell office:value-type="float" office:value="0.00194538526148542" calcext:value-type="float">
            <text:p>0,001945385261485</text:p>
          </table:table-cell>
          <table:table-cell office:value-type="float" office:value="3" calcext:value-type="float">
            <text:p>3</text:p>
          </table:table-cell>
          <table:table-cell table:formula="of:=[.D21]/[.B21]" office:value-type="float" office:value="0.108958287284095" calcext:value-type="float">
            <text:p>0,108958287284095</text:p>
          </table:table-cell>
          <table:table-cell office:value-type="float" office:value="57509" calcext:value-type="float">
            <text:p>57509</text:p>
          </table:table-cell>
          <table:table-cell office:value-type="float" office:value="2.14212162491229E+017" calcext:value-type="float">
            <text:p>2,14E+1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[.G21]/1000000000000000" office:value-type="float" office:value="214.212162491229" calcext:value-type="float">
            <text:p>214,21216249122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1.csv</text:p>
          </table:table-cell>
          <table:table-cell office:value-type="float" office:value="27.4055403782909" calcext:value-type="float">
            <text:p>27,4055403782909</text:p>
          </table:table-cell>
          <table:table-cell office:value-type="float" office:value="0.00169167636570327" calcext:value-type="float">
            <text:p>0,001691676365703</text:p>
          </table:table-cell>
          <table:table-cell office:value-type="float" office:value="5" calcext:value-type="float">
            <text:p>5</text:p>
          </table:table-cell>
          <table:table-cell table:formula="of:=[.D22]/[.B22]" office:value-type="float" office:value="0.182444860819483" calcext:value-type="float">
            <text:p>0,182444860819483</text:p>
          </table:table-cell>
          <table:table-cell office:value-type="float" office:value="57468" calcext:value-type="float">
            <text:p>57468</text:p>
          </table:table-cell>
          <table:table-cell office:value-type="float" office:value="2.14172104275248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2]/1000000000000000" office:value-type="float" office:value="214.172104275248" calcext:value-type="float">
            <text:p>214,17210427524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2.csv</text:p>
          </table:table-cell>
          <table:table-cell office:value-type="float" office:value="27.5662531103726" calcext:value-type="float">
            <text:p>27,5662531103726</text:p>
          </table:table-cell>
          <table:table-cell office:value-type="float" office:value="0.00236207552959393" calcext:value-type="float">
            <text:p>0,002362075529594</text:p>
          </table:table-cell>
          <table:table-cell office:value-type="float" office:value="1" calcext:value-type="float">
            <text:p>1</text:p>
          </table:table-cell>
          <table:table-cell table:formula="of:=[.D23]/[.B23]" office:value-type="float" office:value="0.0362762395018321" calcext:value-type="float">
            <text:p>0,036276239501832</text:p>
          </table:table-cell>
          <table:table-cell office:value-type="float" office:value="57468" calcext:value-type="float">
            <text:p>57468</text:p>
          </table:table-cell>
          <table:table-cell office:value-type="float" office:value="2.14149529895585E+017" calcext:value-type="float">
            <text:p>2,14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23]/1000000000000000" office:value-type="float" office:value="214.149529895585" calcext:value-type="float">
            <text:p>214,149529895585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3.csv</text:p>
          </table:table-cell>
          <table:table-cell office:value-type="float" office:value="27.4855366593023" calcext:value-type="float">
            <text:p>27,4855366593023</text:p>
          </table:table-cell>
          <table:table-cell office:value-type="float" office:value="0.00626748418160707" calcext:value-type="float">
            <text:p>0,006267484181607</text:p>
          </table:table-cell>
          <table:table-cell office:value-type="float" office:value="1" calcext:value-type="float">
            <text:p>1</text:p>
          </table:table-cell>
          <table:table-cell table:formula="of:=[.D24]/[.B24]" office:value-type="float" office:value="0.0363827715061753" calcext:value-type="float">
            <text:p>0,036382771506175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24]/1000000000000000" office:value-type="float" office:value="217.760240379839" calcext:value-type="float">
            <text:p>217,76024037983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4.csv</text:p>
          </table:table-cell>
          <table:table-cell office:value-type="float" office:value="27.6526914316053" calcext:value-type="float">
            <text:p>27,6526914316053</text:p>
          </table:table-cell>
          <table:table-cell office:value-type="float" office:value="0.0138525660804086" calcext:value-type="float">
            <text:p>0,013852566080409</text:p>
          </table:table-cell>
          <table:table-cell office:value-type="float" office:value="3" calcext:value-type="float">
            <text:p>3</text:p>
          </table:table-cell>
          <table:table-cell table:formula="of:=[.D25]/[.B25]" office:value-type="float" office:value="0.108488535642906" calcext:value-type="float">
            <text:p>0,108488535642906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5]/1000000000000000" office:value-type="float" office:value="217.760240379839" calcext:value-type="float">
            <text:p>217,760240379839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5.csv</text:p>
          </table:table-cell>
          <table:table-cell office:value-type="float" office:value="27.5264519001867" calcext:value-type="float">
            <text:p>27,5264519001867</text:p>
          </table:table-cell>
          <table:table-cell office:value-type="float" office:value="0.0143749981822613" calcext:value-type="float">
            <text:p>0,014374998182261</text:p>
          </table:table-cell>
          <table:table-cell office:value-type="float" office:value="3" calcext:value-type="float">
            <text:p>3</text:p>
          </table:table-cell>
          <table:table-cell table:formula="of:=[.D26]/[.B26]" office:value-type="float" office:value="0.10898607677002" calcext:value-type="float">
            <text:p>0,10898607677002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240379839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6]/1000000000000000" office:value-type="float" office:value="217.760240379839" calcext:value-type="float">
            <text:p>217,760240379839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6.csv</text:p>
          </table:table-cell>
          <table:table-cell office:value-type="float" office:value="27.1988388223809" calcext:value-type="float">
            <text:p>27,1988388223809</text:p>
          </table:table-cell>
          <table:table-cell office:value-type="float" office:value="0.0157307984368182" calcext:value-type="float">
            <text:p>0,015730798436818</text:p>
          </table:table-cell>
          <table:table-cell office:value-type="float" office:value="5" calcext:value-type="float">
            <text:p>5</text:p>
          </table:table-cell>
          <table:table-cell table:formula="of:=[.D27]/[.B27]" office:value-type="float" office:value="0.18383137723827" calcext:value-type="float">
            <text:p>0,18383137723827</text:p>
          </table:table-cell>
          <table:table-cell office:value-type="float" office:value="58388" calcext:value-type="float">
            <text:p>58388</text:p>
          </table:table-cell>
          <table:table-cell office:value-type="float" office:value="2.17760810490447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7]/1000000000000000" office:value-type="float" office:value="217.760810490447" calcext:value-type="float">
            <text:p>217,760810490447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7.csv</text:p>
          </table:table-cell>
          <table:table-cell office:value-type="float" office:value="27.3490393020585" calcext:value-type="float">
            <text:p>27,3490393020585</text:p>
          </table:table-cell>
          <table:table-cell office:value-type="float" office:value="0.0109751107322703" calcext:value-type="float">
            <text:p>0,01097511073227</text:p>
          </table:table-cell>
          <table:table-cell office:value-type="float" office:value="6" calcext:value-type="float">
            <text:p>6</text:p>
          </table:table-cell>
          <table:table-cell table:formula="of:=[.D28]/[.B28]" office:value-type="float" office:value="0.219386133960047" calcext:value-type="float">
            <text:p>0,219386133960047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30116271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8]/1000000000000000" office:value-type="float" office:value="217.715301162714" calcext:value-type="float">
            <text:p>217,715301162714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8.csv</text:p>
          </table:table-cell>
          <table:table-cell office:value-type="float" office:value="27.161527518297" calcext:value-type="float">
            <text:p>27,161527518297</text:p>
          </table:table-cell>
          <table:table-cell office:value-type="float" office:value="0.00761136861839965" calcext:value-type="float">
            <text:p>0,0076113686184</text:p>
          </table:table-cell>
          <table:table-cell office:value-type="float" office:value="2" calcext:value-type="float">
            <text:p>2</text:p>
          </table:table-cell>
          <table:table-cell table:formula="of:=[.D29]/[.B29]" office:value-type="float" office:value="0.0736335612440326" calcext:value-type="float">
            <text:p>0,073633561244033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25115301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9]/1000000000000000" office:value-type="float" office:value="217.715251153012" calcext:value-type="float">
            <text:p>217,715251153012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29.csv</text:p>
          </table:table-cell>
          <table:table-cell office:value-type="float" office:value="27.5138213331506" calcext:value-type="float">
            <text:p>27,5138213331506</text:p>
          </table:table-cell>
          <table:table-cell office:value-type="float" office:value="0.00212642628470273" calcext:value-type="float">
            <text:p>0,002126426284703</text:p>
          </table:table-cell>
          <table:table-cell office:value-type="float" office:value="0" calcext:value-type="float">
            <text:p>0</text:p>
          </table:table-cell>
          <table:table-cell table:formula="of:=[.D30]/[.B30]" office:value-type="float" office:value="0" calcext:value-type="float">
            <text:p>0</text:p>
          </table:table-cell>
          <table:table-cell office:value-type="float" office:value="58387" calcext:value-type="float">
            <text:p>58387</text:p>
          </table:table-cell>
          <table:table-cell office:value-type="float" office:value="2.1775700974222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0]/1000000000000000" office:value-type="float" office:value="217.757009742226" calcext:value-type="float">
            <text:p>217,7570097422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30.csv</text:p>
          </table:table-cell>
          <table:table-cell office:value-type="float" office:value="27.663678590405" calcext:value-type="float">
            <text:p>27,663678590405</text:p>
          </table:table-cell>
          <table:table-cell office:value-type="float" office:value="0.00688771310973452" calcext:value-type="float">
            <text:p>0,006887713109735</text:p>
          </table:table-cell>
          <table:table-cell office:value-type="float" office:value="1" calcext:value-type="float">
            <text:p>1</text:p>
          </table:table-cell>
          <table:table-cell table:formula="of:=[.D31]/[.B31]" office:value-type="float" office:value="0.0361484824489988" calcext:value-type="float">
            <text:p>0,036148482448999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501201524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1]/1000000000000000" office:value-type="float" office:value="217.715501201524" calcext:value-type="float">
            <text:p>217,715501201524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1-31.csv</text:p>
          </table:table-cell>
          <table:table-cell office:value-type="float" office:value="28.1848893611916" calcext:value-type="float">
            <text:p>28,1848893611916</text:p>
          </table:table-cell>
          <table:table-cell office:value-type="float" office:value="0.00904555193724951" calcext:value-type="float">
            <text:p>0,00904555193725</text:p>
          </table:table-cell>
          <table:table-cell office:value-type="float" office:value="4" calcext:value-type="float">
            <text:p>4</text:p>
          </table:table-cell>
          <table:table-cell table:formula="of:=[.D32]/[.B32]" office:value-type="float" office:value="0.141920017805984" calcext:value-type="float">
            <text:p>0,141920017805984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627733935375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2]/1000000000000000" office:value-type="float" office:value="217.627733935375" calcext:value-type="float">
            <text:p>217,627733935375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1.csv</text:p>
          </table:table-cell>
          <table:table-cell office:value-type="float" office:value="27.8909377841055" calcext:value-type="float">
            <text:p>27,8909377841055</text:p>
          </table:table-cell>
          <table:table-cell office:value-type="float" office:value="0.0161150324133774" calcext:value-type="float">
            <text:p>0,016115032413377</text:p>
          </table:table-cell>
          <table:table-cell office:value-type="float" office:value="7" calcext:value-type="float">
            <text:p>7</text:p>
          </table:table-cell>
          <table:table-cell table:formula="of:=[.D33]/[.B33]" office:value-type="float" office:value="0.250977577526603" calcext:value-type="float">
            <text:p>0,250977577526603</text:p>
          </table:table-cell>
          <table:table-cell office:value-type="float" office:value="58296" calcext:value-type="float">
            <text:p>58296</text:p>
          </table:table-cell>
          <table:table-cell office:value-type="float" office:value="2.17535215725823E+017" calcext:value-type="float">
            <text:p>2,1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33]/1000000000000000" office:value-type="float" office:value="217.535215725823" calcext:value-type="float">
            <text:p>217,535215725823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2.csv</text:p>
          </table:table-cell>
          <table:table-cell office:value-type="float" office:value="27.1879542026601" calcext:value-type="float">
            <text:p>27,1879542026601</text:p>
          </table:table-cell>
          <table:table-cell office:value-type="float" office:value="0.00336188166612983" calcext:value-type="float">
            <text:p>0,00336188166613</text:p>
          </table:table-cell>
          <table:table-cell office:value-type="float" office:value="3" calcext:value-type="float">
            <text:p>3</text:p>
          </table:table-cell>
          <table:table-cell table:formula="of:=[.D34]/[.B34]" office:value-type="float" office:value="0.110342984162688" calcext:value-type="float">
            <text:p>0,110342984162688</text:p>
          </table:table-cell>
          <table:table-cell office:value-type="float" office:value="58343" calcext:value-type="float">
            <text:p>58343</text:p>
          </table:table-cell>
          <table:table-cell office:value-type="float" office:value="2.1771625135789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4]/1000000000000000" office:value-type="float" office:value="217.716251357898" calcext:value-type="float">
            <text:p>217,716251357898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3.csv</text:p>
          </table:table-cell>
          <table:table-cell office:value-type="float" office:value="27.3019556759166" calcext:value-type="float">
            <text:p>27,3019556759166</text:p>
          </table:table-cell>
          <table:table-cell office:value-type="float" office:value="0.00288993863952699" calcext:value-type="float">
            <text:p>0,002889938639527</text:p>
          </table:table-cell>
          <table:table-cell office:value-type="float" office:value="8" calcext:value-type="float">
            <text:p>8</text:p>
          </table:table-cell>
          <table:table-cell table:formula="of:=[.D35]/[.B35]" office:value-type="float" office:value="0.293019302168778" calcext:value-type="float">
            <text:p>0,293019302168778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751250036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35]/1000000000000000" office:value-type="float" office:value="217.715751250036" calcext:value-type="float">
            <text:p>217,715751250036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4.csv</text:p>
          </table:table-cell>
          <table:table-cell office:value-type="float" office:value="27.700872426855" calcext:value-type="float">
            <text:p>27,700872426855</text:p>
          </table:table-cell>
          <table:table-cell office:value-type="float" office:value="0.0095185038852053" calcext:value-type="float">
            <text:p>0,009518503885205</text:p>
          </table:table-cell>
          <table:table-cell office:value-type="float" office:value="3" calcext:value-type="float">
            <text:p>3</text:p>
          </table:table-cell>
          <table:table-cell table:formula="of:=[.D36]/[.B36]" office:value-type="float" office:value="0.108299838134037" calcext:value-type="float">
            <text:p>0,108299838134037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36]/1000000000000000" office:value-type="float" office:value="217.715471195702" calcext:value-type="float">
            <text:p>217,715471195702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5.csv</text:p>
          </table:table-cell>
          <table:table-cell office:value-type="float" office:value="28.1017602797251" calcext:value-type="float">
            <text:p>28,1017602797251</text:p>
          </table:table-cell>
          <table:table-cell office:value-type="float" office:value="0.00785880799462197" calcext:value-type="float">
            <text:p>0,007858807994622</text:p>
          </table:table-cell>
          <table:table-cell office:value-type="float" office:value="4" calcext:value-type="float">
            <text:p>4</text:p>
          </table:table-cell>
          <table:table-cell table:formula="of:=[.D37]/[.B37]" office:value-type="float" office:value="0.142339837796066" calcext:value-type="float">
            <text:p>0,142339837796066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7]/1000000000000000" office:value-type="float" office:value="217.715471195702" calcext:value-type="float">
            <text:p>217,715471195702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6.csv</text:p>
          </table:table-cell>
          <table:table-cell office:value-type="float" office:value="27.5806451612903" calcext:value-type="float">
            <text:p>27,5806451612903</text:p>
          </table:table-cell>
          <table:table-cell office:value-type="float" office:value="0.00654400661593458" calcext:value-type="float">
            <text:p>0,006544006615935</text:p>
          </table:table-cell>
          <table:table-cell office:value-type="float" office:value="0" calcext:value-type="float">
            <text:p>0</text:p>
          </table:table-cell>
          <table:table-cell table:formula="of:=[.D38]/[.B38]" office:value-type="float" office:value="0" calcext:value-type="float">
            <text:p>0</text:p>
          </table:table-cell>
          <table:table-cell office:value-type="float" office:value="58341" calcext:value-type="float">
            <text:p>58341</text:p>
          </table:table-cell>
          <table:table-cell office:value-type="float" office:value="2.17713470796768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8]/1000000000000000" office:value-type="float" office:value="217.713470796768" calcext:value-type="float">
            <text:p>217,713470796768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7.csv</text:p>
          </table:table-cell>
          <table:table-cell office:value-type="float" office:value="27.6283872958196" calcext:value-type="float">
            <text:p>27,6283872958196</text:p>
          </table:table-cell>
          <table:table-cell office:value-type="float" office:value="0.00153849530136975" calcext:value-type="float">
            <text:p>0,00153849530137</text:p>
          </table:table-cell>
          <table:table-cell office:value-type="float" office:value="2" calcext:value-type="float">
            <text:p>2</text:p>
          </table:table-cell>
          <table:table-cell table:formula="of:=[.D39]/[.B39]" office:value-type="float" office:value="0.0723893138816183" calcext:value-type="float">
            <text:p>0,072389313881618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39]/1000000000000000" office:value-type="float" office:value="217.715471195702" calcext:value-type="float">
            <text:p>217,715471195702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8.csv</text:p>
          </table:table-cell>
          <table:table-cell office:value-type="float" office:value="27.9034674253981" calcext:value-type="float">
            <text:p>27,9034674253981</text:p>
          </table:table-cell>
          <table:table-cell office:value-type="float" office:value="0.00374040061945949" calcext:value-type="float">
            <text:p>0,003740400619459</text:p>
          </table:table-cell>
          <table:table-cell office:value-type="float" office:value="4" calcext:value-type="float">
            <text:p>4</text:p>
          </table:table-cell>
          <table:table-cell table:formula="of:=[.D40]/[.B40]" office:value-type="float" office:value="0.143351359851398" calcext:value-type="float">
            <text:p>0,143351359851398</text:p>
          </table:table-cell>
          <table:table-cell office:value-type="float" office:value="58342" calcext:value-type="float">
            <text:p>58342</text:p>
          </table:table-cell>
          <table:table-cell office:value-type="float" office:value="2.17715471195702E+017" calcext:value-type="float">
            <text:p>2,1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0]/1000000000000000" office:value-type="float" office:value="217.715471195702" calcext:value-type="float">
            <text:p>217,715471195702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09.csv</text:p>
          </table:table-cell>
          <table:table-cell office:value-type="float" office:value="28.0338688447129" calcext:value-type="float">
            <text:p>28,0338688447129</text:p>
          </table:table-cell>
          <table:table-cell office:value-type="float" office:value="0.0121847565307477" calcext:value-type="float">
            <text:p>0,012184756530748</text:p>
          </table:table-cell>
          <table:table-cell office:value-type="float" office:value="1" calcext:value-type="float">
            <text:p>1</text:p>
          </table:table-cell>
          <table:table-cell table:formula="of:=[.D41]/[.B41]" office:value-type="float" office:value="0.0356711378489807" calcext:value-type="float">
            <text:p>0,035671137848981</text:p>
          </table:table-cell>
          <table:table-cell office:value-type="float" office:value="59257" calcext:value-type="float">
            <text:p>59257</text:p>
          </table:table-cell>
          <table:table-cell office:value-type="float" office:value="2.21306177744807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1]/1000000000000000" office:value-type="float" office:value="221.306177744807" calcext:value-type="float">
            <text:p>221,306177744807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0.csv</text:p>
          </table:table-cell>
          <table:table-cell office:value-type="float" office:value="26.8993870003546" calcext:value-type="float">
            <text:p>26,8993870003546</text:p>
          </table:table-cell>
          <table:table-cell office:value-type="float" office:value="0.00863222691104835" calcext:value-type="float">
            <text:p>0,008632226911048</text:p>
          </table:table-cell>
          <table:table-cell office:value-type="float" office:value="7" calcext:value-type="float">
            <text:p>7</text:p>
          </table:table-cell>
          <table:table-cell table:formula="of:=[.D42]/[.B42]" office:value-type="float" office:value="0.260228978448755" calcext:value-type="float">
            <text:p>0,260228978448755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753637529E+017" calcext:value-type="float">
            <text:p>2,21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42]/1000000000000000" office:value-type="float" office:value="221.235753637529" calcext:value-type="float">
            <text:p>221,235753637529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1.csv</text:p>
          </table:table-cell>
          <table:table-cell office:value-type="float" office:value="28.3225648473386" calcext:value-type="float">
            <text:p>28,3225648473386</text:p>
          </table:table-cell>
          <table:table-cell office:value-type="float" office:value="0.0110027039403982" calcext:value-type="float">
            <text:p>0,011002703940398</text:p>
          </table:table-cell>
          <table:table-cell office:value-type="float" office:value="5" calcext:value-type="float">
            <text:p>5</text:p>
          </table:table-cell>
          <table:table-cell table:formula="of:=[.D43]/[.B43]" office:value-type="float" office:value="0.176537683890936" calcext:value-type="float">
            <text:p>0,176537683890936</text:p>
          </table:table-cell>
          <table:table-cell office:value-type="float" office:value="59215" calcext:value-type="float">
            <text:p>59215</text:p>
          </table:table-cell>
          <table:table-cell office:value-type="float" office:value="2.21231682836915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43]/1000000000000000" office:value-type="float" office:value="221.231682836915" calcext:value-type="float">
            <text:p>221,231682836915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2.csv</text:p>
          </table:table-cell>
          <table:table-cell office:value-type="float" office:value="27.5394319102945" calcext:value-type="float">
            <text:p>27,5394319102945</text:p>
          </table:table-cell>
          <table:table-cell office:value-type="float" office:value="0.0101115062261394" calcext:value-type="float">
            <text:p>0,010111506226139</text:p>
          </table:table-cell>
          <table:table-cell office:value-type="float" office:value="4" calcext:value-type="float">
            <text:p>4</text:p>
          </table:table-cell>
          <table:table-cell table:formula="of:=[.D44]/[.B44]" office:value-type="float" office:value="0.145246278609864" calcext:value-type="float">
            <text:p>0,145246278609864</text:p>
          </table:table-cell>
          <table:table-cell office:value-type="float" office:value="59215" calcext:value-type="float">
            <text:p>59215</text:p>
          </table:table-cell>
          <table:table-cell office:value-type="float" office:value="2.2123143278840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4]/1000000000000000" office:value-type="float" office:value="221.231432788403" calcext:value-type="float">
            <text:p>221,231432788403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3.csv</text:p>
          </table:table-cell>
          <table:table-cell office:value-type="float" office:value="27.9229950858706" calcext:value-type="float">
            <text:p>27,9229950858706</text:p>
          </table:table-cell>
          <table:table-cell office:value-type="float" office:value="0.00379294187951934" calcext:value-type="float">
            <text:p>0,003792941879519</text:p>
          </table:table-cell>
          <table:table-cell office:value-type="float" office:value="0" calcext:value-type="float">
            <text:p>0</text:p>
          </table:table-cell>
          <table:table-cell table:formula="of:=[.D45]/[.B45]" office:value-type="float" office:value="0" calcext:value-type="float">
            <text:p>0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5]/1000000000000000" office:value-type="float" office:value="221.235433575433" calcext:value-type="float">
            <text:p>221,23543357543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4.csv</text:p>
          </table:table-cell>
          <table:table-cell office:value-type="float" office:value="27.9409122380398" calcext:value-type="float">
            <text:p>27,9409122380398</text:p>
          </table:table-cell>
          <table:table-cell office:value-type="float" office:value="0.00435219903975585" calcext:value-type="float">
            <text:p>0,004352199039756</text:p>
          </table:table-cell>
          <table:table-cell office:value-type="float" office:value="4" calcext:value-type="float">
            <text:p>4</text:p>
          </table:table-cell>
          <table:table-cell table:formula="of:=[.D46]/[.B46]" office:value-type="float" office:value="0.143159248557184" calcext:value-type="float">
            <text:p>0,143159248557184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6]/1000000000000000" office:value-type="float" office:value="221.235433575433" calcext:value-type="float">
            <text:p>221,23543357543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5.csv</text:p>
          </table:table-cell>
          <table:table-cell office:value-type="float" office:value="27.4994005099887" calcext:value-type="float">
            <text:p>27,4994005099887</text:p>
          </table:table-cell>
          <table:table-cell office:value-type="float" office:value="0.00205715588262201" calcext:value-type="float">
            <text:p>0,002057155882622</text:p>
          </table:table-cell>
          <table:table-cell office:value-type="float" office:value="5" calcext:value-type="float">
            <text:p>5</text:p>
          </table:table-cell>
          <table:table-cell table:formula="of:=[.D47]/[.B47]" office:value-type="float" office:value="0.181822145474911" calcext:value-type="float">
            <text:p>0,181822145474911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47]/1000000000000000" office:value-type="float" office:value="221.235433575433" calcext:value-type="float">
            <text:p>221,235433575433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6.csv</text:p>
          </table:table-cell>
          <table:table-cell office:value-type="float" office:value="27.9787729874867" calcext:value-type="float">
            <text:p>27,9787729874867</text:p>
          </table:table-cell>
          <table:table-cell office:value-type="float" office:value="0.0000872299603446256" calcext:value-type="float">
            <text:p>8,72299603446256E-05</text:p>
          </table:table-cell>
          <table:table-cell office:value-type="float" office:value="5" calcext:value-type="float">
            <text:p>5</text:p>
          </table:table-cell>
          <table:table-cell table:formula="of:=[.D48]/[.B48]" office:value-type="float" office:value="0.178706907634449" calcext:value-type="float">
            <text:p>0,178706907634449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8]/1000000000000000" office:value-type="float" office:value="221.235433575433" calcext:value-type="float">
            <text:p>221,235433575433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7.csv</text:p>
          </table:table-cell>
          <table:table-cell office:value-type="float" office:value="27.624769914045" calcext:value-type="float">
            <text:p>27,624769914045</text:p>
          </table:table-cell>
          <table:table-cell office:value-type="float" office:value="0.0025674199227286" calcext:value-type="float">
            <text:p>0,002567419922729</text:p>
          </table:table-cell>
          <table:table-cell office:value-type="float" office:value="4" calcext:value-type="float">
            <text:p>4</text:p>
          </table:table-cell>
          <table:table-cell table:formula="of:=[.D49]/[.B49]" office:value-type="float" office:value="0.144797586095597" calcext:value-type="float">
            <text:p>0,144797586095597</text:p>
          </table:table-cell>
          <table:table-cell office:value-type="float" office:value="59216" calcext:value-type="float">
            <text:p>59216</text:p>
          </table:table-cell>
          <table:table-cell office:value-type="float" office:value="2.21235433575433E+017" calcext:value-type="float">
            <text:p>2,2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49]/1000000000000000" office:value-type="float" office:value="221.235433575433" calcext:value-type="float">
            <text:p>221,23543357543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8.csv</text:p>
          </table:table-cell>
          <table:table-cell office:value-type="float" office:value="28.1525056627482" calcext:value-type="float">
            <text:p>28,1525056627482</text:p>
          </table:table-cell>
          <table:table-cell office:value-type="float" office:value="0.0168847086509305" calcext:value-type="float">
            <text:p>0,016884708650931</text:p>
          </table:table-cell>
          <table:table-cell office:value-type="float" office:value="2" calcext:value-type="float">
            <text:p>2</text:p>
          </table:table-cell>
          <table:table-cell table:formula="of:=[.D50]/[.B50]" office:value-type="float" office:value="0.0710416338765337" calcext:value-type="float">
            <text:p>0,071041633876534</text:p>
          </table:table-cell>
          <table:table-cell office:value-type="float" office:value="60482" calcext:value-type="float">
            <text:p>60482</text:p>
          </table:table-cell>
          <table:table-cell office:value-type="float" office:value="2.2609814070922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0]/1000000000000000" office:value-type="float" office:value="226.098140709225" calcext:value-type="float">
            <text:p>226,098140709225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19.csv</text:p>
          </table:table-cell>
          <table:table-cell office:value-type="float" office:value="28.0647796038491" calcext:value-type="float">
            <text:p>28,0647796038491</text:p>
          </table:table-cell>
          <table:table-cell office:value-type="float" office:value="0.012461954946559" calcext:value-type="float">
            <text:p>0,012461954946559</text:p>
          </table:table-cell>
          <table:table-cell office:value-type="float" office:value="7" calcext:value-type="float">
            <text:p>7</text:p>
          </table:table-cell>
          <table:table-cell table:formula="of:=[.D51]/[.B51]" office:value-type="float" office:value="0.249422945728031" calcext:value-type="float">
            <text:p>0,249422945728031</text:p>
          </table:table-cell>
          <table:table-cell office:value-type="float" office:value="60481" calcext:value-type="float">
            <text:p>60481</text:p>
          </table:table-cell>
          <table:table-cell office:value-type="float" office:value="2.26094139922195E+017" calcext:value-type="float">
            <text:p>2,26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1]/1000000000000000" office:value-type="float" office:value="226.094139922195" calcext:value-type="float">
            <text:p>226,094139922195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0.csv</text:p>
          </table:table-cell>
          <table:table-cell office:value-type="float" office:value="28.2195205367903" calcext:value-type="float">
            <text:p>28,2195205367903</text:p>
          </table:table-cell>
          <table:table-cell office:value-type="float" office:value="0.0129927158655003" calcext:value-type="float">
            <text:p>0,0129927158655</text:p>
          </table:table-cell>
          <table:table-cell office:value-type="float" office:value="0" calcext:value-type="float">
            <text:p>0</text:p>
          </table:table-cell>
          <table:table-cell table:formula="of:=[.D52]/[.B52]" office:value-type="float" office:value="0" calcext:value-type="float">
            <text:p>0</text:p>
          </table:table-cell>
          <table:table-cell office:value-type="float" office:value="61401" calcext:value-type="float">
            <text:p>61401</text:p>
          </table:table-cell>
          <table:table-cell office:value-type="float" office:value="2.2970485040645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2]/1000000000000000" office:value-type="float" office:value="229.70485040645" calcext:value-type="float">
            <text:p>229,70485040645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1.csv</text:p>
          </table:table-cell>
          <table:table-cell office:value-type="float" office:value="27.7585948569288" calcext:value-type="float">
            <text:p>27,7585948569288</text:p>
          </table:table-cell>
          <table:table-cell office:value-type="float" office:value="0.00709693787621169" calcext:value-type="float">
            <text:p>0,007096937876212</text:p>
          </table:table-cell>
          <table:table-cell office:value-type="float" office:value="2" calcext:value-type="float">
            <text:p>2</text:p>
          </table:table-cell>
          <table:table-cell table:formula="of:=[.D53]/[.B53]" office:value-type="float" office:value="0.072049756491935" calcext:value-type="float">
            <text:p>0,072049756491935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70885119348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3]/1000000000000000" office:value-type="float" office:value="229.70885119348" calcext:value-type="float">
            <text:p>229,70885119348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2.csv</text:p>
          </table:table-cell>
          <table:table-cell office:value-type="float" office:value="28.3112388645506" calcext:value-type="float">
            <text:p>28,3112388645506</text:p>
          </table:table-cell>
          <table:table-cell office:value-type="float" office:value="0.0133627460710608" calcext:value-type="float">
            <text:p>0,013362746071061</text:p>
          </table:table-cell>
          <table:table-cell office:value-type="float" office:value="2" calcext:value-type="float">
            <text:p>2</text:p>
          </table:table-cell>
          <table:table-cell table:formula="of:=[.D54]/[.B54]" office:value-type="float" office:value="0.0706433232953385" calcext:value-type="float">
            <text:p>0,070643323295339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4]/1000000000000000" office:value-type="float" office:value="229.709031228409" calcext:value-type="float">
            <text:p>229,709031228409</text:p>
          </table:table-cell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3.csv</text:p>
          </table:table-cell>
          <table:table-cell office:value-type="float" office:value="28.3752748237057" calcext:value-type="float">
            <text:p>28,3752748237057</text:p>
          </table:table-cell>
          <table:table-cell office:value-type="float" office:value="0.0136211678571685" calcext:value-type="float">
            <text:p>0,013621167857169</text:p>
          </table:table-cell>
          <table:table-cell office:value-type="float" office:value="7" calcext:value-type="float">
            <text:p>7</text:p>
          </table:table-cell>
          <table:table-cell table:formula="of:=[.D55]/[.B55]" office:value-type="float" office:value="0.246693645911473" calcext:value-type="float">
            <text:p>0,246693645911473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70903122840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5]/1000000000000000" office:value-type="float" office:value="229.709031228409" calcext:value-type="float">
            <text:p>229,709031228409</text:p>
          </table:table-cell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4.csv</text:p>
          </table:table-cell>
          <table:table-cell office:value-type="float" office:value="28.4339545993728" calcext:value-type="float">
            <text:p>28,4339545993728</text:p>
          </table:table-cell>
          <table:table-cell office:value-type="float" office:value="0.0138424280409151" calcext:value-type="float">
            <text:p>0,013842428040915</text:p>
          </table:table-cell>
          <table:table-cell office:value-type="float" office:value="2" calcext:value-type="float">
            <text:p>2</text:p>
          </table:table-cell>
          <table:table-cell table:formula="of:=[.D56]/[.B56]" office:value-type="float" office:value="0.0703384396641091" calcext:value-type="float">
            <text:p>0,070338439664109</text:p>
          </table:table-cell>
          <table:table-cell office:value-type="float" office:value="61540" calcext:value-type="float">
            <text:p>61540</text:p>
          </table:table-cell>
          <table:table-cell office:value-type="float" office:value="2.29845559211607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56]/1000000000000000" office:value-type="float" office:value="229.845559211607" calcext:value-type="float">
            <text:p>229,84555921160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5.csv</text:p>
          </table:table-cell>
          <table:table-cell office:value-type="float" office:value="27.8841750403075" calcext:value-type="float">
            <text:p>27,8841750403075</text:p>
          </table:table-cell>
          <table:table-cell office:value-type="float" office:value="0.00760372587027991" calcext:value-type="float">
            <text:p>0,00760372587028</text:p>
          </table:table-cell>
          <table:table-cell office:value-type="float" office:value="3" calcext:value-type="float">
            <text:p>3</text:p>
          </table:table-cell>
          <table:table-cell table:formula="of:=[.D57]/[.B57]" office:value-type="float" office:value="0.10758790588796" calcext:value-type="float">
            <text:p>0,10758790588796</text:p>
          </table:table-cell>
          <table:table-cell office:value-type="float" office:value="61402" calcext:value-type="float">
            <text:p>61402</text:p>
          </table:table-cell>
          <table:table-cell office:value-type="float" office:value="2.29664442577749E+017" calcext:value-type="float">
            <text:p>2,3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7]/1000000000000000" office:value-type="float" office:value="229.664442577749" calcext:value-type="float">
            <text:p>229,664442577749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6.csv</text:p>
          </table:table-cell>
          <table:table-cell office:value-type="float" office:value="28.2445966978483" calcext:value-type="float">
            <text:p>28,2445966978483</text:p>
          </table:table-cell>
          <table:table-cell office:value-type="float" office:value="0.00899112725422829" calcext:value-type="float">
            <text:p>0,008991127254228</text:p>
          </table:table-cell>
          <table:table-cell office:value-type="float" office:value="7" calcext:value-type="float">
            <text:p>7</text:p>
          </table:table-cell>
          <table:table-cell table:formula="of:=[.D58]/[.B58]" office:value-type="float" office:value="0.24783501336145" calcext:value-type="float">
            <text:p>0,2478350133614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185305630672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58]/1000000000000000" office:value-type="float" office:value="233.185305630672" calcext:value-type="float">
            <text:p>233,185305630672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7.csv</text:p>
          </table:table-cell>
          <table:table-cell office:value-type="float" office:value="27.5985983256888" calcext:value-type="float">
            <text:p>27,5985983256888</text:p>
          </table:table-cell>
          <table:table-cell office:value-type="float" office:value="0.0104065552660453" calcext:value-type="float">
            <text:p>0,010406555266045</text:p>
          </table:table-cell>
          <table:table-cell office:value-type="float" office:value="1" calcext:value-type="float">
            <text:p>1</text:p>
          </table:table-cell>
          <table:table-cell table:formula="of:=[.D59]/[.B59]" office:value-type="float" office:value="0.0362337241985655" calcext:value-type="float">
            <text:p>0,036233724198566</text:p>
          </table:table-cell>
          <table:table-cell office:value-type="float" office:value="62353" calcext:value-type="float">
            <text:p>62353</text:p>
          </table:table-cell>
          <table:table-cell office:value-type="float" office:value="2.33275403446494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59]/1000000000000000" office:value-type="float" office:value="233.275403446494" calcext:value-type="float">
            <text:p>233,275403446494</text:p>
          </table:table-cell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8.csv</text:p>
          </table:table-cell>
          <table:table-cell office:value-type="float" office:value="28.4307588705928" calcext:value-type="float">
            <text:p>28,4307588705928</text:p>
          </table:table-cell>
          <table:table-cell office:value-type="float" office:value="0.00973324126985971" calcext:value-type="float">
            <text:p>0,00973324126986</text:p>
          </table:table-cell>
          <table:table-cell office:value-type="float" office:value="4" calcext:value-type="float">
            <text:p>4</text:p>
          </table:table-cell>
          <table:table-cell table:formula="of:=[.D60]/[.B60]" office:value-type="float" office:value="0.140692691961078" calcext:value-type="float">
            <text:p>0,140692691961078</text:p>
          </table:table-cell>
          <table:table-cell office:value-type="float" office:value="62368" calcext:value-type="float">
            <text:p>62368</text:p>
          </table:table-cell>
          <table:table-cell office:value-type="float" office:value="2.3332059237615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0]/1000000000000000" office:value-type="float" office:value="233.320592376153" calcext:value-type="float">
            <text:p>233,320592376153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2-29.csv</text:p>
          </table:table-cell>
          <table:table-cell office:value-type="float" office:value="27.8100636595417" calcext:value-type="float">
            <text:p>27,8100636595417</text:p>
          </table:table-cell>
          <table:table-cell office:value-type="float" office:value="0.0112525942472774" calcext:value-type="float">
            <text:p>0,011252594247277</text:p>
          </table:table-cell>
          <table:table-cell office:value-type="float" office:value="8" calcext:value-type="float">
            <text:p>8</text:p>
          </table:table-cell>
          <table:table-cell table:formula="of:=[.D61]/[.B61]" office:value-type="float" office:value="0.287665648591753" calcext:value-type="float">
            <text:p>0,287665648591753</text:p>
          </table:table-cell>
          <table:table-cell office:value-type="float" office:value="62362" calcext:value-type="float">
            <text:p>62362</text:p>
          </table:table-cell>
          <table:table-cell office:value-type="float" office:value="2.33296587653973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1]/1000000000000000" office:value-type="float" office:value="233.296587653973" calcext:value-type="float">
            <text:p>233,296587653973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1.csv</text:p>
          </table:table-cell>
          <table:table-cell office:value-type="float" office:value="27.8395394768534" calcext:value-type="float">
            <text:p>27,8395394768534</text:p>
          </table:table-cell>
          <table:table-cell office:value-type="float" office:value="0.0113784752465146" calcext:value-type="float">
            <text:p>0,011378475246515</text:p>
          </table:table-cell>
          <table:table-cell office:value-type="float" office:value="2" calcext:value-type="float">
            <text:p>2</text:p>
          </table:table-cell>
          <table:table-cell table:formula="of:=[.D62]/[.B62]" office:value-type="float" office:value="0.07184026882567" calcext:value-type="float">
            <text:p>0,07184026882567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09597780169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2]/1000000000000000" office:value-type="float" office:value="233.095977801696" calcext:value-type="float">
            <text:p>233,095977801696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2.csv</text:p>
          </table:table-cell>
          <table:table-cell office:value-type="float" office:value="27.5423856444765" calcext:value-type="float">
            <text:p>27,5423856444765</text:p>
          </table:table-cell>
          <table:table-cell office:value-type="float" office:value="0.0061737421509092" calcext:value-type="float">
            <text:p>0,006173742150909</text:p>
          </table:table-cell>
          <table:table-cell office:value-type="float" office:value="4" calcext:value-type="float">
            <text:p>4</text:p>
          </table:table-cell>
          <table:table-cell table:formula="of:=[.D63]/[.B63]" office:value-type="float" office:value="0.145230701930941" calcext:value-type="float">
            <text:p>0,145230701930941</text:p>
          </table:table-cell>
          <table:table-cell office:value-type="float" office:value="62414" calcext:value-type="float">
            <text:p>62414</text:p>
          </table:table-cell>
          <table:table-cell office:value-type="float" office:value="2.3336760199495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63]/1000000000000000" office:value-type="float" office:value="233.367601994958" calcext:value-type="float">
            <text:p>233,367601994958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3.csv</text:p>
          </table:table-cell>
          <table:table-cell office:value-type="float" office:value="27.5425385330214" calcext:value-type="float">
            <text:p>27,5425385330214</text:p>
          </table:table-cell>
          <table:table-cell office:value-type="float" office:value="0.0101771584273908" calcext:value-type="float">
            <text:p>0,010177158427391</text:p>
          </table:table-cell>
          <table:table-cell office:value-type="float" office:value="10" calcext:value-type="float">
            <text:p>10</text:p>
          </table:table-cell>
          <table:table-cell table:formula="of:=[.D64]/[.B64]" office:value-type="float" office:value="0.363074739389427" calcext:value-type="float">
            <text:p>0,363074739389427</text:p>
          </table:table-cell>
          <table:table-cell office:value-type="float" office:value="62413" calcext:value-type="float">
            <text:p>62413</text:p>
          </table:table-cell>
          <table:table-cell office:value-type="float" office:value="2.33361760850879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64]/1000000000000000" office:value-type="float" office:value="233.361760850879" calcext:value-type="float">
            <text:p>233,361760850879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4.csv</text:p>
          </table:table-cell>
          <table:table-cell office:value-type="float" office:value="27.393961743815" calcext:value-type="float">
            <text:p>27,393961743815</text:p>
          </table:table-cell>
          <table:table-cell office:value-type="float" office:value="0.00958589826628245" calcext:value-type="float">
            <text:p>0,009585898266282</text:p>
          </table:table-cell>
          <table:table-cell office:value-type="float" office:value="4" calcext:value-type="float">
            <text:p>4</text:p>
          </table:table-cell>
          <table:table-cell table:formula="of:=[.D65]/[.B65]" office:value-type="float" office:value="0.146017579983776" calcext:value-type="float">
            <text:p>0,146017579983776</text:p>
          </table:table-cell>
          <table:table-cell office:value-type="float" office:value="62368" calcext:value-type="float">
            <text:p>62368</text:p>
          </table:table-cell>
          <table:table-cell office:value-type="float" office:value="2.3331993224808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65]/1000000000000000" office:value-type="float" office:value="233.319932248081" calcext:value-type="float">
            <text:p>233,319932248081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5.csv</text:p>
          </table:table-cell>
          <table:table-cell office:value-type="float" office:value="27.4597981483561" calcext:value-type="float">
            <text:p>27,4597981483561</text:p>
          </table:table-cell>
          <table:table-cell office:value-type="float" office:value="0.00985315455234618" calcext:value-type="float">
            <text:p>0,009853154552346</text:p>
          </table:table-cell>
          <table:table-cell office:value-type="float" office:value="2" calcext:value-type="float">
            <text:p>2</text:p>
          </table:table-cell>
          <table:table-cell table:formula="of:=[.D66]/[.B66]" office:value-type="float" office:value="0.0728337473274446" calcext:value-type="float">
            <text:p>0,07283374732744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4762986325E+017" calcext:value-type="float">
            <text:p>2,33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66]/1000000000000000" office:value-type="float" office:value="233.274762986325" calcext:value-type="float">
            <text:p>233,274762986325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6.csv</text:p>
          </table:table-cell>
          <table:table-cell office:value-type="float" office:value="28.7800436765367" calcext:value-type="float">
            <text:p>28,7800436765367</text:p>
          </table:table-cell>
          <table:table-cell office:value-type="float" office:value="0.0111401557844286" calcext:value-type="float">
            <text:p>0,011140155784429</text:p>
          </table:table-cell>
          <table:table-cell office:value-type="float" office:value="3" calcext:value-type="float">
            <text:p>3</text:p>
          </table:table-cell>
          <table:table-cell table:formula="of:=[.D67]/[.B67]" office:value-type="float" office:value="0.104238896706254" calcext:value-type="float">
            <text:p>0,104238896706254</text:p>
          </table:table-cell>
          <table:table-cell office:value-type="float" office:value="62275" calcext:value-type="float">
            <text:p>62275</text:p>
          </table:table-cell>
          <table:table-cell office:value-type="float" office:value="2.33225252871562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67]/1000000000000000" office:value-type="float" office:value="233.225252871562" calcext:value-type="float">
            <text:p>233,225252871562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7.csv</text:p>
          </table:table-cell>
          <table:table-cell office:value-type="float" office:value="28.2648371764404" calcext:value-type="float">
            <text:p>28,2648371764404</text:p>
          </table:table-cell>
          <table:table-cell office:value-type="float" office:value="0.00907562682732475" calcext:value-type="float">
            <text:p>0,009075626827325</text:p>
          </table:table-cell>
          <table:table-cell office:value-type="float" office:value="10" calcext:value-type="float">
            <text:p>10</text:p>
          </table:table-cell>
          <table:table-cell table:formula="of:=[.D68]/[.B68]" office:value-type="float" office:value="0.353796483509741" calcext:value-type="float">
            <text:p>0,353796483509741</text:p>
          </table:table-cell>
          <table:table-cell office:value-type="float" office:value="62275" calcext:value-type="float">
            <text:p>62275</text:p>
          </table:table-cell>
          <table:table-cell office:value-type="float" office:value="2.3322584298605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8]/1000000000000000" office:value-type="float" office:value="233.225842986051" calcext:value-type="float">
            <text:p>233,225842986051</text:p>
          </table:table-cell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8.csv</text:p>
          </table:table-cell>
          <table:table-cell office:value-type="float" office:value="27.7511833512507" calcext:value-type="float">
            <text:p>27,7511833512507</text:p>
          </table:table-cell>
          <table:table-cell office:value-type="float" office:value="0.00300899716587284" calcext:value-type="float">
            <text:p>0,003008997165873</text:p>
          </table:table-cell>
          <table:table-cell office:value-type="float" office:value="4" calcext:value-type="float">
            <text:p>4</text:p>
          </table:table-cell>
          <table:table-cell table:formula="of:=[.D69]/[.B69]" office:value-type="float" office:value="0.144137997625954" calcext:value-type="float">
            <text:p>0,144137997625954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62932832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69]/1000000000000000" office:value-type="float" office:value="233.276293283218" calcext:value-type="float">
            <text:p>233,276293283218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09.csv</text:p>
          </table:table-cell>
          <table:table-cell office:value-type="float" office:value="28.0726294660779" calcext:value-type="float">
            <text:p>28,0726294660779</text:p>
          </table:table-cell>
          <table:table-cell office:value-type="float" office:value="0.00429826171113755" calcext:value-type="float">
            <text:p>0,004298261711138</text:p>
          </table:table-cell>
          <table:table-cell office:value-type="float" office:value="2" calcext:value-type="float">
            <text:p>2</text:p>
          </table:table-cell>
          <table:table-cell table:formula="of:=[.D70]/[.B70]" office:value-type="float" office:value="0.071243771532579" calcext:value-type="float">
            <text:p>0,071243771532579</text:p>
          </table:table-cell>
          <table:table-cell office:value-type="float" office:value="62274" calcext:value-type="float">
            <text:p>62274</text:p>
          </table:table-cell>
          <table:table-cell office:value-type="float" office:value="2.3322303242993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0]/1000000000000000" office:value-type="float" office:value="233.223032429938" calcext:value-type="float">
            <text:p>233,223032429938</text:p>
          </table:table-cell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0.csv</text:p>
          </table:table-cell>
          <table:table-cell office:value-type="float" office:value="28.0105817557044" calcext:value-type="float">
            <text:p>28,0105817557044</text:p>
          </table:table-cell>
          <table:table-cell office:value-type="float" office:value="0.00805671304268219" calcext:value-type="float">
            <text:p>0,008056713042682</text:p>
          </table:table-cell>
          <table:table-cell office:value-type="float" office:value="8" calcext:value-type="float">
            <text:p>8</text:p>
          </table:table-cell>
          <table:table-cell table:formula="of:=[.D71]/[.B71]" office:value-type="float" office:value="0.285606349406534" calcext:value-type="float">
            <text:p>0,285606349406534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231034003998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71]/1000000000000000" office:value-type="float" office:value="233.231034003998" calcext:value-type="float">
            <text:p>233,231034003998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1.csv</text:p>
          </table:table-cell>
          <table:table-cell office:value-type="float" office:value="28.5134059656948" calcext:value-type="float">
            <text:p>28,5134059656948</text:p>
          </table:table-cell>
          <table:table-cell office:value-type="float" office:value="0.0100678901028242" calcext:value-type="float">
            <text:p>0,010067890102824</text:p>
          </table:table-cell>
          <table:table-cell office:value-type="float" office:value="1" calcext:value-type="float">
            <text:p>1</text:p>
          </table:table-cell>
          <table:table-cell table:formula="of:=[.D72]/[.B72]" office:value-type="float" office:value="0.0350712223297043" calcext:value-type="float">
            <text:p>0,035071222329704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72]/1000000000000000" office:value-type="float" office:value="233.277493516076" calcext:value-type="float">
            <text:p>233,277493516076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2.csv</text:p>
          </table:table-cell>
          <table:table-cell office:value-type="float" office:value="28.5189095518508" calcext:value-type="float">
            <text:p>28,5189095518508</text:p>
          </table:table-cell>
          <table:table-cell office:value-type="float" office:value="0.00608425962732872" calcext:value-type="float">
            <text:p>0,006084259627329</text:p>
          </table:table-cell>
          <table:table-cell office:value-type="float" office:value="3" calcext:value-type="float">
            <text:p>3</text:p>
          </table:table-cell>
          <table:table-cell table:formula="of:=[.D73]/[.B73]" office:value-type="float" office:value="0.105193362829867" calcext:value-type="float">
            <text:p>0,105193362829867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73]/1000000000000000" office:value-type="float" office:value="233.277493516076" calcext:value-type="float">
            <text:p>233,277493516076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3.csv</text:p>
          </table:table-cell>
          <table:table-cell office:value-type="float" office:value="28.3830046692232" calcext:value-type="float">
            <text:p>28,3830046692232</text:p>
          </table:table-cell>
          <table:table-cell office:value-type="float" office:value="0.00553986869271356" calcext:value-type="float">
            <text:p>0,005539868692714</text:p>
          </table:table-cell>
          <table:table-cell office:value-type="float" office:value="2" calcext:value-type="float">
            <text:p>2</text:p>
          </table:table-cell>
          <table:table-cell table:formula="of:=[.D74]/[.B74]" office:value-type="float" office:value="0.0704647032020778" calcext:value-type="float">
            <text:p>0,070464703202078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74]/1000000000000000" office:value-type="float" office:value="233.277493516076" calcext:value-type="float">
            <text:p>233,277493516076</text:p>
          </table:table-cell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4.csv</text:p>
          </table:table-cell>
          <table:table-cell office:value-type="float" office:value="28.3716284517754" calcext:value-type="float">
            <text:p>28,3716284517754</text:p>
          </table:table-cell>
          <table:table-cell office:value-type="float" office:value="0.00549429925084318" calcext:value-type="float">
            <text:p>0,005494299250843</text:p>
          </table:table-cell>
          <table:table-cell office:value-type="float" office:value="3" calcext:value-type="float">
            <text:p>3</text:p>
          </table:table-cell>
          <table:table-cell table:formula="of:=[.D75]/[.B75]" office:value-type="float" office:value="0.105739436321015" calcext:value-type="float">
            <text:p>0,10573943632101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493516076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75]/1000000000000000" office:value-type="float" office:value="233.277493516076" calcext:value-type="float">
            <text:p>233,277493516076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5.csv</text:p>
          </table:table-cell>
          <table:table-cell office:value-type="float" office:value="28.0619033101744" calcext:value-type="float">
            <text:p>28,0619033101744</text:p>
          </table:table-cell>
          <table:table-cell office:value-type="float" office:value="0.00825931672512226" calcext:value-type="float">
            <text:p>0,008259316725122</text:p>
          </table:table-cell>
          <table:table-cell office:value-type="float" office:value="3" calcext:value-type="float">
            <text:p>3</text:p>
          </table:table-cell>
          <table:table-cell table:formula="of:=[.D76]/[.B76]" office:value-type="float" office:value="0.106906504766991" calcext:value-type="float">
            <text:p>0,106906504766991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7913597576E+017" calcext:value-type="float">
            <text:p>2,33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76]/1000000000000000" office:value-type="float" office:value="233.277913597576" calcext:value-type="float">
            <text:p>233,277913597576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6.csv</text:p>
          </table:table-cell>
          <table:table-cell office:value-type="float" office:value="28.195080467885" calcext:value-type="float">
            <text:p>28,195080467885</text:p>
          </table:table-cell>
          <table:table-cell office:value-type="float" office:value="0.00478710521854441" calcext:value-type="float">
            <text:p>0,004787105218544</text:p>
          </table:table-cell>
          <table:table-cell office:value-type="float" office:value="7" calcext:value-type="float">
            <text:p>7</text:p>
          </table:table-cell>
          <table:table-cell table:formula="of:=[.D77]/[.B77]" office:value-type="float" office:value="0.2482702614725" calcext:value-type="float">
            <text:p>0,2482702614725</text:p>
          </table:table-cell>
          <table:table-cell office:value-type="float" office:value="62322" calcext:value-type="float">
            <text:p>62322</text:p>
          </table:table-cell>
          <table:table-cell office:value-type="float" office:value="2.3327936387894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7]/1000000000000000" office:value-type="float" office:value="233.279363878946" calcext:value-type="float">
            <text:p>233,279363878946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7.csv</text:p>
          </table:table-cell>
          <table:table-cell office:value-type="float" office:value="28.0411209847182" calcext:value-type="float">
            <text:p>28,0411209847182</text:p>
          </table:table-cell>
          <table:table-cell office:value-type="float" office:value="0.00818211082836065" calcext:value-type="float">
            <text:p>0,008182110828361</text:p>
          </table:table-cell>
          <table:table-cell office:value-type="float" office:value="4" calcext:value-type="float">
            <text:p>4</text:p>
          </table:table-cell>
          <table:table-cell table:formula="of:=[.D78]/[.B78]" office:value-type="float" office:value="0.142647649577915" calcext:value-type="float">
            <text:p>0,142647649577915</text:p>
          </table:table-cell>
          <table:table-cell office:value-type="float" office:value="62230" calcext:value-type="float">
            <text:p>62230</text:p>
          </table:table-cell>
          <table:table-cell office:value-type="float" office:value="2.331220723658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78]/1000000000000000" office:value-type="float" office:value="233.12207236586" calcext:value-type="float">
            <text:p>233,12207236586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8.csv</text:p>
          </table:table-cell>
          <table:table-cell office:value-type="float" office:value="28.2896145008115" calcext:value-type="float">
            <text:p>28,2896145008115</text:p>
          </table:table-cell>
          <table:table-cell office:value-type="float" office:value="0.00917823085457497" calcext:value-type="float">
            <text:p>0,009178230854575</text:p>
          </table:table-cell>
          <table:table-cell office:value-type="float" office:value="3" calcext:value-type="float">
            <text:p>3</text:p>
          </table:table-cell>
          <table:table-cell table:formula="of:=[.D79]/[.B79]" office:value-type="float" office:value="0.106045983762484" calcext:value-type="float">
            <text:p>0,106045983762484</text:p>
          </table:table-cell>
          <table:table-cell office:value-type="float" office:value="62230" calcext:value-type="float">
            <text:p>62230</text:p>
          </table:table-cell>
          <table:table-cell office:value-type="float" office:value="2.33122092369741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79]/1000000000000000" office:value-type="float" office:value="233.122092369741" calcext:value-type="float">
            <text:p>233,122092369741</text:p>
          </table:table-cell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19.csv</text:p>
          </table:table-cell>
          <table:table-cell office:value-type="float" office:value="28.0089760264624" calcext:value-type="float">
            <text:p>28,0089760264624</text:p>
          </table:table-cell>
          <table:table-cell office:value-type="float" office:value="0.00805027863647621" calcext:value-type="float">
            <text:p>0,008050278636476</text:p>
          </table:table-cell>
          <table:table-cell office:value-type="float" office:value="2" calcext:value-type="float">
            <text:p>2</text:p>
          </table:table-cell>
          <table:table-cell table:formula="of:=[.D80]/[.B80]" office:value-type="float" office:value="0.071405680740004" calcext:value-type="float">
            <text:p>0,071405680740004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19044612953E+017" calcext:value-type="float">
            <text:p>2,33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0]/1000000000000000" office:value-type="float" office:value="233.19044612953" calcext:value-type="float">
            <text:p>233,19044612953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0.csv</text:p>
          </table:table-cell>
          <table:table-cell office:value-type="float" office:value="27.6456316135973" calcext:value-type="float">
            <text:p>27,6456316135973</text:p>
          </table:table-cell>
          <table:table-cell office:value-type="float" office:value="0.00659430120018915" calcext:value-type="float">
            <text:p>0,006594301200189</text:p>
          </table:table-cell>
          <table:table-cell office:value-type="float" office:value="2" calcext:value-type="float">
            <text:p>2</text:p>
          </table:table-cell>
          <table:table-cell table:formula="of:=[.D81]/[.B81]" office:value-type="float" office:value="0.0723441601173733" calcext:value-type="float">
            <text:p>0,072344160117373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190786195506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81]/1000000000000000" office:value-type="float" office:value="233.190786195506" calcext:value-type="float">
            <text:p>233,190786195506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1.csv</text:p>
          </table:table-cell>
          <table:table-cell office:value-type="float" office:value="27.6289320294812" calcext:value-type="float">
            <text:p>27,6289320294812</text:p>
          </table:table-cell>
          <table:table-cell office:value-type="float" office:value="0.00652738337564704" calcext:value-type="float">
            <text:p>0,006527383375647</text:p>
          </table:table-cell>
          <table:table-cell office:value-type="float" office:value="10" calcext:value-type="float">
            <text:p>10</text:p>
          </table:table-cell>
          <table:table-cell table:formula="of:=[.D82]/[.B82]" office:value-type="float" office:value="0.361939433248075" calcext:value-type="float">
            <text:p>0,361939433248075</text:p>
          </table:table-cell>
          <table:table-cell office:value-type="float" office:value="62276" calcext:value-type="float">
            <text:p>62276</text:p>
          </table:table-cell>
          <table:table-cell office:value-type="float" office:value="2.33191036244018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82]/1000000000000000" office:value-type="float" office:value="233.191036244018" calcext:value-type="float">
            <text:p>233,191036244018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2.csv</text:p>
          </table:table-cell>
          <table:table-cell office:value-type="float" office:value="28.0259838344234" calcext:value-type="float">
            <text:p>28,0259838344234</text:p>
          </table:table-cell>
          <table:table-cell office:value-type="float" office:value="0.00812143150446684" calcext:value-type="float">
            <text:p>0,008121431504467</text:p>
          </table:table-cell>
          <table:table-cell office:value-type="float" office:value="10" calcext:value-type="float">
            <text:p>10</text:p>
          </table:table-cell>
          <table:table-cell table:formula="of:=[.D83]/[.B83]" office:value-type="float" office:value="0.356811737960019" calcext:value-type="float">
            <text:p>0,356811737960019</text:p>
          </table:table-cell>
          <table:table-cell office:value-type="float" office:value="62230" calcext:value-type="float">
            <text:p>62230</text:p>
          </table:table-cell>
          <table:table-cell office:value-type="float" office:value="2.33101758424745E+017" calcext:value-type="float">
            <text:p>2,3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83]/1000000000000000" office:value-type="float" office:value="233.101758424745" calcext:value-type="float">
            <text:p>233,101758424745</text:p>
          </table:table-cell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3.csv</text:p>
          </table:table-cell>
          <table:table-cell office:value-type="float" office:value="27.456617530512" calcext:value-type="float">
            <text:p>27,456617530512</text:p>
          </table:table-cell>
          <table:table-cell office:value-type="float" office:value="0.0180883533942598" calcext:value-type="float">
            <text:p>0,01808835339426</text:p>
          </table:table-cell>
          <table:table-cell office:value-type="float" office:value="5" calcext:value-type="float">
            <text:p>5</text:p>
          </table:table-cell>
          <table:table-cell table:formula="of:=[.D84]/[.B84]" office:value-type="float" office:value="0.182105461258788" calcext:value-type="float">
            <text:p>0,182105461258788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372192862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84]/1000000000000000" office:value-type="float" office:value="236.473721928623" calcext:value-type="float">
            <text:p>236,473721928623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4.csv</text:p>
          </table:table-cell>
          <table:table-cell office:value-type="float" office:value="27.6171123333703" calcext:value-type="float">
            <text:p>27,6171123333703</text:p>
          </table:table-cell>
          <table:table-cell office:value-type="float" office:value="0.0134682371499231" calcext:value-type="float">
            <text:p>0,013468237149923</text:p>
          </table:table-cell>
          <table:table-cell office:value-type="float" office:value="6" calcext:value-type="float">
            <text:p>6</text:p>
          </table:table-cell>
          <table:table-cell table:formula="of:=[.D85]/[.B85]" office:value-type="float" office:value="0.217256602630032" calcext:value-type="float">
            <text:p>0,217256602630032</text:p>
          </table:table-cell>
          <table:table-cell office:value-type="float" office:value="63088" calcext:value-type="float">
            <text:p>63088</text:p>
          </table:table-cell>
          <table:table-cell office:value-type="float" office:value="2.364663578905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85]/1000000000000000" office:value-type="float" office:value="236.46635789054" calcext:value-type="float">
            <text:p>236,4663578905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5.csv</text:p>
          </table:table-cell>
          <table:table-cell office:value-type="float" office:value="27.975099064828" calcext:value-type="float">
            <text:p>27,975099064828</text:p>
          </table:table-cell>
          <table:table-cell office:value-type="float" office:value="0.0160241474234683" calcext:value-type="float">
            <text:p>0,016024147423468</text:p>
          </table:table-cell>
          <table:table-cell office:value-type="float" office:value="3" calcext:value-type="float">
            <text:p>3</text:p>
          </table:table-cell>
          <table:table-cell table:formula="of:=[.D86]/[.B86]" office:value-type="float" office:value="0.107238226147045" calcext:value-type="float">
            <text:p>0,107238226147045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4051992659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6]/1000000000000000" office:value-type="float" office:value="236.474051992659" calcext:value-type="float">
            <text:p>236,474051992659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6.csv</text:p>
          </table:table-cell>
          <table:table-cell office:value-type="float" office:value="27.9670705630791" calcext:value-type="float">
            <text:p>27,9670705630791</text:p>
          </table:table-cell>
          <table:table-cell office:value-type="float" office:value="0.0118084469394737" calcext:value-type="float">
            <text:p>0,011808446939474</text:p>
          </table:table-cell>
          <table:table-cell office:value-type="float" office:value="1" calcext:value-type="float">
            <text:p>1</text:p>
          </table:table-cell>
          <table:table-cell table:formula="of:=[.D87]/[.B87]" office:value-type="float" office:value="0.0357563370015648" calcext:value-type="float">
            <text:p>0,035756337001565</text:p>
          </table:table-cell>
          <table:table-cell office:value-type="float" office:value="63134" calcext:value-type="float">
            <text:p>63134</text:p>
          </table:table-cell>
          <table:table-cell office:value-type="float" office:value="2.3651522046738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7]/1000000000000000" office:value-type="float" office:value="236.515220467385" calcext:value-type="float">
            <text:p>236,515220467385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7.csv</text:p>
          </table:table-cell>
          <table:table-cell office:value-type="float" office:value="28.1060250886974" calcext:value-type="float">
            <text:p>28,1060250886974</text:p>
          </table:table-cell>
          <table:table-cell office:value-type="float" office:value="0.0123613649250176" calcext:value-type="float">
            <text:p>0,012361364925018</text:p>
          </table:table-cell>
          <table:table-cell office:value-type="float" office:value="0" calcext:value-type="float">
            <text:p>0</text:p>
          </table:table-cell>
          <table:table-cell table:formula="of:=[.D88]/[.B88]" office:value-type="float" office:value="0" calcext:value-type="float">
            <text:p>0</text:p>
          </table:table-cell>
          <table:table-cell office:value-type="float" office:value="63135" calcext:value-type="float">
            <text:p>63135</text:p>
          </table:table-cell>
          <table:table-cell office:value-type="float" office:value="2.36519221254415E+017" calcext:value-type="float">
            <text:p>2,37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8]/1000000000000000" office:value-type="float" office:value="236.519221254415" calcext:value-type="float">
            <text:p>236,519221254415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8.csv</text:p>
          </table:table-cell>
          <table:table-cell office:value-type="float" office:value="27.9608337295926" calcext:value-type="float">
            <text:p>27,9608337295926</text:p>
          </table:table-cell>
          <table:table-cell office:value-type="float" office:value="0.0120996886993838" calcext:value-type="float">
            <text:p>0,012099688699384</text:p>
          </table:table-cell>
          <table:table-cell office:value-type="float" office:value="3" calcext:value-type="float">
            <text:p>3</text:p>
          </table:table-cell>
          <table:table-cell table:formula="of:=[.D89]/[.B89]" office:value-type="float" office:value="0.107292938007958" calcext:value-type="float">
            <text:p>0,107292938007958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6092388517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89]/1000000000000000" office:value-type="float" office:value="236.476092388517" calcext:value-type="float">
            <text:p>236,47609238851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29.csv</text:p>
          </table:table-cell>
          <table:table-cell office:value-type="float" office:value="27.4949278808052" calcext:value-type="float">
            <text:p>27,4949278808052</text:p>
          </table:table-cell>
          <table:table-cell office:value-type="float" office:value="0.0139545775840234" calcext:value-type="float">
            <text:p>0,013954577584023</text:p>
          </table:table-cell>
          <table:table-cell office:value-type="float" office:value="0" calcext:value-type="float">
            <text:p>0</text:p>
          </table:table-cell>
          <table:table-cell table:formula="of:=[.D90]/[.B90]" office:value-type="float" office:value="0" calcext:value-type="float">
            <text:p>0</text:p>
          </table:table-cell>
          <table:table-cell office:value-type="float" office:value="63089" calcext:value-type="float">
            <text:p>63089</text:p>
          </table:table-cell>
          <table:table-cell office:value-type="float" office:value="2.36476432454493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90]/1000000000000000" office:value-type="float" office:value="236.476432454493" calcext:value-type="float">
            <text:p>236,476432454493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30.csv</text:p>
          </table:table-cell>
          <table:table-cell office:value-type="float" office:value="27.643058816065" calcext:value-type="float">
            <text:p>27,643058816065</text:p>
          </table:table-cell>
          <table:table-cell office:value-type="float" office:value="0.0133697058383746" calcext:value-type="float">
            <text:p>0,013369705838375</text:p>
          </table:table-cell>
          <table:table-cell office:value-type="float" office:value="3" calcext:value-type="float">
            <text:p>3</text:p>
          </table:table-cell>
          <table:table-cell table:formula="of:=[.D91]/[.B91]" office:value-type="float" office:value="0.108526340010409" calcext:value-type="float">
            <text:p>0,108526340010409</text:p>
          </table:table-cell>
          <table:table-cell office:value-type="float" office:value="63043" calcext:value-type="float">
            <text:p>63043</text:p>
          </table:table-cell>
          <table:table-cell office:value-type="float" office:value="2.36424331847984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[.G91]/1000000000000000" office:value-type="float" office:value="236.424331847984" calcext:value-type="float">
            <text:p>236,424331847984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3-31.csv</text:p>
          </table:table-cell>
          <table:table-cell office:value-type="float" office:value="28.0545653831491" calcext:value-type="float">
            <text:p>28,0545653831491</text:p>
          </table:table-cell>
          <table:table-cell office:value-type="float" office:value="0.0117393653946391" calcext:value-type="float">
            <text:p>0,011739365394639</text:p>
          </table:table-cell>
          <table:table-cell office:value-type="float" office:value="2" calcext:value-type="float">
            <text:p>2</text:p>
          </table:table-cell>
          <table:table-cell table:formula="of:=[.D92]/[.B92]" office:value-type="float" office:value="0.0712896447578295" calcext:value-type="float">
            <text:p>0,07128964475783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92]/1000000000000000" office:value-type="float" office:value="236.289064607835" calcext:value-type="float">
            <text:p>236,289064607835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1.csv</text:p>
          </table:table-cell>
          <table:table-cell office:value-type="float" office:value="28.1036345151862" calcext:value-type="float">
            <text:p>28,1036345151862</text:p>
          </table:table-cell>
          <table:table-cell office:value-type="float" office:value="0.0115437947758632" calcext:value-type="float">
            <text:p>0,011543794775863</text:p>
          </table:table-cell>
          <table:table-cell office:value-type="float" office:value="6" calcext:value-type="float">
            <text:p>6</text:p>
          </table:table-cell>
          <table:table-cell table:formula="of:=[.D93]/[.B93]" office:value-type="float" office:value="0.213495517697464" calcext:value-type="float">
            <text:p>0,213495517697464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8906460783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3]/1000000000000000" office:value-type="float" office:value="236.289064607835" calcext:value-type="float">
            <text:p>236,28906460783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2.csv</text:p>
          </table:table-cell>
          <table:table-cell office:value-type="float" office:value="28.0878288219596" calcext:value-type="float">
            <text:p>28,0878288219596</text:p>
          </table:table-cell>
          <table:table-cell office:value-type="float" office:value="0.0116067901677965" calcext:value-type="float">
            <text:p>0,011606790167797</text:p>
          </table:table-cell>
          <table:table-cell office:value-type="float" office:value="3" calcext:value-type="float">
            <text:p>3</text:p>
          </table:table-cell>
          <table:table-cell table:formula="of:=[.D94]/[.B94]" office:value-type="float" office:value="0.106807828366376" calcext:value-type="float">
            <text:p>0,106807828366376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4]/1000000000000000" office:value-type="float" office:value="236.244475957175" calcext:value-type="float">
            <text:p>236,244475957175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3.csv</text:p>
          </table:table-cell>
          <table:table-cell office:value-type="float" office:value="28.0367581649511" calcext:value-type="float">
            <text:p>28,0367581649511</text:p>
          </table:table-cell>
          <table:table-cell office:value-type="float" office:value="0.0118103380924855" calcext:value-type="float">
            <text:p>0,011810338092486</text:p>
          </table:table-cell>
          <table:table-cell office:value-type="float" office:value="0" calcext:value-type="float">
            <text:p>0</text:p>
          </table:table-cell>
          <table:table-cell table:formula="of:=[.D95]/[.B95]" office:value-type="float" office:value="0" calcext:value-type="float">
            <text:p>0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5]/1000000000000000" office:value-type="float" office:value="236.244475957175" calcext:value-type="float">
            <text:p>236,244475957175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4.csv</text:p>
          </table:table-cell>
          <table:table-cell office:value-type="float" office:value="28.0604428771127" calcext:value-type="float">
            <text:p>28,0604428771127</text:p>
          </table:table-cell>
          <table:table-cell office:value-type="float" office:value="0.0117159399725131" calcext:value-type="float">
            <text:p>0,011715939972513</text:p>
          </table:table-cell>
          <table:table-cell office:value-type="float" office:value="8" calcext:value-type="float">
            <text:p>8</text:p>
          </table:table-cell>
          <table:table-cell table:formula="of:=[.D96]/[.B96]" office:value-type="float" office:value="0.285098850186899" calcext:value-type="float">
            <text:p>0,285098850186899</text:p>
          </table:table-cell>
          <table:table-cell office:value-type="float" office:value="62951" calcext:value-type="float">
            <text:p>62951</text:p>
          </table:table-cell>
          <table:table-cell office:value-type="float" office:value="2.36244475957175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96]/1000000000000000" office:value-type="float" office:value="236.244475957175" calcext:value-type="float">
            <text:p>236,244475957175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5.csv</text:p>
          </table:table-cell>
          <table:table-cell office:value-type="float" office:value="28.0829173687724" calcext:value-type="float">
            <text:p>28,0829173687724</text:p>
          </table:table-cell>
          <table:table-cell office:value-type="float" office:value="0.0116306154361307" calcext:value-type="float">
            <text:p>0,011630615436131</text:p>
          </table:table-cell>
          <table:table-cell office:value-type="float" office:value="10" calcext:value-type="float">
            <text:p>10</text:p>
          </table:table-cell>
          <table:table-cell table:formula="of:=[.D97]/[.B97]" office:value-type="float" office:value="0.356088360361014" calcext:value-type="float">
            <text:p>0,356088360361014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98966629443E+017" calcext:value-type="float">
            <text:p>2,36E+17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G97]/1000000000000000" office:value-type="float" office:value="236.198966629443" calcext:value-type="float">
            <text:p>236,19896662944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6.csv</text:p>
          </table:table-cell>
          <table:table-cell office:value-type="float" office:value="27.6508600133533" calcext:value-type="float">
            <text:p>27,6508600133533</text:p>
          </table:table-cell>
          <table:table-cell office:value-type="float" office:value="0.0133532587693837" calcext:value-type="float">
            <text:p>0,013353258769384</text:p>
          </table:table-cell>
          <table:table-cell office:value-type="float" office:value="4" calcext:value-type="float">
            <text:p>4</text:p>
          </table:table-cell>
          <table:table-cell table:formula="of:=[.D98]/[.B98]" office:value-type="float" office:value="0.144660961650679" calcext:value-type="float">
            <text:p>0,144660961650679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9950673422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98]/1000000000000000" office:value-type="float" office:value="236.199506734228" calcext:value-type="float">
            <text:p>236,199506734228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7.csv</text:p>
          </table:table-cell>
          <table:table-cell office:value-type="float" office:value="26.8014020920103" calcext:value-type="float">
            <text:p>26,8014020920103</text:p>
          </table:table-cell>
          <table:table-cell office:value-type="float" office:value="0.0167401077761797" calcext:value-type="float">
            <text:p>0,01674010777618</text:p>
          </table:table-cell>
          <table:table-cell office:value-type="float" office:value="3" calcext:value-type="float">
            <text:p>3</text:p>
          </table:table-cell>
          <table:table-cell table:formula="of:=[.D99]/[.B99]" office:value-type="float" office:value="0.11193444244823" calcext:value-type="float">
            <text:p>0,11193444244823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55518259347E+017" calcext:value-type="float">
            <text:p>2,36E+17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formula="of:=[.G99]/1000000000000000" office:value-type="float" office:value="236.155518259347" calcext:value-type="float">
            <text:p>236,155518259347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8.csv</text:p>
          </table:table-cell>
          <table:table-cell office:value-type="float" office:value="29.5041808412552" calcext:value-type="float">
            <text:p>29,5041808412552</text:p>
          </table:table-cell>
          <table:table-cell office:value-type="float" office:value="0.00995100808003942" calcext:value-type="float">
            <text:p>0,009951008080039</text:p>
          </table:table-cell>
          <table:table-cell office:value-type="float" office:value="1" calcext:value-type="float">
            <text:p>1</text:p>
          </table:table-cell>
          <table:table-cell table:formula="of:=[.D100]/[.B100]" office:value-type="float" office:value="0.0338935015813663" calcext:value-type="float">
            <text:p>0,033893501581366</text:p>
          </table:table-cell>
          <table:table-cell office:value-type="float" office:value="62905" calcext:value-type="float">
            <text:p>62905</text:p>
          </table:table-cell>
          <table:table-cell office:value-type="float" office:value="2.36155948283438E+017" calcext:value-type="float">
            <text:p>2,36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00]/1000000000000000" office:value-type="float" office:value="236.155948283438" calcext:value-type="float">
            <text:p>236,155948283438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09.csv</text:p>
          </table:table-cell>
          <table:table-cell office:value-type="float" office:value="29.6524768286573" calcext:value-type="float">
            <text:p>29,6524768286573</text:p>
          </table:table-cell>
          <table:table-cell office:value-type="float" office:value="0.0184089475859183" calcext:value-type="float">
            <text:p>0,018408947585918</text:p>
          </table:table-cell>
          <table:table-cell office:value-type="float" office:value="4" calcext:value-type="float">
            <text:p>4</text:p>
          </table:table-cell>
          <table:table-cell table:formula="of:=[.D101]/[.B101]" office:value-type="float" office:value="0.134895982656472" calcext:value-type="float">
            <text:p>0,134895982656472</text:p>
          </table:table-cell>
          <table:table-cell office:value-type="float" office:value="63871" calcext:value-type="float">
            <text:p>63871</text:p>
          </table:table-cell>
          <table:table-cell office:value-type="float" office:value="2.39811988060497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101]/1000000000000000" office:value-type="float" office:value="239.811988060497" calcext:value-type="float">
            <text:p>239,811988060497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0.csv</text:p>
          </table:table-cell>
          <table:table-cell office:value-type="float" office:value="29.666442259519" calcext:value-type="float">
            <text:p>29,666442259519</text:p>
          </table:table-cell>
          <table:table-cell office:value-type="float" office:value="0.0184642060846097" calcext:value-type="float">
            <text:p>0,01846420608461</text:p>
          </table:table-cell>
          <table:table-cell office:value-type="float" office:value="0" calcext:value-type="float">
            <text:p>0</text:p>
          </table:table-cell>
          <table:table-cell table:formula="of:=[.D102]/[.B102]" office:value-type="float" office:value="0" calcext:value-type="float">
            <text:p>0</text:p>
          </table:table-cell>
          <table:table-cell office:value-type="float" office:value="63871" calcext:value-type="float">
            <text:p>63871</text:p>
          </table:table-cell>
          <table:table-cell office:value-type="float" office:value="2.3981182802944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102]/1000000000000000" office:value-type="float" office:value="239.811828029449" calcext:value-type="float">
            <text:p>239,811828029449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1.csv</text:p>
          </table:table-cell>
          <table:table-cell office:value-type="float" office:value="29.3925054876137" calcext:value-type="float">
            <text:p>29,3925054876137</text:p>
          </table:table-cell>
          <table:table-cell office:value-type="float" office:value="0.0213524807140196" calcext:value-type="float">
            <text:p>0,02135248071402</text:p>
          </table:table-cell>
          <table:table-cell office:value-type="float" office:value="9" calcext:value-type="float">
            <text:p>9</text:p>
          </table:table-cell>
          <table:table-cell table:formula="of:=[.D103]/[.B103]" office:value-type="float" office:value="0.306200504199708" calcext:value-type="float">
            <text:p>0,306200504199708</text:p>
          </table:table-cell>
          <table:table-cell office:value-type="float" office:value="63779" calcext:value-type="float">
            <text:p>63779</text:p>
          </table:table-cell>
          <table:table-cell office:value-type="float" office:value="2.39676320742729E+017" calcext:value-type="float">
            <text:p>2,40E+17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[.G103]/1000000000000000" office:value-type="float" office:value="239.676320742729" calcext:value-type="float">
            <text:p>239,676320742729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2.csv</text:p>
          </table:table-cell>
          <table:table-cell office:value-type="float" office:value="29.3481498902477" calcext:value-type="float">
            <text:p>29,3481498902477</text:p>
          </table:table-cell>
          <table:table-cell office:value-type="float" office:value="0.0172171890944643" calcext:value-type="float">
            <text:p>0,017217189094464</text:p>
          </table:table-cell>
          <table:table-cell office:value-type="float" office:value="4" calcext:value-type="float">
            <text:p>4</text:p>
          </table:table-cell>
          <table:table-cell table:formula="of:=[.D104]/[.B104]" office:value-type="float" office:value="0.136294792515326" calcext:value-type="float">
            <text:p>0,136294792515326</text:p>
          </table:table-cell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04]/1000000000000000" office:value-type="float" office:value="239.677000874681" calcext:value-type="float">
            <text:p>239,677000874681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3.csv</text:p>
          </table:table-cell>
          <table:table-cell office:value-type="float" office:value="28.0416431483224" calcext:value-type="float">
            <text:p>28,0416431483224</text:p>
          </table:table-cell>
          <table:table-cell office:value-type="float" office:value="0.0160035270387258" calcext:value-type="float">
            <text:p>0,016003527038726</text:p>
          </table:table-cell>
          <table:table-cell office:value-type="float" office:value="4" calcext:value-type="float">
            <text:p>4</text:p>
          </table:table-cell>
          <table:table-cell table:formula="of:=[.D105]/[.B105]" office:value-type="float" office:value="0.142644993335182" calcext:value-type="float">
            <text:p>0,142644993335182</text:p>
          </table:table-cell>
          <table:table-cell office:value-type="float" office:value="63779" calcext:value-type="float">
            <text:p>63779</text:p>
          </table:table-cell>
          <table:table-cell office:value-type="float" office:value="2.39677000874681E+017" calcext:value-type="float">
            <text:p>2,40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105]/1000000000000000" office:value-type="float" office:value="239.677000874681" calcext:value-type="float">
            <text:p>239,677000874681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4.csv</text:p>
          </table:table-cell>
          <table:table-cell office:value-type="float" office:value="27.7248843953288" calcext:value-type="float">
            <text:p>27,7248843953288</text:p>
          </table:table-cell>
          <table:table-cell office:value-type="float" office:value="0.0107883433768188" calcext:value-type="float">
            <text:p>0,010788343376819</text:p>
          </table:table-cell>
          <table:table-cell office:value-type="float" office:value="2" calcext:value-type="float">
            <text:p>2</text:p>
          </table:table-cell>
          <table:table-cell table:formula="of:=[.D106]/[.B106]" office:value-type="float" office:value="0.0721373612052632" calcext:value-type="float">
            <text:p>0,072137361205263</text:p>
          </table:table-cell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06]/1000000000000000" office:value-type="float" office:value="239.692163979019" calcext:value-type="float">
            <text:p>239,692163979019</text:p>
          </table:table-cell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5.csv</text:p>
          </table:table-cell>
          <table:table-cell office:value-type="float" office:value="27.8050003918802" calcext:value-type="float">
            <text:p>27,8050003918802</text:p>
          </table:table-cell>
          <table:table-cell office:value-type="float" office:value="0.0111055380740525" calcext:value-type="float">
            <text:p>0,011105538074053</text:p>
          </table:table-cell>
          <table:table-cell office:value-type="float" office:value="3" calcext:value-type="float">
            <text:p>3</text:p>
          </table:table-cell>
          <table:table-cell table:formula="of:=[.D107]/[.B107]" office:value-type="float" office:value="0.107894262101003" calcext:value-type="float">
            <text:p>0,107894262101003</text:p>
          </table:table-cell>
          <table:table-cell office:value-type="float" office:value="63794" calcext:value-type="float">
            <text:p>63794</text:p>
          </table:table-cell>
          <table:table-cell office:value-type="float" office:value="2.3969216397901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7]/1000000000000000" office:value-type="float" office:value="239.692163979019" calcext:value-type="float">
            <text:p>239,692163979019</text:p>
          </table:table-cell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6.csv</text:p>
          </table:table-cell>
          <table:table-cell office:value-type="float" office:value="27.7607806895255" calcext:value-type="float">
            <text:p>27,7607806895255</text:p>
          </table:table-cell>
          <table:table-cell office:value-type="float" office:value="0.01092652510726" calcext:value-type="float">
            <text:p>0,01092652510726</text:p>
          </table:table-cell>
          <table:table-cell office:value-type="float" office:value="2" calcext:value-type="float">
            <text:p>2</text:p>
          </table:table-cell>
          <table:table-cell table:formula="of:=[.D108]/[.B108]" office:value-type="float" office:value="0.0720440834271864" calcext:value-type="float">
            <text:p>0,072044083427186</text:p>
          </table:table-cell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8]/1000000000000000" office:value-type="float" office:value="239.74367447104" calcext:value-type="float">
            <text:p>239,74367447104</text:p>
          </table:table-cell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7.csv</text:p>
          </table:table-cell>
          <table:table-cell office:value-type="float" office:value="27.4949327234849" calcext:value-type="float">
            <text:p>27,4949327234849</text:p>
          </table:table-cell>
          <table:table-cell office:value-type="float" office:value="0.00987436095431667" calcext:value-type="float">
            <text:p>0,009874360954317</text:p>
          </table:table-cell>
          <table:table-cell office:value-type="float" office:value="0" calcext:value-type="float">
            <text:p>0</text:p>
          </table:table-cell>
          <table:table-cell table:formula="of:=[.D109]/[.B109]" office:value-type="float" office:value="0" calcext:value-type="float">
            <text:p>0</text:p>
          </table:table-cell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09]/1000000000000000" office:value-type="float" office:value="239.74367447104" calcext:value-type="float">
            <text:p>239,74367447104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8.csv</text:p>
          </table:table-cell>
          <table:table-cell office:value-type="float" office:value="27.8951144248994" calcext:value-type="float">
            <text:p>27,8951144248994</text:p>
          </table:table-cell>
          <table:table-cell office:value-type="float" office:value="0.0114581866542575" calcext:value-type="float">
            <text:p>0,011458186654258</text:p>
          </table:table-cell>
          <table:table-cell office:value-type="float" office:value="9" calcext:value-type="float">
            <text:p>9</text:p>
          </table:table-cell>
          <table:table-cell table:formula="of:=[.D110]/[.B110]" office:value-type="float" office:value="0.322637142221812" calcext:value-type="float">
            <text:p>0,322637142221812</text:p>
          </table:table-cell>
          <table:table-cell office:value-type="float" office:value="63840" calcext:value-type="float">
            <text:p>63840</text:p>
          </table:table-cell>
          <table:table-cell office:value-type="float" office:value="2.3974367447104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0]/1000000000000000" office:value-type="float" office:value="239.74367447104" calcext:value-type="float">
            <text:p>239,74367447104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19.csv</text:p>
          </table:table-cell>
          <table:table-cell office:value-type="float" office:value="26.5781144833847" calcext:value-type="float">
            <text:p>26,5781144833847</text:p>
          </table:table-cell>
          <table:table-cell office:value-type="float" office:value="0.0141562421992471" calcext:value-type="float">
            <text:p>0,014156242199247</text:p>
          </table:table-cell>
          <table:table-cell office:value-type="float" office:value="2" calcext:value-type="float">
            <text:p>2</text:p>
          </table:table-cell>
          <table:table-cell table:formula="of:=[.D111]/[.B111]" office:value-type="float" office:value="0.075249882803022" calcext:value-type="float">
            <text:p>0,075249882803022</text:p>
          </table:table-cell>
          <table:table-cell office:value-type="float" office:value="63886" calcext:value-type="float">
            <text:p>63886</text:p>
          </table:table-cell>
          <table:table-cell office:value-type="float" office:value="2.39834192530933E+017" calcext:value-type="float">
            <text:p>2,40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11]/1000000000000000" office:value-type="float" office:value="239.834192530933" calcext:value-type="float">
            <text:p>239,834192530933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0.csv</text:p>
          </table:table-cell>
          <table:table-cell office:value-type="float" office:value="26.9984802431611" calcext:value-type="float">
            <text:p>26,9984802431611</text:p>
          </table:table-cell>
          <table:table-cell office:value-type="float" office:value="0.0158269102838225" calcext:value-type="float">
            <text:p>0,015826910283823</text:p>
          </table:table-cell>
          <table:table-cell office:value-type="float" office:value="8" calcext:value-type="float">
            <text:p>8</text:p>
          </table:table-cell>
          <table:table-cell table:formula="of:=[.D112]/[.B112]" office:value-type="float" office:value="0.296312974950746" calcext:value-type="float">
            <text:p>0,296312974950746</text:p>
          </table:table-cell>
          <table:table-cell office:value-type="float" office:value="63825" calcext:value-type="float">
            <text:p>63825</text:p>
          </table:table-cell>
          <table:table-cell office:value-type="float" office:value="2.39772839966909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12]/1000000000000000" office:value-type="float" office:value="239.772839966909" calcext:value-type="float">
            <text:p>239,772839966909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1.csv</text:p>
          </table:table-cell>
          <table:table-cell office:value-type="float" office:value="27.0444653349001" calcext:value-type="float">
            <text:p>27,0444653349001</text:p>
          </table:table-cell>
          <table:table-cell office:value-type="float" office:value="0.0160090553327552" calcext:value-type="float">
            <text:p>0,016009055332755</text:p>
          </table:table-cell>
          <table:table-cell office:value-type="float" office:value="4" calcext:value-type="float">
            <text:p>4</text:p>
          </table:table-cell>
          <table:table-cell table:formula="of:=[.D113]/[.B113]" office:value-type="float" office:value="0.14790456939957" calcext:value-type="float">
            <text:p>0,14790456939957</text:p>
          </table:table-cell>
          <table:table-cell office:value-type="float" office:value="63824" calcext:value-type="float">
            <text:p>63824</text:p>
          </table:table-cell>
          <table:table-cell office:value-type="float" office:value="2.39769089228391E+017" calcext:value-type="float">
            <text:p>2,4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13]/1000000000000000" office:value-type="float" office:value="239.769089228391" calcext:value-type="float">
            <text:p>239,769089228391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2.csv</text:p>
          </table:table-cell>
          <table:table-cell office:value-type="float" office:value="28.1572631091204" calcext:value-type="float">
            <text:p>28,1572631091204</text:p>
          </table:table-cell>
          <table:table-cell office:value-type="float" office:value="0.0124081677878321" calcext:value-type="float">
            <text:p>0,012408167787832</text:p>
          </table:table-cell>
          <table:table-cell office:value-type="float" office:value="1" calcext:value-type="float">
            <text:p>1</text:p>
          </table:table-cell>
          <table:table-cell table:formula="of:=[.D114]/[.B114]" office:value-type="float" office:value="0.0355148153470957" calcext:value-type="float">
            <text:p>0,035514815347096</text:p>
          </table:table-cell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4]/1000000000000000" office:value-type="float" office:value="243.379979747575" calcext:value-type="float">
            <text:p>243,379979747575</text:p>
          </table:table-cell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3.csv</text:p>
          </table:table-cell>
          <table:table-cell office:value-type="float" office:value="27.9922310603135" calcext:value-type="float">
            <text:p>27,9922310603135</text:p>
          </table:table-cell>
          <table:table-cell office:value-type="float" office:value="0.0156896245678954" calcext:value-type="float">
            <text:p>0,015689624567895</text:p>
          </table:table-cell>
          <table:table-cell office:value-type="float" office:value="2" calcext:value-type="float">
            <text:p>2</text:p>
          </table:table-cell>
          <table:table-cell table:formula="of:=[.D115]/[.B115]" office:value-type="float" office:value="0.071448395652733" calcext:value-type="float">
            <text:p>0,071448395652733</text:p>
          </table:table-cell>
          <table:table-cell office:value-type="float" office:value="64744" calcext:value-type="float">
            <text:p>64744</text:p>
          </table:table-cell>
          <table:table-cell office:value-type="float" office:value="2.43380979941623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5]/1000000000000000" office:value-type="float" office:value="243.380979941623" calcext:value-type="float">
            <text:p>243,380979941623</text:p>
          </table:table-cell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4.csv</text:p>
          </table:table-cell>
          <table:table-cell office:value-type="float" office:value="28.0804219565687" calcext:value-type="float">
            <text:p>28,0804219565687</text:p>
          </table:table-cell>
          <table:table-cell office:value-type="float" office:value="0.0160360944074513" calcext:value-type="float">
            <text:p>0,016036094407451</text:p>
          </table:table-cell>
          <table:table-cell office:value-type="float" office:value="4" calcext:value-type="float">
            <text:p>4</text:p>
          </table:table-cell>
          <table:table-cell table:formula="of:=[.D116]/[.B116]" office:value-type="float" office:value="0.142448001892091" calcext:value-type="float">
            <text:p>0,142448001892091</text:p>
          </table:table-cell>
          <table:table-cell office:value-type="float" office:value="64745" calcext:value-type="float">
            <text:p>64745</text:p>
          </table:table-cell>
          <table:table-cell office:value-type="float" office:value="2.4338398053460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6]/1000000000000000" office:value-type="float" office:value="243.383980534605" calcext:value-type="float">
            <text:p>243,383980534605</text:p>
          </table:table-cell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5.csv</text:p>
          </table:table-cell>
          <table:table-cell office:value-type="float" office:value="27.9415707776662" calcext:value-type="float">
            <text:p>27,9415707776662</text:p>
          </table:table-cell>
          <table:table-cell office:value-type="float" office:value="0.0154905276711398" calcext:value-type="float">
            <text:p>0,01549052767114</text:p>
          </table:table-cell>
          <table:table-cell office:value-type="float" office:value="5" calcext:value-type="float">
            <text:p>5</text:p>
          </table:table-cell>
          <table:table-cell table:formula="of:=[.D117]/[.B117]" office:value-type="float" office:value="0.178944843143769" calcext:value-type="float">
            <text:p>0,178944843143769</text:p>
          </table:table-cell>
          <table:table-cell office:value-type="float" office:value="64744" calcext:value-type="float">
            <text:p>64744</text:p>
          </table:table-cell>
          <table:table-cell office:value-type="float" office:value="2.43379979747575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17]/1000000000000000" office:value-type="float" office:value="243.379979747575" calcext:value-type="float">
            <text:p>243,379979747575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6.csv</text:p>
          </table:table-cell>
          <table:table-cell office:value-type="float" office:value="27.7983659222191" calcext:value-type="float">
            <text:p>27,7983659222191</text:p>
          </table:table-cell>
          <table:table-cell office:value-type="float" office:value="0.0149276116958189" calcext:value-type="float">
            <text:p>0,014927611695819</text:p>
          </table:table-cell>
          <table:table-cell office:value-type="float" office:value="9" calcext:value-type="float">
            <text:p>9</text:p>
          </table:table-cell>
          <table:table-cell table:formula="of:=[.D118]/[.B118]" office:value-type="float" office:value="0.323760037736835" calcext:value-type="float">
            <text:p>0,323760037736835</text:p>
          </table:table-cell>
          <table:table-cell office:value-type="float" office:value="64745" calcext:value-type="float">
            <text:p>64745</text:p>
          </table:table-cell>
          <table:table-cell office:value-type="float" office:value="2.4338532079462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8]/1000000000000000" office:value-type="float" office:value="243.385320794629" calcext:value-type="float">
            <text:p>243,385320794629</text:p>
          </table:table-cell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7.csv</text:p>
          </table:table-cell>
          <table:table-cell office:value-type="float" office:value="28.0852099723334" calcext:value-type="float">
            <text:p>28,0852099723334</text:p>
          </table:table-cell>
          <table:table-cell office:value-type="float" office:value="0.0160607417652695" calcext:value-type="float">
            <text:p>0,01606074176527</text:p>
          </table:table-cell>
          <table:table-cell office:value-type="float" office:value="5" calcext:value-type="float">
            <text:p>5</text:p>
          </table:table-cell>
          <table:table-cell table:formula="of:=[.D119]/[.B119]" office:value-type="float" office:value="0.178029646384181" calcext:value-type="float">
            <text:p>0,178029646384181</text:p>
          </table:table-cell>
          <table:table-cell office:value-type="float" office:value="64698" calcext:value-type="float">
            <text:p>64698</text:p>
          </table:table-cell>
          <table:table-cell office:value-type="float" office:value="2.43246453343618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19]/1000000000000000" office:value-type="float" office:value="243.246453343618" calcext:value-type="float">
            <text:p>243,246453343618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8.csv</text:p>
          </table:table-cell>
          <table:table-cell office:value-type="float" office:value="28.0004027136706" calcext:value-type="float">
            <text:p>28,0004027136706</text:p>
          </table:table-cell>
          <table:table-cell office:value-type="float" office:value="0.0157440052339817" calcext:value-type="float">
            <text:p>0,015744005233982</text:p>
          </table:table-cell>
          <table:table-cell office:value-type="float" office:value="13" calcext:value-type="float">
            <text:p>13</text:p>
          </table:table-cell>
          <table:table-cell table:formula="of:=[.D120]/[.B120]" office:value-type="float" office:value="0.464279036731605" calcext:value-type="float">
            <text:p>0,464279036731605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14046165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20]/1000000000000000" office:value-type="float" office:value="242.95140461659" calcext:value-type="float">
            <text:p>242,95140461659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29.csv</text:p>
          </table:table-cell>
          <table:table-cell office:value-type="float" office:value="27.6268702952201" calcext:value-type="float">
            <text:p>27,6268702952201</text:p>
          </table:table-cell>
          <table:table-cell office:value-type="float" office:value="0.0142739291511289" calcext:value-type="float">
            <text:p>0,014273929151129</text:p>
          </table:table-cell>
          <table:table-cell office:value-type="float" office:value="2" calcext:value-type="float">
            <text:p>2</text:p>
          </table:table-cell>
          <table:table-cell table:formula="of:=[.D121]/[.B121]" office:value-type="float" office:value="0.072393288802823" calcext:value-type="float">
            <text:p>0,072393288802823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21]/1000000000000000" office:value-type="float" office:value="242.952484826162" calcext:value-type="float">
            <text:p>242,952484826162</text:p>
          </table:table-cell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4-30.csv</text:p>
          </table:table-cell>
          <table:table-cell office:value-type="float" office:value="28.170009905894" calcext:value-type="float">
            <text:p>28,170009905894</text:p>
          </table:table-cell>
          <table:table-cell office:value-type="float" office:value="0.0164056687361377" calcext:value-type="float">
            <text:p>0,016405668736138</text:p>
          </table:table-cell>
          <table:table-cell office:value-type="float" office:value="6" calcext:value-type="float">
            <text:p>6</text:p>
          </table:table-cell>
          <table:table-cell table:formula="of:=[.D122]/[.B122]" office:value-type="float" office:value="0.212992470362768" calcext:value-type="float">
            <text:p>0,212992470362768</text:p>
          </table:table-cell>
          <table:table-cell office:value-type="float" office:value="64607" calcext:value-type="float">
            <text:p>64607</text:p>
          </table:table-cell>
          <table:table-cell office:value-type="float" office:value="2.42997654087919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22]/1000000000000000" office:value-type="float" office:value="242.997654087919" calcext:value-type="float">
            <text:p>242,997654087919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1.csv</text:p>
          </table:table-cell>
          <table:table-cell office:value-type="float" office:value="27.0537312970478" calcext:value-type="float">
            <text:p>27,0537312970478</text:p>
          </table:table-cell>
          <table:table-cell office:value-type="float" office:value="0.0159538854775238" calcext:value-type="float">
            <text:p>0,015953885477524</text:p>
          </table:table-cell>
          <table:table-cell office:value-type="float" office:value="4" calcext:value-type="float">
            <text:p>4</text:p>
          </table:table-cell>
          <table:table-cell table:formula="of:=[.D123]/[.B123]" office:value-type="float" office:value="0.147853911761018" calcext:value-type="float">
            <text:p>0,147853911761018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formula="of:=[.G123]/1000000000000000" office:value-type="float" office:value="242.952484826162" calcext:value-type="float">
            <text:p>242,952484826162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2.csv</text:p>
          </table:table-cell>
          <table:table-cell office:value-type="float" office:value="26.9083051950063" calcext:value-type="float">
            <text:p>26,9083051950063</text:p>
          </table:table-cell>
          <table:table-cell office:value-type="float" office:value="0.0193171508498588" calcext:value-type="float">
            <text:p>0,019317150849859</text:p>
          </table:table-cell>
          <table:table-cell office:value-type="float" office:value="3" calcext:value-type="float">
            <text:p>3</text:p>
          </table:table-cell>
          <table:table-cell table:formula="of:=[.D124]/[.B124]" office:value-type="float" office:value="0.111489741856977" calcext:value-type="float">
            <text:p>0,111489741856977</text:p>
          </table:table-cell>
          <table:table-cell office:value-type="float" office:value="64561" calcext:value-type="float">
            <text:p>64561</text:p>
          </table:table-cell>
          <table:table-cell office:value-type="float" office:value="2.42952484826162E+017" calcext:value-type="float">
            <text:p>2,43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24]/1000000000000000" office:value-type="float" office:value="242.952484826162" calcext:value-type="float">
            <text:p>242,952484826162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3.csv</text:p>
          </table:table-cell>
          <table:table-cell office:value-type="float" office:value="26.8460187532452" calcext:value-type="float">
            <text:p>26,8460187532452</text:p>
          </table:table-cell>
          <table:table-cell office:value-type="float" office:value="0.0189375643988103" calcext:value-type="float">
            <text:p>0,01893756439881</text:p>
          </table:table-cell>
          <table:table-cell office:value-type="float" office:value="4" calcext:value-type="float">
            <text:p>4</text:p>
          </table:table-cell>
          <table:table-cell table:formula="of:=[.D125]/[.B125]" office:value-type="float" office:value="0.148997884444839" calcext:value-type="float">
            <text:p>0,148997884444839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25]/1000000000000000" office:value-type="float" office:value="246.563195310417" calcext:value-type="float">
            <text:p>246,563195310417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4.csv</text:p>
          </table:table-cell>
          <table:table-cell office:value-type="float" office:value="26.9550105372469" calcext:value-type="float">
            <text:p>26,9550105372469</text:p>
          </table:table-cell>
          <table:table-cell office:value-type="float" office:value="0.01545562874616" calcext:value-type="float">
            <text:p>0,01545562874616</text:p>
          </table:table-cell>
          <table:table-cell office:value-type="float" office:value="4" calcext:value-type="float">
            <text:p>4</text:p>
          </table:table-cell>
          <table:table-cell table:formula="of:=[.D126]/[.B126]" office:value-type="float" office:value="0.148395415927318" calcext:value-type="float">
            <text:p>0,148395415927318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035279369E+017" calcext:value-type="float">
            <text:p>2,4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26]/1000000000000000" office:value-type="float" office:value="246.563035279369" calcext:value-type="float">
            <text:p>246,563035279369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5.csv</text:p>
          </table:table-cell>
          <table:table-cell office:value-type="float" office:value="27.9896460095904" calcext:value-type="float">
            <text:p>27,9896460095904</text:p>
          </table:table-cell>
          <table:table-cell office:value-type="float" office:value="0.0194988396548422" calcext:value-type="float">
            <text:p>0,019498839654842</text:p>
          </table:table-cell>
          <table:table-cell office:value-type="float" office:value="3" calcext:value-type="float">
            <text:p>3</text:p>
          </table:table-cell>
          <table:table-cell table:formula="of:=[.D127]/[.B127]" office:value-type="float" office:value="0.107182491660383" calcext:value-type="float">
            <text:p>0,107182491660383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535376393E+017" calcext:value-type="float">
            <text:p>2,47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27]/1000000000000000" office:value-type="float" office:value="246.563535376393" calcext:value-type="float">
            <text:p>246,563535376393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6.csv</text:p>
          </table:table-cell>
          <table:table-cell office:value-type="float" office:value="28.1584843290891" calcext:value-type="float">
            <text:p>28,1584843290891</text:p>
          </table:table-cell>
          <table:table-cell office:value-type="float" office:value="0.0267639042841054" calcext:value-type="float">
            <text:p>0,026763904284105</text:p>
          </table:table-cell>
          <table:table-cell office:value-type="float" office:value="8" calcext:value-type="float">
            <text:p>8</text:p>
          </table:table-cell>
          <table:table-cell table:formula="of:=[.D128]/[.B128]" office:value-type="float" office:value="0.284106200692613" calcext:value-type="float">
            <text:p>0,284106200692613</text:p>
          </table:table-cell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128]/1000000000000000" office:value-type="float" office:value="246.292321262691" calcext:value-type="float">
            <text:p>246,292321262691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7.csv</text:p>
          </table:table-cell>
          <table:table-cell office:value-type="float" office:value="28.2926818070519" calcext:value-type="float">
            <text:p>28,2926818070519</text:p>
          </table:table-cell>
          <table:table-cell office:value-type="float" office:value="0.0262389258103097" calcext:value-type="float">
            <text:p>0,02623892581031</text:p>
          </table:table-cell>
          <table:table-cell office:value-type="float" office:value="2" calcext:value-type="float">
            <text:p>2</text:p>
          </table:table-cell>
          <table:table-cell table:formula="of:=[.D129]/[.B129]" office:value-type="float" office:value="0.070689657970193" calcext:value-type="float">
            <text:p>0,070689657970193</text:p>
          </table:table-cell>
          <table:table-cell office:value-type="float" office:value="65343" calcext:value-type="float">
            <text:p>65343</text:p>
          </table:table-cell>
          <table:table-cell office:value-type="float" office:value="2.46292321262691E+017" calcext:value-type="float">
            <text:p>2,46E+17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[.G129]/1000000000000000" office:value-type="float" office:value="246.292321262691" calcext:value-type="float">
            <text:p>246,292321262691</text:p>
          </table:table-cell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8.csv</text:p>
          </table:table-cell>
          <table:table-cell office:value-type="float" office:value="28.4124186799426" calcext:value-type="float">
            <text:p>28,4124186799426</text:p>
          </table:table-cell>
          <table:table-cell office:value-type="float" office:value="0.0296512079701662" calcext:value-type="float">
            <text:p>0,029651207970166</text:p>
          </table:table-cell>
          <table:table-cell office:value-type="float" office:value="4" calcext:value-type="float">
            <text:p>4</text:p>
          </table:table-cell>
          <table:table-cell table:formula="of:=[.D130]/[.B130]" office:value-type="float" office:value="0.140783508966935" calcext:value-type="float">
            <text:p>0,140783508966935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30]/1000000000000000" office:value-type="float" office:value="246.563195310417" calcext:value-type="float">
            <text:p>246,563195310417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09.csv</text:p>
          </table:table-cell>
          <table:table-cell office:value-type="float" office:value="28.5486087779848" calcext:value-type="float">
            <text:p>28,5486087779848</text:p>
          </table:table-cell>
          <table:table-cell office:value-type="float" office:value="0.0252111357693402" calcext:value-type="float">
            <text:p>0,02521113576934</text:p>
          </table:table-cell>
          <table:table-cell office:value-type="float" office:value="8" calcext:value-type="float">
            <text:p>8</text:p>
          </table:table-cell>
          <table:table-cell table:formula="of:=[.D131]/[.B131]" office:value-type="float" office:value="0.280223812733361" calcext:value-type="float">
            <text:p>0,280223812733361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195310417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31]/1000000000000000" office:value-type="float" office:value="246.563195310417" calcext:value-type="float">
            <text:p>246,56319531041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0.csv</text:p>
          </table:table-cell>
          <table:table-cell office:value-type="float" office:value="28.1471702147155" calcext:value-type="float">
            <text:p>28,1471702147155</text:p>
          </table:table-cell>
          <table:table-cell office:value-type="float" office:value="0.0267799016019089" calcext:value-type="float">
            <text:p>0,026779901601909</text:p>
          </table:table-cell>
          <table:table-cell office:value-type="float" office:value="7" calcext:value-type="float">
            <text:p>7</text:p>
          </table:table-cell>
          <table:table-cell table:formula="of:=[.D132]/[.B132]" office:value-type="float" office:value="0.248692850705836" calcext:value-type="float">
            <text:p>0,248692850705836</text:p>
          </table:table-cell>
          <table:table-cell office:value-type="float" office:value="65481" calcext:value-type="float">
            <text:p>65481</text:p>
          </table:table-cell>
          <table:table-cell office:value-type="float" office:value="2.46563775422965E+017" calcext:value-type="float">
            <text:p>2,47E+17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formula="of:=[.G132]/1000000000000000" office:value-type="float" office:value="246.563775422965" calcext:value-type="float">
            <text:p>246,563775422965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1.csv</text:p>
          </table:table-cell>
          <table:table-cell office:value-type="float" office:value="27.2179000632511" calcext:value-type="float">
            <text:p>27,2179000632511</text:p>
          </table:table-cell>
          <table:table-cell office:value-type="float" office:value="0.0263192557851533" calcext:value-type="float">
            <text:p>0,026319255785153</text:p>
          </table:table-cell>
          <table:table-cell office:value-type="float" office:value="5" calcext:value-type="float">
            <text:p>5</text:p>
          </table:table-cell>
          <table:table-cell table:formula="of:=[.D133]/[.B133]" office:value-type="float" office:value="0.183702636440747" calcext:value-type="float">
            <text:p>0,183702636440747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43078563201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33]/1000000000000000" office:value-type="float" office:value="250.430785632019" calcext:value-type="float">
            <text:p>250,430785632019</text:p>
          </table:table-cell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2.csv</text:p>
          </table:table-cell>
          <table:table-cell office:value-type="float" office:value="27.2863317369959" calcext:value-type="float">
            <text:p>27,2863317369959</text:p>
          </table:table-cell>
          <table:table-cell office:value-type="float" office:value="0.0260536933867971" calcext:value-type="float">
            <text:p>0,026053693386797</text:p>
          </table:table-cell>
          <table:table-cell office:value-type="float" office:value="1" calcext:value-type="float">
            <text:p>1</text:p>
          </table:table-cell>
          <table:table-cell table:formula="of:=[.D134]/[.B134]" office:value-type="float" office:value="0.036648385339542" calcext:value-type="float">
            <text:p>0,036648385339542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431975862937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4]/1000000000000000" office:value-type="float" office:value="250.431975862937" calcext:value-type="float">
            <text:p>250,431975862937</text:p>
          </table:table-cell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3.csv</text:p>
          </table:table-cell>
          <table:table-cell office:value-type="float" office:value="27.3865604433668" calcext:value-type="float">
            <text:p>27,3865604433668</text:p>
          </table:table-cell>
          <table:table-cell office:value-type="float" office:value="0.0295456530900813" calcext:value-type="float">
            <text:p>0,029545653090081</text:p>
          </table:table-cell>
          <table:table-cell office:value-type="float" office:value="4" calcext:value-type="float">
            <text:p>4</text:p>
          </table:table-cell>
          <table:table-cell table:formula="of:=[.D135]/[.B135]" office:value-type="float" office:value="0.146057041674572" calcext:value-type="float">
            <text:p>0,146057041674572</text:p>
          </table:table-cell>
          <table:table-cell office:value-type="float" office:value="66400" calcext:value-type="float">
            <text:p>66400</text:p>
          </table:table-cell>
          <table:table-cell office:value-type="float" office:value="2.5029160861940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5]/1000000000000000" office:value-type="float" office:value="250.291608619402" calcext:value-type="float">
            <text:p>250,291608619402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4.csv</text:p>
          </table:table-cell>
          <table:table-cell office:value-type="float" office:value="28.2303365717208" calcext:value-type="float">
            <text:p>28,2303365717208</text:p>
          </table:table-cell>
          <table:table-cell office:value-type="float" office:value="0.0301308217754035" calcext:value-type="float">
            <text:p>0,030130821775404</text:p>
          </table:table-cell>
          <table:table-cell office:value-type="float" office:value="5" calcext:value-type="float">
            <text:p>5</text:p>
          </table:table-cell>
          <table:table-cell table:formula="of:=[.D136]/[.B136]" office:value-type="float" office:value="0.177114431041132" calcext:value-type="float">
            <text:p>0,177114431041132</text:p>
          </table:table-cell>
          <table:table-cell office:value-type="float" office:value="66493" calcext:value-type="float">
            <text:p>66493</text:p>
          </table:table-cell>
          <table:table-cell office:value-type="float" office:value="2.50567663184586E+017" calcext:value-type="float">
            <text:p>2,51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36]/1000000000000000" office:value-type="float" office:value="250.567663184586" calcext:value-type="float">
            <text:p>250,567663184586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5.csv</text:p>
          </table:table-cell>
          <table:table-cell office:value-type="float" office:value="28.4975393922976" calcext:value-type="float">
            <text:p>28,4975393922976</text:p>
          </table:table-cell>
          <table:table-cell office:value-type="float" office:value="0.0291048948677836" calcext:value-type="float">
            <text:p>0,029104894867784</text:p>
          </table:table-cell>
          <table:table-cell office:value-type="float" office:value="2" calcext:value-type="float">
            <text:p>2</text:p>
          </table:table-cell>
          <table:table-cell table:formula="of:=[.D137]/[.B137]" office:value-type="float" office:value="0.0701814978643583" calcext:value-type="float">
            <text:p>0,070181497864358</text:p>
          </table:table-cell>
          <table:table-cell office:value-type="float" office:value="66446" calcext:value-type="float">
            <text:p>66446</text:p>
          </table:table-cell>
          <table:table-cell office:value-type="float" office:value="2.50297110185215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37]/1000000000000000" office:value-type="float" office:value="250.297110185215" calcext:value-type="float">
            <text:p>250,297110185215</text:p>
          </table:table-cell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6.csv</text:p>
          </table:table-cell>
          <table:table-cell office:value-type="float" office:value="27.5607091259331" calcext:value-type="float">
            <text:p>27,5607091259331</text:p>
          </table:table-cell>
          <table:table-cell office:value-type="float" office:value="0.0249802676041879" calcext:value-type="float">
            <text:p>0,024980267604188</text:p>
          </table:table-cell>
          <table:table-cell office:value-type="float" office:value="6" calcext:value-type="float">
            <text:p>6</text:p>
          </table:table-cell>
          <table:table-cell table:formula="of:=[.D138]/[.B138]" office:value-type="float" office:value="0.217701219971671" calcext:value-type="float">
            <text:p>0,217701219971671</text:p>
          </table:table-cell>
          <table:table-cell office:value-type="float" office:value="66447" calcext:value-type="float">
            <text:p>66447</text:p>
          </table:table-cell>
          <table:table-cell office:value-type="float" office:value="2.5030111097224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8]/1000000000000000" office:value-type="float" office:value="250.301110972245" calcext:value-type="float">
            <text:p>250,301110972245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7.csv</text:p>
          </table:table-cell>
          <table:table-cell office:value-type="float" office:value="27.5436432637571" calcext:value-type="float">
            <text:p>27,5436432637571</text:p>
          </table:table-cell>
          <table:table-cell office:value-type="float" office:value="0.0289358402259995" calcext:value-type="float">
            <text:p>0,028935840226</text:p>
          </table:table-cell>
          <table:table-cell office:value-type="float" office:value="5" calcext:value-type="float">
            <text:p>5</text:p>
          </table:table-cell>
          <table:table-cell table:formula="of:=[.D139]/[.B139]" office:value-type="float" office:value="0.181530088526058" calcext:value-type="float">
            <text:p>0,181530088526058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39]/1000000000000000" office:value-type="float" office:value="250.255941710489" calcext:value-type="float">
            <text:p>250,255941710489</text:p>
          </table:table-cell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8.csv</text:p>
          </table:table-cell>
          <table:table-cell office:value-type="float" office:value="27.5977831993012" calcext:value-type="float">
            <text:p>27,5977831993012</text:p>
          </table:table-cell>
          <table:table-cell office:value-type="float" office:value="0.0248450455081868" calcext:value-type="float">
            <text:p>0,024845045508187</text:p>
          </table:table-cell>
          <table:table-cell office:value-type="float" office:value="3" calcext:value-type="float">
            <text:p>3</text:p>
          </table:table-cell>
          <table:table-cell table:formula="of:=[.D140]/[.B140]" office:value-type="float" office:value="0.108704383186689" calcext:value-type="float">
            <text:p>0,108704383186689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140]/1000000000000000" office:value-type="float" office:value="250.255941710489" calcext:value-type="float">
            <text:p>250,25594171048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19.csv</text:p>
          </table:table-cell>
          <table:table-cell office:value-type="float" office:value="27.4690069576218" calcext:value-type="float">
            <text:p>27,4690069576218</text:p>
          </table:table-cell>
          <table:table-cell office:value-type="float" office:value="0.0253447867204104" calcext:value-type="float">
            <text:p>0,02534478672041</text:p>
          </table:table-cell>
          <table:table-cell office:value-type="float" office:value="4" calcext:value-type="float">
            <text:p>4</text:p>
          </table:table-cell>
          <table:table-cell table:formula="of:=[.D141]/[.B141]" office:value-type="float" office:value="0.145618660557007" calcext:value-type="float">
            <text:p>0,145618660557007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255941710489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141]/1000000000000000" office:value-type="float" office:value="250.255941710489" calcext:value-type="float">
            <text:p>250,255941710489</text:p>
          </table:table-cell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0.csv</text:p>
          </table:table-cell>
          <table:table-cell office:value-type="float" office:value="28.043507766551" calcext:value-type="float">
            <text:p>28,043507766551</text:p>
          </table:table-cell>
          <table:table-cell office:value-type="float" office:value="0.0270147399105202" calcext:value-type="float">
            <text:p>0,02701473991052</text:p>
          </table:table-cell>
          <table:table-cell office:value-type="float" office:value="1" calcext:value-type="float">
            <text:p>1</text:p>
          </table:table-cell>
          <table:table-cell table:formula="of:=[.D142]/[.B142]" office:value-type="float" office:value="0.0356588772105305" calcext:value-type="float">
            <text:p>0,035658877210531</text:p>
          </table:table-cell>
          <table:table-cell office:value-type="float" office:value="66309" calcext:value-type="float">
            <text:p>66309</text:p>
          </table:table-cell>
          <table:table-cell office:value-type="float" office:value="2.5007532567220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2]/1000000000000000" office:value-type="float" office:value="250.075325672203" calcext:value-type="float">
            <text:p>250,075325672203</text:p>
          </table:table-cell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1.csv</text:p>
          </table:table-cell>
          <table:table-cell office:value-type="float" office:value="28.2049852311773" calcext:value-type="float">
            <text:p>28,2049852311773</text:p>
          </table:table-cell>
          <table:table-cell office:value-type="float" office:value="0.0263785127420496" calcext:value-type="float">
            <text:p>0,02637851274205</text:p>
          </table:table-cell>
          <table:table-cell office:value-type="float" office:value="0" calcext:value-type="float">
            <text:p>0</text:p>
          </table:table-cell>
          <table:table-cell table:formula="of:=[.D143]/[.B143]" office:value-type="float" office:value="0" calcext:value-type="float">
            <text:p>0</text:p>
          </table:table-cell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3]/1000000000000000" office:value-type="float" office:value="250.25595121388" calcext:value-type="float">
            <text:p>250,25595121388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2.csv</text:p>
          </table:table-cell>
          <table:table-cell office:value-type="float" office:value="28.4227500150702" calcext:value-type="float">
            <text:p>28,4227500150702</text:p>
          </table:table-cell>
          <table:table-cell office:value-type="float" office:value="0.0255331413452064" calcext:value-type="float">
            <text:p>0,025533141345206</text:p>
          </table:table-cell>
          <table:table-cell office:value-type="float" office:value="6" calcext:value-type="float">
            <text:p>6</text:p>
          </table:table-cell>
          <table:table-cell table:formula="of:=[.D144]/[.B144]" office:value-type="float" office:value="0.211098503727426" calcext:value-type="float">
            <text:p>0,211098503727426</text:p>
          </table:table-cell>
          <table:table-cell office:value-type="float" office:value="66355" calcext:value-type="float">
            <text:p>66355</text:p>
          </table:table-cell>
          <table:table-cell office:value-type="float" office:value="2.5025595121388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44]/1000000000000000" office:value-type="float" office:value="250.25595121388" calcext:value-type="float">
            <text:p>250,25595121388</text:p>
          </table:table-cell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3.csv</text:p>
          </table:table-cell>
          <table:table-cell office:value-type="float" office:value="28.3760880696365" calcext:value-type="float">
            <text:p>28,3760880696365</text:p>
          </table:table-cell>
          <table:table-cell office:value-type="float" office:value="0.0295860706934536" calcext:value-type="float">
            <text:p>0,029586070693454</text:p>
          </table:table-cell>
          <table:table-cell office:value-type="float" office:value="4" calcext:value-type="float">
            <text:p>4</text:p>
          </table:table-cell>
          <table:table-cell table:formula="of:=[.D145]/[.B145]" office:value-type="float" office:value="0.140963757589974" calcext:value-type="float">
            <text:p>0,140963757589974</text:p>
          </table:table-cell>
          <table:table-cell office:value-type="float" office:value="66401" calcext:value-type="float">
            <text:p>66401</text:p>
          </table:table-cell>
          <table:table-cell office:value-type="float" office:value="2.50346969370797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[.G145]/1000000000000000" office:value-type="float" office:value="250.346969370797" calcext:value-type="float">
            <text:p>250,346969370797</text:p>
          </table:table-cell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4.csv</text:p>
          </table:table-cell>
          <table:table-cell office:value-type="float" office:value="28.2866441148932" calcext:value-type="float">
            <text:p>28,2866441148932</text:p>
          </table:table-cell>
          <table:table-cell office:value-type="float" office:value="0.0260886520573175" calcext:value-type="float">
            <text:p>0,026088652057318</text:p>
          </table:table-cell>
          <table:table-cell office:value-type="float" office:value="4" calcext:value-type="float">
            <text:p>4</text:p>
          </table:table-cell>
          <table:table-cell table:formula="of:=[.D146]/[.B146]" office:value-type="float" office:value="0.141409492895411" calcext:value-type="float">
            <text:p>0,141409492895411</text:p>
          </table:table-cell>
          <table:table-cell office:value-type="float" office:value="66217" calcext:value-type="float">
            <text:p>66217</text:p>
          </table:table-cell>
          <table:table-cell office:value-type="float" office:value="2.49895469781394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6]/1000000000000000" office:value-type="float" office:value="249.895469781394" calcext:value-type="float">
            <text:p>249,895469781394</text:p>
          </table:table-cell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5.csv</text:p>
          </table:table-cell>
          <table:table-cell office:value-type="float" office:value="28.5610945829621" calcext:value-type="float">
            <text:p>28,5610945829621</text:p>
          </table:table-cell>
          <table:table-cell office:value-type="float" office:value="0.0289084153804885" calcext:value-type="float">
            <text:p>0,028908415380489</text:p>
          </table:table-cell>
          <table:table-cell office:value-type="float" office:value="4" calcext:value-type="float">
            <text:p>4</text:p>
          </table:table-cell>
          <table:table-cell table:formula="of:=[.D147]/[.B147]" office:value-type="float" office:value="0.140050654864823" calcext:value-type="float">
            <text:p>0,140050654864823</text:p>
          </table:table-cell>
          <table:table-cell office:value-type="float" office:value="66216" calcext:value-type="float">
            <text:p>66216</text:p>
          </table:table-cell>
          <table:table-cell office:value-type="float" office:value="2.49891719042876E+017" calcext:value-type="float">
            <text:p>2,50E+17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formula="of:=[.G147]/1000000000000000" office:value-type="float" office:value="249.891719042876" calcext:value-type="float">
            <text:p>249,891719042876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6.csv</text:p>
          </table:table-cell>
          <table:table-cell office:value-type="float" office:value="28.2926626826029" calcext:value-type="float">
            <text:p>28,2926626826029</text:p>
          </table:table-cell>
          <table:table-cell office:value-type="float" office:value="0.0299409476865088" calcext:value-type="float">
            <text:p>0,029940947686509</text:p>
          </table:table-cell>
          <table:table-cell office:value-type="float" office:value="11" calcext:value-type="float">
            <text:p>11</text:p>
          </table:table-cell>
          <table:table-cell table:formula="of:=[.D148]/[.B148]" office:value-type="float" office:value="0.388793381641095" calcext:value-type="float">
            <text:p>0,388793381641095</text:p>
          </table:table-cell>
          <table:table-cell office:value-type="float" office:value="66263" calcext:value-type="float">
            <text:p>66263</text:p>
          </table:table-cell>
          <table:table-cell office:value-type="float" office:value="2.50076755451143E+017" calcext:value-type="float">
            <text:p>2,50E+1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table:formula="of:=[.G148]/1000000000000000" office:value-type="float" office:value="250.076755451143" calcext:value-type="float">
            <text:p>250,076755451143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7.csv</text:p>
          </table:table-cell>
          <table:table-cell office:value-type="float" office:value="27.3958802120301" calcext:value-type="float">
            <text:p>27,3958802120301</text:p>
          </table:table-cell>
          <table:table-cell office:value-type="float" office:value="0.025664345404348" calcext:value-type="float">
            <text:p>0,025664345404348</text:p>
          </table:table-cell>
          <table:table-cell office:value-type="float" office:value="6" calcext:value-type="float">
            <text:p>6</text:p>
          </table:table-cell>
          <table:table-cell table:formula="of:=[.D149]/[.B149]" office:value-type="float" office:value="0.219011032080848" calcext:value-type="float">
            <text:p>0,219011032080848</text:p>
          </table:table-cell>
          <table:table-cell office:value-type="float" office:value="66216" calcext:value-type="float">
            <text:p>66216</text:p>
          </table:table-cell>
          <table:table-cell office:value-type="float" office:value="2.49982116580935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49]/1000000000000000" office:value-type="float" office:value="249.982116580935" calcext:value-type="float">
            <text:p>249,982116580935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8.csv</text:p>
          </table:table-cell>
          <table:table-cell office:value-type="float" office:value="27.3987154299531" calcext:value-type="float">
            <text:p>27,3987154299531</text:p>
          </table:table-cell>
          <table:table-cell office:value-type="float" office:value="0.0256624364867609" calcext:value-type="float">
            <text:p>0,025662436486761</text:p>
          </table:table-cell>
          <table:table-cell office:value-type="float" office:value="3" calcext:value-type="float">
            <text:p>3</text:p>
          </table:table-cell>
          <table:table-cell table:formula="of:=[.D150]/[.B150]" office:value-type="float" office:value="0.109494184414219" calcext:value-type="float">
            <text:p>0,109494184414219</text:p>
          </table:table-cell>
          <table:table-cell office:value-type="float" office:value="66169" calcext:value-type="float">
            <text:p>66169</text:p>
          </table:table-cell>
          <table:table-cell office:value-type="float" office:value="2.4988759773401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0]/1000000000000000" office:value-type="float" office:value="249.887597734012" calcext:value-type="float">
            <text:p>249,88759773401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29.csv</text:p>
          </table:table-cell>
          <table:table-cell office:value-type="float" office:value="27.3690382639183" calcext:value-type="float">
            <text:p>27,3690382639183</text:p>
          </table:table-cell>
          <table:table-cell office:value-type="float" office:value="0.0257774166516587" calcext:value-type="float">
            <text:p>0,025777416651659</text:p>
          </table:table-cell>
          <table:table-cell office:value-type="float" office:value="1" calcext:value-type="float">
            <text:p>1</text:p>
          </table:table-cell>
          <table:table-cell table:formula="of:=[.D151]/[.B151]" office:value-type="float" office:value="0.0365376375434551" calcext:value-type="float">
            <text:p>0,036537637543455</text:p>
          </table:table-cell>
          <table:table-cell office:value-type="float" office:value="66171" calcext:value-type="float">
            <text:p>66171</text:p>
          </table:table-cell>
          <table:table-cell office:value-type="float" office:value="2.4989559930807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1]/1000000000000000" office:value-type="float" office:value="249.895599308072" calcext:value-type="float">
            <text:p>249,895599308072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30.csv</text:p>
          </table:table-cell>
          <table:table-cell office:value-type="float" office:value="27.3698599084191" calcext:value-type="float">
            <text:p>27,3698599084191</text:p>
          </table:table-cell>
          <table:table-cell office:value-type="float" office:value="0.0296618792663077" calcext:value-type="float">
            <text:p>0,029661879266308</text:p>
          </table:table-cell>
          <table:table-cell office:value-type="float" office:value="6" calcext:value-type="float">
            <text:p>6</text:p>
          </table:table-cell>
          <table:table-cell table:formula="of:=[.D152]/[.B152]" office:value-type="float" office:value="0.219219244090993" calcext:value-type="float">
            <text:p>0,219219244090993</text:p>
          </table:table-cell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2]/1000000000000000" office:value-type="float" office:value="249.891598521042" calcext:value-type="float">
            <text:p>249,891598521042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5-31.csv</text:p>
          </table:table-cell>
          <table:table-cell office:value-type="float" office:value="27.3660667059588" calcext:value-type="float">
            <text:p>27,3660667059588</text:p>
          </table:table-cell>
          <table:table-cell office:value-type="float" office:value="0.0257891632482227" calcext:value-type="float">
            <text:p>0,025789163248223</text:p>
          </table:table-cell>
          <table:table-cell office:value-type="float" office:value="9" calcext:value-type="float">
            <text:p>9</text:p>
          </table:table-cell>
          <table:table-cell table:formula="of:=[.D153]/[.B153]" office:value-type="float" office:value="0.328874445008946" calcext:value-type="float">
            <text:p>0,328874445008946</text:p>
          </table:table-cell>
          <table:table-cell office:value-type="float" office:value="66170" calcext:value-type="float">
            <text:p>66170</text:p>
          </table:table-cell>
          <table:table-cell office:value-type="float" office:value="2.49891598521042E+017" calcext:value-type="float">
            <text:p>2,5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3]/1000000000000000" office:value-type="float" office:value="249.891598521042" calcext:value-type="float">
            <text:p>249,891598521042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1.csv</text:p>
          </table:table-cell>
          <table:table-cell office:value-type="float" office:value="27.4754496912567" calcext:value-type="float">
            <text:p>27,4754496912567</text:p>
          </table:table-cell>
          <table:table-cell office:value-type="float" office:value="0.0290598998906484" calcext:value-type="float">
            <text:p>0,029059899890648</text:p>
          </table:table-cell>
          <table:table-cell office:value-type="float" office:value="10" calcext:value-type="float">
            <text:p>10</text:p>
          </table:table-cell>
          <table:table-cell table:formula="of:=[.D154]/[.B154]" office:value-type="float" office:value="0.363961285888697" calcext:value-type="float">
            <text:p>0,363961285888697</text:p>
          </table:table-cell>
          <table:table-cell office:value-type="float" office:value="67045" calcext:value-type="float">
            <text:p>67045</text:p>
          </table:table-cell>
          <table:table-cell office:value-type="float" office:value="2.57017670534211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4]/1000000000000000" office:value-type="float" office:value="257.017670534211" calcext:value-type="float">
            <text:p>257,01767053421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2.csv</text:p>
          </table:table-cell>
          <table:table-cell office:value-type="float" office:value="27.4331354592369" calcext:value-type="float">
            <text:p>27,4331354592369</text:p>
          </table:table-cell>
          <table:table-cell office:value-type="float" office:value="0.0292233179416935" calcext:value-type="float">
            <text:p>0,029223317941694</text:p>
          </table:table-cell>
          <table:table-cell office:value-type="float" office:value="12" calcext:value-type="float">
            <text:p>12</text:p>
          </table:table-cell>
          <table:table-cell table:formula="of:=[.D155]/[.B155]" office:value-type="float" office:value="0.437427213445247" calcext:value-type="float">
            <text:p>0,437427213445247</text:p>
          </table:table-cell>
          <table:table-cell office:value-type="float" office:value="67045" calcext:value-type="float">
            <text:p>67045</text:p>
          </table:table-cell>
          <table:table-cell office:value-type="float" office:value="2.57019230836925E+017" calcext:value-type="float">
            <text:p>2,57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5]/1000000000000000" office:value-type="float" office:value="257.019230836925" calcext:value-type="float">
            <text:p>257,019230836925</text:p>
          </table:table-cell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3.csv</text:p>
          </table:table-cell>
          <table:table-cell office:value-type="float" office:value="27.3198420088307" calcext:value-type="float">
            <text:p>27,3198420088307</text:p>
          </table:table-cell>
          <table:table-cell office:value-type="float" office:value="0.0297631361437314" calcext:value-type="float">
            <text:p>0,029763136143731</text:p>
          </table:table-cell>
          <table:table-cell office:value-type="float" office:value="9" calcext:value-type="float">
            <text:p>9</text:p>
          </table:table-cell>
          <table:table-cell table:formula="of:=[.D156]/[.B156]" office:value-type="float" office:value="0.329430894845252" calcext:value-type="float">
            <text:p>0,329430894845252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600969938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6]/1000000000000000" office:value-type="float" office:value="254.674600969938" calcext:value-type="float">
            <text:p>254,674600969938</text:p>
          </table:table-cell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4.csv</text:p>
          </table:table-cell>
          <table:table-cell office:value-type="float" office:value="27.3535851942949" calcext:value-type="float">
            <text:p>27,3535851942949</text:p>
          </table:table-cell>
          <table:table-cell office:value-type="float" office:value="0.0296121423485798" calcext:value-type="float">
            <text:p>0,02961214234858</text:p>
          </table:table-cell>
          <table:table-cell office:value-type="float" office:value="6" calcext:value-type="float">
            <text:p>6</text:p>
          </table:table-cell>
          <table:table-cell table:formula="of:=[.D157]/[.B157]" office:value-type="float" office:value="0.219349674179142" calcext:value-type="float">
            <text:p>0,219349674179142</text:p>
          </table:table-cell>
          <table:table-cell office:value-type="float" office:value="66676" calcext:value-type="float">
            <text:p>66676</text:p>
          </table:table-cell>
          <table:table-cell office:value-type="float" office:value="2.54806077463807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57]/1000000000000000" office:value-type="float" office:value="254.806077463807" calcext:value-type="float">
            <text:p>254,806077463807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5.csv</text:p>
          </table:table-cell>
          <table:table-cell office:value-type="float" office:value="27.5427417174781" calcext:value-type="float">
            <text:p>27,5427417174781</text:p>
          </table:table-cell>
          <table:table-cell office:value-type="float" office:value="0.02889932652126" calcext:value-type="float">
            <text:p>0,02889932652126</text:p>
          </table:table-cell>
          <table:table-cell office:value-type="float" office:value="3" calcext:value-type="float">
            <text:p>3</text:p>
          </table:table-cell>
          <table:table-cell table:formula="of:=[.D158]/[.B158]" office:value-type="float" office:value="0.108921618289593" calcext:value-type="float">
            <text:p>0,108921618289593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58]/1000000000000000" office:value-type="float" office:value="254.674911030093" calcext:value-type="float">
            <text:p>254,67491103009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6.csv</text:p>
          </table:table-cell>
          <table:table-cell office:value-type="float" office:value="27.5264019463551" calcext:value-type="float">
            <text:p>27,5264019463551</text:p>
          </table:table-cell>
          <table:table-cell office:value-type="float" office:value="0.0328379771337872" calcext:value-type="float">
            <text:p>0,032837977133787</text:p>
          </table:table-cell>
          <table:table-cell office:value-type="float" office:value="3" calcext:value-type="float">
            <text:p>3</text:p>
          </table:table-cell>
          <table:table-cell table:formula="of:=[.D159]/[.B159]" office:value-type="float" office:value="0.108986274553665" calcext:value-type="float">
            <text:p>0,108986274553665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159]/1000000000000000" office:value-type="float" office:value="254.674911030093" calcext:value-type="float">
            <text:p>254,674911030093</text:p>
          </table:table-cell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7.csv</text:p>
          </table:table-cell>
          <table:table-cell office:value-type="float" office:value="27.7558345598174" calcext:value-type="float">
            <text:p>27,7558345598174</text:p>
          </table:table-cell>
          <table:table-cell office:value-type="float" office:value="0.0280735217285605" calcext:value-type="float">
            <text:p>0,028073521728561</text:p>
          </table:table-cell>
          <table:table-cell office:value-type="float" office:value="5" calcext:value-type="float">
            <text:p>5</text:p>
          </table:table-cell>
          <table:table-cell table:formula="of:=[.D160]/[.B160]" office:value-type="float" office:value="0.180142304466629" calcext:value-type="float">
            <text:p>0,180142304466629</text:p>
          </table:table-cell>
          <table:table-cell office:value-type="float" office:value="66585" calcext:value-type="float">
            <text:p>66585</text:p>
          </table:table-cell>
          <table:table-cell office:value-type="float" office:value="2.54674911030093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60]/1000000000000000" office:value-type="float" office:value="254.674911030093" calcext:value-type="float">
            <text:p>254,674911030093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8.csv</text:p>
          </table:table-cell>
          <table:table-cell office:value-type="float" office:value="27.798378013066" calcext:value-type="float">
            <text:p>27,798378013066</text:p>
          </table:table-cell>
          <table:table-cell office:value-type="float" office:value="0.0317842191672026" calcext:value-type="float">
            <text:p>0,031784219167203</text:p>
          </table:table-cell>
          <table:table-cell office:value-type="float" office:value="1" calcext:value-type="float">
            <text:p>1</text:p>
          </table:table-cell>
          <table:table-cell table:formula="of:=[.D161]/[.B161]" office:value-type="float" office:value="0.0359733218797864" calcext:value-type="float">
            <text:p>0,035973321879786</text:p>
          </table:table-cell>
          <table:table-cell office:value-type="float" office:value="66584" calcext:value-type="float">
            <text:p>66584</text:p>
          </table:table-cell>
          <table:table-cell office:value-type="float" office:value="2.54851625303655E+017" calcext:value-type="float">
            <text:p>2,5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1]/1000000000000000" office:value-type="float" office:value="254.851625303655" calcext:value-type="float">
            <text:p>254,851625303655</text:p>
          </table:table-cell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09.csv</text:p>
          </table:table-cell>
          <table:table-cell office:value-type="float" office:value="27.7191653971383" calcext:value-type="float">
            <text:p>27,7191653971383</text:p>
          </table:table-cell>
          <table:table-cell office:value-type="float" office:value="0.0281379790149133" calcext:value-type="float">
            <text:p>0,028137979014913</text:p>
          </table:table-cell>
          <table:table-cell office:value-type="float" office:value="2" calcext:value-type="float">
            <text:p>2</text:p>
          </table:table-cell>
          <table:table-cell table:formula="of:=[.D162]/[.B162]" office:value-type="float" office:value="0.0721522445335413" calcext:value-type="float">
            <text:p>0,072152244533541</text:p>
          </table:table-cell>
          <table:table-cell office:value-type="float" office:value="66953" calcext:value-type="float">
            <text:p>66953</text:p>
          </table:table-cell>
          <table:table-cell office:value-type="float" office:value="2.56839675004331E+017" calcext:value-type="float">
            <text:p>2,5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62]/1000000000000000" office:value-type="float" office:value="256.839675004331" calcext:value-type="float">
            <text:p>256,839675004331</text:p>
          </table:table-cell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0.csv</text:p>
          </table:table-cell>
          <table:table-cell office:value-type="float" office:value="27.5023499771632" calcext:value-type="float">
            <text:p>27,5023499771632</text:p>
          </table:table-cell>
          <table:table-cell office:value-type="float" office:value="0.0287790624561907" calcext:value-type="float">
            <text:p>0,028779062456191</text:p>
          </table:table-cell>
          <table:table-cell office:value-type="float" office:value="1" calcext:value-type="float">
            <text:p>1</text:p>
          </table:table-cell>
          <table:table-cell table:formula="of:=[.D163]/[.B163]" office:value-type="float" office:value="0.0363605292213341" calcext:value-type="float">
            <text:p>0,036360529221334</text:p>
          </table:table-cell>
          <table:table-cell office:value-type="float" office:value="67872" calcext:value-type="float">
            <text:p>67872</text:p>
          </table:table-cell>
          <table:table-cell office:value-type="float" office:value="2.60446384701556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3]/1000000000000000" office:value-type="float" office:value="260.446384701556" calcext:value-type="float">
            <text:p>260,446384701556</text:p>
          </table:table-cell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1.csv</text:p>
          </table:table-cell>
          <table:table-cell office:value-type="float" office:value="27.4693341982662" calcext:value-type="float">
            <text:p>27,4693341982662</text:p>
          </table:table-cell>
          <table:table-cell office:value-type="float" office:value="0.0250756935755824" calcext:value-type="float">
            <text:p>0,025075693575582</text:p>
          </table:table-cell>
          <table:table-cell office:value-type="float" office:value="1" calcext:value-type="float">
            <text:p>1</text:p>
          </table:table-cell>
          <table:table-cell table:formula="of:=[.D164]/[.B164]" office:value-type="float" office:value="0.0364042314525089" calcext:value-type="float">
            <text:p>0,036404231452509</text:p>
          </table:table-cell>
          <table:table-cell office:value-type="float" office:value="67827" calcext:value-type="float">
            <text:p>67827</text:p>
          </table:table-cell>
          <table:table-cell office:value-type="float" office:value="2.60359867428693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4]/1000000000000000" office:value-type="float" office:value="260.359867428693" calcext:value-type="float">
            <text:p>260,359867428693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2.csv</text:p>
          </table:table-cell>
          <table:table-cell office:value-type="float" office:value="27.3657582378646" calcext:value-type="float">
            <text:p>27,3657582378646</text:p>
          </table:table-cell>
          <table:table-cell office:value-type="float" office:value="0.0293329765970594" calcext:value-type="float">
            <text:p>0,029332976597059</text:p>
          </table:table-cell>
          <table:table-cell office:value-type="float" office:value="1" calcext:value-type="float">
            <text:p>1</text:p>
          </table:table-cell>
          <table:table-cell table:formula="of:=[.D165]/[.B165]" office:value-type="float" office:value="0.0365420168996579" calcext:value-type="float">
            <text:p>0,036542016899658</text:p>
          </table:table-cell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5]/1000000000000000" office:value-type="float" office:value="260.179171374884" calcext:value-type="float">
            <text:p>260,179171374884</text:p>
          </table:table-cell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3.csv</text:p>
          </table:table-cell>
          <table:table-cell office:value-type="float" office:value="27.460866614538" calcext:value-type="float">
            <text:p>27,460866614538</text:p>
          </table:table-cell>
          <table:table-cell office:value-type="float" office:value="0.025116910049979" calcext:value-type="float">
            <text:p>0,025116910049979</text:p>
          </table:table-cell>
          <table:table-cell office:value-type="float" office:value="1" calcext:value-type="float">
            <text:p>1</text:p>
          </table:table-cell>
          <table:table-cell table:formula="of:=[.D166]/[.B166]" office:value-type="float" office:value="0.0364154567310921" calcext:value-type="float">
            <text:p>0,036415456731092</text:p>
          </table:table-cell>
          <table:table-cell office:value-type="float" office:value="67780" calcext:value-type="float">
            <text:p>67780</text:p>
          </table:table-cell>
          <table:table-cell office:value-type="float" office:value="2.6026618874477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6]/1000000000000000" office:value-type="float" office:value="260.266188744771" calcext:value-type="float">
            <text:p>260,266188744771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4.csv</text:p>
          </table:table-cell>
          <table:table-cell office:value-type="float" office:value="27.677672538432" calcext:value-type="float">
            <text:p>27,677672538432</text:p>
          </table:table-cell>
          <table:table-cell office:value-type="float" office:value="0.0242839760884358" calcext:value-type="float">
            <text:p>0,024283976088436</text:p>
          </table:table-cell>
          <table:table-cell office:value-type="float" office:value="6" calcext:value-type="float">
            <text:p>6</text:p>
          </table:table-cell>
          <table:table-cell table:formula="of:=[.D167]/[.B167]" office:value-type="float" office:value="0.21678123374242" calcext:value-type="float">
            <text:p>0,21678123374242</text:p>
          </table:table-cell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67]/1000000000000000" office:value-type="float" office:value="260.270189531801" calcext:value-type="float">
            <text:p>260,270189531801</text:p>
          </table:table-cell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5.csv</text:p>
          </table:table-cell>
          <table:table-cell office:value-type="float" office:value="27.8488691390103" calcext:value-type="float">
            <text:p>27,8488691390103</text:p>
          </table:table-cell>
          <table:table-cell office:value-type="float" office:value="0.0274767240445956" calcext:value-type="float">
            <text:p>0,027476724044596</text:p>
          </table:table-cell>
          <table:table-cell office:value-type="float" office:value="4" calcext:value-type="float">
            <text:p>4</text:p>
          </table:table-cell>
          <table:table-cell table:formula="of:=[.D168]/[.B168]" office:value-type="float" office:value="0.143632403169896" calcext:value-type="float">
            <text:p>0,143632403169896</text:p>
          </table:table-cell>
          <table:table-cell office:value-type="float" office:value="67735" calcext:value-type="float">
            <text:p>67735</text:p>
          </table:table-cell>
          <table:table-cell office:value-type="float" office:value="2.60179171374884E+017" calcext:value-type="float">
            <text:p>2,6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68]/1000000000000000" office:value-type="float" office:value="260.179171374884" calcext:value-type="float">
            <text:p>260,179171374884</text:p>
          </table:table-cell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6.csv</text:p>
          </table:table-cell>
          <table:table-cell office:value-type="float" office:value="28.1955976512939" calcext:value-type="float">
            <text:p>28,1955976512939</text:p>
          </table:table-cell>
          <table:table-cell office:value-type="float" office:value="0.0261356193484949" calcext:value-type="float">
            <text:p>0,026135619348495</text:p>
          </table:table-cell>
          <table:table-cell office:value-type="float" office:value="3" calcext:value-type="float">
            <text:p>3</text:p>
          </table:table-cell>
          <table:table-cell table:formula="of:=[.D169]/[.B169]" office:value-type="float" office:value="0.106399588939457" calcext:value-type="float">
            <text:p>0,106399588939457</text:p>
          </table:table-cell>
          <table:table-cell office:value-type="float" office:value="67781" calcext:value-type="float">
            <text:p>67781</text:p>
          </table:table-cell>
          <table:table-cell office:value-type="float" office:value="2.60270189531801E+017" calcext:value-type="float">
            <text:p>2,60E+17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G169]/1000000000000000" office:value-type="float" office:value="260.270189531801" calcext:value-type="float">
            <text:p>260,270189531801</text:p>
          </table:table-cell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7.csv</text:p>
          </table:table-cell>
          <table:table-cell office:value-type="float" office:value="28.0857536414525" calcext:value-type="float">
            <text:p>28,0857536414525</text:p>
          </table:table-cell>
          <table:table-cell office:value-type="float" office:value="0.0264678689971691" calcext:value-type="float">
            <text:p>0,026467868997169</text:p>
          </table:table-cell>
          <table:table-cell office:value-type="float" office:value="4" calcext:value-type="float">
            <text:p>4</text:p>
          </table:table-cell>
          <table:table-cell table:formula="of:=[.D170]/[.B170]" office:value-type="float" office:value="0.142420960144587" calcext:value-type="float">
            <text:p>0,142420960144587</text:p>
          </table:table-cell>
          <table:table-cell office:value-type="float" office:value="68241" calcext:value-type="float">
            <text:p>68241</text:p>
          </table:table-cell>
          <table:table-cell office:value-type="float" office:value="2.61891509069096E+017" calcext:value-type="float">
            <text:p>2,62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70]/1000000000000000" office:value-type="float" office:value="261.891509069096" calcext:value-type="float">
            <text:p>261,891509069096</text:p>
          </table:table-cell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8.csv</text:p>
          </table:table-cell>
          <table:table-cell office:value-type="float" office:value="27.8727950310559" calcext:value-type="float">
            <text:p>27,8727950310559</text:p>
          </table:table-cell>
          <table:table-cell office:value-type="float" office:value="0.0272465704905749" calcext:value-type="float">
            <text:p>0,027246570490575</text:p>
          </table:table-cell>
          <table:table-cell office:value-type="float" office:value="3" calcext:value-type="float">
            <text:p>3</text:p>
          </table:table-cell>
          <table:table-cell table:formula="of:=[.D171]/[.B171]" office:value-type="float" office:value="0.107631832281527" calcext:value-type="float">
            <text:p>0,107631832281527</text:p>
          </table:table-cell>
          <table:table-cell office:value-type="float" office:value="68424" calcext:value-type="float">
            <text:p>68424</text:p>
          </table:table-cell>
          <table:table-cell office:value-type="float" office:value="2.6269882768023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1]/1000000000000000" office:value-type="float" office:value="262.698827680237" calcext:value-type="float">
            <text:p>262,698827680237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19.csv</text:p>
          </table:table-cell>
          <table:table-cell office:value-type="float" office:value="27.5154911875603" calcext:value-type="float">
            <text:p>27,5154911875603</text:p>
          </table:table-cell>
          <table:table-cell office:value-type="float" office:value="0.0286122972047448" calcext:value-type="float">
            <text:p>0,028612297204745</text:p>
          </table:table-cell>
          <table:table-cell office:value-type="float" office:value="5" calcext:value-type="float">
            <text:p>5</text:p>
          </table:table-cell>
          <table:table-cell table:formula="of:=[.D172]/[.B172]" office:value-type="float" office:value="0.181715818406342" calcext:value-type="float">
            <text:p>0,181715818406342</text:p>
          </table:table-cell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2]/1000000000000000" office:value-type="float" office:value="262.702828467267" calcext:value-type="float">
            <text:p>262,702828467267</text:p>
          </table:table-cell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0.csv</text:p>
          </table:table-cell>
          <table:table-cell office:value-type="float" office:value="27.5222283927162" calcext:value-type="float">
            <text:p>27,5222283927162</text:p>
          </table:table-cell>
          <table:table-cell office:value-type="float" office:value="0.0285865417515706" calcext:value-type="float">
            <text:p>0,028586541751571</text:p>
          </table:table-cell>
          <table:table-cell office:value-type="float" office:value="0" calcext:value-type="float">
            <text:p>0</text:p>
          </table:table-cell>
          <table:table-cell table:formula="of:=[.D173]/[.B173]" office:value-type="float" office:value="0" calcext:value-type="float">
            <text:p>0</text:p>
          </table:table-cell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3]/1000000000000000" office:value-type="float" office:value="262.702828467267" calcext:value-type="float">
            <text:p>262,702828467267</text:p>
          </table:table-cell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1.csv</text:p>
          </table:table-cell>
          <table:table-cell office:value-type="float" office:value="27.7982053605355" calcext:value-type="float">
            <text:p>27,7982053605355</text:p>
          </table:table-cell>
          <table:table-cell office:value-type="float" office:value="0.0275315179386806" calcext:value-type="float">
            <text:p>0,027531517938681</text:p>
          </table:table-cell>
          <table:table-cell office:value-type="float" office:value="4" calcext:value-type="float">
            <text:p>4</text:p>
          </table:table-cell>
          <table:table-cell table:formula="of:=[.D174]/[.B174]" office:value-type="float" office:value="0.143894181229365" calcext:value-type="float">
            <text:p>0,143894181229365</text:p>
          </table:table-cell>
          <table:table-cell office:value-type="float" office:value="68425" calcext:value-type="float">
            <text:p>68425</text:p>
          </table:table-cell>
          <table:table-cell office:value-type="float" office:value="2.62702828467267E+017" calcext:value-type="float">
            <text:p>2,6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74]/1000000000000000" office:value-type="float" office:value="262.702828467267" calcext:value-type="float">
            <text:p>262,702828467267</text:p>
          </table:table-cell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2.csv</text:p>
          </table:table-cell>
          <table:table-cell office:value-type="float" office:value="28.0071368107651" calcext:value-type="float">
            <text:p>28,0071368107651</text:p>
          </table:table-cell>
          <table:table-cell office:value-type="float" office:value="0.0267148470949124" calcext:value-type="float">
            <text:p>0,026714847094912</text:p>
          </table:table-cell>
          <table:table-cell office:value-type="float" office:value="2" calcext:value-type="float">
            <text:p>2</text:p>
          </table:table-cell>
          <table:table-cell table:formula="of:=[.D175]/[.B175]" office:value-type="float" office:value="0.0714103699179725" calcext:value-type="float">
            <text:p>0,071410369917973</text:p>
          </table:table-cell>
          <table:table-cell office:value-type="float" office:value="68517" calcext:value-type="float">
            <text:p>68517</text:p>
          </table:table-cell>
          <table:table-cell office:value-type="float" office:value="2.63067900291884E+017" calcext:value-type="float">
            <text:p>2,63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5]/1000000000000000" office:value-type="float" office:value="263.067900291884" calcext:value-type="float">
            <text:p>263,067900291884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3.csv</text:p>
          </table:table-cell>
          <table:table-cell office:value-type="float" office:value="27.780483894476" calcext:value-type="float">
            <text:p>27,780483894476</text:p>
          </table:table-cell>
          <table:table-cell office:value-type="float" office:value="0.0275622317408879" calcext:value-type="float">
            <text:p>0,027562231740888</text:p>
          </table:table-cell>
          <table:table-cell office:value-type="float" office:value="4" calcext:value-type="float">
            <text:p>4</text:p>
          </table:table-cell>
          <table:table-cell table:formula="of:=[.D176]/[.B176]" office:value-type="float" office:value="0.143985972857563" calcext:value-type="float">
            <text:p>0,143985972857563</text:p>
          </table:table-cell>
          <table:table-cell office:value-type="float" office:value="68609" calcext:value-type="float">
            <text:p>68609</text:p>
          </table:table-cell>
          <table:table-cell office:value-type="float" office:value="2.63699363799246E+017" calcext:value-type="float">
            <text:p>2,6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76]/1000000000000000" office:value-type="float" office:value="263.699363799246" calcext:value-type="float">
            <text:p>263,699363799246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4.csv</text:p>
          </table:table-cell>
          <table:table-cell office:value-type="float" office:value="28.1556214707189" calcext:value-type="float">
            <text:p>28,1556214707189</text:p>
          </table:table-cell>
          <table:table-cell office:value-type="float" office:value="0.0165506136672963" calcext:value-type="float">
            <text:p>0,016550613667296</text:p>
          </table:table-cell>
          <table:table-cell office:value-type="float" office:value="6" calcext:value-type="float">
            <text:p>6</text:p>
          </table:table-cell>
          <table:table-cell table:formula="of:=[.D177]/[.B177]" office:value-type="float" office:value="0.213101316418813" calcext:value-type="float">
            <text:p>0,213101316418813</text:p>
          </table:table-cell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77]/1000000000000000" office:value-type="float" office:value="245.275229013665" calcext:value-type="float">
            <text:p>245,275229013665</text:p>
          </table:table-cell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5.csv</text:p>
          </table:table-cell>
          <table:table-cell office:value-type="float" office:value="28.252226977334" calcext:value-type="float">
            <text:p>28,252226977334</text:p>
          </table:table-cell>
          <table:table-cell office:value-type="float" office:value="0.0129479371986465" calcext:value-type="float">
            <text:p>0,012947937198647</text:p>
          </table:table-cell>
          <table:table-cell office:value-type="float" office:value="3" calcext:value-type="float">
            <text:p>3</text:p>
          </table:table-cell>
          <table:table-cell table:formula="of:=[.D178]/[.B178]" office:value-type="float" office:value="0.106186319485781" calcext:value-type="float">
            <text:p>0,106186319485781</text:p>
          </table:table-cell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78]/1000000000000000" office:value-type="float" office:value="245.635799466518" calcext:value-type="float">
            <text:p>245,635799466518</text:p>
          </table:table-cell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6.csv</text:p>
          </table:table-cell>
          <table:table-cell office:value-type="float" office:value="28.1773681872978" calcext:value-type="float">
            <text:p>28,1773681872978</text:p>
          </table:table-cell>
          <table:table-cell office:value-type="float" office:value="0.0206199292416526" calcext:value-type="float">
            <text:p>0,020619929241653</text:p>
          </table:table-cell>
          <table:table-cell office:value-type="float" office:value="2" calcext:value-type="float">
            <text:p>2</text:p>
          </table:table-cell>
          <table:table-cell table:formula="of:=[.D179]/[.B179]" office:value-type="float" office:value="0.0709789497268091" calcext:value-type="float">
            <text:p>0,070978949726809</text:p>
          </table:table-cell>
          <table:table-cell office:value-type="float" office:value="63043" calcext:value-type="float">
            <text:p>63043</text:p>
          </table:table-cell>
          <table:table-cell office:value-type="float" office:value="2.45275229013665E+017" calcext:value-type="float">
            <text:p>2,45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79]/1000000000000000" office:value-type="float" office:value="245.275229013665" calcext:value-type="float">
            <text:p>245,275229013665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7.csv</text:p>
          </table:table-cell>
          <table:table-cell office:value-type="float" office:value="28.0952411187657" calcext:value-type="float">
            <text:p>28,0952411187657</text:p>
          </table:table-cell>
          <table:table-cell office:value-type="float" office:value="0.0203002487507471" calcext:value-type="float">
            <text:p>0,020300248750747</text:p>
          </table:table-cell>
          <table:table-cell office:value-type="float" office:value="2" calcext:value-type="float">
            <text:p>2</text:p>
          </table:table-cell>
          <table:table-cell table:formula="of:=[.D180]/[.B180]" office:value-type="float" office:value="0.0711864330170897" calcext:value-type="float">
            <text:p>0,07118643301709</text:p>
          </table:table-cell>
          <table:table-cell office:value-type="float" office:value="62997" calcext:value-type="float">
            <text:p>62997</text:p>
          </table:table-cell>
          <table:table-cell office:value-type="float" office:value="2.44914658560812E+017" calcext:value-type="float">
            <text:p>2,45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80]/1000000000000000" office:value-type="float" office:value="244.914658560812" calcext:value-type="float">
            <text:p>244,914658560812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8.csv</text:p>
          </table:table-cell>
          <table:table-cell office:value-type="float" office:value="28.4174037089872" calcext:value-type="float">
            <text:p>28,4174037089872</text:p>
          </table:table-cell>
          <table:table-cell office:value-type="float" office:value="0.013605547495538" calcext:value-type="float">
            <text:p>0,013605547495538</text:p>
          </table:table-cell>
          <table:table-cell office:value-type="float" office:value="5" calcext:value-type="float">
            <text:p>5</text:p>
          </table:table-cell>
          <table:table-cell table:formula="of:=[.D181]/[.B181]" office:value-type="float" office:value="0.175948515606959" calcext:value-type="float">
            <text:p>0,175948515606959</text:p>
          </table:table-cell>
          <table:table-cell office:value-type="float" office:value="63089" calcext:value-type="float">
            <text:p>63089</text:p>
          </table:table-cell>
          <table:table-cell office:value-type="float" office:value="2.45635799466518E+017" calcext:value-type="float">
            <text:p>2,46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1]/1000000000000000" office:value-type="float" office:value="245.635799466518" calcext:value-type="float">
            <text:p>245,635799466518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29.csv</text:p>
          </table:table-cell>
          <table:table-cell office:value-type="float" office:value="28.0969973296972" calcext:value-type="float">
            <text:p>28,0969973296972</text:p>
          </table:table-cell>
          <table:table-cell office:value-type="float" office:value="0.0260159311308817" calcext:value-type="float">
            <text:p>0,026015931130882</text:p>
          </table:table-cell>
          <table:table-cell office:value-type="float" office:value="6" calcext:value-type="float">
            <text:p>6</text:p>
          </table:table-cell>
          <table:table-cell table:formula="of:=[.D182]/[.B182]" office:value-type="float" office:value="0.213545950465614" calcext:value-type="float">
            <text:p>0,213545950465614</text:p>
          </table:table-cell>
          <table:table-cell office:value-type="float" office:value="70403" calcext:value-type="float">
            <text:p>70403</text:p>
          </table:table-cell>
          <table:table-cell office:value-type="float" office:value="2.7794164638914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2]/1000000000000000" office:value-type="float" office:value="277.941646389143" calcext:value-type="float">
            <text:p>277,941646389143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6-30.csv</text:p>
          </table:table-cell>
          <table:table-cell office:value-type="float" office:value="28.301393406531" calcext:value-type="float">
            <text:p>28,301393406531</text:p>
          </table:table-cell>
          <table:table-cell office:value-type="float" office:value="0.0214769741015996" calcext:value-type="float">
            <text:p>0,0214769741016</text:p>
          </table:table-cell>
          <table:table-cell office:value-type="float" office:value="1" calcext:value-type="float">
            <text:p>1</text:p>
          </table:table-cell>
          <table:table-cell table:formula="of:=[.D183]/[.B183]" office:value-type="float" office:value="0.0353339493089847" calcext:value-type="float">
            <text:p>0,035333949308985</text:p>
          </table:table-cell>
          <table:table-cell office:value-type="float" office:value="70402" calcext:value-type="float">
            <text:p>70402</text:p>
          </table:table-cell>
          <table:table-cell office:value-type="float" office:value="2.77937645602112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183]/1000000000000000" office:value-type="float" office:value="277.937645602112" calcext:value-type="float">
            <text:p>277,93764560211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1.csv</text:p>
          </table:table-cell>
          <table:table-cell office:value-type="float" office:value="27.9468701206529" calcext:value-type="float">
            <text:p>27,9468701206529</text:p>
          </table:table-cell>
          <table:table-cell office:value-type="float" office:value="0.02280549450568" calcext:value-type="float">
            <text:p>0,02280549450568</text:p>
          </table:table-cell>
          <table:table-cell office:value-type="float" office:value="5" calcext:value-type="float">
            <text:p>5</text:p>
          </table:table-cell>
          <table:table-cell table:formula="of:=[.D184]/[.B184]" office:value-type="float" office:value="0.178910911254601" calcext:value-type="float">
            <text:p>0,178910911254601</text:p>
          </table:table-cell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4]/1000000000000000" office:value-type="float" office:value="278.122181913355" calcext:value-type="float">
            <text:p>278,122181913355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2.csv</text:p>
          </table:table-cell>
          <table:table-cell office:value-type="float" office:value="28.0302742675809" calcext:value-type="float">
            <text:p>28,0302742675809</text:p>
          </table:table-cell>
          <table:table-cell office:value-type="float" office:value="0.0224692688265065" calcext:value-type="float">
            <text:p>0,022469268826507</text:p>
          </table:table-cell>
          <table:table-cell office:value-type="float" office:value="4" calcext:value-type="float">
            <text:p>4</text:p>
          </table:table-cell>
          <table:table-cell table:formula="of:=[.D185]/[.B185]" office:value-type="float" office:value="0.142702849134313" calcext:value-type="float">
            <text:p>0,142702849134313</text:p>
          </table:table-cell>
          <table:table-cell office:value-type="float" office:value="70587" calcext:value-type="float">
            <text:p>70587</text:p>
          </table:table-cell>
          <table:table-cell office:value-type="float" office:value="2.78348047228921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5]/1000000000000000" office:value-type="float" office:value="278.348047228921" calcext:value-type="float">
            <text:p>278,348047228921</text:p>
          </table:table-cell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3.csv</text:p>
          </table:table-cell>
          <table:table-cell office:value-type="float" office:value="28.0825833924769" calcext:value-type="float">
            <text:p>28,0825833924769</text:p>
          </table:table-cell>
          <table:table-cell office:value-type="float" office:value="0.0222941874072664" calcext:value-type="float">
            <text:p>0,022294187407266</text:p>
          </table:table-cell>
          <table:table-cell office:value-type="float" office:value="1" calcext:value-type="float">
            <text:p>1</text:p>
          </table:table-cell>
          <table:table-cell table:formula="of:=[.D186]/[.B186]" office:value-type="float" office:value="0.0356092595194747" calcext:value-type="float">
            <text:p>0,035609259519475</text:p>
          </table:table-cell>
          <table:table-cell office:value-type="float" office:value="70449" calcext:value-type="float">
            <text:p>70449</text:p>
          </table:table-cell>
          <table:table-cell office:value-type="float" office:value="2.78122181913355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86]/1000000000000000" office:value-type="float" office:value="278.122181913355" calcext:value-type="float">
            <text:p>278,12218191335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4.csv</text:p>
          </table:table-cell>
          <table:table-cell office:value-type="float" office:value="28.0385411938266" calcext:value-type="float">
            <text:p>28,0385411938266</text:p>
          </table:table-cell>
          <table:table-cell office:value-type="float" office:value="0.022452789748722" calcext:value-type="float">
            <text:p>0,022452789748722</text:p>
          </table:table-cell>
          <table:table-cell office:value-type="float" office:value="4" calcext:value-type="float">
            <text:p>4</text:p>
          </table:table-cell>
          <table:table-cell table:formula="of:=[.D187]/[.B187]" office:value-type="float" office:value="0.142660774408645" calcext:value-type="float">
            <text:p>0,142660774408645</text:p>
          </table:table-cell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7]/1000000000000000" office:value-type="float" office:value="278.167351175112" calcext:value-type="float">
            <text:p>278,167351175112</text:p>
          </table:table-cell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5.csv</text:p>
          </table:table-cell>
          <table:table-cell office:value-type="float" office:value="28.0248099182932" calcext:value-type="float">
            <text:p>28,0248099182932</text:p>
          </table:table-cell>
          <table:table-cell office:value-type="float" office:value="0.0225045061913842" calcext:value-type="float">
            <text:p>0,022504506191384</text:p>
          </table:table-cell>
          <table:table-cell office:value-type="float" office:value="1" calcext:value-type="float">
            <text:p>1</text:p>
          </table:table-cell>
          <table:table-cell table:formula="of:=[.D188]/[.B188]" office:value-type="float" office:value="0.0356826684254243" calcext:value-type="float">
            <text:p>0,035682668425424</text:p>
          </table:table-cell>
          <table:table-cell office:value-type="float" office:value="70495" calcext:value-type="float">
            <text:p>70495</text:p>
          </table:table-cell>
          <table:table-cell office:value-type="float" office:value="2.78167351175112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88]/1000000000000000" office:value-type="float" office:value="278.167351175112" calcext:value-type="float">
            <text:p>278,167351175112</text:p>
          </table:table-cell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6.csv</text:p>
          </table:table-cell>
          <table:table-cell office:value-type="float" office:value="28.2063591199432" calcext:value-type="float">
            <text:p>28,2063591199432</text:p>
          </table:table-cell>
          <table:table-cell office:value-type="float" office:value="0.0255954097883012" calcext:value-type="float">
            <text:p>0,025595409788301</text:p>
          </table:table-cell>
          <table:table-cell office:value-type="float" office:value="5" calcext:value-type="float">
            <text:p>5</text:p>
          </table:table-cell>
          <table:table-cell table:formula="of:=[.D189]/[.B189]" office:value-type="float" office:value="0.177264991158138" calcext:value-type="float">
            <text:p>0,177264991158138</text:p>
          </table:table-cell>
          <table:table-cell office:value-type="float" office:value="70449" calcext:value-type="float">
            <text:p>70449</text:p>
          </table:table-cell>
          <table:table-cell office:value-type="float" office:value="2.77986815650899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89]/1000000000000000" office:value-type="float" office:value="277.986815650899" calcext:value-type="float">
            <text:p>277,986815650899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7.csv</text:p>
          </table:table-cell>
          <table:table-cell office:value-type="float" office:value="28.1747186073545" calcext:value-type="float">
            <text:p>28,1747186073545</text:p>
          </table:table-cell>
          <table:table-cell office:value-type="float" office:value="0.0256978433194043" calcext:value-type="float">
            <text:p>0,025697843319404</text:p>
          </table:table-cell>
          <table:table-cell office:value-type="float" office:value="5" calcext:value-type="float">
            <text:p>5</text:p>
          </table:table-cell>
          <table:table-cell table:formula="of:=[.D190]/[.B190]" office:value-type="float" office:value="0.177464061653302" calcext:value-type="float">
            <text:p>0,177464061653302</text:p>
          </table:table-cell>
          <table:table-cell office:value-type="float" office:value="70541" calcext:value-type="float">
            <text:p>70541</text:p>
          </table:table-cell>
          <table:table-cell office:value-type="float" office:value="2.78257529169028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0]/1000000000000000" office:value-type="float" office:value="278.257529169028" calcext:value-type="float">
            <text:p>278,25752916902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8.csv</text:p>
          </table:table-cell>
          <table:table-cell office:value-type="float" office:value="28.0297365942753" calcext:value-type="float">
            <text:p>28,0297365942753</text:p>
          </table:table-cell>
          <table:table-cell office:value-type="float" office:value="0.0225522692985472" calcext:value-type="float">
            <text:p>0,022552269298547</text:p>
          </table:table-cell>
          <table:table-cell office:value-type="float" office:value="4" calcext:value-type="float">
            <text:p>4</text:p>
          </table:table-cell>
          <table:table-cell table:formula="of:=[.D191]/[.B191]" office:value-type="float" office:value="0.142705586495484" calcext:value-type="float">
            <text:p>0,142705586495484</text:p>
          </table:table-cell>
          <table:table-cell office:value-type="float" office:value="70081" calcext:value-type="float">
            <text:p>70081</text:p>
          </table:table-cell>
          <table:table-cell office:value-type="float" office:value="2.76673896943461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1]/1000000000000000" office:value-type="float" office:value="276.673896943461" calcext:value-type="float">
            <text:p>276,673896943461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09.csv</text:p>
          </table:table-cell>
          <table:table-cell office:value-type="float" office:value="28.2866662925447" calcext:value-type="float">
            <text:p>28,2866662925447</text:p>
          </table:table-cell>
          <table:table-cell office:value-type="float" office:value="0.0213999046684187" calcext:value-type="float">
            <text:p>0,021399904668419</text:p>
          </table:table-cell>
          <table:table-cell office:value-type="float" office:value="5" calcext:value-type="float">
            <text:p>5</text:p>
          </table:table-cell>
          <table:table-cell table:formula="of:=[.D192]/[.B192]" office:value-type="float" office:value="0.176761727532304" calcext:value-type="float">
            <text:p>0,176761727532304</text:p>
          </table:table-cell>
          <table:table-cell office:value-type="float" office:value="71277" calcext:value-type="float">
            <text:p>71277</text:p>
          </table:table-cell>
          <table:table-cell office:value-type="float" office:value="2.81371821349185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2]/1000000000000000" office:value-type="float" office:value="281.371821349185" calcext:value-type="float">
            <text:p>281,371821349185</text:p>
          </table:table-cell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0.csv</text:p>
          </table:table-cell>
          <table:table-cell office:value-type="float" office:value="28.2253718062794" calcext:value-type="float">
            <text:p>28,2253718062794</text:p>
          </table:table-cell>
          <table:table-cell office:value-type="float" office:value="0.0217019219434049" calcext:value-type="float">
            <text:p>0,021701921943405</text:p>
          </table:table-cell>
          <table:table-cell office:value-type="float" office:value="2" calcext:value-type="float">
            <text:p>2</text:p>
          </table:table-cell>
          <table:table-cell table:formula="of:=[.D193]/[.B193]" office:value-type="float" office:value="0.0708582339933978" calcext:value-type="float">
            <text:p>0,070858233993398</text:p>
          </table:table-cell>
          <table:table-cell office:value-type="float" office:value="70802" calcext:value-type="float">
            <text:p>70802</text:p>
          </table:table-cell>
          <table:table-cell office:value-type="float" office:value="2.79506454301607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3]/1000000000000000" office:value-type="float" office:value="279.506454301607" calcext:value-type="float">
            <text:p>279,506454301607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1.csv</text:p>
          </table:table-cell>
          <table:table-cell office:value-type="float" office:value="28.1899569786304" calcext:value-type="float">
            <text:p>28,1899569786304</text:p>
          </table:table-cell>
          <table:table-cell office:value-type="float" office:value="0.0218208440147647" calcext:value-type="float">
            <text:p>0,021820844014765</text:p>
          </table:table-cell>
          <table:table-cell office:value-type="float" office:value="4" calcext:value-type="float">
            <text:p>4</text:p>
          </table:table-cell>
          <table:table-cell table:formula="of:=[.D194]/[.B194]" office:value-type="float" office:value="0.141894505303156" calcext:value-type="float">
            <text:p>0,141894505303156</text:p>
          </table:table-cell>
          <table:table-cell office:value-type="float" office:value="70894" calcext:value-type="float">
            <text:p>70894</text:p>
          </table:table-cell>
          <table:table-cell office:value-type="float" office:value="2.79867525350032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194]/1000000000000000" office:value-type="float" office:value="279.867525350032" calcext:value-type="float">
            <text:p>279,867525350032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2.csv</text:p>
          </table:table-cell>
          <table:table-cell office:value-type="float" office:value="28.7221260363442" calcext:value-type="float">
            <text:p>28,7221260363442</text:p>
          </table:table-cell>
          <table:table-cell office:value-type="float" office:value="0.0235533098933096" calcext:value-type="float">
            <text:p>0,02355330989331</text:p>
          </table:table-cell>
          <table:table-cell office:value-type="float" office:value="3" calcext:value-type="float">
            <text:p>3</text:p>
          </table:table-cell>
          <table:table-cell table:formula="of:=[.D195]/[.B195]" office:value-type="float" office:value="0.10444909252901" calcext:value-type="float">
            <text:p>0,10444909252901</text:p>
          </table:table-cell>
          <table:table-cell office:value-type="float" office:value="71042" calcext:value-type="float">
            <text:p>71042</text:p>
          </table:table-cell>
          <table:table-cell office:value-type="float" office:value="2.8044913979297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95]/1000000000000000" office:value-type="float" office:value="280.449139792971" calcext:value-type="float">
            <text:p>280,449139792971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3.csv</text:p>
          </table:table-cell>
          <table:table-cell office:value-type="float" office:value="28.5153781276356" calcext:value-type="float">
            <text:p>28,5153781276356</text:p>
          </table:table-cell>
          <table:table-cell office:value-type="float" office:value="0.0243123940677813" calcext:value-type="float">
            <text:p>0,024312394067781</text:p>
          </table:table-cell>
          <table:table-cell office:value-type="float" office:value="7" calcext:value-type="float">
            <text:p>7</text:p>
          </table:table-cell>
          <table:table-cell table:formula="of:=[.D196]/[.B196]" office:value-type="float" office:value="0.245481577297268" calcext:value-type="float">
            <text:p>0,245481577297268</text:p>
          </table:table-cell>
          <table:table-cell office:value-type="float" office:value="71139" calcext:value-type="float">
            <text:p>71139</text:p>
          </table:table-cell>
          <table:table-cell office:value-type="float" office:value="2.80650179847906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96]/1000000000000000" office:value-type="float" office:value="280.650179847906" calcext:value-type="float">
            <text:p>280,650179847906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4.csv</text:p>
          </table:table-cell>
          <table:table-cell office:value-type="float" office:value="28.4143561089975" calcext:value-type="float">
            <text:p>28,4143561089975</text:p>
          </table:table-cell>
          <table:table-cell office:value-type="float" office:value="0.028422215641525" calcext:value-type="float">
            <text:p>0,028422215641525</text:p>
          </table:table-cell>
          <table:table-cell office:value-type="float" office:value="2" calcext:value-type="float">
            <text:p>2</text:p>
          </table:table-cell>
          <table:table-cell table:formula="of:=[.D197]/[.B197]" office:value-type="float" office:value="0.0703869548311423" calcext:value-type="float">
            <text:p>0,070386954831142</text:p>
          </table:table-cell>
          <table:table-cell office:value-type="float" office:value="71230" calcext:value-type="float">
            <text:p>71230</text:p>
          </table:table-cell>
          <table:table-cell office:value-type="float" office:value="2.81277302502262E+017" calcext:value-type="float">
            <text:p>2,81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197]/1000000000000000" office:value-type="float" office:value="281.277302502262" calcext:value-type="float">
            <text:p>281,277302502262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5.csv</text:p>
          </table:table-cell>
          <table:table-cell office:value-type="float" office:value="26.9030057138044" calcext:value-type="float">
            <text:p>26,9030057138044</text:p>
          </table:table-cell>
          <table:table-cell office:value-type="float" office:value="0.0265913223593554" calcext:value-type="float">
            <text:p>0,026591322359355</text:p>
          </table:table-cell>
          <table:table-cell office:value-type="float" office:value="6" calcext:value-type="float">
            <text:p>6</text:p>
          </table:table-cell>
          <table:table-cell table:formula="of:=[.D198]/[.B198]" office:value-type="float" office:value="0.223023407266397" calcext:value-type="float">
            <text:p>0,223023407266397</text:p>
          </table:table-cell>
          <table:table-cell office:value-type="float" office:value="71230" calcext:value-type="float">
            <text:p>71230</text:p>
          </table:table-cell>
          <table:table-cell office:value-type="float" office:value="2.81186944971965E+017" calcext:value-type="float">
            <text:p>2,81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198]/1000000000000000" office:value-type="float" office:value="281.186944971965" calcext:value-type="float">
            <text:p>281,186944971965</text:p>
          </table:table-cell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6.csv</text:p>
          </table:table-cell>
          <table:table-cell office:value-type="float" office:value="27.5261188255322" calcext:value-type="float">
            <text:p>27,5261188255322</text:p>
          </table:table-cell>
          <table:table-cell office:value-type="float" office:value="0.0280333845315484" calcext:value-type="float">
            <text:p>0,028033384531548</text:p>
          </table:table-cell>
          <table:table-cell office:value-type="float" office:value="3" calcext:value-type="float">
            <text:p>3</text:p>
          </table:table-cell>
          <table:table-cell table:formula="of:=[.D199]/[.B199]" office:value-type="float" office:value="0.108987395535665" calcext:value-type="float">
            <text:p>0,108987395535665</text:p>
          </table:table-cell>
          <table:table-cell office:value-type="float" office:value="71078" calcext:value-type="float">
            <text:p>71078</text:p>
          </table:table-cell>
          <table:table-cell office:value-type="float" office:value="2.80499649982563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199]/1000000000000000" office:value-type="float" office:value="280.499649982563" calcext:value-type="float">
            <text:p>280,499649982563</text:p>
          </table:table-cell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7.csv</text:p>
          </table:table-cell>
          <table:table-cell office:value-type="float" office:value="27.5043571297847" calcext:value-type="float">
            <text:p>27,5043571297847</text:p>
          </table:table-cell>
          <table:table-cell office:value-type="float" office:value="0.0281241112965854" calcext:value-type="float">
            <text:p>0,028124111296585</text:p>
          </table:table-cell>
          <table:table-cell office:value-type="float" office:value="1" calcext:value-type="float">
            <text:p>1</text:p>
          </table:table-cell>
          <table:table-cell table:formula="of:=[.D200]/[.B200]" office:value-type="float" office:value="0.0363578757824189" calcext:value-type="float">
            <text:p>0,036357875782419</text:p>
          </table:table-cell>
          <table:table-cell office:value-type="float" office:value="71032" calcext:value-type="float">
            <text:p>71032</text:p>
          </table:table-cell>
          <table:table-cell office:value-type="float" office:value="2.8049914938699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00]/1000000000000000" office:value-type="float" office:value="280.499149386991" calcext:value-type="float">
            <text:p>280,499149386991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8.csv</text:p>
          </table:table-cell>
          <table:table-cell office:value-type="float" office:value="27.4717173001144" calcext:value-type="float">
            <text:p>27,4717173001144</text:p>
          </table:table-cell>
          <table:table-cell office:value-type="float" office:value="0.0282924195359386" calcext:value-type="float">
            <text:p>0,028292419535939</text:p>
          </table:table-cell>
          <table:table-cell office:value-type="float" office:value="4" calcext:value-type="float">
            <text:p>4</text:p>
          </table:table-cell>
          <table:table-cell table:formula="of:=[.D201]/[.B201]" office:value-type="float" office:value="0.14560429391079" calcext:value-type="float">
            <text:p>0,14560429391079</text:p>
          </table:table-cell>
          <table:table-cell office:value-type="float" office:value="70802" calcext:value-type="float">
            <text:p>70802</text:p>
          </table:table-cell>
          <table:table-cell office:value-type="float" office:value="2.79416436837287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01]/1000000000000000" office:value-type="float" office:value="279.416436837287" calcext:value-type="float">
            <text:p>279,416436837287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19.csv</text:p>
          </table:table-cell>
          <table:table-cell office:value-type="float" office:value="27.60969499064" calcext:value-type="float">
            <text:p>27,60969499064</text:p>
          </table:table-cell>
          <table:table-cell office:value-type="float" office:value="0.0135424622795345" calcext:value-type="float">
            <text:p>0,013542462279535</text:p>
          </table:table-cell>
          <table:table-cell office:value-type="float" office:value="6" calcext:value-type="float">
            <text:p>6</text:p>
          </table:table-cell>
          <table:table-cell table:formula="of:=[.D202]/[.B202]" office:value-type="float" office:value="0.217314968601937" calcext:value-type="float">
            <text:p>0,217314968601937</text:p>
          </table:table-cell>
          <table:table-cell office:value-type="float" office:value="71046" calcext:value-type="float">
            <text:p>71046</text:p>
          </table:table-cell>
          <table:table-cell office:value-type="float" office:value="2.80285108012451E+017" calcext:value-type="float">
            <text:p>2,80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02]/1000000000000000" office:value-type="float" office:value="280.285108012451" calcext:value-type="float">
            <text:p>280,285108012451</text:p>
          </table:table-cell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0.csv</text:p>
          </table:table-cell>
          <table:table-cell office:value-type="float" office:value="27.4815159987574" calcext:value-type="float">
            <text:p>27,4815159987574</text:p>
          </table:table-cell>
          <table:table-cell office:value-type="float" office:value="0.0130826754132011" calcext:value-type="float">
            <text:p>0,013082675413201</text:p>
          </table:table-cell>
          <table:table-cell office:value-type="float" office:value="2" calcext:value-type="float">
            <text:p>2</text:p>
          </table:table-cell>
          <table:table-cell table:formula="of:=[.D203]/[.B203]" office:value-type="float" office:value="0.0727761889151396" calcext:value-type="float">
            <text:p>0,07277618891514</text:p>
          </table:table-cell>
          <table:table-cell office:value-type="float" office:value="70817" calcext:value-type="float">
            <text:p>70817</text:p>
          </table:table-cell>
          <table:table-cell office:value-type="float" office:value="2.79296413714097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03]/1000000000000000" office:value-type="float" office:value="279.296413714097" calcext:value-type="float">
            <text:p>279,296413714097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1.csv</text:p>
          </table:table-cell>
          <table:table-cell office:value-type="float" office:value="27.5756655174363" calcext:value-type="float">
            <text:p>27,5756655174363</text:p>
          </table:table-cell>
          <table:table-cell office:value-type="float" office:value="0.0134408319726993" calcext:value-type="float">
            <text:p>0,013440831972699</text:p>
          </table:table-cell>
          <table:table-cell office:value-type="float" office:value="4" calcext:value-type="float">
            <text:p>4</text:p>
          </table:table-cell>
          <table:table-cell table:formula="of:=[.D204]/[.B204]" office:value-type="float" office:value="0.145055429304898" calcext:value-type="float">
            <text:p>0,145055429304898</text:p>
          </table:table-cell>
          <table:table-cell office:value-type="float" office:value="70771" calcext:value-type="float">
            <text:p>70771</text:p>
          </table:table-cell>
          <table:table-cell office:value-type="float" office:value="2.79275589175469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04]/1000000000000000" office:value-type="float" office:value="279.275589175469" calcext:value-type="float">
            <text:p>279,275589175469</text:p>
          </table:table-cell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2.csv</text:p>
          </table:table-cell>
          <table:table-cell office:value-type="float" office:value="26.9961558102587" calcext:value-type="float">
            <text:p>26,9961558102587</text:p>
          </table:table-cell>
          <table:table-cell office:value-type="float" office:value="0.0112844957332403" calcext:value-type="float">
            <text:p>0,01128449573324</text:p>
          </table:table-cell>
          <table:table-cell office:value-type="float" office:value="4" calcext:value-type="float">
            <text:p>4</text:p>
          </table:table-cell>
          <table:table-cell table:formula="of:=[.D205]/[.B205]" office:value-type="float" office:value="0.148169244099561" calcext:value-type="float">
            <text:p>0,148169244099561</text:p>
          </table:table-cell>
          <table:table-cell office:value-type="float" office:value="70495" calcext:value-type="float">
            <text:p>70495</text:p>
          </table:table-cell>
          <table:table-cell office:value-type="float" office:value="2.78554626310497E+017" calcext:value-type="float">
            <text:p>2,79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05]/1000000000000000" office:value-type="float" office:value="278.554626310497" calcext:value-type="float">
            <text:p>278,554626310497</text:p>
          </table:table-cell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3.csv</text:p>
          </table:table-cell>
          <table:table-cell office:value-type="float" office:value="27.0430921240505" calcext:value-type="float">
            <text:p>27,0430921240505</text:p>
          </table:table-cell>
          <table:table-cell office:value-type="float" office:value="0.011498850642613" calcext:value-type="float">
            <text:p>0,011498850642613</text:p>
          </table:table-cell>
          <table:table-cell office:value-type="float" office:value="4" calcext:value-type="float">
            <text:p>4</text:p>
          </table:table-cell>
          <table:table-cell table:formula="of:=[.D206]/[.B206]" office:value-type="float" office:value="0.147912079789228" calcext:value-type="float">
            <text:p>0,147912079789228</text:p>
          </table:table-cell>
          <table:table-cell office:value-type="float" office:value="70035" calcext:value-type="float">
            <text:p>70035</text:p>
          </table:table-cell>
          <table:table-cell office:value-type="float" office:value="2.76768774852306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6]/1000000000000000" office:value-type="float" office:value="276.768774852306" calcext:value-type="float">
            <text:p>276,768774852306</text:p>
          </table:table-cell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4.csv</text:p>
          </table:table-cell>
          <table:table-cell office:value-type="float" office:value="27.2148021145878" calcext:value-type="float">
            <text:p>27,2148021145878</text:p>
          </table:table-cell>
          <table:table-cell office:value-type="float" office:value="0.00837176314503884" calcext:value-type="float">
            <text:p>0,008371763145039</text:p>
          </table:table-cell>
          <table:table-cell office:value-type="float" office:value="2" calcext:value-type="float">
            <text:p>2</text:p>
          </table:table-cell>
          <table:table-cell table:formula="of:=[.D207]/[.B207]" office:value-type="float" office:value="0.0734894191616389" calcext:value-type="float">
            <text:p>0,073489419161639</text:p>
          </table:table-cell>
          <table:table-cell office:value-type="float" office:value="69989" calcext:value-type="float">
            <text:p>69989</text:p>
          </table:table-cell>
          <table:table-cell office:value-type="float" office:value="2.76497881797797E+017" calcext:value-type="float">
            <text:p>2,76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7]/1000000000000000" office:value-type="float" office:value="276.497881797797" calcext:value-type="float">
            <text:p>276,497881797797</text:p>
          </table:table-cell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5.csv</text:p>
          </table:table-cell>
          <table:table-cell office:value-type="float" office:value="27.1934705302695" calcext:value-type="float">
            <text:p>27,1934705302695</text:p>
          </table:table-cell>
          <table:table-cell office:value-type="float" office:value="0.008289296029182" calcext:value-type="float">
            <text:p>0,008289296029182</text:p>
          </table:table-cell>
          <table:table-cell office:value-type="float" office:value="3" calcext:value-type="float">
            <text:p>3</text:p>
          </table:table-cell>
          <table:table-cell table:formula="of:=[.D208]/[.B208]" office:value-type="float" office:value="0.110320600552278" calcext:value-type="float">
            <text:p>0,110320600552278</text:p>
          </table:table-cell>
          <table:table-cell office:value-type="float" office:value="70020" calcext:value-type="float">
            <text:p>70020</text:p>
          </table:table-cell>
          <table:table-cell office:value-type="float" office:value="2.76618405516559E+017" calcext:value-type="float">
            <text:p>2,77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08]/1000000000000000" office:value-type="float" office:value="276.618405516559" calcext:value-type="float">
            <text:p>276,618405516559</text:p>
          </table:table-cell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6.csv</text:p>
          </table:table-cell>
          <table:table-cell office:value-type="float" office:value="27.6766003472519" calcext:value-type="float">
            <text:p>27,6766003472519</text:p>
          </table:table-cell>
          <table:table-cell office:value-type="float" office:value="0.0100974314685801" calcext:value-type="float">
            <text:p>0,01009743146858</text:p>
          </table:table-cell>
          <table:table-cell office:value-type="float" office:value="4" calcext:value-type="float">
            <text:p>4</text:p>
          </table:table-cell>
          <table:table-cell table:formula="of:=[.D209]/[.B209]" office:value-type="float" office:value="0.144526421229953" calcext:value-type="float">
            <text:p>0,144526421229953</text:p>
          </table:table-cell>
          <table:table-cell office:value-type="float" office:value="70265" calcext:value-type="float">
            <text:p>70265</text:p>
          </table:table-cell>
          <table:table-cell office:value-type="float" office:value="2.776714524733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09]/1000000000000000" office:value-type="float" office:value="277.67145247337" calcext:value-type="float">
            <text:p>277,67145247337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7.csv</text:p>
          </table:table-cell>
          <table:table-cell office:value-type="float" office:value="27.3680992960356" calcext:value-type="float">
            <text:p>27,3680992960356</text:p>
          </table:table-cell>
          <table:table-cell office:value-type="float" office:value="0.0127144263468482" calcext:value-type="float">
            <text:p>0,012714426346848</text:p>
          </table:table-cell>
          <table:table-cell office:value-type="float" office:value="5" calcext:value-type="float">
            <text:p>5</text:p>
          </table:table-cell>
          <table:table-cell table:formula="of:=[.D210]/[.B210]" office:value-type="float" office:value="0.182694455538031" calcext:value-type="float">
            <text:p>0,182694455538031</text:p>
          </table:table-cell>
          <table:table-cell office:value-type="float" office:value="70173" calcext:value-type="float">
            <text:p>70173</text:p>
          </table:table-cell>
          <table:table-cell office:value-type="float" office:value="2.77581113949857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10]/1000000000000000" office:value-type="float" office:value="277.581113949857" calcext:value-type="float">
            <text:p>277,581113949857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8.csv</text:p>
          </table:table-cell>
          <table:table-cell office:value-type="float" office:value="26.682486631016" calcext:value-type="float">
            <text:p>26,682486631016</text:p>
          </table:table-cell>
          <table:table-cell office:value-type="float" office:value="0.0101163265678048" calcext:value-type="float">
            <text:p>0,010116326567805</text:p>
          </table:table-cell>
          <table:table-cell office:value-type="float" office:value="4" calcext:value-type="float">
            <text:p>4</text:p>
          </table:table-cell>
          <table:table-cell table:formula="of:=[.D211]/[.B211]" office:value-type="float" office:value="0.149911065460831" calcext:value-type="float">
            <text:p>0,149911065460831</text:p>
          </table:table-cell>
          <table:table-cell office:value-type="float" office:value="70311" calcext:value-type="float">
            <text:p>70311</text:p>
          </table:table-cell>
          <table:table-cell office:value-type="float" office:value="2.78168069320631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11]/1000000000000000" office:value-type="float" office:value="278.168069320631" calcext:value-type="float">
            <text:p>278,168069320631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29.csv</text:p>
          </table:table-cell>
          <table:table-cell office:value-type="float" office:value="27.0552395039254" calcext:value-type="float">
            <text:p>27,0552395039254</text:p>
          </table:table-cell>
          <table:table-cell office:value-type="float" office:value="0.0115220706814334" calcext:value-type="float">
            <text:p>0,011522070681433</text:p>
          </table:table-cell>
          <table:table-cell office:value-type="float" office:value="2" calcext:value-type="float">
            <text:p>2</text:p>
          </table:table-cell>
          <table:table-cell table:formula="of:=[.D212]/[.B212]" office:value-type="float" office:value="0.0739228347880573" calcext:value-type="float">
            <text:p>0,073922834788057</text:p>
          </table:table-cell>
          <table:table-cell office:value-type="float" office:value="70311" calcext:value-type="float">
            <text:p>70311</text:p>
          </table:table-cell>
          <table:table-cell office:value-type="float" office:value="2.78799031733872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12]/1000000000000000" office:value-type="float" office:value="278.799031733872" calcext:value-type="float">
            <text:p>278,799031733872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30.csv</text:p>
          </table:table-cell>
          <table:table-cell office:value-type="float" office:value="26.9769540647108" calcext:value-type="float">
            <text:p>26,9769540647108</text:p>
          </table:table-cell>
          <table:table-cell office:value-type="float" office:value="0.0264971554533031" calcext:value-type="float">
            <text:p>0,026497155453303</text:p>
          </table:table-cell>
          <table:table-cell office:value-type="float" office:value="4" calcext:value-type="float">
            <text:p>4</text:p>
          </table:table-cell>
          <table:table-cell table:formula="of:=[.D213]/[.B213]" office:value-type="float" office:value="0.148274708493962" calcext:value-type="float">
            <text:p>0,148274708493962</text:p>
          </table:table-cell>
          <table:table-cell office:value-type="float" office:value="70250" calcext:value-type="float">
            <text:p>70250</text:p>
          </table:table-cell>
          <table:table-cell office:value-type="float" office:value="2.78809713145185E+017" calcext:value-type="float">
            <text:p>2,79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13]/1000000000000000" office:value-type="float" office:value="278.809713145185" calcext:value-type="float">
            <text:p>278,809713145185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7-31.csv</text:p>
          </table:table-cell>
          <table:table-cell office:value-type="float" office:value="27.0782675638686" calcext:value-type="float">
            <text:p>27,0782675638686</text:p>
          </table:table-cell>
          <table:table-cell office:value-type="float" office:value="0.0299105848882328" calcext:value-type="float">
            <text:p>0,029910584888233</text:p>
          </table:table-cell>
          <table:table-cell office:value-type="float" office:value="3" calcext:value-type="float">
            <text:p>3</text:p>
          </table:table-cell>
          <table:table-cell table:formula="of:=[.D214]/[.B214]" office:value-type="float" office:value="0.110789953342621" calcext:value-type="float">
            <text:p>0,110789953342621</text:p>
          </table:table-cell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14]/1000000000000000" office:value-type="float" office:value="278.298272761013" calcext:value-type="float">
            <text:p>278,298272761013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1.csv</text:p>
          </table:table-cell>
          <table:table-cell office:value-type="float" office:value="27.269631044708" calcext:value-type="float">
            <text:p>27,269631044708</text:p>
          </table:table-cell>
          <table:table-cell office:value-type="float" office:value="0.029188041721785" calcext:value-type="float">
            <text:p>0,029188041721785</text:p>
          </table:table-cell>
          <table:table-cell office:value-type="float" office:value="5" calcext:value-type="float">
            <text:p>5</text:p>
          </table:table-cell>
          <table:table-cell table:formula="of:=[.D215]/[.B215]" office:value-type="float" office:value="0.183354149229324" calcext:value-type="float">
            <text:p>0,183354149229324</text:p>
          </table:table-cell>
          <table:table-cell office:value-type="float" office:value="70143" calcext:value-type="float">
            <text:p>70143</text:p>
          </table:table-cell>
          <table:table-cell office:value-type="float" office:value="2.78298272761013E+017" calcext:value-type="float">
            <text:p>2,78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215]/1000000000000000" office:value-type="float" office:value="278.298272761013" calcext:value-type="float">
            <text:p>278,298272761013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2.csv</text:p>
          </table:table-cell>
          <table:table-cell office:value-type="float" office:value="27.8436611307019" calcext:value-type="float">
            <text:p>27,8436611307019</text:p>
          </table:table-cell>
          <table:table-cell office:value-type="float" office:value="0.0269852697499018" calcext:value-type="float">
            <text:p>0,026985269749902</text:p>
          </table:table-cell>
          <table:table-cell office:value-type="float" office:value="5" calcext:value-type="float">
            <text:p>5</text:p>
          </table:table-cell>
          <table:table-cell table:formula="of:=[.D216]/[.B216]" office:value-type="float" office:value="0.179574086056044" calcext:value-type="float">
            <text:p>0,179574086056044</text:p>
          </table:table-cell>
          <table:table-cell office:value-type="float" office:value="70327" calcext:value-type="float">
            <text:p>70327</text:p>
          </table:table-cell>
          <table:table-cell office:value-type="float" office:value="2.7915544105434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16]/1000000000000000" office:value-type="float" office:value="279.155441054344" calcext:value-type="float">
            <text:p>279,155441054344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3.csv</text:p>
          </table:table-cell>
          <table:table-cell office:value-type="float" office:value="28.023854541319" calcext:value-type="float">
            <text:p>28,023854541319</text:p>
          </table:table-cell>
          <table:table-cell office:value-type="float" office:value="0.0263029878480582" calcext:value-type="float">
            <text:p>0,026302987848058</text:p>
          </table:table-cell>
          <table:table-cell office:value-type="float" office:value="2" calcext:value-type="float">
            <text:p>2</text:p>
          </table:table-cell>
          <table:table-cell table:formula="of:=[.D217]/[.B217]" office:value-type="float" office:value="0.0713677698066537" calcext:value-type="float">
            <text:p>0,071367769806654</text:p>
          </table:table-cell>
          <table:table-cell office:value-type="float" office:value="70342" calcext:value-type="float">
            <text:p>70342</text:p>
          </table:table-cell>
          <table:table-cell office:value-type="float" office:value="2.79215452859794E+017" calcext:value-type="float">
            <text:p>2,7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217]/1000000000000000" office:value-type="float" office:value="279.215452859794" calcext:value-type="float">
            <text:p>279,215452859794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4.csv</text:p>
          </table:table-cell>
          <table:table-cell office:value-type="float" office:value="26.6111270597692" calcext:value-type="float">
            <text:p>26,6111270597692</text:p>
          </table:table-cell>
          <table:table-cell office:value-type="float" office:value="0.0279937788179311" calcext:value-type="float">
            <text:p>0,027993778817931</text:p>
          </table:table-cell>
          <table:table-cell office:value-type="float" office:value="4" calcext:value-type="float">
            <text:p>4</text:p>
          </table:table-cell>
          <table:table-cell table:formula="of:=[.D218]/[.B218]" office:value-type="float" office:value="0.150313062314719" calcext:value-type="float">
            <text:p>0,150313062314719</text:p>
          </table:table-cell>
          <table:table-cell office:value-type="float" office:value="69667" calcext:value-type="float">
            <text:p>69667</text:p>
          </table:table-cell>
          <table:table-cell office:value-type="float" office:value="2.7656777186803E+017" calcext:value-type="float">
            <text:p>2,77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18]/1000000000000000" office:value-type="float" office:value="276.56777186803" calcext:value-type="float">
            <text:p>276,56777186803</text:p>
          </table:table-cell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5.csv</text:p>
          </table:table-cell>
          <table:table-cell office:value-type="float" office:value="26.3657168401927" calcext:value-type="float">
            <text:p>26,3657168401927</text:p>
          </table:table-cell>
          <table:table-cell office:value-type="float" office:value="0.0289906235467339" calcext:value-type="float">
            <text:p>0,028990623546734</text:p>
          </table:table-cell>
          <table:table-cell office:value-type="float" office:value="4" calcext:value-type="float">
            <text:p>4</text:p>
          </table:table-cell>
          <table:table-cell table:formula="of:=[.D219]/[.B219]" office:value-type="float" office:value="0.151712165621921" calcext:value-type="float">
            <text:p>0,151712165621921</text:p>
          </table:table-cell>
          <table:table-cell office:value-type="float" office:value="69345" calcext:value-type="float">
            <text:p>69345</text:p>
          </table:table-cell>
          <table:table-cell office:value-type="float" office:value="2.75934165452662E+017" calcext:value-type="float">
            <text:p>2,76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19]/1000000000000000" office:value-type="float" office:value="275.934165452662" calcext:value-type="float">
            <text:p>275,934165452662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6.csv</text:p>
          </table:table-cell>
          <table:table-cell office:value-type="float" office:value="26.5220068382012" calcext:value-type="float">
            <text:p>26,5220068382012</text:p>
          </table:table-cell>
          <table:table-cell office:value-type="float" office:value="0.0284632837288531" calcext:value-type="float">
            <text:p>0,028463283728853</text:p>
          </table:table-cell>
          <table:table-cell office:value-type="float" office:value="3" calcext:value-type="float">
            <text:p>3</text:p>
          </table:table-cell>
          <table:table-cell table:formula="of:=[.D220]/[.B220]" office:value-type="float" office:value="0.113113612340938" calcext:value-type="float">
            <text:p>0,113113612340938</text:p>
          </table:table-cell>
          <table:table-cell office:value-type="float" office:value="69023" calcext:value-type="float">
            <text:p>69023</text:p>
          </table:table-cell>
          <table:table-cell office:value-type="float" office:value="2.75301809279854E+017" calcext:value-type="float">
            <text:p>2,75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20]/1000000000000000" office:value-type="float" office:value="275.301809279854" calcext:value-type="float">
            <text:p>275,301809279854</text:p>
          </table:table-cell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7.csv</text:p>
          </table:table-cell>
          <table:table-cell office:value-type="float" office:value="26.6722524111639" calcext:value-type="float">
            <text:p>26,6722524111639</text:p>
          </table:table-cell>
          <table:table-cell office:value-type="float" office:value="0.0276375166067238" calcext:value-type="float">
            <text:p>0,027637516606724</text:p>
          </table:table-cell>
          <table:table-cell office:value-type="float" office:value="3" calcext:value-type="float">
            <text:p>3</text:p>
          </table:table-cell>
          <table:table-cell table:formula="of:=[.D221]/[.B221]" office:value-type="float" office:value="0.112476440075392" calcext:value-type="float">
            <text:p>0,112476440075392</text:p>
          </table:table-cell>
          <table:table-cell office:value-type="float" office:value="70297" calcext:value-type="float">
            <text:p>70297</text:p>
          </table:table-cell>
          <table:table-cell office:value-type="float" office:value="2.8495601610087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1]/1000000000000000" office:value-type="float" office:value="284.956016100877" calcext:value-type="float">
            <text:p>284,956016100877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8.csv</text:p>
          </table:table-cell>
          <table:table-cell office:value-type="float" office:value="26.6275661910114" calcext:value-type="float">
            <text:p>26,6275661910114</text:p>
          </table:table-cell>
          <table:table-cell office:value-type="float" office:value="0.027807836401105" calcext:value-type="float">
            <text:p>0,027807836401105</text:p>
          </table:table-cell>
          <table:table-cell office:value-type="float" office:value="3" calcext:value-type="float">
            <text:p>3</text:p>
          </table:table-cell>
          <table:table-cell table:formula="of:=[.D222]/[.B222]" office:value-type="float" office:value="0.112665197355239" calcext:value-type="float">
            <text:p>0,112665197355239</text:p>
          </table:table-cell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2]/1000000000000000" office:value-type="float" office:value="284.950855002047" calcext:value-type="float">
            <text:p>284,950855002047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09.csv</text:p>
          </table:table-cell>
          <table:table-cell office:value-type="float" office:value="26.7193017399593" calcext:value-type="float">
            <text:p>26,7193017399593</text:p>
          </table:table-cell>
          <table:table-cell office:value-type="float" office:value="0.0274618221535171" calcext:value-type="float">
            <text:p>0,027461822153517</text:p>
          </table:table-cell>
          <table:table-cell office:value-type="float" office:value="3" calcext:value-type="float">
            <text:p>3</text:p>
          </table:table-cell>
          <table:table-cell table:formula="of:=[.D223]/[.B223]" office:value-type="float" office:value="0.112278383215136" calcext:value-type="float">
            <text:p>0,112278383215136</text:p>
          </table:table-cell>
          <table:table-cell office:value-type="float" office:value="70288" calcext:value-type="float">
            <text:p>70288</text:p>
          </table:table-cell>
          <table:table-cell office:value-type="float" office:value="2.84950855002047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3]/1000000000000000" office:value-type="float" office:value="284.950855002047" calcext:value-type="float">
            <text:p>284,950855002047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0.csv</text:p>
          </table:table-cell>
          <table:table-cell office:value-type="float" office:value="26.8811101316575" calcext:value-type="float">
            <text:p>26,8811101316575</text:p>
          </table:table-cell>
          <table:table-cell office:value-type="float" office:value="0.0268429112664016" calcext:value-type="float">
            <text:p>0,026842911266402</text:p>
          </table:table-cell>
          <table:table-cell office:value-type="float" office:value="2" calcext:value-type="float">
            <text:p>2</text:p>
          </table:table-cell>
          <table:table-cell table:formula="of:=[.D224]/[.B224]" office:value-type="float" office:value="0.0744016891491631" calcext:value-type="float">
            <text:p>0,074401689149163</text:p>
          </table:table-cell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224]/1000000000000000" office:value-type="float" office:value="285.002525514278" calcext:value-type="float">
            <text:p>285,002525514278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1.csv</text:p>
          </table:table-cell>
          <table:table-cell office:value-type="float" office:value="26.4130150425114" calcext:value-type="float">
            <text:p>26,4130150425114</text:p>
          </table:table-cell>
          <table:table-cell office:value-type="float" office:value="0.0210666191266005" calcext:value-type="float">
            <text:p>0,021066619126601</text:p>
          </table:table-cell>
          <table:table-cell office:value-type="float" office:value="3" calcext:value-type="float">
            <text:p>3</text:p>
          </table:table-cell>
          <table:table-cell table:formula="of:=[.D225]/[.B225]" office:value-type="float" office:value="0.113580369191913" calcext:value-type="float">
            <text:p>0,113580369191913</text:p>
          </table:table-cell>
          <table:table-cell office:value-type="float" office:value="70333" calcext:value-type="float">
            <text:p>70333</text:p>
          </table:table-cell>
          <table:table-cell office:value-type="float" office:value="2.85002525514278E+017" calcext:value-type="float">
            <text:p>2,85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225]/1000000000000000" office:value-type="float" office:value="285.002525514278" calcext:value-type="float">
            <text:p>285,002525514278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2.csv</text:p>
          </table:table-cell>
          <table:table-cell office:value-type="float" office:value="26.2872083216193" calcext:value-type="float">
            <text:p>26,2872083216193</text:p>
          </table:table-cell>
          <table:table-cell office:value-type="float" office:value="0.0251678570920601" calcext:value-type="float">
            <text:p>0,02516785709206</text:p>
          </table:table-cell>
          <table:table-cell office:value-type="float" office:value="0" calcext:value-type="float">
            <text:p>0</text:p>
          </table:table-cell>
          <table:table-cell table:formula="of:=[.D226]/[.B226]" office:value-type="float" office:value="0" calcext:value-type="float">
            <text:p>0</text:p>
          </table:table-cell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26]/1000000000000000" office:value-type="float" office:value="293.800461138617" calcext:value-type="float">
            <text:p>293,800461138617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3.csv</text:p>
          </table:table-cell>
          <table:table-cell office:value-type="float" office:value="26.4371239808828" calcext:value-type="float">
            <text:p>26,4371239808828</text:p>
          </table:table-cell>
          <table:table-cell office:value-type="float" office:value="0.0246057875286093" calcext:value-type="float">
            <text:p>0,024605787528609</text:p>
          </table:table-cell>
          <table:table-cell office:value-type="float" office:value="3" calcext:value-type="float">
            <text:p>3</text:p>
          </table:table-cell>
          <table:table-cell table:formula="of:=[.D227]/[.B227]" office:value-type="float" office:value="0.113476791279163" calcext:value-type="float">
            <text:p>0,113476791279163</text:p>
          </table:table-cell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27]/1000000000000000" office:value-type="float" office:value="293.800461138617" calcext:value-type="float">
            <text:p>293,800461138617</text:p>
          </table:table-cell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4.csv</text:p>
          </table:table-cell>
          <table:table-cell office:value-type="float" office:value="26.3318948552151" calcext:value-type="float">
            <text:p>26,3318948552151</text:p>
          </table:table-cell>
          <table:table-cell office:value-type="float" office:value="0.0250003166192791" calcext:value-type="float">
            <text:p>0,025000316619279</text:p>
          </table:table-cell>
          <table:table-cell office:value-type="float" office:value="6" calcext:value-type="float">
            <text:p>6</text:p>
          </table:table-cell>
          <table:table-cell table:formula="of:=[.D228]/[.B228]" office:value-type="float" office:value="0.227860548319472" calcext:value-type="float">
            <text:p>0,227860548319472</text:p>
          </table:table-cell>
          <table:table-cell office:value-type="float" office:value="71139" calcext:value-type="float">
            <text:p>71139</text:p>
          </table:table-cell>
          <table:table-cell office:value-type="float" office:value="2.93800461138617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table:formula="of:=[.G228]/1000000000000000" office:value-type="float" office:value="293.800461138617" calcext:value-type="float">
            <text:p>293,800461138617</text:p>
          </table:table-cell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5.csv</text:p>
          </table:table-cell>
          <table:table-cell office:value-type="float" office:value="26.432182066096" calcext:value-type="float">
            <text:p>26,432182066096</text:p>
          </table:table-cell>
          <table:table-cell office:value-type="float" office:value="0.0246244890170939" calcext:value-type="float">
            <text:p>0,024624489017094</text:p>
          </table:table-cell>
          <table:table-cell office:value-type="float" office:value="2" calcext:value-type="float">
            <text:p>2</text:p>
          </table:table-cell>
          <table:table-cell table:formula="of:=[.D229]/[.B229]" office:value-type="float" office:value="0.0756653383742146" calcext:value-type="float">
            <text:p>0,075665338374215</text:p>
          </table:table-cell>
          <table:table-cell office:value-type="float" office:value="71138" calcext:value-type="float">
            <text:p>71138</text:p>
          </table:table-cell>
          <table:table-cell office:value-type="float" office:value="2.93792459575395E+017" calcext:value-type="float">
            <text:p>2,94E+1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[.G229]/1000000000000000" office:value-type="float" office:value="293.792459575395" calcext:value-type="float">
            <text:p>293,792459575395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6.csv</text:p>
          </table:table-cell>
          <table:table-cell office:value-type="float" office:value="26.2804852335503" calcext:value-type="float">
            <text:p>26,2804852335503</text:p>
          </table:table-cell>
          <table:table-cell office:value-type="float" office:value="0.0251928864878487" calcext:value-type="float">
            <text:p>0,025192886487849</text:p>
          </table:table-cell>
          <table:table-cell office:value-type="float" office:value="3" calcext:value-type="float">
            <text:p>3</text:p>
          </table:table-cell>
          <table:table-cell table:formula="of:=[.D230]/[.B230]" office:value-type="float" office:value="0.114153143419518" calcext:value-type="float">
            <text:p>0,114153143419518</text:p>
          </table:table-cell>
          <table:table-cell office:value-type="float" office:value="71140" calcext:value-type="float">
            <text:p>71140</text:p>
          </table:table-cell>
          <table:table-cell office:value-type="float" office:value="2.93801461343503E+017" calcext:value-type="float">
            <text:p>2,94E+1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table:formula="of:=[.G230]/1000000000000000" office:value-type="float" office:value="293.801461343503" calcext:value-type="float">
            <text:p>293,801461343503</text:p>
          </table:table-cell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7.csv</text:p>
          </table:table-cell>
          <table:table-cell office:value-type="float" office:value="26.5145880361174" calcext:value-type="float">
            <text:p>26,5145880361174</text:p>
          </table:table-cell>
          <table:table-cell office:value-type="float" office:value="0.0281160205803823" calcext:value-type="float">
            <text:p>0,028116020580382</text:p>
          </table:table-cell>
          <table:table-cell office:value-type="float" office:value="1" calcext:value-type="float">
            <text:p>1</text:p>
          </table:table-cell>
          <table:table-cell table:formula="of:=[.D231]/[.B231]" office:value-type="float" office:value="0.0377150872054972" calcext:value-type="float">
            <text:p>0,037715087205497</text:p>
          </table:table-cell>
          <table:table-cell office:value-type="float" office:value="70879" calcext:value-type="float">
            <text:p>70879</text:p>
          </table:table-cell>
          <table:table-cell office:value-type="float" office:value="2.93320565216503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231]/1000000000000000" office:value-type="float" office:value="293.320565216503" calcext:value-type="float">
            <text:p>293,320565216503</text:p>
          </table:table-cell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8.csv</text:p>
          </table:table-cell>
          <table:table-cell office:value-type="float" office:value="26.7774505917662" calcext:value-type="float">
            <text:p>26,7774505917662</text:p>
          </table:table-cell>
          <table:table-cell office:value-type="float" office:value="0.0309380860346969" calcext:value-type="float">
            <text:p>0,030938086034697</text:p>
          </table:table-cell>
          <table:table-cell office:value-type="float" office:value="4" calcext:value-type="float">
            <text:p>4</text:p>
          </table:table-cell>
          <table:table-cell table:formula="of:=[.D232]/[.B232]" office:value-type="float" office:value="0.149379418563094" calcext:value-type="float">
            <text:p>0,149379418563094</text:p>
          </table:table-cell>
          <table:table-cell office:value-type="float" office:value="70635" calcext:value-type="float">
            <text:p>70635</text:p>
          </table:table-cell>
          <table:table-cell office:value-type="float" office:value="2.92855492343588E+017" calcext:value-type="float">
            <text:p>2,93E+1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G232]/1000000000000000" office:value-type="float" office:value="292.855492343588" calcext:value-type="float">
            <text:p>292,855492343588</text:p>
          </table:table-cell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19.csv</text:p>
          </table:table-cell>
          <table:table-cell office:value-type="float" office:value="26.2923912735113" calcext:value-type="float">
            <text:p>26,2923912735113</text:p>
          </table:table-cell>
          <table:table-cell office:value-type="float" office:value="0.0177301316779385" calcext:value-type="float">
            <text:p>0,017730131677939</text:p>
          </table:table-cell>
          <table:table-cell office:value-type="float" office:value="3" calcext:value-type="float">
            <text:p>3</text:p>
          </table:table-cell>
          <table:table-cell table:formula="of:=[.D233]/[.B233]" office:value-type="float" office:value="0.114101451206623" calcext:value-type="float">
            <text:p>0,114101451206623</text:p>
          </table:table-cell>
          <table:table-cell office:value-type="float" office:value="70497" calcext:value-type="float">
            <text:p>70497</text:p>
          </table:table-cell>
          <table:table-cell office:value-type="float" office:value="2.92584528278398E+017" calcext:value-type="float">
            <text:p>2,9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233]/1000000000000000" office:value-type="float" office:value="292.584528278398" calcext:value-type="float">
            <text:p>292,584528278398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0.csv</text:p>
          </table:table-cell>
          <table:table-cell office:value-type="float" office:value="25.1871258549348" calcext:value-type="float">
            <text:p>25,1871258549348</text:p>
          </table:table-cell>
          <table:table-cell office:value-type="float" office:value="0.0106069190723686" calcext:value-type="float">
            <text:p>0,010606919072369</text:p>
          </table:table-cell>
          <table:table-cell office:value-type="float" office:value="5" calcext:value-type="float">
            <text:p>5</text:p>
          </table:table-cell>
          <table:table-cell table:formula="of:=[.D234]/[.B234]" office:value-type="float" office:value="0.19851411506011" calcext:value-type="float">
            <text:p>0,19851411506011</text:p>
          </table:table-cell>
          <table:table-cell office:value-type="float" office:value="70326" calcext:value-type="float">
            <text:p>70326</text:p>
          </table:table-cell>
          <table:table-cell office:value-type="float" office:value="2.92236638931322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34]/1000000000000000" office:value-type="float" office:value="292.236638931322" calcext:value-type="float">
            <text:p>292,236638931322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1.csv</text:p>
          </table:table-cell>
          <table:table-cell office:value-type="float" office:value="25.2445184331469" calcext:value-type="float">
            <text:p>25,2445184331469</text:p>
          </table:table-cell>
          <table:table-cell office:value-type="float" office:value="0.00284973782069267" calcext:value-type="float">
            <text:p>0,002849737820693</text:p>
          </table:table-cell>
          <table:table-cell office:value-type="float" office:value="2" calcext:value-type="float">
            <text:p>2</text:p>
          </table:table-cell>
          <table:table-cell table:formula="of:=[.D235]/[.B235]" office:value-type="float" office:value="0.0792251199125246" calcext:value-type="float">
            <text:p>0,079225119912525</text:p>
          </table:table-cell>
          <table:table-cell office:value-type="float" office:value="70280" calcext:value-type="float">
            <text:p>70280</text:p>
          </table:table-cell>
          <table:table-cell office:value-type="float" office:value="2.92145620774405E+017" calcext:value-type="float">
            <text:p>2,92E+17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formula="of:=[.G235]/1000000000000000" office:value-type="float" office:value="292.145620774405" calcext:value-type="float">
            <text:p>292,145620774405</text:p>
          </table:table-cell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2.csv</text:p>
          </table:table-cell>
          <table:table-cell office:value-type="float" office:value="25.2261130636463" calcext:value-type="float">
            <text:p>25,2261130636463</text:p>
          </table:table-cell>
          <table:table-cell office:value-type="float" office:value="0.00291920590559586" calcext:value-type="float">
            <text:p>0,002919205905596</text:p>
          </table:table-cell>
          <table:table-cell office:value-type="float" office:value="6" calcext:value-type="float">
            <text:p>6</text:p>
          </table:table-cell>
          <table:table-cell table:formula="of:=[.D236]/[.B236]" office:value-type="float" office:value="0.237848771424349" calcext:value-type="float">
            <text:p>0,237848771424349</text:p>
          </table:table-cell>
          <table:table-cell office:value-type="float" office:value="70278" calcext:value-type="float">
            <text:p>70278</text:p>
          </table:table-cell>
          <table:table-cell office:value-type="float" office:value="2.92135618812249E+017" calcext:value-type="float">
            <text:p>2,92E+1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formula="of:=[.G236]/1000000000000000" office:value-type="float" office:value="292.135618812249" calcext:value-type="float">
            <text:p>292,135618812249</text:p>
          </table:table-cell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3.csv</text:p>
          </table:table-cell>
          <table:table-cell office:value-type="float" office:value="24.1703851356161" calcext:value-type="float">
            <text:p>24,1703851356161</text:p>
          </table:table-cell>
          <table:table-cell office:value-type="float" office:value="0.0069037155103302" calcext:value-type="float">
            <text:p>0,00690371551033</text:p>
          </table:table-cell>
          <table:table-cell office:value-type="float" office:value="2" calcext:value-type="float">
            <text:p>2</text:p>
          </table:table-cell>
          <table:table-cell table:formula="of:=[.D237]/[.B237]" office:value-type="float" office:value="0.0827458887716652" calcext:value-type="float">
            <text:p>0,082745888771665</text:p>
          </table:table-cell>
          <table:table-cell office:value-type="float" office:value="70234" calcext:value-type="float">
            <text:p>70234</text:p>
          </table:table-cell>
          <table:table-cell office:value-type="float" office:value="2.92055442780489E+017" calcext:value-type="float">
            <text:p>2,92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37]/1000000000000000" office:value-type="float" office:value="292.055442780489" calcext:value-type="float">
            <text:p>292,055442780489</text:p>
          </table:table-cell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4.csv</text:p>
          </table:table-cell>
          <table:table-cell office:value-type="float" office:value="24.1721173104435" calcext:value-type="float">
            <text:p>24,1721173104435</text:p>
          </table:table-cell>
          <table:table-cell office:value-type="float" office:value="0.0106960346601897" calcext:value-type="float">
            <text:p>0,01069603466019</text:p>
          </table:table-cell>
          <table:table-cell office:value-type="float" office:value="2" calcext:value-type="float">
            <text:p>2</text:p>
          </table:table-cell>
          <table:table-cell table:formula="of:=[.D238]/[.B238]" office:value-type="float" office:value="0.0827399591981918" calcext:value-type="float">
            <text:p>0,082739959198192</text:p>
          </table:table-cell>
          <table:table-cell office:value-type="float" office:value="69899" calcext:value-type="float">
            <text:p>69899</text:p>
          </table:table-cell>
          <table:table-cell office:value-type="float" office:value="2.91455522759763E+017" calcext:value-type="float">
            <text:p>2,91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38]/1000000000000000" office:value-type="float" office:value="291.455522759763" calcext:value-type="float">
            <text:p>291,455522759763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5.csv</text:p>
          </table:table-cell>
          <table:table-cell office:value-type="float" office:value="24.0085743518799" calcext:value-type="float">
            <text:p>24,0085743518799</text:p>
          </table:table-cell>
          <table:table-cell office:value-type="float" office:value="0.00755972964936117" calcext:value-type="float">
            <text:p>0,007559729649361</text:p>
          </table:table-cell>
          <table:table-cell office:value-type="float" office:value="6" calcext:value-type="float">
            <text:p>6</text:p>
          </table:table-cell>
          <table:table-cell table:formula="of:=[.D239]/[.B239]" office:value-type="float" office:value="0.249910715732698" calcext:value-type="float">
            <text:p>0,249910715732698</text:p>
          </table:table-cell>
          <table:table-cell office:value-type="float" office:value="69392" calcext:value-type="float">
            <text:p>69392</text:p>
          </table:table-cell>
          <table:table-cell office:value-type="float" office:value="2.9047404684946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39]/1000000000000000" office:value-type="float" office:value="290.474046849467" calcext:value-type="float">
            <text:p>290,474046849467</text:p>
          </table:table-cell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6.csv</text:p>
          </table:table-cell>
          <table:table-cell office:value-type="float" office:value="24.0593681053254" calcext:value-type="float">
            <text:p>24,0593681053254</text:p>
          </table:table-cell>
          <table:table-cell office:value-type="float" office:value="0.0149641491816194" calcext:value-type="float">
            <text:p>0,014964149181619</text:p>
          </table:table-cell>
          <table:table-cell office:value-type="float" office:value="5" calcext:value-type="float">
            <text:p>5</text:p>
          </table:table-cell>
          <table:table-cell table:formula="of:=[.D240]/[.B240]" office:value-type="float" office:value="0.207819256852938" calcext:value-type="float">
            <text:p>0,207819256852938</text:p>
          </table:table-cell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40]/1000000000000000" office:value-type="float" office:value="290.364365071615" calcext:value-type="float">
            <text:p>290,364365071615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7.csv</text:p>
          </table:table-cell>
          <table:table-cell office:value-type="float" office:value="25.1560557774669" calcext:value-type="float">
            <text:p>25,1560557774669</text:p>
          </table:table-cell>
          <table:table-cell office:value-type="float" office:value="0.0107995891896681" calcext:value-type="float">
            <text:p>0,010799589189668</text:p>
          </table:table-cell>
          <table:table-cell office:value-type="float" office:value="4" calcext:value-type="float">
            <text:p>4</text:p>
          </table:table-cell>
          <table:table-cell table:formula="of:=[.D241]/[.B241]" office:value-type="float" office:value="0.159007438820474" calcext:value-type="float">
            <text:p>0,159007438820474</text:p>
          </table:table-cell>
          <table:table-cell office:value-type="float" office:value="69346" calcext:value-type="float">
            <text:p>69346</text:p>
          </table:table-cell>
          <table:table-cell office:value-type="float" office:value="2.90364365071615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241]/1000000000000000" office:value-type="float" office:value="290.364365071615" calcext:value-type="float">
            <text:p>290,364365071615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8.csv</text:p>
          </table:table-cell>
          <table:table-cell office:value-type="float" office:value="25.1397711551764" calcext:value-type="float">
            <text:p>25,1397711551764</text:p>
          </table:table-cell>
          <table:table-cell office:value-type="float" office:value="0.00706173915887802" calcext:value-type="float">
            <text:p>0,007061739158878</text:p>
          </table:table-cell>
          <table:table-cell office:value-type="float" office:value="4" calcext:value-type="float">
            <text:p>4</text:p>
          </table:table-cell>
          <table:table-cell table:formula="of:=[.D242]/[.B242]" office:value-type="float" office:value="0.159110438011142" calcext:value-type="float">
            <text:p>0,159110438011142</text:p>
          </table:table-cell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242]/1000000000000000" office:value-type="float" office:value="290.450542278501" calcext:value-type="float">
            <text:p>290,450542278501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29.csv</text:p>
          </table:table-cell>
          <table:table-cell office:value-type="float" office:value="25.1197400276689" calcext:value-type="float">
            <text:p>25,1197400276689</text:p>
          </table:table-cell>
          <table:table-cell office:value-type="float" office:value="0.00713778066200263" calcext:value-type="float">
            <text:p>0,007137780662003</text:p>
          </table:table-cell>
          <table:table-cell office:value-type="float" office:value="4" calcext:value-type="float">
            <text:p>4</text:p>
          </table:table-cell>
          <table:table-cell table:formula="of:=[.D243]/[.B243]" office:value-type="float" office:value="0.159237316771355" calcext:value-type="float">
            <text:p>0,159237316771355</text:p>
          </table:table-cell>
          <table:table-cell office:value-type="float" office:value="69391" calcext:value-type="float">
            <text:p>69391</text:p>
          </table:table-cell>
          <table:table-cell office:value-type="float" office:value="2.90450542278501E+017" calcext:value-type="float">
            <text:p>2,90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243]/1000000000000000" office:value-type="float" office:value="290.450542278501" calcext:value-type="float">
            <text:p>290,450542278501</text:p>
          </table:table-cell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30.csv</text:p>
          </table:table-cell>
          <table:table-cell office:value-type="float" office:value="24.1361376507717" calcext:value-type="float">
            <text:p>24,1361376507717</text:p>
          </table:table-cell>
          <table:table-cell office:value-type="float" office:value="0.0108716211090219" calcext:value-type="float">
            <text:p>0,010871621109022</text:p>
          </table:table-cell>
          <table:table-cell office:value-type="float" office:value="3" calcext:value-type="float">
            <text:p>3</text:p>
          </table:table-cell>
          <table:table-cell table:formula="of:=[.D244]/[.B244]" office:value-type="float" office:value="0.124294949067962" calcext:value-type="float">
            <text:p>0,124294949067962</text:p>
          </table:table-cell>
          <table:table-cell office:value-type="float" office:value="69392" calcext:value-type="float">
            <text:p>69392</text:p>
          </table:table-cell>
          <table:table-cell office:value-type="float" office:value="2.90409874399348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44]/1000000000000000" office:value-type="float" office:value="290.409874399348" calcext:value-type="float">
            <text:p>290,409874399348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8-31.csv</text:p>
          </table:table-cell>
          <table:table-cell office:value-type="float" office:value="24.1831487569937" calcext:value-type="float">
            <text:p>24,1831487569937</text:p>
          </table:table-cell>
          <table:table-cell office:value-type="float" office:value="0.0106966292293719" calcext:value-type="float">
            <text:p>0,010696629229372</text:p>
          </table:table-cell>
          <table:table-cell office:value-type="float" office:value="4" calcext:value-type="float">
            <text:p>4</text:p>
          </table:table-cell>
          <table:table-cell table:formula="of:=[.D245]/[.B245]" office:value-type="float" office:value="0.165404432656571" calcext:value-type="float">
            <text:p>0,165404432656571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45]/1000000000000000" office:value-type="float" office:value="290.327697968653" calcext:value-type="float">
            <text:p>290,327697968653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1.csv</text:p>
          </table:table-cell>
          <table:table-cell office:value-type="float" office:value="24.2027599930784" calcext:value-type="float">
            <text:p>24,2027599930784</text:p>
          </table:table-cell>
          <table:table-cell office:value-type="float" office:value="0.010622158090135" calcext:value-type="float">
            <text:p>0,010622158090135</text:p>
          </table:table-cell>
          <table:table-cell office:value-type="float" office:value="3" calcext:value-type="float">
            <text:p>3</text:p>
          </table:table-cell>
          <table:table-cell table:formula="of:=[.D246]/[.B246]" office:value-type="float" office:value="0.123952805417975" calcext:value-type="float">
            <text:p>0,123952805417975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27697968653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46]/1000000000000000" office:value-type="float" office:value="290.327697968653" calcext:value-type="float">
            <text:p>290,327697968653</text:p>
          </table:table-cell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2.csv</text:p>
          </table:table-cell>
          <table:table-cell office:value-type="float" office:value="24.2993708695276" calcext:value-type="float">
            <text:p>24,2993708695276</text:p>
          </table:table-cell>
          <table:table-cell office:value-type="float" office:value="0.0102586937183806" calcext:value-type="float">
            <text:p>0,010258693718381</text:p>
          </table:table-cell>
          <table:table-cell office:value-type="float" office:value="4" calcext:value-type="float">
            <text:p>4</text:p>
          </table:table-cell>
          <table:table-cell table:formula="of:=[.D247]/[.B247]" office:value-type="float" office:value="0.1646133153602" calcext:value-type="float">
            <text:p>0,1646133153602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88640921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G247]/1000000000000000" office:value-type="float" office:value="290.282188640921" calcext:value-type="float">
            <text:p>290,282188640921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3.csv</text:p>
          </table:table-cell>
          <table:table-cell office:value-type="float" office:value="24.5462594451174" calcext:value-type="float">
            <text:p>24,5462594451174</text:p>
          </table:table-cell>
          <table:table-cell office:value-type="float" office:value="0.00931776323148709" calcext:value-type="float">
            <text:p>0,009317763231487</text:p>
          </table:table-cell>
          <table:table-cell office:value-type="float" office:value="6" calcext:value-type="float">
            <text:p>6</text:p>
          </table:table-cell>
          <table:table-cell table:formula="of:=[.D248]/[.B248]" office:value-type="float" office:value="0.244436428834108" calcext:value-type="float">
            <text:p>0,244436428834108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48]/1000000000000000" office:value-type="float" office:value="290.373206797837" calcext:value-type="float">
            <text:p>290,373206797837</text:p>
          </table:table-cell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4.csv</text:p>
          </table:table-cell>
          <table:table-cell office:value-type="float" office:value="24.4855655534406" calcext:value-type="float">
            <text:p>24,4855655534406</text:p>
          </table:table-cell>
          <table:table-cell office:value-type="float" office:value="0.0057508694529946" calcext:value-type="float">
            <text:p>0,005750869452995</text:p>
          </table:table-cell>
          <table:table-cell office:value-type="float" office:value="6" calcext:value-type="float">
            <text:p>6</text:p>
          </table:table-cell>
          <table:table-cell table:formula="of:=[.D249]/[.B249]" office:value-type="float" office:value="0.245042328587624" calcext:value-type="float">
            <text:p>0,245042328587624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49]/1000000000000000" office:value-type="float" office:value="290.373206797837" calcext:value-type="float">
            <text:p>290,373206797837</text:p>
          </table:table-cell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5.csv</text:p>
          </table:table-cell>
          <table:table-cell office:value-type="float" office:value="24.4439060967872" calcext:value-type="float">
            <text:p>24,4439060967872</text:p>
          </table:table-cell>
          <table:table-cell office:value-type="float" office:value="0.00590906586568232" calcext:value-type="float">
            <text:p>0,005909065865682</text:p>
          </table:table-cell>
          <table:table-cell office:value-type="float" office:value="7" calcext:value-type="float">
            <text:p>7</text:p>
          </table:table-cell>
          <table:table-cell table:formula="of:=[.D250]/[.B250]" office:value-type="float" office:value="0.286369943178601" calcext:value-type="float">
            <text:p>0,286369943178601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0]/1000000000000000" office:value-type="float" office:value="290.373206797837" calcext:value-type="float">
            <text:p>290,373206797837</text:p>
          </table:table-cell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6.csv</text:p>
          </table:table-cell>
          <table:table-cell office:value-type="float" office:value="24.449097306339" calcext:value-type="float">
            <text:p>24,449097306339</text:p>
          </table:table-cell>
          <table:table-cell office:value-type="float" office:value="0.00588935291706079" calcext:value-type="float">
            <text:p>0,005889352917061</text:p>
          </table:table-cell>
          <table:table-cell office:value-type="float" office:value="3" calcext:value-type="float">
            <text:p>3</text:p>
          </table:table-cell>
          <table:table-cell table:formula="of:=[.D251]/[.B251]" office:value-type="float" office:value="0.122703916729972" calcext:value-type="float">
            <text:p>0,122703916729972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1]/1000000000000000" office:value-type="float" office:value="290.373206797837" calcext:value-type="float">
            <text:p>290,373206797837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7.csv</text:p>
          </table:table-cell>
          <table:table-cell office:value-type="float" office:value="24.4118503778047" calcext:value-type="float">
            <text:p>24,4118503778047</text:p>
          </table:table-cell>
          <table:table-cell office:value-type="float" office:value="0.00982816432621265" calcext:value-type="float">
            <text:p>0,009828164326213</text:p>
          </table:table-cell>
          <table:table-cell office:value-type="float" office:value="6" calcext:value-type="float">
            <text:p>6</text:p>
          </table:table-cell>
          <table:table-cell table:formula="of:=[.D252]/[.B252]" office:value-type="float" office:value="0.245782269968982" calcext:value-type="float">
            <text:p>0,245782269968982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2067978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2]/1000000000000000" office:value-type="float" office:value="290.373206797837" calcext:value-type="float">
            <text:p>290,373206797837</text:p>
          </table:table-cell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8.csv</text:p>
          </table:table-cell>
          <table:table-cell office:value-type="float" office:value="24.449313606737" calcext:value-type="float">
            <text:p>24,449313606737</text:p>
          </table:table-cell>
          <table:table-cell office:value-type="float" office:value="0.009685902546994" calcext:value-type="float">
            <text:p>0,009685902546994</text:p>
          </table:table-cell>
          <table:table-cell office:value-type="float" office:value="8" calcext:value-type="float">
            <text:p>8</text:p>
          </table:table-cell>
          <table:table-cell table:formula="of:=[.D253]/[.B253]" office:value-type="float" office:value="0.327207549818315" calcext:value-type="float">
            <text:p>0,327207549818315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53]/1000000000000000" office:value-type="float" office:value="290.373136784254" calcext:value-type="float">
            <text:p>290,373136784254</text:p>
          </table:table-cell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09.csv</text:p>
          </table:table-cell>
          <table:table-cell office:value-type="float" office:value="24.4257718430502" calcext:value-type="float">
            <text:p>24,4257718430502</text:p>
          </table:table-cell>
          <table:table-cell office:value-type="float" office:value="0.00977536983857341" calcext:value-type="float">
            <text:p>0,009775369838573</text:p>
          </table:table-cell>
          <table:table-cell office:value-type="float" office:value="4" calcext:value-type="float">
            <text:p>4</text:p>
          </table:table-cell>
          <table:table-cell table:formula="of:=[.D254]/[.B254]" office:value-type="float" office:value="0.163761457599061" calcext:value-type="float">
            <text:p>0,163761457599061</text:p>
          </table:table-cell>
          <table:table-cell office:value-type="float" office:value="69346" calcext:value-type="float">
            <text:p>69346</text:p>
          </table:table-cell>
          <table:table-cell office:value-type="float" office:value="2.9036913599722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54]/1000000000000000" office:value-type="float" office:value="290.369135997224" calcext:value-type="float">
            <text:p>290,369135997224</text:p>
          </table:table-cell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0.csv</text:p>
          </table:table-cell>
          <table:table-cell office:value-type="float" office:value="24.4476408836592" calcext:value-type="float">
            <text:p>24,4476408836592</text:p>
          </table:table-cell>
          <table:table-cell office:value-type="float" office:value="0.00969225449710538" calcext:value-type="float">
            <text:p>0,009692254497105</text:p>
          </table:table-cell>
          <table:table-cell office:value-type="float" office:value="5" calcext:value-type="float">
            <text:p>5</text:p>
          </table:table-cell>
          <table:table-cell table:formula="of:=[.D255]/[.B255]" office:value-type="float" office:value="0.204518710978858" calcext:value-type="float">
            <text:p>0,204518710978858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5]/1000000000000000" office:value-type="float" office:value="290.373136784254" calcext:value-type="float">
            <text:p>290,373136784254</text:p>
          </table:table-cell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1.csv</text:p>
          </table:table-cell>
          <table:table-cell office:value-type="float" office:value="24.5008507815654" calcext:value-type="float">
            <text:p>24,5008507815654</text:p>
          </table:table-cell>
          <table:table-cell office:value-type="float" office:value="0.00949019677373478" calcext:value-type="float">
            <text:p>0,009490196773735</text:p>
          </table:table-cell>
          <table:table-cell office:value-type="float" office:value="4" calcext:value-type="float">
            <text:p>4</text:p>
          </table:table-cell>
          <table:table-cell table:formula="of:=[.D256]/[.B256]" office:value-type="float" office:value="0.163259636804516" calcext:value-type="float">
            <text:p>0,163259636804516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6]/1000000000000000" office:value-type="float" office:value="290.373136784254" calcext:value-type="float">
            <text:p>290,373136784254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2.csv</text:p>
          </table:table-cell>
          <table:table-cell office:value-type="float" office:value="24.5758060794832" calcext:value-type="float">
            <text:p>24,5758060794832</text:p>
          </table:table-cell>
          <table:table-cell office:value-type="float" office:value="0.0130029347017087" calcext:value-type="float">
            <text:p>0,013002934701709</text:p>
          </table:table-cell>
          <table:table-cell office:value-type="float" office:value="3" calcext:value-type="float">
            <text:p>3</text:p>
          </table:table-cell>
          <table:table-cell table:formula="of:=[.D257]/[.B257]" office:value-type="float" office:value="0.122071275721227" calcext:value-type="float">
            <text:p>0,122071275721227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57]/1000000000000000" office:value-type="float" office:value="290.373136784254" calcext:value-type="float">
            <text:p>290,373136784254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3.csv</text:p>
          </table:table-cell>
          <table:table-cell office:value-type="float" office:value="25.0774211224549" calcext:value-type="float">
            <text:p>25,0774211224549</text:p>
          </table:table-cell>
          <table:table-cell office:value-type="float" office:value="0.0110981162829636" calcext:value-type="float">
            <text:p>0,011098116282964</text:p>
          </table:table-cell>
          <table:table-cell office:value-type="float" office:value="5" calcext:value-type="float">
            <text:p>5</text:p>
          </table:table-cell>
          <table:table-cell table:formula="of:=[.D258]/[.B258]" office:value-type="float" office:value="0.199382543188338" calcext:value-type="float">
            <text:p>0,199382543188338</text:p>
          </table:table-cell>
          <table:table-cell office:value-type="float" office:value="69347" calcext:value-type="float">
            <text:p>69347</text:p>
          </table:table-cell>
          <table:table-cell office:value-type="float" office:value="2.90373136784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8]/1000000000000000" office:value-type="float" office:value="290.373136784254" calcext:value-type="float">
            <text:p>290,373136784254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4.csv</text:p>
          </table:table-cell>
          <table:table-cell office:value-type="float" office:value="24.7477994863063" calcext:value-type="float">
            <text:p>24,7477994863063</text:p>
          </table:table-cell>
          <table:table-cell office:value-type="float" office:value="0.01235390991095" calcext:value-type="float">
            <text:p>0,01235390991095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202038165161579" calcext:value-type="float">
            <text:p>0,20203816516157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59]/1000000000000000" office:value-type="float" office:value="290.282118627337" calcext:value-type="float">
            <text:p>290,282118627337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5.csv</text:p>
          </table:table-cell>
          <table:table-cell office:value-type="float" office:value="24.8464235725314" calcext:value-type="float">
            <text:p>24,8464235725314</text:p>
          </table:table-cell>
          <table:table-cell office:value-type="float" office:value="0.0157780182966776" calcext:value-type="float">
            <text:p>0,015778018296678</text:p>
          </table:table-cell>
          <table:table-cell office:value-type="float" office:value="3" calcext:value-type="float">
            <text:p>3</text:p>
          </table:table-cell>
          <table:table-cell table:formula="of:=[.D260]/[.B260]" office:value-type="float" office:value="0.120741723300435" calcext:value-type="float">
            <text:p>0,120741723300435</text:p>
          </table:table-cell>
          <table:table-cell office:value-type="float" office:value="69300" calcext:value-type="float">
            <text:p>69300</text:p>
          </table:table-cell>
          <table:table-cell office:value-type="float" office:value="2.90274117064115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60]/1000000000000000" office:value-type="float" office:value="290.274117064115" calcext:value-type="float">
            <text:p>290,274117064115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6.csv</text:p>
          </table:table-cell>
          <table:table-cell office:value-type="float" office:value="24.1244552826758" calcext:value-type="float">
            <text:p>24,1244552826758</text:p>
          </table:table-cell>
          <table:table-cell office:value-type="float" office:value="0.0147217645689698" calcext:value-type="float">
            <text:p>0,01472176456897</text:p>
          </table:table-cell>
          <table:table-cell office:value-type="float" office:value="7" calcext:value-type="float">
            <text:p>7</text:p>
          </table:table-cell>
          <table:table-cell table:formula="of:=[.D261]/[.B261]" office:value-type="float" office:value="0.290161991969486" calcext:value-type="float">
            <text:p>0,290161991969486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61]/1000000000000000" office:value-type="float" office:value="290.282118627337" calcext:value-type="float">
            <text:p>290,282118627337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7.csv</text:p>
          </table:table-cell>
          <table:table-cell office:value-type="float" office:value="24.4968976364318" calcext:value-type="float">
            <text:p>24,4968976364318</text:p>
          </table:table-cell>
          <table:table-cell office:value-type="float" office:value="0.0171056245410047" calcext:value-type="float">
            <text:p>0,017105624541005</text:p>
          </table:table-cell>
          <table:table-cell office:value-type="float" office:value="3" calcext:value-type="float">
            <text:p>3</text:p>
          </table:table-cell>
          <table:table-cell table:formula="of:=[.D262]/[.B262]" office:value-type="float" office:value="0.122464486912759" calcext:value-type="float">
            <text:p>0,12246448691275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62]/1000000000000000" office:value-type="float" office:value="290.282118627337" calcext:value-type="float">
            <text:p>290,282118627337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8.csv</text:p>
          </table:table-cell>
          <table:table-cell office:value-type="float" office:value="24.0661452771926" calcext:value-type="float">
            <text:p>24,0661452771926</text:p>
          </table:table-cell>
          <table:table-cell office:value-type="float" office:value="0.0149432627673785" calcext:value-type="float">
            <text:p>0,014943262767379</text:p>
          </table:table-cell>
          <table:table-cell office:value-type="float" office:value="5" calcext:value-type="float">
            <text:p>5</text:p>
          </table:table-cell>
          <table:table-cell table:formula="of:=[.D263]/[.B263]" office:value-type="float" office:value="0.207760733695" calcext:value-type="float">
            <text:p>0,207760733695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63]/1000000000000000" office:value-type="float" office:value="290.282118627337" calcext:value-type="float">
            <text:p>290,282118627337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19.csv</text:p>
          </table:table-cell>
          <table:table-cell office:value-type="float" office:value="24.0483535828692" calcext:value-type="float">
            <text:p>24,0483535828692</text:p>
          </table:table-cell>
          <table:table-cell office:value-type="float" office:value="0.0150108468501892" calcext:value-type="float">
            <text:p>0,015010846850189</text:p>
          </table:table-cell>
          <table:table-cell office:value-type="float" office:value="2" calcext:value-type="float">
            <text:p>2</text:p>
          </table:table-cell>
          <table:table-cell table:formula="of:=[.D264]/[.B264]" office:value-type="float" office:value="0.0831657765305271" calcext:value-type="float">
            <text:p>0,08316577653052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G264]/1000000000000000" office:value-type="float" office:value="290.282118627337" calcext:value-type="float">
            <text:p>290,282118627337</text:p>
          </table:table-cell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0.csv</text:p>
          </table:table-cell>
          <table:table-cell office:value-type="float" office:value="24.2105999826845" calcext:value-type="float">
            <text:p>24,2105999826845</text:p>
          </table:table-cell>
          <table:table-cell office:value-type="float" office:value="0.00679727049900171" calcext:value-type="float">
            <text:p>0,006797270499002</text:p>
          </table:table-cell>
          <table:table-cell office:value-type="float" office:value="7" calcext:value-type="float">
            <text:p>7</text:p>
          </table:table-cell>
          <table:table-cell table:formula="of:=[.D265]/[.B265]" office:value-type="float" office:value="0.28912955502988" calcext:value-type="float">
            <text:p>0,28912955502988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65]/1000000000000000" office:value-type="float" office:value="290.282118627337" calcext:value-type="float">
            <text:p>290,282118627337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1.csv</text:p>
          </table:table-cell>
          <table:table-cell office:value-type="float" office:value="24.3308392082234" calcext:value-type="float">
            <text:p>24,3308392082234</text:p>
          </table:table-cell>
          <table:table-cell office:value-type="float" office:value="0.0139316581651392" calcext:value-type="float">
            <text:p>0,013931658165139</text:p>
          </table:table-cell>
          <table:table-cell office:value-type="float" office:value="5" calcext:value-type="float">
            <text:p>5</text:p>
          </table:table-cell>
          <table:table-cell table:formula="of:=[.D266]/[.B266]" office:value-type="float" office:value="0.205500515506678" calcext:value-type="float">
            <text:p>0,205500515506678</text:p>
          </table:table-cell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66]/1000000000000000" office:value-type="float" office:value="290.403142768264" calcext:value-type="float">
            <text:p>290,403142768264</text:p>
          </table:table-cell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2.csv</text:p>
          </table:table-cell>
          <table:table-cell office:value-type="float" office:value="24.353790925998" calcext:value-type="float">
            <text:p>24,353790925998</text:p>
          </table:table-cell>
          <table:table-cell office:value-type="float" office:value="0.0100475510190533" calcext:value-type="float">
            <text:p>0,010047551019053</text:p>
          </table:table-cell>
          <table:table-cell office:value-type="float" office:value="7" calcext:value-type="float">
            <text:p>7</text:p>
          </table:table-cell>
          <table:table-cell table:formula="of:=[.D267]/[.B267]" office:value-type="float" office:value="0.287429584218341" calcext:value-type="float">
            <text:p>0,287429584218341</text:p>
          </table:table-cell>
          <table:table-cell office:value-type="float" office:value="69362" calcext:value-type="float">
            <text:p>69362</text:p>
          </table:table-cell>
          <table:table-cell office:value-type="float" office:value="2.9040314276826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67]/1000000000000000" office:value-type="float" office:value="290.403142768264" calcext:value-type="float">
            <text:p>290,403142768264</text:p>
          </table:table-cell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3.csv</text:p>
          </table:table-cell>
          <table:table-cell office:value-type="float" office:value="24.9660904447202" calcext:value-type="float">
            <text:p>24,9660904447202</text:p>
          </table:table-cell>
          <table:table-cell office:value-type="float" office:value="0.00772607202635524" calcext:value-type="float">
            <text:p>0,007726072026355</text:p>
          </table:table-cell>
          <table:table-cell office:value-type="float" office:value="6" calcext:value-type="float">
            <text:p>6</text:p>
          </table:table-cell>
          <table:table-cell table:formula="of:=[.D268]/[.B268]" office:value-type="float" office:value="0.240325973875853" calcext:value-type="float">
            <text:p>0,240325973875853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68]/1000000000000000" office:value-type="float" office:value="290.282118627337" calcext:value-type="float">
            <text:p>290,282118627337</text:p>
          </table:table-cell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4.csv</text:p>
          </table:table-cell>
          <table:table-cell office:value-type="float" office:value="24.3340553028662" calcext:value-type="float">
            <text:p>24,3340553028662</text:p>
          </table:table-cell>
          <table:table-cell office:value-type="float" office:value="0.00633045627789007" calcext:value-type="float">
            <text:p>0,00633045627789</text:p>
          </table:table-cell>
          <table:table-cell office:value-type="float" office:value="6" calcext:value-type="float">
            <text:p>6</text:p>
          </table:table-cell>
          <table:table-cell table:formula="of:=[.D269]/[.B269]" office:value-type="float" office:value="0.246568026797132" calcext:value-type="float">
            <text:p>0,246568026797132</text:p>
          </table:table-cell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formula="of:=[.G269]/1000000000000000" office:value-type="float" office:value="290.205103176254" calcext:value-type="float">
            <text:p>290,205103176254</text:p>
          </table:table-cell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5.csv</text:p>
          </table:table-cell>
          <table:table-cell office:value-type="float" office:value="24.2802252544943" calcext:value-type="float">
            <text:p>24,2802252544943</text:p>
          </table:table-cell>
          <table:table-cell office:value-type="float" office:value="0.00653500614574682" calcext:value-type="float">
            <text:p>0,006535006145747</text:p>
          </table:table-cell>
          <table:table-cell office:value-type="float" office:value="8" calcext:value-type="float">
            <text:p>8</text:p>
          </table:table-cell>
          <table:table-cell table:formula="of:=[.D270]/[.B270]" office:value-type="float" office:value="0.329486234832982" calcext:value-type="float">
            <text:p>0,329486234832982</text:p>
          </table:table-cell>
          <table:table-cell office:value-type="float" office:value="69254" calcext:value-type="float">
            <text:p>69254</text:p>
          </table:table-cell>
          <table:table-cell office:value-type="float" office:value="2.90205103176254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70]/1000000000000000" office:value-type="float" office:value="290.205103176254" calcext:value-type="float">
            <text:p>290,205103176254</text:p>
          </table:table-cell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6.csv</text:p>
          </table:table-cell>
          <table:table-cell office:value-type="float" office:value="24.2842053620386" calcext:value-type="float">
            <text:p>24,2842053620386</text:p>
          </table:table-cell>
          <table:table-cell office:value-type="float" office:value="0.00651767081820912" calcext:value-type="float">
            <text:p>0,006517670818209</text:p>
          </table:table-cell>
          <table:table-cell office:value-type="float" office:value="3" calcext:value-type="float">
            <text:p>3</text:p>
          </table:table-cell>
          <table:table-cell table:formula="of:=[.D271]/[.B271]" office:value-type="float" office:value="0.123537087389717" calcext:value-type="float">
            <text:p>0,12353708738971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G271]/1000000000000000" office:value-type="float" office:value="290.282118627337" calcext:value-type="float">
            <text:p>290,282118627337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7.csv</text:p>
          </table:table-cell>
          <table:table-cell office:value-type="float" office:value="24.1978875068541" calcext:value-type="float">
            <text:p>24,1978875068541</text:p>
          </table:table-cell>
          <table:table-cell office:value-type="float" office:value="0.000751701631521174" calcext:value-type="float">
            <text:p>0,000751701631521</text:p>
          </table:table-cell>
          <table:table-cell office:value-type="float" office:value="3" calcext:value-type="float">
            <text:p>3</text:p>
          </table:table-cell>
          <table:table-cell table:formula="of:=[.D272]/[.B272]" office:value-type="float" office:value="0.123977764552804" calcext:value-type="float">
            <text:p>0,123977764552804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72]/1000000000000000" office:value-type="float" office:value="290.282118627337" calcext:value-type="float">
            <text:p>290,282118627337</text:p>
          </table:table-cell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8.csv</text:p>
          </table:table-cell>
          <table:table-cell office:value-type="float" office:value="24.2816801823901" calcext:value-type="float">
            <text:p>24,2816801823901</text:p>
          </table:table-cell>
          <table:table-cell office:value-type="float" office:value="0.0103258941121567" calcext:value-type="float">
            <text:p>0,010325894112157</text:p>
          </table:table-cell>
          <table:table-cell office:value-type="float" office:value="2" calcext:value-type="float">
            <text:p>2</text:p>
          </table:table-cell>
          <table:table-cell table:formula="of:=[.D273]/[.B273]" office:value-type="float" office:value="0.0823666231075092" calcext:value-type="float">
            <text:p>0,08236662310750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G273]/1000000000000000" office:value-type="float" office:value="290.282118627337" calcext:value-type="float">
            <text:p>290,282118627337</text:p>
          </table:table-cell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29.csv</text:p>
          </table:table-cell>
          <table:table-cell office:value-type="float" office:value="24.2659663501775" calcext:value-type="float">
            <text:p>24,2659663501775</text:p>
          </table:table-cell>
          <table:table-cell office:value-type="float" office:value="0.0103855851633982" calcext:value-type="float">
            <text:p>0,010385585163398</text:p>
          </table:table-cell>
          <table:table-cell office:value-type="float" office:value="4" calcext:value-type="float">
            <text:p>4</text:p>
          </table:table-cell>
          <table:table-cell table:formula="of:=[.D274]/[.B274]" office:value-type="float" office:value="0.164839921982779" calcext:value-type="float">
            <text:p>0,164839921982779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274]/1000000000000000" office:value-type="float" office:value="290.282118627337" calcext:value-type="float">
            <text:p>290,282118627337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09-30.csv</text:p>
          </table:table-cell>
          <table:table-cell office:value-type="float" office:value="25.0075322501515" calcext:value-type="float">
            <text:p>25,0075322501515</text:p>
          </table:table-cell>
          <table:table-cell office:value-type="float" office:value="0.0151659120328911" calcext:value-type="float">
            <text:p>0,015165912032891</text:p>
          </table:table-cell>
          <table:table-cell office:value-type="float" office:value="0" calcext:value-type="float">
            <text:p>0</text:p>
          </table:table-cell>
          <table:table-cell table:formula="of:=[.D275]/[.B275]" office:value-type="float" office:value="0" calcext:value-type="float">
            <text:p>0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5]/1000000000000000" office:value-type="float" office:value="290.282118627337" calcext:value-type="float">
            <text:p>290,282118627337</text:p>
          </table:table-cell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1.csv</text:p>
          </table:table-cell>
          <table:table-cell office:value-type="float" office:value="25.0678912585495" calcext:value-type="float">
            <text:p>25,0678912585495</text:p>
          </table:table-cell>
          <table:table-cell office:value-type="float" office:value="0.0187352614964339" calcext:value-type="float">
            <text:p>0,018735261496434</text:p>
          </table:table-cell>
          <table:table-cell office:value-type="float" office:value="3" calcext:value-type="float">
            <text:p>3</text:p>
          </table:table-cell>
          <table:table-cell table:formula="of:=[.D276]/[.B276]" office:value-type="float" office:value="0.119675004533013" calcext:value-type="float">
            <text:p>0,119675004533013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6]/1000000000000000" office:value-type="float" office:value="290.282118627337" calcext:value-type="float">
            <text:p>290,282118627337</text:p>
          </table:table-cell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2.csv</text:p>
          </table:table-cell>
          <table:table-cell office:value-type="float" office:value="25.1784508383596" calcext:value-type="float">
            <text:p>25,1784508383596</text:p>
          </table:table-cell>
          <table:table-cell office:value-type="float" office:value="0.0183152864416932" calcext:value-type="float">
            <text:p>0,018315286441693</text:p>
          </table:table-cell>
          <table:table-cell office:value-type="float" office:value="5" calcext:value-type="float">
            <text:p>5</text:p>
          </table:table-cell>
          <table:table-cell table:formula="of:=[.D277]/[.B277]" office:value-type="float" office:value="0.198582511374467" calcext:value-type="float">
            <text:p>0,19858251137446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7]/1000000000000000" office:value-type="float" office:value="290.282118627337" calcext:value-type="float">
            <text:p>290,282118627337</text:p>
          </table:table-cell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3.csv</text:p>
          </table:table-cell>
          <table:table-cell office:value-type="float" office:value="24.9749357882889" calcext:value-type="float">
            <text:p>24,9749357882889</text:p>
          </table:table-cell>
          <table:table-cell office:value-type="float" office:value="0.0152897339656318" calcext:value-type="float">
            <text:p>0,015289733965632</text:p>
          </table:table-cell>
          <table:table-cell office:value-type="float" office:value="4" calcext:value-type="float">
            <text:p>4</text:p>
          </table:table-cell>
          <table:table-cell table:formula="of:=[.D278]/[.B278]" office:value-type="float" office:value="0.160160571939314" calcext:value-type="float">
            <text:p>0,160160571939314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78]/1000000000000000" office:value-type="float" office:value="290.282118627337" calcext:value-type="float">
            <text:p>290,282118627337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4.csv</text:p>
          </table:table-cell>
          <table:table-cell office:value-type="float" office:value="25.0751637759372" calcext:value-type="float">
            <text:p>25,0751637759372</text:p>
          </table:table-cell>
          <table:table-cell office:value-type="float" office:value="0.018707635885942" calcext:value-type="float">
            <text:p>0,018707635885942</text:p>
          </table:table-cell>
          <table:table-cell office:value-type="float" office:value="4" calcext:value-type="float">
            <text:p>4</text:p>
          </table:table-cell>
          <table:table-cell table:formula="of:=[.D279]/[.B279]" office:value-type="float" office:value="0.159520393794537" calcext:value-type="float">
            <text:p>0,159520393794537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79]/1000000000000000" office:value-type="float" office:value="290.282118627337" calcext:value-type="float">
            <text:p>290,282118627337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5.csv</text:p>
          </table:table-cell>
          <table:table-cell office:value-type="float" office:value="25.0879195405616" calcext:value-type="float">
            <text:p>25,0879195405616</text:p>
          </table:table-cell>
          <table:table-cell office:value-type="float" office:value="0.0186591814421426" calcext:value-type="float">
            <text:p>0,018659181442143</text:p>
          </table:table-cell>
          <table:table-cell office:value-type="float" office:value="2" calcext:value-type="float">
            <text:p>2</text:p>
          </table:table-cell>
          <table:table-cell table:formula="of:=[.D280]/[.B280]" office:value-type="float" office:value="0.0797196434230604" calcext:value-type="float">
            <text:p>0,07971964342306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80]/1000000000000000" office:value-type="float" office:value="290.282118627337" calcext:value-type="float">
            <text:p>290,282118627337</text:p>
          </table:table-cell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6.csv</text:p>
          </table:table-cell>
          <table:table-cell office:value-type="float" office:value="24.9166690715997" calcext:value-type="float">
            <text:p>24,9166690715997</text:p>
          </table:table-cell>
          <table:table-cell office:value-type="float" office:value="0.0193096987939651" calcext:value-type="float">
            <text:p>0,019309698793965</text:p>
          </table:table-cell>
          <table:table-cell office:value-type="float" office:value="5" calcext:value-type="float">
            <text:p>5</text:p>
          </table:table-cell>
          <table:table-cell table:formula="of:=[.D281]/[.B281]" office:value-type="float" office:value="0.200668876952701" calcext:value-type="float">
            <text:p>0,200668876952701</text:p>
          </table:table-cell>
          <table:table-cell office:value-type="float" office:value="69301" calcext:value-type="float">
            <text:p>69301</text:p>
          </table:table-cell>
          <table:table-cell office:value-type="float" office:value="2.90282118627337E+017" calcext:value-type="float">
            <text:p>2,9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81]/1000000000000000" office:value-type="float" office:value="290.282118627337" calcext:value-type="float">
            <text:p>290,282118627337</text:p>
          </table:table-cell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7.csv</text:p>
          </table:table-cell>
          <table:table-cell office:value-type="float" office:value="25.1413743229063" calcext:value-type="float">
            <text:p>25,1413743229063</text:p>
          </table:table-cell>
          <table:table-cell office:value-type="float" office:value="0.0145301580995483" calcext:value-type="float">
            <text:p>0,014530158099548</text:p>
          </table:table-cell>
          <table:table-cell office:value-type="float" office:value="3" calcext:value-type="float">
            <text:p>3</text:p>
          </table:table-cell>
          <table:table-cell table:formula="of:=[.D282]/[.B282]" office:value-type="float" office:value="0.119325219117664" calcext:value-type="float">
            <text:p>0,119325219117664</text:p>
          </table:table-cell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282]/1000000000000000" office:value-type="float" office:value="299.893996650997" calcext:value-type="float">
            <text:p>299,893996650997</text:p>
          </table:table-cell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8.csv</text:p>
          </table:table-cell>
          <table:table-cell office:value-type="float" office:value="25.0955162927881" calcext:value-type="float">
            <text:p>25,0955162927881</text:p>
          </table:table-cell>
          <table:table-cell office:value-type="float" office:value="0.0147028424912238" calcext:value-type="float">
            <text:p>0,014702842491224</text:p>
          </table:table-cell>
          <table:table-cell office:value-type="float" office:value="2" calcext:value-type="float">
            <text:p>2</text:p>
          </table:table-cell>
          <table:table-cell table:formula="of:=[.D283]/[.B283]" office:value-type="float" office:value="0.0796955112086997" calcext:value-type="float">
            <text:p>0,0796955112087</text:p>
          </table:table-cell>
          <table:table-cell office:value-type="float" office:value="70521" calcext:value-type="float">
            <text:p>70521</text:p>
          </table:table-cell>
          <table:table-cell office:value-type="float" office:value="2.9989399665099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3]/1000000000000000" office:value-type="float" office:value="299.893996650997" calcext:value-type="float">
            <text:p>299,893996650997</text:p>
          </table:table-cell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09.csv</text:p>
          </table:table-cell>
          <table:table-cell office:value-type="float" office:value="24.7095607015154" calcext:value-type="float">
            <text:p>24,7095607015154</text:p>
          </table:table-cell>
          <table:table-cell office:value-type="float" office:value="0.0123946212403506" calcext:value-type="float">
            <text:p>0,012394621240351</text:p>
          </table:table-cell>
          <table:table-cell office:value-type="float" office:value="1" calcext:value-type="float">
            <text:p>1</text:p>
          </table:table-cell>
          <table:table-cell table:formula="of:=[.D284]/[.B284]" office:value-type="float" office:value="0.0404701650539126" calcext:value-type="float">
            <text:p>0,040470165053913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84]/1000000000000000" office:value-type="float" office:value="299.82298237504" calcext:value-type="float">
            <text:p>299,82298237504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0.csv</text:p>
          </table:table-cell>
          <table:table-cell office:value-type="float" office:value="25.1529052855623" calcext:value-type="float">
            <text:p>25,1529052855623</text:p>
          </table:table-cell>
          <table:table-cell office:value-type="float" office:value="0.0144915665763047" calcext:value-type="float">
            <text:p>0,014491566576305</text:p>
          </table:table-cell>
          <table:table-cell office:value-type="float" office:value="3" calcext:value-type="float">
            <text:p>3</text:p>
          </table:table-cell>
          <table:table-cell table:formula="of:=[.D285]/[.B285]" office:value-type="float" office:value="0.119270516305804" calcext:value-type="float">
            <text:p>0,119270516305804</text:p>
          </table:table-cell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5]/1000000000000000" office:value-type="float" office:value="299.814980811818" calcext:value-type="float">
            <text:p>299,814980811818</text:p>
          </table:table-cell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1.csv</text:p>
          </table:table-cell>
          <table:table-cell office:value-type="float" office:value="25.5496698146702" calcext:value-type="float">
            <text:p>25,5496698146702</text:p>
          </table:table-cell>
          <table:table-cell office:value-type="float" office:value="0.0167710263840345" calcext:value-type="float">
            <text:p>0,016771026384035</text:p>
          </table:table-cell>
          <table:table-cell office:value-type="float" office:value="6" calcext:value-type="float">
            <text:p>6</text:p>
          </table:table-cell>
          <table:table-cell table:formula="of:=[.D286]/[.B286]" office:value-type="float" office:value="0.234836694310425" calcext:value-type="float">
            <text:p>0,234836694310425</text:p>
          </table:table-cell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6]/1000000000000000" office:value-type="float" office:value="299.342388473857" calcext:value-type="float">
            <text:p>299,342388473857</text:p>
          </table:table-cell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2.csv</text:p>
          </table:table-cell>
          <table:table-cell office:value-type="float" office:value="24.6191808447184" calcext:value-type="float">
            <text:p>24,6191808447184</text:p>
          </table:table-cell>
          <table:table-cell office:value-type="float" office:value="0.0127406748505503" calcext:value-type="float">
            <text:p>0,01274067485055</text:p>
          </table:table-cell>
          <table:table-cell office:value-type="float" office:value="1" calcext:value-type="float">
            <text:p>1</text:p>
          </table:table-cell>
          <table:table-cell table:formula="of:=[.D287]/[.B287]" office:value-type="float" office:value="0.0406187357047882" calcext:value-type="float">
            <text:p>0,040618735704788</text:p>
          </table:table-cell>
          <table:table-cell office:value-type="float" office:value="70413" calcext:value-type="float">
            <text:p>70413</text:p>
          </table:table-cell>
          <table:table-cell office:value-type="float" office:value="2.99336387298731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87]/1000000000000000" office:value-type="float" office:value="299.336387298731" calcext:value-type="float">
            <text:p>299,336387298731</text:p>
          </table:table-cell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3.csv</text:p>
          </table:table-cell>
          <table:table-cell office:value-type="float" office:value="24.5193921749627" calcext:value-type="float">
            <text:p>24,5193921749627</text:p>
          </table:table-cell>
          <table:table-cell office:value-type="float" office:value="0.0131166370213609" calcext:value-type="float">
            <text:p>0,013116637021361</text:p>
          </table:table-cell>
          <table:table-cell office:value-type="float" office:value="2" calcext:value-type="float">
            <text:p>2</text:p>
          </table:table-cell>
          <table:table-cell table:formula="of:=[.D288]/[.B288]" office:value-type="float" office:value="0.0815680905027591" calcext:value-type="float">
            <text:p>0,081568090502759</text:p>
          </table:table-cell>
          <table:table-cell office:value-type="float" office:value="70414" calcext:value-type="float">
            <text:p>70414</text:p>
          </table:table-cell>
          <table:table-cell office:value-type="float" office:value="2.99342388473857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88]/1000000000000000" office:value-type="float" office:value="299.342388473857" calcext:value-type="float">
            <text:p>299,342388473857</text:p>
          </table:table-cell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4.csv</text:p>
          </table:table-cell>
          <table:table-cell office:value-type="float" office:value="24.7898007832454" calcext:value-type="float">
            <text:p>24,7898007832454</text:p>
          </table:table-cell>
          <table:table-cell office:value-type="float" office:value="0.0158592272655289" calcext:value-type="float">
            <text:p>0,015859227265529</text:p>
          </table:table-cell>
          <table:table-cell office:value-type="float" office:value="3" calcext:value-type="float">
            <text:p>3</text:p>
          </table:table-cell>
          <table:table-cell table:formula="of:=[.D289]/[.B289]" office:value-type="float" office:value="0.121017511444771" calcext:value-type="float">
            <text:p>0,121017511444771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289]/1000000000000000" office:value-type="float" office:value="299.82298237504" calcext:value-type="float">
            <text:p>299,82298237504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5.csv</text:p>
          </table:table-cell>
          <table:table-cell office:value-type="float" office:value="24.9115585447528" calcext:value-type="float">
            <text:p>24,9115585447528</text:p>
          </table:table-cell>
          <table:table-cell office:value-type="float" office:value="0.0154005829326421" calcext:value-type="float">
            <text:p>0,015400582932642</text:p>
          </table:table-cell>
          <table:table-cell office:value-type="float" office:value="6" calcext:value-type="float">
            <text:p>6</text:p>
          </table:table-cell>
          <table:table-cell table:formula="of:=[.D290]/[.B290]" office:value-type="float" office:value="0.240852052239975" calcext:value-type="float">
            <text:p>0,240852052239975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90]/1000000000000000" office:value-type="float" office:value="299.82298237504" calcext:value-type="float">
            <text:p>299,82298237504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6.csv</text:p>
          </table:table-cell>
          <table:table-cell office:value-type="float" office:value="25.0254412849764" calcext:value-type="float">
            <text:p>25,0254412849764</text:p>
          </table:table-cell>
          <table:table-cell office:value-type="float" office:value="0.0149716026954029" calcext:value-type="float">
            <text:p>0,014971602695403</text:p>
          </table:table-cell>
          <table:table-cell office:value-type="float" office:value="3" calcext:value-type="float">
            <text:p>3</text:p>
          </table:table-cell>
          <table:table-cell table:formula="of:=[.D291]/[.B291]" office:value-type="float" office:value="0.119878005979499" calcext:value-type="float">
            <text:p>0,119878005979499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table:formula="of:=[.G291]/1000000000000000" office:value-type="float" office:value="299.82298237504" calcext:value-type="float">
            <text:p>299,82298237504</text:p>
          </table:table-cell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7.csv</text:p>
          </table:table-cell>
          <table:table-cell office:value-type="float" office:value="24.9255065554231" calcext:value-type="float">
            <text:p>24,9255065554231</text:p>
          </table:table-cell>
          <table:table-cell office:value-type="float" office:value="0.0153480427416121" calcext:value-type="float">
            <text:p>0,015348042741612</text:p>
          </table:table-cell>
          <table:table-cell office:value-type="float" office:value="2" calcext:value-type="float">
            <text:p>2</text:p>
          </table:table-cell>
          <table:table-cell table:formula="of:=[.D292]/[.B292]" office:value-type="float" office:value="0.0802390914524806" calcext:value-type="float">
            <text:p>0,080239091452481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292]/1000000000000000" office:value-type="float" office:value="299.82298237504" calcext:value-type="float">
            <text:p>299,82298237504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8.csv</text:p>
          </table:table-cell>
          <table:table-cell office:value-type="float" office:value="24.9476835757361" calcext:value-type="float">
            <text:p>24,9476835757361</text:p>
          </table:table-cell>
          <table:table-cell office:value-type="float" office:value="0.0190314991601341" calcext:value-type="float">
            <text:p>0,019031499160134</text:p>
          </table:table-cell>
          <table:table-cell office:value-type="float" office:value="3" calcext:value-type="float">
            <text:p>3</text:p>
          </table:table-cell>
          <table:table-cell table:formula="of:=[.D293]/[.B293]" office:value-type="float" office:value="0.120251645444059" calcext:value-type="float">
            <text:p>0,120251645444059</text:p>
          </table:table-cell>
          <table:table-cell office:value-type="float" office:value="70474" calcext:value-type="float">
            <text:p>70474</text:p>
          </table:table-cell>
          <table:table-cell office:value-type="float" office:value="2.998189815880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293]/1000000000000000" office:value-type="float" office:value="299.81898158801" calcext:value-type="float">
            <text:p>299,81898158801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19.csv</text:p>
          </table:table-cell>
          <table:table-cell office:value-type="float" office:value="24.8446279584539" calcext:value-type="float">
            <text:p>24,8446279584539</text:p>
          </table:table-cell>
          <table:table-cell office:value-type="float" office:value="0.0156527010212363" calcext:value-type="float">
            <text:p>0,015652701021236</text:p>
          </table:table-cell>
          <table:table-cell office:value-type="float" office:value="5" calcext:value-type="float">
            <text:p>5</text:p>
          </table:table-cell>
          <table:table-cell table:formula="of:=[.D294]/[.B294]" office:value-type="float" office:value="0.201250749593078" calcext:value-type="float">
            <text:p>0,201250749593078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94]/1000000000000000" office:value-type="float" office:value="299.82298237504" calcext:value-type="float">
            <text:p>299,82298237504</text:p>
          </table:table-cell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0.csv</text:p>
          </table:table-cell>
          <table:table-cell office:value-type="float" office:value="24.8122339519837" calcext:value-type="float">
            <text:p>24,8122339519837</text:p>
          </table:table-cell>
          <table:table-cell office:value-type="float" office:value="0.0157747246795489" calcext:value-type="float">
            <text:p>0,015774724679549</text:p>
          </table:table-cell>
          <table:table-cell office:value-type="float" office:value="4" calcext:value-type="float">
            <text:p>4</text:p>
          </table:table-cell>
          <table:table-cell table:formula="of:=[.D295]/[.B295]" office:value-type="float" office:value="0.161210796566756" calcext:value-type="float">
            <text:p>0,161210796566756</text:p>
          </table:table-cell>
          <table:table-cell office:value-type="float" office:value="70475" calcext:value-type="float">
            <text:p>70475</text:p>
          </table:table-cell>
          <table:table-cell office:value-type="float" office:value="2.998229823750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295]/1000000000000000" office:value-type="float" office:value="299.82298237504" calcext:value-type="float">
            <text:p>299,82298237504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1.csv</text:p>
          </table:table-cell>
          <table:table-cell office:value-type="float" office:value="24.9304150407946" calcext:value-type="float">
            <text:p>24,9304150407946</text:p>
          </table:table-cell>
          <table:table-cell office:value-type="float" office:value="0.0153296619272012" calcext:value-type="float">
            <text:p>0,015329661927201</text:p>
          </table:table-cell>
          <table:table-cell office:value-type="float" office:value="5" calcext:value-type="float">
            <text:p>5</text:p>
          </table:table-cell>
          <table:table-cell table:formula="of:=[.D296]/[.B296]" office:value-type="float" office:value="0.200558233459744" calcext:value-type="float">
            <text:p>0,200558233459744</text:p>
          </table:table-cell>
          <table:table-cell office:value-type="float" office:value="70474" calcext:value-type="float">
            <text:p>70474</text:p>
          </table:table-cell>
          <table:table-cell office:value-type="float" office:value="2.99814980811818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296]/1000000000000000" office:value-type="float" office:value="299.814980811818" calcext:value-type="float">
            <text:p>299,814980811818</text:p>
          </table:table-cell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2.csv</text:p>
          </table:table-cell>
          <table:table-cell office:value-type="float" office:value="24.8615878608775" calcext:value-type="float">
            <text:p>24,8615878608775</text:p>
          </table:table-cell>
          <table:table-cell office:value-type="float" office:value="0.0155990003204481" calcext:value-type="float">
            <text:p>0,015599000320448</text:p>
          </table:table-cell>
          <table:table-cell office:value-type="float" office:value="6" calcext:value-type="float">
            <text:p>6</text:p>
          </table:table-cell>
          <table:table-cell table:formula="of:=[.D297]/[.B297]" office:value-type="float" office:value="0.241336154133649" calcext:value-type="float">
            <text:p>0,241336154133649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297]/1000000000000000" office:value-type="float" office:value="299.623372651783" calcext:value-type="float">
            <text:p>299,623372651783</text:p>
          </table:table-cell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3.csv</text:p>
          </table:table-cell>
          <table:table-cell office:value-type="float" office:value="25.0062984289472" calcext:value-type="float">
            <text:p>25,0062984289472</text:p>
          </table:table-cell>
          <table:table-cell office:value-type="float" office:value="0.0150587825897836" calcext:value-type="float">
            <text:p>0,015058782589784</text:p>
          </table:table-cell>
          <table:table-cell office:value-type="float" office:value="9" calcext:value-type="float">
            <text:p>9</text:p>
          </table:table-cell>
          <table:table-cell table:formula="of:=[.D298]/[.B298]" office:value-type="float" office:value="0.359909325467444" calcext:value-type="float">
            <text:p>0,359909325467444</text:p>
          </table:table-cell>
          <table:table-cell office:value-type="float" office:value="70334" calcext:value-type="float">
            <text:p>70334</text:p>
          </table:table-cell>
          <table:table-cell office:value-type="float" office:value="2.9952119229677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298]/1000000000000000" office:value-type="float" office:value="299.521192296777" calcext:value-type="float">
            <text:p>299,521192296777</text:p>
          </table:table-cell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4.csv</text:p>
          </table:table-cell>
          <table:table-cell office:value-type="float" office:value="24.8883498598683" calcext:value-type="float">
            <text:p>24,8883498598683</text:p>
          </table:table-cell>
          <table:table-cell office:value-type="float" office:value="0.0155083749512502" calcext:value-type="float">
            <text:p>0,01550837495125</text:p>
          </table:table-cell>
          <table:table-cell office:value-type="float" office:value="3" calcext:value-type="float">
            <text:p>3</text:p>
          </table:table-cell>
          <table:table-cell table:formula="of:=[.D299]/[.B299]" office:value-type="float" office:value="0.12053832483436" calcext:value-type="float">
            <text:p>0,12053832483436</text:p>
          </table:table-cell>
          <table:table-cell office:value-type="float" office:value="70290" calcext:value-type="float">
            <text:p>70290</text:p>
          </table:table-cell>
          <table:table-cell office:value-type="float" office:value="2.99349658540672E+017" calcext:value-type="float">
            <text:p>2,99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299]/1000000000000000" office:value-type="float" office:value="299.349658540672" calcext:value-type="float">
            <text:p>299,349658540672</text:p>
          </table:table-cell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5.csv</text:p>
          </table:table-cell>
          <table:table-cell office:value-type="float" office:value="24.9629503255708" calcext:value-type="float">
            <text:p>24,9629503255708</text:p>
          </table:table-cell>
          <table:table-cell office:value-type="float" office:value="0.0152219077484157" calcext:value-type="float">
            <text:p>0,015221907748416</text:p>
          </table:table-cell>
          <table:table-cell office:value-type="float" office:value="7" calcext:value-type="float">
            <text:p>7</text:p>
          </table:table-cell>
          <table:table-cell table:formula="of:=[.D300]/[.B300]" office:value-type="float" office:value="0.280415572226234" calcext:value-type="float">
            <text:p>0,280415572226234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00]/1000000000000000" office:value-type="float" office:value="299.533194657867" calcext:value-type="float">
            <text:p>299,533194657867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6.csv</text:p>
          </table:table-cell>
          <table:table-cell office:value-type="float" office:value="25.0581335835537" calcext:value-type="float">
            <text:p>25,0581335835537</text:p>
          </table:table-cell>
          <table:table-cell office:value-type="float" office:value="0.0186335667783863" calcext:value-type="float">
            <text:p>0,018633566778386</text:p>
          </table:table-cell>
          <table:table-cell office:value-type="float" office:value="6" calcext:value-type="float">
            <text:p>6</text:p>
          </table:table-cell>
          <table:table-cell table:formula="of:=[.D301]/[.B301]" office:value-type="float" office:value="0.239443212320408" calcext:value-type="float">
            <text:p>0,239443212320408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301]/1000000000000000" office:value-type="float" office:value="299.533194657867" calcext:value-type="float">
            <text:p>299,533194657867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7.csv</text:p>
          </table:table-cell>
          <table:table-cell office:value-type="float" office:value="25.0331399812335" calcext:value-type="float">
            <text:p>25,0331399812335</text:p>
          </table:table-cell>
          <table:table-cell office:value-type="float" office:value="0.0149572539666806" calcext:value-type="float">
            <text:p>0,014957253966681</text:p>
          </table:table-cell>
          <table:table-cell office:value-type="float" office:value="9" calcext:value-type="float">
            <text:p>9</text:p>
          </table:table-cell>
          <table:table-cell table:formula="of:=[.D302]/[.B302]" office:value-type="float" office:value="0.359523416029591" calcext:value-type="float">
            <text:p>0,359523416029591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[.G302]/1000000000000000" office:value-type="float" office:value="299.533194657867" calcext:value-type="float">
            <text:p>299,533194657867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8.csv</text:p>
          </table:table-cell>
          <table:table-cell office:value-type="float" office:value="25.0625986322988" calcext:value-type="float">
            <text:p>25,0625986322988</text:p>
          </table:table-cell>
          <table:table-cell office:value-type="float" office:value="0.0148462841118936" calcext:value-type="float">
            <text:p>0,014846284111894</text:p>
          </table:table-cell>
          <table:table-cell office:value-type="float" office:value="3" calcext:value-type="float">
            <text:p>3</text:p>
          </table:table-cell>
          <table:table-cell table:formula="of:=[.D303]/[.B303]" office:value-type="float" office:value="0.119700277054823" calcext:value-type="float">
            <text:p>0,119700277054823</text:p>
          </table:table-cell>
          <table:table-cell office:value-type="float" office:value="70336" calcext:value-type="float">
            <text:p>70336</text:p>
          </table:table-cell>
          <table:table-cell office:value-type="float" office:value="2.99525193094645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formula="of:=[.G303]/1000000000000000" office:value-type="float" office:value="299.525193094645" calcext:value-type="float">
            <text:p>299,525193094645</text:p>
          </table:table-cell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29.csv</text:p>
          </table:table-cell>
          <table:table-cell office:value-type="float" office:value="24.4985792225506" calcext:value-type="float">
            <text:p>24,4985792225506</text:p>
          </table:table-cell>
          <table:table-cell office:value-type="float" office:value="0.0131979759369829" calcext:value-type="float">
            <text:p>0,013197975936983</text:p>
          </table:table-cell>
          <table:table-cell office:value-type="float" office:value="3" calcext:value-type="float">
            <text:p>3</text:p>
          </table:table-cell>
          <table:table-cell table:formula="of:=[.D304]/[.B304]" office:value-type="float" office:value="0.122456080932177" calcext:value-type="float">
            <text:p>0,122456080932177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04]/1000000000000000" office:value-type="float" office:value="299.623372651783" calcext:value-type="float">
            <text:p>299,623372651783</text:p>
          </table:table-cell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30.csv</text:p>
          </table:table-cell>
          <table:table-cell office:value-type="float" office:value="24.3854853375767" calcext:value-type="float">
            <text:p>24,3854853375767</text:p>
          </table:table-cell>
          <table:table-cell office:value-type="float" office:value="0.0136242629979719" calcext:value-type="float">
            <text:p>0,013624262997972</text:p>
          </table:table-cell>
          <table:table-cell office:value-type="float" office:value="5" calcext:value-type="float">
            <text:p>5</text:p>
          </table:table-cell>
          <table:table-cell table:formula="of:=[.D305]/[.B305]" office:value-type="float" office:value="0.205040003542405" calcext:value-type="float">
            <text:p>0,205040003542405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05]/1000000000000000" office:value-type="float" office:value="299.623372651783" calcext:value-type="float">
            <text:p>299,623372651783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0-31.csv</text:p>
          </table:table-cell>
          <table:table-cell office:value-type="float" office:value="24.4141708342805" calcext:value-type="float">
            <text:p>24,4141708342805</text:p>
          </table:table-cell>
          <table:table-cell office:value-type="float" office:value="0.0135161381768492" calcext:value-type="float">
            <text:p>0,013516138176849</text:p>
          </table:table-cell>
          <table:table-cell office:value-type="float" office:value="3" calcext:value-type="float">
            <text:p>3</text:p>
          </table:table-cell>
          <table:table-cell table:formula="of:=[.D306]/[.B306]" office:value-type="float" office:value="0.122879454738132" calcext:value-type="float">
            <text:p>0,122879454738132</text:p>
          </table:table-cell>
          <table:table-cell office:value-type="float" office:value="70383" calcext:value-type="float">
            <text:p>70383</text:p>
          </table:table-cell>
          <table:table-cell office:value-type="float" office:value="2.99623372651783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06]/1000000000000000" office:value-type="float" office:value="299.623372651783" calcext:value-type="float">
            <text:p>299,623372651783</text:p>
          </table:table-cell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1.csv</text:p>
          </table:table-cell>
          <table:table-cell office:value-type="float" office:value="24.3691581476689" calcext:value-type="float">
            <text:p>24,3691581476689</text:p>
          </table:table-cell>
          <table:table-cell office:value-type="float" office:value="0.013690766443672" calcext:value-type="float">
            <text:p>0,013690766443672</text:p>
          </table:table-cell>
          <table:table-cell office:value-type="float" office:value="5" calcext:value-type="float">
            <text:p>5</text:p>
          </table:table-cell>
          <table:table-cell table:formula="of:=[.D307]/[.B307]" office:value-type="float" office:value="0.205177379115917" calcext:value-type="float">
            <text:p>0,205177379115917</text:p>
          </table:table-cell>
          <table:table-cell office:value-type="float" office:value="70332" calcext:value-type="float">
            <text:p>70332</text:p>
          </table:table-cell>
          <table:table-cell office:value-type="float" office:value="2.9950318878223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07]/1000000000000000" office:value-type="float" office:value="299.503188782237" calcext:value-type="float">
            <text:p>299,503188782237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2.csv</text:p>
          </table:table-cell>
          <table:table-cell office:value-type="float" office:value="24.460917285109" calcext:value-type="float">
            <text:p>24,460917285109</text:p>
          </table:table-cell>
          <table:table-cell office:value-type="float" office:value="0.013344297183487" calcext:value-type="float">
            <text:p>0,013344297183487</text:p>
          </table:table-cell>
          <table:table-cell office:value-type="float" office:value="3" calcext:value-type="float">
            <text:p>3</text:p>
          </table:table-cell>
          <table:table-cell table:formula="of:=[.D308]/[.B308]" office:value-type="float" office:value="0.122644623872151" calcext:value-type="float">
            <text:p>0,122644623872151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194657867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08]/1000000000000000" office:value-type="float" office:value="299.533194657867" calcext:value-type="float">
            <text:p>299,533194657867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3.csv</text:p>
          </table:table-cell>
          <table:table-cell office:value-type="float" office:value="24.4132474622537" calcext:value-type="float">
            <text:p>24,4132474622537</text:p>
          </table:table-cell>
          <table:table-cell office:value-type="float" office:value="0.0135240387532982" calcext:value-type="float">
            <text:p>0,013524038753298</text:p>
          </table:table-cell>
          <table:table-cell office:value-type="float" office:value="3" calcext:value-type="float">
            <text:p>3</text:p>
          </table:table-cell>
          <table:table-cell table:formula="of:=[.D309]/[.B309]" office:value-type="float" office:value="0.122884102356248" calcext:value-type="float">
            <text:p>0,122884102356248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formula="of:=[.G309]/1000000000000000" office:value-type="float" office:value="299.533694754891" calcext:value-type="float">
            <text:p>299,533694754891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4.csv</text:p>
          </table:table-cell>
          <table:table-cell office:value-type="float" office:value="24.3531661406352" calcext:value-type="float">
            <text:p>24,3531661406352</text:p>
          </table:table-cell>
          <table:table-cell office:value-type="float" office:value="0.00998002602936276" calcext:value-type="float">
            <text:p>0,009980026029363</text:p>
          </table:table-cell>
          <table:table-cell office:value-type="float" office:value="6" calcext:value-type="float">
            <text:p>6</text:p>
          </table:table-cell>
          <table:table-cell table:formula="of:=[.D310]/[.B310]" office:value-type="float" office:value="0.246374535670273" calcext:value-type="float">
            <text:p>0,246374535670273</text:p>
          </table:table-cell>
          <table:table-cell office:value-type="float" office:value="70337" calcext:value-type="float">
            <text:p>70337</text:p>
          </table:table-cell>
          <table:table-cell office:value-type="float" office:value="2.99533694754891E+017" calcext:value-type="float">
            <text:p>3,00E+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G310]/1000000000000000" office:value-type="float" office:value="299.533694754891" calcext:value-type="float">
            <text:p>299,533694754891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5.csv</text:p>
          </table:table-cell>
          <table:table-cell office:value-type="float" office:value="24.870949871447" calcext:value-type="float">
            <text:p>24,870949871447</text:p>
          </table:table-cell>
          <table:table-cell office:value-type="float" office:value="0.0117931351522499" calcext:value-type="float">
            <text:p>0,01179313515225</text:p>
          </table:table-cell>
          <table:table-cell office:value-type="float" office:value="2" calcext:value-type="float">
            <text:p>2</text:p>
          </table:table-cell>
          <table:table-cell table:formula="of:=[.D311]/[.B311]" office:value-type="float" office:value="0.0804151031760991" calcext:value-type="float">
            <text:p>0,080415103176099</text:p>
          </table:table-cell>
          <table:table-cell office:value-type="float" office:value="70398" calcext:value-type="float">
            <text:p>70398</text:p>
          </table:table-cell>
          <table:table-cell office:value-type="float" office:value="2.9959379707635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1]/1000000000000000" office:value-type="float" office:value="299.593797076354" calcext:value-type="float">
            <text:p>299,593797076354</text:p>
          </table:table-cell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6.csv</text:p>
          </table:table-cell>
          <table:table-cell office:value-type="float" office:value="24.8384045001278" calcext:value-type="float">
            <text:p>24,8384045001278</text:p>
          </table:table-cell>
          <table:table-cell office:value-type="float" office:value="0.0119158806380886" calcext:value-type="float">
            <text:p>0,011915880638089</text:p>
          </table:table-cell>
          <table:table-cell office:value-type="float" office:value="5" calcext:value-type="float">
            <text:p>5</text:p>
          </table:table-cell>
          <table:table-cell table:formula="of:=[.D312]/[.B312]" office:value-type="float" office:value="0.201301174557097" calcext:value-type="float">
            <text:p>0,201301174557097</text:p>
          </table:table-cell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2]/1000000000000000" office:value-type="float" office:value="299.589796289324" calcext:value-type="float">
            <text:p>299,589796289324</text:p>
          </table:table-cell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7.csv</text:p>
          </table:table-cell>
          <table:table-cell office:value-type="float" office:value="24.7110003125089" calcext:value-type="float">
            <text:p>24,7110003125089</text:p>
          </table:table-cell>
          <table:table-cell office:value-type="float" office:value="0.0123960600577903" calcext:value-type="float">
            <text:p>0,01239606005779</text:p>
          </table:table-cell>
          <table:table-cell office:value-type="float" office:value="3" calcext:value-type="float">
            <text:p>3</text:p>
          </table:table-cell>
          <table:table-cell table:formula="of:=[.D313]/[.B313]" office:value-type="float" office:value="0.12140342204121" calcext:value-type="float">
            <text:p>0,12140342204121</text:p>
          </table:table-cell>
          <table:table-cell office:value-type="float" office:value="70397" calcext:value-type="float">
            <text:p>70397</text:p>
          </table:table-cell>
          <table:table-cell office:value-type="float" office:value="2.99589796289324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3]/1000000000000000" office:value-type="float" office:value="299.589796289324" calcext:value-type="float">
            <text:p>299,589796289324</text:p>
          </table:table-cell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8.csv</text:p>
          </table:table-cell>
          <table:table-cell office:value-type="float" office:value="26.0857548442047" calcext:value-type="float">
            <text:p>26,0857548442047</text:p>
          </table:table-cell>
          <table:table-cell office:value-type="float" office:value="0.00721227819242316" calcext:value-type="float">
            <text:p>0,007212278192423</text:p>
          </table:table-cell>
          <table:table-cell office:value-type="float" office:value="5" calcext:value-type="float">
            <text:p>5</text:p>
          </table:table-cell>
          <table:table-cell table:formula="of:=[.D314]/[.B314]" office:value-type="float" office:value="0.191675496065272" calcext:value-type="float">
            <text:p>0,191675496065272</text:p>
          </table:table-cell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4]/1000000000000000" office:value-type="float" office:value="299.77399253459" calcext:value-type="float">
            <text:p>299,77399253459</text:p>
          </table:table-cell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09.csv</text:p>
          </table:table-cell>
          <table:table-cell office:value-type="float" office:value="26.1353415478962" calcext:value-type="float">
            <text:p>26,1353415478962</text:p>
          </table:table-cell>
          <table:table-cell office:value-type="float" office:value="0.00702550083732456" calcext:value-type="float">
            <text:p>0,007025500837325</text:p>
          </table:table-cell>
          <table:table-cell office:value-type="float" office:value="3" calcext:value-type="float">
            <text:p>3</text:p>
          </table:table-cell>
          <table:table-cell table:formula="of:=[.D315]/[.B315]" office:value-type="float" office:value="0.114787097559147" calcext:value-type="float">
            <text:p>0,114787097559147</text:p>
          </table:table-cell>
          <table:table-cell office:value-type="float" office:value="70443" calcext:value-type="float">
            <text:p>70443</text:p>
          </table:table-cell>
          <table:table-cell office:value-type="float" office:value="2.9976999174756E+017" calcext:value-type="float">
            <text:p>3,00E+17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table:formula="of:=[.G315]/1000000000000000" office:value-type="float" office:value="299.76999174756" calcext:value-type="float">
            <text:p>299,76999174756</text:p>
          </table:table-cell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0.csv</text:p>
          </table:table-cell>
          <table:table-cell office:value-type="float" office:value="28.3521612605579" calcext:value-type="float">
            <text:p>28,3521612605579</text:p>
          </table:table-cell>
          <table:table-cell office:value-type="float" office:value="0.00997622981555752" calcext:value-type="float">
            <text:p>0,009976229815558</text:p>
          </table:table-cell>
          <table:table-cell office:value-type="float" office:value="5" calcext:value-type="float">
            <text:p>5</text:p>
          </table:table-cell>
          <table:table-cell table:formula="of:=[.D316]/[.B316]" office:value-type="float" office:value="0.176353398742682" calcext:value-type="float">
            <text:p>0,176353398742682</text:p>
          </table:table-cell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table:formula="of:=[.G316]/1000000000000000" office:value-type="float" office:value="299.77399253459" calcext:value-type="float">
            <text:p>299,77399253459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1.csv</text:p>
          </table:table-cell>
          <table:table-cell office:value-type="float" office:value="27.5734544680247" calcext:value-type="float">
            <text:p>27,5734544680247</text:p>
          </table:table-cell>
          <table:table-cell office:value-type="float" office:value="0.00537477825116376" calcext:value-type="float">
            <text:p>0,005374778251164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181333826191354" calcext:value-type="float">
            <text:p>0,181333826191354</text:p>
          </table:table-cell>
          <table:table-cell office:value-type="float" office:value="70444" calcext:value-type="float">
            <text:p>70444</text:p>
          </table:table-cell>
          <table:table-cell office:value-type="float" office:value="2.9977399253459E+017" calcext:value-type="float">
            <text:p>3,00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317]/1000000000000000" office:value-type="float" office:value="299.77399253459" calcext:value-type="float">
            <text:p>299,77399253459</text:p>
          </table:table-cell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2.csv</text:p>
          </table:table-cell>
          <table:table-cell office:value-type="float" office:value="27.6651317258317" calcext:value-type="float">
            <text:p>27,6651317258317</text:p>
          </table:table-cell>
          <table:table-cell office:value-type="float" office:value="0.00498640889671812" calcext:value-type="float">
            <text:p>0,004986408896718</text:p>
          </table:table-cell>
          <table:table-cell office:value-type="float" office:value="0" calcext:value-type="float">
            <text:p>0</text:p>
          </table:table-cell>
          <table:table-cell table:formula="of:=[.D318]/[.B318]" office:value-type="float" office:value="0" calcext:value-type="float">
            <text:p>0</text:p>
          </table:table-cell>
          <table:table-cell office:value-type="float" office:value="71663" calcext:value-type="float">
            <text:p>71663</text:p>
          </table:table-cell>
          <table:table-cell office:value-type="float" office:value="3.0938186977122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318]/1000000000000000" office:value-type="float" office:value="309.38186977122" calcext:value-type="float">
            <text:p>309,38186977122</text:p>
          </table:table-cell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3.csv</text:p>
          </table:table-cell>
          <table:table-cell office:value-type="float" office:value="27.8793692876579" calcext:value-type="float">
            <text:p>27,8793692876579</text:p>
          </table:table-cell>
          <table:table-cell office:value-type="float" office:value="0.00792157419493941" calcext:value-type="float">
            <text:p>0,007921574194939</text:p>
          </table:table-cell>
          <table:table-cell office:value-type="float" office:value="0" calcext:value-type="float">
            <text:p>0</text:p>
          </table:table-cell>
          <table:table-cell table:formula="of:=[.D319]/[.B319]" office:value-type="float" office:value="0" calcext:value-type="float">
            <text:p>0</text:p>
          </table:table-cell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19]/1000000000000000" office:value-type="float" office:value="309.38587055825" calcext:value-type="float">
            <text:p>309,38587055825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4.csv</text:p>
          </table:table-cell>
          <table:table-cell office:value-type="float" office:value="28.2708435079886" calcext:value-type="float">
            <text:p>28,2708435079886</text:p>
          </table:table-cell>
          <table:table-cell office:value-type="float" office:value="0.0101947102412714" calcext:value-type="float">
            <text:p>0,010194710241271</text:p>
          </table:table-cell>
          <table:table-cell office:value-type="float" office:value="5" calcext:value-type="float">
            <text:p>5</text:p>
          </table:table-cell>
          <table:table-cell table:formula="of:=[.D320]/[.B320]" office:value-type="float" office:value="0.176860658529242" calcext:value-type="float">
            <text:p>0,176860658529242</text:p>
          </table:table-cell>
          <table:table-cell office:value-type="float" office:value="71664" calcext:value-type="float">
            <text:p>71664</text:p>
          </table:table-cell>
          <table:table-cell office:value-type="float" office:value="3.0938587055825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320]/1000000000000000" office:value-type="float" office:value="309.38587055825" calcext:value-type="float">
            <text:p>309,38587055825</text:p>
          </table:table-cell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5.csv</text:p>
          </table:table-cell>
          <table:table-cell office:value-type="float" office:value="28.1368079995531" calcext:value-type="float">
            <text:p>28,1368079995531</text:p>
          </table:table-cell>
          <table:table-cell office:value-type="float" office:value="0.00696288093717886" calcext:value-type="float">
            <text:p>0,006962880937179</text:p>
          </table:table-cell>
          <table:table-cell office:value-type="float" office:value="3" calcext:value-type="float">
            <text:p>3</text:p>
          </table:table-cell>
          <table:table-cell table:formula="of:=[.D321]/[.B321]" office:value-type="float" office:value="0.106621902528803" calcext:value-type="float">
            <text:p>0,106621902528803</text:p>
          </table:table-cell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formula="of:=[.G321]/1000000000000000" office:value-type="float" office:value="309.325698223203" calcext:value-type="float">
            <text:p>309,325698223203</text:p>
          </table:table-cell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6.csv</text:p>
          </table:table-cell>
          <table:table-cell office:value-type="float" office:value="28.6338891682029" calcext:value-type="float">
            <text:p>28,6338891682029</text:p>
          </table:table-cell>
          <table:table-cell office:value-type="float" office:value="0.00884232435627721" calcext:value-type="float">
            <text:p>0,008842324356277</text:p>
          </table:table-cell>
          <table:table-cell office:value-type="float" office:value="3" calcext:value-type="float">
            <text:p>3</text:p>
          </table:table-cell>
          <table:table-cell table:formula="of:=[.D322]/[.B322]" office:value-type="float" office:value="0.10477095802031" calcext:value-type="float">
            <text:p>0,10477095802031</text:p>
          </table:table-cell>
          <table:table-cell office:value-type="float" office:value="71603" calcext:value-type="float">
            <text:p>71603</text:p>
          </table:table-cell>
          <table:table-cell office:value-type="float" office:value="3.09325698223203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322]/1000000000000000" office:value-type="float" office:value="309.325698223203" calcext:value-type="float">
            <text:p>309,325698223203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7.csv</text:p>
          </table:table-cell>
          <table:table-cell office:value-type="float" office:value="28.0810112076917" calcext:value-type="float">
            <text:p>28,0810112076917</text:p>
          </table:table-cell>
          <table:table-cell office:value-type="float" office:value="0.0146502462476078" calcext:value-type="float">
            <text:p>0,014650246247608</text:p>
          </table:table-cell>
          <table:table-cell office:value-type="float" office:value="2" calcext:value-type="float">
            <text:p>2</text:p>
          </table:table-cell>
          <table:table-cell table:formula="of:=[.D323]/[.B323]" office:value-type="float" office:value="0.0712225063836796" calcext:value-type="float">
            <text:p>0,07122250638368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table:formula="of:=[.G323]/1000000000000000" office:value-type="float" office:value="309.145502764967" calcext:value-type="float">
            <text:p>309,145502764967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8.csv</text:p>
          </table:table-cell>
          <table:table-cell office:value-type="float" office:value="27.6462170546969" calcext:value-type="float">
            <text:p>27,6462170546969</text:p>
          </table:table-cell>
          <table:table-cell office:value-type="float" office:value="0.0162756250751501" calcext:value-type="float">
            <text:p>0,01627562507515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180856570362148" calcext:value-type="float">
            <text:p>0,180856570362148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324]/1000000000000000" office:value-type="float" office:value="309.145502764967" calcext:value-type="float">
            <text:p>309,145502764967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19.csv</text:p>
          </table:table-cell>
          <table:table-cell office:value-type="float" office:value="27.9528773861762" calcext:value-type="float">
            <text:p>27,9528773861762</text:p>
          </table:table-cell>
          <table:table-cell office:value-type="float" office:value="0.0113909732854526" calcext:value-type="float">
            <text:p>0,011390973285453</text:p>
          </table:table-cell>
          <table:table-cell office:value-type="float" office:value="6" calcext:value-type="float">
            <text:p>6</text:p>
          </table:table-cell>
          <table:table-cell table:formula="of:=[.D325]/[.B325]" office:value-type="float" office:value="0.214646954483735" calcext:value-type="float">
            <text:p>0,214646954483735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formula="of:=[.G325]/1000000000000000" office:value-type="float" office:value="309.145502764967" calcext:value-type="float">
            <text:p>309,145502764967</text:p>
          </table:table-cell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0.csv</text:p>
          </table:table-cell>
          <table:table-cell office:value-type="float" office:value="27.3594287151681" calcext:value-type="float">
            <text:p>27,3594287151681</text:p>
          </table:table-cell>
          <table:table-cell office:value-type="float" office:value="0.0136094458625236" calcext:value-type="float">
            <text:p>0,013609445862524</text:p>
          </table:table-cell>
          <table:table-cell office:value-type="float" office:value="2" calcext:value-type="float">
            <text:p>2</text:p>
          </table:table-cell>
          <table:table-cell table:formula="of:=[.D326]/[.B326]" office:value-type="float" office:value="0.0731009415737982" calcext:value-type="float">
            <text:p>0,073100941573798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326]/1000000000000000" office:value-type="float" office:value="309.145502764967" calcext:value-type="float">
            <text:p>309,145502764967</text:p>
          </table:table-cell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1.csv</text:p>
          </table:table-cell>
          <table:table-cell office:value-type="float" office:value="27.3513653260292" calcext:value-type="float">
            <text:p>27,3513653260292</text:p>
          </table:table-cell>
          <table:table-cell office:value-type="float" office:value="0.00616304491439742" calcext:value-type="float">
            <text:p>0,006163044914397</text:p>
          </table:table-cell>
          <table:table-cell office:value-type="float" office:value="4" calcext:value-type="float">
            <text:p>4</text:p>
          </table:table-cell>
          <table:table-cell table:formula="of:=[.D327]/[.B327]" office:value-type="float" office:value="0.14624498456731" calcext:value-type="float">
            <text:p>0,14624498456731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formula="of:=[.G327]/1000000000000000" office:value-type="float" office:value="309.145502764967" calcext:value-type="float">
            <text:p>309,145502764967</text:p>
          </table:table-cell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2.csv</text:p>
          </table:table-cell>
          <table:table-cell office:value-type="float" office:value="27.9908605606641" calcext:value-type="float">
            <text:p>27,9908605606641</text:p>
          </table:table-cell>
          <table:table-cell office:value-type="float" office:value="0.00377243775574467" calcext:value-type="float">
            <text:p>0,003772437755745</text:p>
          </table:table-cell>
          <table:table-cell office:value-type="float" office:value="4" calcext:value-type="float">
            <text:p>4</text:p>
          </table:table-cell>
          <table:table-cell table:formula="of:=[.D328]/[.B328]" office:value-type="float" office:value="0.142903787875005" calcext:value-type="float">
            <text:p>0,142903787875005</text:p>
          </table:table-cell>
          <table:table-cell office:value-type="float" office:value="71557" calcext:value-type="float">
            <text:p>71557</text:p>
          </table:table-cell>
          <table:table-cell office:value-type="float" office:value="3.09145502764967E+017" calcext:value-type="float">
            <text:p>3,09E+17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table:formula="of:=[.G328]/1000000000000000" office:value-type="float" office:value="309.145502764967" calcext:value-type="float">
            <text:p>309,145502764967</text:p>
          </table:table-cell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3.csv</text:p>
          </table:table-cell>
          <table:table-cell office:value-type="float" office:value="27.1067024203573" calcext:value-type="float">
            <text:p>27,1067024203573</text:p>
          </table:table-cell>
          <table:table-cell office:value-type="float" office:value="0.00707553585024241" calcext:value-type="float">
            <text:p>0,007075535850242</text:p>
          </table:table-cell>
          <table:table-cell office:value-type="float" office:value="2" calcext:value-type="float">
            <text:p>2</text:p>
          </table:table-cell>
          <table:table-cell table:formula="of:=[.D329]/[.B329]" office:value-type="float" office:value="0.073782489990298" calcext:value-type="float">
            <text:p>0,073782489990298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[.G329]/1000000000000000" office:value-type="float" office:value="309.229679562081" calcext:value-type="float">
            <text:p>309,229679562081</text:p>
          </table:table-cell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4.csv</text:p>
          </table:table-cell>
          <table:table-cell office:value-type="float" office:value="27.6023519224592" calcext:value-type="float">
            <text:p>27,6023519224592</text:p>
          </table:table-cell>
          <table:table-cell office:value-type="float" office:value="0.00522321962748638" calcext:value-type="float">
            <text:p>0,005223219627486</text:p>
          </table:table-cell>
          <table:table-cell office:value-type="float" office:value="1" calcext:value-type="float">
            <text:p>1</text:p>
          </table:table-cell>
          <table:table-cell table:formula="of:=[.D330]/[.B330]" office:value-type="float" office:value="0.0362287968361975" calcext:value-type="float">
            <text:p>0,036228796836198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[.G330]/1000000000000000" office:value-type="float" office:value="309.229679562081" calcext:value-type="float">
            <text:p>309,229679562081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5.csv</text:p>
          </table:table-cell>
          <table:table-cell office:value-type="float" office:value="26.2652653631285" calcext:value-type="float">
            <text:p>26,2652653631285</text:p>
          </table:table-cell>
          <table:table-cell office:value-type="float" office:value="0.00274583225729058" calcext:value-type="float">
            <text:p>0,002745832257291</text:p>
          </table:table-cell>
          <table:table-cell office:value-type="float" office:value="4" calcext:value-type="float">
            <text:p>4</text:p>
          </table:table-cell>
          <table:table-cell table:formula="of:=[.D331]/[.B331]" office:value-type="float" office:value="0.152292388624226" calcext:value-type="float">
            <text:p>0,152292388624226</text:p>
          </table:table-cell>
          <table:table-cell office:value-type="float" office:value="71599" calcext:value-type="float">
            <text:p>71599</text:p>
          </table:table-cell>
          <table:table-cell office:value-type="float" office:value="3.09225678775051E+017" calcext:value-type="float">
            <text:p>3,09E+1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formula="of:=[.G331]/1000000000000000" office:value-type="float" office:value="309.225678775051" calcext:value-type="float">
            <text:p>309,225678775051</text:p>
          </table:table-cell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6.csv</text:p>
          </table:table-cell>
          <table:table-cell office:value-type="float" office:value="26.2881803326769" calcext:value-type="float">
            <text:p>26,2881803326769</text:p>
          </table:table-cell>
          <table:table-cell office:value-type="float" office:value="0.00266017641875529" calcext:value-type="float">
            <text:p>0,002660176418755</text:p>
          </table:table-cell>
          <table:table-cell office:value-type="float" office:value="2" calcext:value-type="float">
            <text:p>2</text:p>
          </table:table-cell>
          <table:table-cell table:formula="of:=[.D332]/[.B332]" office:value-type="float" office:value="0.0760798189410603" calcext:value-type="float">
            <text:p>0,07607981894106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2]/1000000000000000" office:value-type="float" office:value="309.229679562081" calcext:value-type="float">
            <text:p>309,229679562081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7.csv</text:p>
          </table:table-cell>
          <table:table-cell office:value-type="float" office:value="26.3803997150878" calcext:value-type="float">
            <text:p>26,3803997150878</text:p>
          </table:table-cell>
          <table:table-cell office:value-type="float" office:value="0.00605268817864417" calcext:value-type="float">
            <text:p>0,006052688178644</text:p>
          </table:table-cell>
          <table:table-cell office:value-type="float" office:value="1" calcext:value-type="float">
            <text:p>1</text:p>
          </table:table-cell>
          <table:table-cell table:formula="of:=[.D333]/[.B333]" office:value-type="float" office:value="0.0379069313126468" calcext:value-type="float">
            <text:p>0,037906931312647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3]/1000000000000000" office:value-type="float" office:value="309.229679562081" calcext:value-type="float">
            <text:p>309,229679562081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8.csv</text:p>
          </table:table-cell>
          <table:table-cell office:value-type="float" office:value="26.2943673971034" calcext:value-type="float">
            <text:p>26,2943673971034</text:p>
          </table:table-cell>
          <table:table-cell office:value-type="float" office:value="0.00263705443485377" calcext:value-type="float">
            <text:p>0,002637054434854</text:p>
          </table:table-cell>
          <table:table-cell office:value-type="float" office:value="6" calcext:value-type="float">
            <text:p>6</text:p>
          </table:table-cell>
          <table:table-cell table:formula="of:=[.D334]/[.B334]" office:value-type="float" office:value="0.228185752080918" calcext:value-type="float">
            <text:p>0,228185752080918</text:p>
          </table:table-cell>
          <table:table-cell office:value-type="float" office:value="71600" calcext:value-type="float">
            <text:p>71600</text:p>
          </table:table-cell>
          <table:table-cell office:value-type="float" office:value="3.09229679562081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4]/1000000000000000" office:value-type="float" office:value="309.229679562081" calcext:value-type="float">
            <text:p>309,229679562081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29.csv</text:p>
          </table:table-cell>
          <table:table-cell office:value-type="float" office:value="26.5877103554221" calcext:value-type="float">
            <text:p>26,5877103554221</text:p>
          </table:table-cell>
          <table:table-cell office:value-type="float" office:value="0.00901483491290419" calcext:value-type="float">
            <text:p>0,009014834912904</text:p>
          </table:table-cell>
          <table:table-cell office:value-type="float" office:value="6" calcext:value-type="float">
            <text:p>6</text:p>
          </table:table-cell>
          <table:table-cell table:formula="of:=[.D335]/[.B335]" office:value-type="float" office:value="0.225668172241707" calcext:value-type="float">
            <text:p>0,225668172241707</text:p>
          </table:table-cell>
          <table:table-cell office:value-type="float" office:value="71604" calcext:value-type="float">
            <text:p>71604</text:p>
          </table:table-cell>
          <table:table-cell office:value-type="float" office:value="3.09239681545913E+017" calcext:value-type="float">
            <text:p>3,09E+17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[.G335]/1000000000000000" office:value-type="float" office:value="309.239681545913" calcext:value-type="float">
            <text:p>309,239681545913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1-30.csv</text:p>
          </table:table-cell>
          <table:table-cell office:value-type="float" office:value="26.7163459522911" calcext:value-type="float">
            <text:p>26,7163459522911</text:p>
          </table:table-cell>
          <table:table-cell office:value-type="float" office:value="0.00479861451278628" calcext:value-type="float">
            <text:p>0,004798614512786</text:p>
          </table:table-cell>
          <table:table-cell office:value-type="float" office:value="3" calcext:value-type="float">
            <text:p>3</text:p>
          </table:table-cell>
          <table:table-cell table:formula="of:=[.D336]/[.B336]" office:value-type="float" office:value="0.112290805238009" calcext:value-type="float">
            <text:p>0,112290805238009</text:p>
          </table:table-cell>
          <table:table-cell office:value-type="float" office:value="71558" calcext:value-type="float">
            <text:p>71558</text:p>
          </table:table-cell>
          <table:table-cell office:value-type="float" office:value="3.09149503551997E+017" calcext:value-type="float">
            <text:p>3,09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36]/1000000000000000" office:value-type="float" office:value="309.149503551997" calcext:value-type="float">
            <text:p>309,149503551997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1.csv</text:p>
          </table:table-cell>
          <table:table-cell office:value-type="float" office:value="27.538349039032" calcext:value-type="float">
            <text:p>27,538349039032</text:p>
          </table:table-cell>
          <table:table-cell office:value-type="float" office:value="0.00542922174790335" calcext:value-type="float">
            <text:p>0,005429221747903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145251990027816" calcext:value-type="float">
            <text:p>0,145251990027816</text:p>
          </table:table-cell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formula="of:=[.G337]/1000000000000000" office:value-type="float" office:value="312.760214036252" calcext:value-type="float">
            <text:p>312,760214036252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2.csv</text:p>
          </table:table-cell>
          <table:table-cell office:value-type="float" office:value="26.7986837385138" calcext:value-type="float">
            <text:p>26,7986837385138</text:p>
          </table:table-cell>
          <table:table-cell office:value-type="float" office:value="0.00817672405276389" calcext:value-type="float">
            <text:p>0,008176724052764</text:p>
          </table:table-cell>
          <table:table-cell office:value-type="float" office:value="4" calcext:value-type="float">
            <text:p>4</text:p>
          </table:table-cell>
          <table:table-cell table:formula="of:=[.D338]/[.B338]" office:value-type="float" office:value="0.149261062186102" calcext:value-type="float">
            <text:p>0,149261062186102</text:p>
          </table:table-cell>
          <table:table-cell office:value-type="float" office:value="72477" calcext:value-type="float">
            <text:p>72477</text:p>
          </table:table-cell>
          <table:table-cell office:value-type="float" office:value="3.1275621324922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38]/1000000000000000" office:value-type="float" office:value="312.756213249222" calcext:value-type="float">
            <text:p>312,756213249222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3.csv</text:p>
          </table:table-cell>
          <table:table-cell office:value-type="float" office:value="26.7038538435022" calcext:value-type="float">
            <text:p>26,7038538435022</text:p>
          </table:table-cell>
          <table:table-cell office:value-type="float" office:value="0.0010996696317432" calcext:value-type="float">
            <text:p>0,001099669631743</text:p>
          </table:table-cell>
          <table:table-cell office:value-type="float" office:value="1" calcext:value-type="float">
            <text:p>1</text:p>
          </table:table-cell>
          <table:table-cell table:formula="of:=[.D339]/[.B339]" office:value-type="float" office:value="0.0374477783566557" calcext:value-type="float">
            <text:p>0,037447778356656</text:p>
          </table:table-cell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39]/1000000000000000" office:value-type="float" office:value="312.850392030168" calcext:value-type="float">
            <text:p>312,850392030168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4.csv</text:p>
          </table:table-cell>
          <table:table-cell office:value-type="float" office:value="26.7766425370562" calcext:value-type="float">
            <text:p>26,7766425370562</text:p>
          </table:table-cell>
          <table:table-cell office:value-type="float" office:value="0.0119691856081169" calcext:value-type="float">
            <text:p>0,011969185608117</text:p>
          </table:table-cell>
          <table:table-cell office:value-type="float" office:value="2" calcext:value-type="float">
            <text:p>2</text:p>
          </table:table-cell>
          <table:table-cell table:formula="of:=[.D340]/[.B340]" office:value-type="float" office:value="0.0746919632374447" calcext:value-type="float">
            <text:p>0,074691963237445</text:p>
          </table:table-cell>
          <table:table-cell office:value-type="float" office:value="72524" calcext:value-type="float">
            <text:p>72524</text:p>
          </table:table-cell>
          <table:table-cell office:value-type="float" office:value="3.12850392030168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table:formula="of:=[.G340]/1000000000000000" office:value-type="float" office:value="312.850392030168" calcext:value-type="float">
            <text:p>312,850392030168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5.csv</text:p>
          </table:table-cell>
          <table:table-cell office:value-type="float" office:value="26.5612108334828" calcext:value-type="float">
            <text:p>26,5612108334828</text:p>
          </table:table-cell>
          <table:table-cell office:value-type="float" office:value="0.00905874763194993" calcext:value-type="float">
            <text:p>0,00905874763195</text:p>
          </table:table-cell>
          <table:table-cell office:value-type="float" office:value="6" calcext:value-type="float">
            <text:p>6</text:p>
          </table:table-cell>
          <table:table-cell table:formula="of:=[.D341]/[.B341]" office:value-type="float" office:value="0.225893316295523" calcext:value-type="float">
            <text:p>0,225893316295523</text:p>
          </table:table-cell>
          <table:table-cell office:value-type="float" office:value="72478" calcext:value-type="float">
            <text:p>72478</text:p>
          </table:table-cell>
          <table:table-cell office:value-type="float" office:value="3.12760214036252E+017" calcext:value-type="float">
            <text:p>3,13E+1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[.G341]/1000000000000000" office:value-type="float" office:value="312.760214036252" calcext:value-type="float">
            <text:p>312,760214036252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6.csv</text:p>
          </table:table-cell>
          <table:table-cell office:value-type="float" office:value="27.0199324278484" calcext:value-type="float">
            <text:p>27,0199324278484</text:p>
          </table:table-cell>
          <table:table-cell office:value-type="float" office:value="0.00729372212786757" calcext:value-type="float">
            <text:p>0,007293722127868</text:p>
          </table:table-cell>
          <table:table-cell office:value-type="float" office:value="5" calcext:value-type="float">
            <text:p>5</text:p>
          </table:table-cell>
          <table:table-cell table:formula="of:=[.D342]/[.B342]" office:value-type="float" office:value="0.185048575282398" calcext:value-type="float">
            <text:p>0,185048575282398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42]/1000000000000000" office:value-type="float" office:value="322.236725797455" calcext:value-type="float">
            <text:p>322,236725797455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7.csv</text:p>
          </table:table-cell>
          <table:table-cell office:value-type="float" office:value="27.8489396056934" calcext:value-type="float">
            <text:p>27,8489396056934</text:p>
          </table:table-cell>
          <table:table-cell office:value-type="float" office:value="0.011607158890657" calcext:value-type="float">
            <text:p>0,011607158890657</text:p>
          </table:table-cell>
          <table:table-cell office:value-type="float" office:value="4" calcext:value-type="float">
            <text:p>4</text:p>
          </table:table-cell>
          <table:table-cell table:formula="of:=[.D343]/[.B343]" office:value-type="float" office:value="0.14363203973419" calcext:value-type="float">
            <text:p>0,14363203973419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146368267159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343]/1000000000000000" office:value-type="float" office:value="322.146368267159" calcext:value-type="float">
            <text:p>322,146368267159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8.csv</text:p>
          </table:table-cell>
          <table:table-cell office:value-type="float" office:value="27.452017803349" calcext:value-type="float">
            <text:p>27,452017803349</text:p>
          </table:table-cell>
          <table:table-cell office:value-type="float" office:value="0.00938599512154518" calcext:value-type="float">
            <text:p>0,009385995121545</text:p>
          </table:table-cell>
          <table:table-cell office:value-type="float" office:value="4" calcext:value-type="float">
            <text:p>4</text:p>
          </table:table-cell>
          <table:table-cell table:formula="of:=[.D344]/[.B344]" office:value-type="float" office:value="0.145708779174404" calcext:value-type="float">
            <text:p>0,145708779174404</text:p>
          </table:table-cell>
          <table:table-cell office:value-type="float" office:value="73693" calcext:value-type="float">
            <text:p>73693</text:p>
          </table:table-cell>
          <table:table-cell office:value-type="float" office:value="3.22136366272488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344]/1000000000000000" office:value-type="float" office:value="322.136366272488" calcext:value-type="float">
            <text:p>322,136366272488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09.csv</text:p>
          </table:table-cell>
          <table:table-cell office:value-type="float" office:value="26.0963592200073" calcext:value-type="float">
            <text:p>26,0963592200073</text:p>
          </table:table-cell>
          <table:table-cell office:value-type="float" office:value="0.00701248396750029" calcext:value-type="float">
            <text:p>0,0070124839675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191597607844341" calcext:value-type="float">
            <text:p>0,191597607844341</text:p>
          </table:table-cell>
          <table:table-cell office:value-type="float" office:value="73692" calcext:value-type="float">
            <text:p>73692</text:p>
          </table:table-cell>
          <table:table-cell office:value-type="float" office:value="3.2213036509736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45]/1000000000000000" office:value-type="float" office:value="322.130365097362" calcext:value-type="float">
            <text:p>322,130365097362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0.csv</text:p>
          </table:table-cell>
          <table:table-cell office:value-type="float" office:value="26.2255068140213" calcext:value-type="float">
            <text:p>26,2255068140213</text:p>
          </table:table-cell>
          <table:table-cell office:value-type="float" office:value="0.00653443505660969" calcext:value-type="float">
            <text:p>0,00653443505661</text:p>
          </table:table-cell>
          <table:table-cell office:value-type="float" office:value="2" calcext:value-type="float">
            <text:p>2</text:p>
          </table:table-cell>
          <table:table-cell table:formula="of:=[.D346]/[.B346]" office:value-type="float" office:value="0.0762616339193381" calcext:value-type="float">
            <text:p>0,076261633919338</text:p>
          </table:table-cell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formula="of:=[.G346]/1000000000000000" office:value-type="float" office:value="322.326903791371" calcext:value-type="float">
            <text:p>322,326903791371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1.csv</text:p>
          </table:table-cell>
          <table:table-cell office:value-type="float" office:value="26.0660392709915" calcext:value-type="float">
            <text:p>26,0660392709915</text:p>
          </table:table-cell>
          <table:table-cell office:value-type="float" office:value="0.00712171033913345" calcext:value-type="float">
            <text:p>0,007121710339133</text:p>
          </table:table-cell>
          <table:table-cell office:value-type="float" office:value="2" calcext:value-type="float">
            <text:p>2</text:p>
          </table:table-cell>
          <table:table-cell table:formula="of:=[.D347]/[.B347]" office:value-type="float" office:value="0.0767281894731805" calcext:value-type="float">
            <text:p>0,076728189473181</text:p>
          </table:table-cell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table:formula="of:=[.G347]/1000000000000000" office:value-type="float" office:value="322.322903004341" calcext:value-type="float">
            <text:p>322,322903004341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2.csv</text:p>
          </table:table-cell>
          <table:table-cell office:value-type="float" office:value="26.2002874810154" calcext:value-type="float">
            <text:p>26,2002874810154</text:p>
          </table:table-cell>
          <table:table-cell office:value-type="float" office:value="0.0103097965196411" calcext:value-type="float">
            <text:p>0,010309796519641</text:p>
          </table:table-cell>
          <table:table-cell office:value-type="float" office:value="5" calcext:value-type="float">
            <text:p>5</text:p>
          </table:table-cell>
          <table:table-cell table:formula="of:=[.D348]/[.B348]" office:value-type="float" office:value="0.190837600679877" calcext:value-type="float">
            <text:p>0,190837600679877</text:p>
          </table:table-cell>
          <table:table-cell office:value-type="float" office:value="73743" calcext:value-type="float">
            <text:p>73743</text:p>
          </table:table-cell>
          <table:table-cell office:value-type="float" office:value="3.22322903004341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[.G348]/1000000000000000" office:value-type="float" office:value="322.322903004341" calcext:value-type="float">
            <text:p>322,322903004341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3.csv</text:p>
          </table:table-cell>
          <table:table-cell office:value-type="float" office:value="28.1486338056817" calcext:value-type="float">
            <text:p>28,1486338056817</text:p>
          </table:table-cell>
          <table:table-cell office:value-type="float" office:value="0.0104999373154023" calcext:value-type="float">
            <text:p>0,010499937315402</text:p>
          </table:table-cell>
          <table:table-cell office:value-type="float" office:value="5" calcext:value-type="float">
            <text:p>5</text:p>
          </table:table-cell>
          <table:table-cell table:formula="of:=[.D349]/[.B349]" office:value-type="float" office:value="0.177628514211967" calcext:value-type="float">
            <text:p>0,177628514211967</text:p>
          </table:table-cell>
          <table:table-cell office:value-type="float" office:value="73744" calcext:value-type="float">
            <text:p>73744</text:p>
          </table:table-cell>
          <table:table-cell office:value-type="float" office:value="3.22326903791371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table:formula="of:=[.G349]/1000000000000000" office:value-type="float" office:value="322.326903791371" calcext:value-type="float">
            <text:p>322,326903791371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4.csv</text:p>
          </table:table-cell>
          <table:table-cell office:value-type="float" office:value="26.838803782955" calcext:value-type="float">
            <text:p>26,838803782955</text:p>
          </table:table-cell>
          <table:table-cell office:value-type="float" office:value="0.00796092259305889" calcext:value-type="float">
            <text:p>0,007960922593059</text:p>
          </table:table-cell>
          <table:table-cell office:value-type="float" office:value="5" calcext:value-type="float">
            <text:p>5</text:p>
          </table:table-cell>
          <table:table-cell table:formula="of:=[.D350]/[.B350]" office:value-type="float" office:value="0.186297423701702" calcext:value-type="float">
            <text:p>0,186297423701702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G350]/1000000000000000" office:value-type="float" office:value="322.281394463639" calcext:value-type="float">
            <text:p>322,281394463639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5.csv</text:p>
          </table:table-cell>
          <table:table-cell office:value-type="float" office:value="27.5202404700837" calcext:value-type="float">
            <text:p>27,5202404700837</text:p>
          </table:table-cell>
          <table:table-cell office:value-type="float" office:value="0.00913499337010269" calcext:value-type="float">
            <text:p>0,009134993370103</text:p>
          </table:table-cell>
          <table:table-cell office:value-type="float" office:value="5" calcext:value-type="float">
            <text:p>5</text:p>
          </table:table-cell>
          <table:table-cell table:formula="of:=[.D351]/[.B351]" office:value-type="float" office:value="0.181684458950689" calcext:value-type="float">
            <text:p>0,181684458950689</text:p>
          </table:table-cell>
          <table:table-cell office:value-type="float" office:value="73688" calcext:value-type="float">
            <text:p>73688</text:p>
          </table:table-cell>
          <table:table-cell office:value-type="float" office:value="3.2226139047429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351]/1000000000000000" office:value-type="float" office:value="322.261390474298" calcext:value-type="float">
            <text:p>322,261390474298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6.csv</text:p>
          </table:table-cell>
          <table:table-cell office:value-type="float" office:value="27.5223299654167" calcext:value-type="float">
            <text:p>27,5223299654167</text:p>
          </table:table-cell>
          <table:table-cell office:value-type="float" office:value="0.0128071215384228" calcext:value-type="float">
            <text:p>0,012807121538423</text:p>
          </table:table-cell>
          <table:table-cell office:value-type="float" office:value="4" calcext:value-type="float">
            <text:p>4</text:p>
          </table:table-cell>
          <table:table-cell table:formula="of:=[.D352]/[.B352]" office:value-type="float" office:value="0.14533653237303" calcext:value-type="float">
            <text:p>0,14533653237303</text:p>
          </table:table-cell>
          <table:table-cell office:value-type="float" office:value="73734" calcext:value-type="float">
            <text:p>73734</text:p>
          </table:table-cell>
          <table:table-cell office:value-type="float" office:value="3.22306559736055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[.G352]/1000000000000000" office:value-type="float" office:value="322.306559736055" calcext:value-type="float">
            <text:p>322,306559736055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7.csv</text:p>
          </table:table-cell>
          <table:table-cell office:value-type="float" office:value="28.04164235607" calcext:value-type="float">
            <text:p>28,04164235607</text:p>
          </table:table-cell>
          <table:table-cell office:value-type="float" office:value="0.0108973243707194" calcext:value-type="float">
            <text:p>0,010897324370719</text:p>
          </table:table-cell>
          <table:table-cell office:value-type="float" office:value="10" calcext:value-type="float">
            <text:p>10</text:p>
          </table:table-cell>
          <table:table-cell table:formula="of:=[.D353]/[.B353]" office:value-type="float" office:value="0.356612493413224" calcext:value-type="float">
            <text:p>0,356612493413224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table:formula="of:=[.G353]/1000000000000000" office:value-type="float" office:value="322.281394463639" calcext:value-type="float">
            <text:p>322,281394463639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8.csv</text:p>
          </table:table-cell>
          <table:table-cell office:value-type="float" office:value="28.0180468675794" calcext:value-type="float">
            <text:p>28,0180468675794</text:p>
          </table:table-cell>
          <table:table-cell office:value-type="float" office:value="0.0073007667881321" calcext:value-type="float">
            <text:p>0,007300766788132</text:p>
          </table:table-cell>
          <table:table-cell office:value-type="float" office:value="1" calcext:value-type="float">
            <text:p>1</text:p>
          </table:table-cell>
          <table:table-cell table:formula="of:=[.D354]/[.B354]" office:value-type="float" office:value="0.0356912815774155" calcext:value-type="float">
            <text:p>0,035691281577416</text:p>
          </table:table-cell>
          <table:table-cell office:value-type="float" office:value="73696" calcext:value-type="float">
            <text:p>73696</text:p>
          </table:table-cell>
          <table:table-cell office:value-type="float" office:value="3.22273392889578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table:formula="of:=[.G354]/1000000000000000" office:value-type="float" office:value="322.273392889578" calcext:value-type="float">
            <text:p>322,273392889578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19.csv</text:p>
          </table:table-cell>
          <table:table-cell office:value-type="float" office:value="27.9525095320154" calcext:value-type="float">
            <text:p>27,9525095320154</text:p>
          </table:table-cell>
          <table:table-cell office:value-type="float" office:value="0.011225651575442" calcext:value-type="float">
            <text:p>0,011225651575442</text:p>
          </table:table-cell>
          <table:table-cell office:value-type="float" office:value="3" calcext:value-type="float">
            <text:p>3</text:p>
          </table:table-cell>
          <table:table-cell table:formula="of:=[.D355]/[.B355]" office:value-type="float" office:value="0.107324889615508" calcext:value-type="float">
            <text:p>0,107324889615508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G355]/1000000000000000" office:value-type="float" office:value="322.281394463639" calcext:value-type="float">
            <text:p>322,281394463639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0.csv</text:p>
          </table:table-cell>
          <table:table-cell office:value-type="float" office:value="28.0406654093" calcext:value-type="float">
            <text:p>28,0406654093</text:p>
          </table:table-cell>
          <table:table-cell office:value-type="float" office:value="0.0109009230248129" calcext:value-type="float">
            <text:p>0,010900923024813</text:p>
          </table:table-cell>
          <table:table-cell office:value-type="float" office:value="4" calcext:value-type="float">
            <text:p>4</text:p>
          </table:table-cell>
          <table:table-cell table:formula="of:=[.D356]/[.B356]" office:value-type="float" office:value="0.142649967167803" calcext:value-type="float">
            <text:p>0,142649967167803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81394463639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56]/1000000000000000" office:value-type="float" office:value="322.281394463639" calcext:value-type="float">
            <text:p>322,281394463639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1.csv</text:p>
          </table:table-cell>
          <table:table-cell office:value-type="float" office:value="28.1471766255278" calcext:value-type="float">
            <text:p>28,1471766255278</text:p>
          </table:table-cell>
          <table:table-cell office:value-type="float" office:value="0.00682713986952217" calcext:value-type="float">
            <text:p>0,006827139869522</text:p>
          </table:table-cell>
          <table:table-cell office:value-type="float" office:value="8" calcext:value-type="float">
            <text:p>8</text:p>
          </table:table-cell>
          <table:table-cell table:formula="of:=[.D357]/[.B357]" office:value-type="float" office:value="0.284220336072517" calcext:value-type="float">
            <text:p>0,284220336072517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57]/1000000000000000" office:value-type="float" office:value="322.191216469722" calcext:value-type="float">
            <text:p>322,191216469722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2.csv</text:p>
          </table:table-cell>
          <table:table-cell office:value-type="float" office:value="28.1244620042632" calcext:value-type="float">
            <text:p>28,1244620042632</text:p>
          </table:table-cell>
          <table:table-cell office:value-type="float" office:value="0.00691083694426394" calcext:value-type="float">
            <text:p>0,006910836944264</text:p>
          </table:table-cell>
          <table:table-cell office:value-type="float" office:value="5" calcext:value-type="float">
            <text:p>5</text:p>
          </table:table-cell>
          <table:table-cell table:formula="of:=[.D358]/[.B358]" office:value-type="float" office:value="0.17778117850724" calcext:value-type="float">
            <text:p>0,17778117850724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58]/1000000000000000" office:value-type="float" office:value="322.191216469722" calcext:value-type="float">
            <text:p>322,191216469722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3.csv</text:p>
          </table:table-cell>
          <table:table-cell office:value-type="float" office:value="27.9969586705045" calcext:value-type="float">
            <text:p>27,9969586705045</text:p>
          </table:table-cell>
          <table:table-cell office:value-type="float" office:value="0.0073807014443559" calcext:value-type="float">
            <text:p>0,007380701444356</text:p>
          </table:table-cell>
          <table:table-cell office:value-type="float" office:value="3" calcext:value-type="float">
            <text:p>3</text:p>
          </table:table-cell>
          <table:table-cell table:formula="of:=[.D359]/[.B359]" office:value-type="float" office:value="0.10715449614749" calcext:value-type="float">
            <text:p>0,10715449614749</text:p>
          </table:table-cell>
          <table:table-cell office:value-type="float" office:value="73651" calcext:value-type="float">
            <text:p>73651</text:p>
          </table:table-cell>
          <table:table-cell office:value-type="float" office:value="3.2218821587674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359]/1000000000000000" office:value-type="float" office:value="322.18821587674" calcext:value-type="float">
            <text:p>322,18821587674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4.csv</text:p>
          </table:table-cell>
          <table:table-cell office:value-type="float" office:value="27.9627713738748" calcext:value-type="float">
            <text:p>27,9627713738748</text:p>
          </table:table-cell>
          <table:table-cell office:value-type="float" office:value="0.00750662203876469" calcext:value-type="float">
            <text:p>0,007506622038765</text:p>
          </table:table-cell>
          <table:table-cell office:value-type="float" office:value="4" calcext:value-type="float">
            <text:p>4</text:p>
          </table:table-cell>
          <table:table-cell table:formula="of:=[.D360]/[.B360]" office:value-type="float" office:value="0.143047337709063" calcext:value-type="float">
            <text:p>0,143047337709063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191216469722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formula="of:=[.G360]/1000000000000000" office:value-type="float" office:value="322.191216469722" calcext:value-type="float">
            <text:p>322,191216469722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5.csv</text:p>
          </table:table-cell>
          <table:table-cell office:value-type="float" office:value="27.9092117939185" calcext:value-type="float">
            <text:p>27,9092117939185</text:p>
          </table:table-cell>
          <table:table-cell office:value-type="float" office:value="0.00401799725797665" calcext:value-type="float">
            <text:p>0,004017997257977</text:p>
          </table:table-cell>
          <table:table-cell office:value-type="float" office:value="0" calcext:value-type="float">
            <text:p>0</text:p>
          </table:table-cell>
          <table:table-cell table:formula="of:=[.D361]/[.B361]" office:value-type="float" office:value="0" calcext:value-type="float">
            <text:p>0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table:formula="of:=[.G361]/1000000000000000" office:value-type="float" office:value="322.236725797455" calcext:value-type="float">
            <text:p>322,236725797455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6.csv</text:p>
          </table:table-cell>
          <table:table-cell office:value-type="float" office:value="27.9620483317277" calcext:value-type="float">
            <text:p>27,9620483317277</text:p>
          </table:table-cell>
          <table:table-cell office:value-type="float" office:value="0.00750694238290586" calcext:value-type="float">
            <text:p>0,007506942382906</text:p>
          </table:table-cell>
          <table:table-cell office:value-type="float" office:value="5" calcext:value-type="float">
            <text:p>5</text:p>
          </table:table-cell>
          <table:table-cell table:formula="of:=[.D362]/[.B362]" office:value-type="float" office:value="0.178813795780714" calcext:value-type="float">
            <text:p>0,178813795780714</text:p>
          </table:table-cell>
          <table:table-cell office:value-type="float" office:value="73698" calcext:value-type="float">
            <text:p>73698</text:p>
          </table:table-cell>
          <table:table-cell office:value-type="float" office:value="3.22236725797455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362]/1000000000000000" office:value-type="float" office:value="322.236725797455" calcext:value-type="float">
            <text:p>322,236725797455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7.csv</text:p>
          </table:table-cell>
          <table:table-cell office:value-type="float" office:value="27.9273756669789" calcext:value-type="float">
            <text:p>27,9273756669789</text:p>
          </table:table-cell>
          <table:table-cell office:value-type="float" office:value="0.00763704539432464" calcext:value-type="float">
            <text:p>0,007637045394325</text:p>
          </table:table-cell>
          <table:table-cell office:value-type="float" office:value="1" calcext:value-type="float">
            <text:p>1</text:p>
          </table:table-cell>
          <table:table-cell table:formula="of:=[.D363]/[.B363]" office:value-type="float" office:value="0.0358071596817596" calcext:value-type="float">
            <text:p>0,03580715968176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formula="of:=[.G363]/1000000000000000" office:value-type="float" office:value="322.056190273242" calcext:value-type="float">
            <text:p>322,056190273242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8.csv</text:p>
          </table:table-cell>
          <table:table-cell office:value-type="float" office:value="28.1155569434639" calcext:value-type="float">
            <text:p>28,1155569434639</text:p>
          </table:table-cell>
          <table:table-cell office:value-type="float" office:value="0.00694369675970995" calcext:value-type="float">
            <text:p>0,00694369675971</text:p>
          </table:table-cell>
          <table:table-cell office:value-type="float" office:value="1" calcext:value-type="float">
            <text:p>1</text:p>
          </table:table-cell>
          <table:table-cell table:formula="of:=[.D364]/[.B364]" office:value-type="float" office:value="0.0355674974538419" calcext:value-type="float">
            <text:p>0,035567497453842</text:p>
          </table:table-cell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formula="of:=[.G364]/1000000000000000" office:value-type="float" office:value="322.052189486212" calcext:value-type="float">
            <text:p>322,052189486212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29.csv</text:p>
          </table:table-cell>
          <table:table-cell office:value-type="float" office:value="28.3080662023271" calcext:value-type="float">
            <text:p>28,3080662023271</text:p>
          </table:table-cell>
          <table:table-cell office:value-type="float" office:value="0.00623430643515875" calcext:value-type="float">
            <text:p>0,006234306435159</text:p>
          </table:table-cell>
          <table:table-cell office:value-type="float" office:value="1" calcext:value-type="float">
            <text:p>1</text:p>
          </table:table-cell>
          <table:table-cell table:formula="of:=[.D365]/[.B365]" office:value-type="float" office:value="0.0353256203674483" calcext:value-type="float">
            <text:p>0,035325620367448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table:formula="of:=[.G365]/1000000000000000" office:value-type="float" office:value="322.056190273242" calcext:value-type="float">
            <text:p>322,056190273242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30.csv</text:p>
          </table:table-cell>
          <table:table-cell office:value-type="float" office:value="28.6504507684788" calcext:value-type="float">
            <text:p>28,6504507684788</text:p>
          </table:table-cell>
          <table:table-cell office:value-type="float" office:value="0.00497274809842637" calcext:value-type="float">
            <text:p>0,004972748098426</text:p>
          </table:table-cell>
          <table:table-cell office:value-type="float" office:value="7" calcext:value-type="float">
            <text:p>7</text:p>
          </table:table-cell>
          <table:table-cell table:formula="of:=[.D366]/[.B366]" office:value-type="float" office:value="0.244324253624009" calcext:value-type="float">
            <text:p>0,244324253624009</text:p>
          </table:table-cell>
          <table:table-cell office:value-type="float" office:value="73651" calcext:value-type="float">
            <text:p>73651</text:p>
          </table:table-cell>
          <table:table-cell office:value-type="float" office:value="3.22052189486212E+017" calcext:value-type="float">
            <text:p>3,22E+17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formula="of:=[.G366]/1000000000000000" office:value-type="float" office:value="322.052189486212" calcext:value-type="float">
            <text:p>322,052189486212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16-12-31.csv</text:p>
          </table:table-cell>
          <table:table-cell office:value-type="float" office:value="28.2799750179898" calcext:value-type="float">
            <text:p>28,2799750179898</text:p>
          </table:table-cell>
          <table:table-cell office:value-type="float" office:value="0.00633781465251722" calcext:value-type="float">
            <text:p>0,006337814652517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141442840648037" calcext:value-type="float">
            <text:p>0,141442840648037</text:p>
          </table:table-cell>
          <table:table-cell office:value-type="float" office:value="73652" calcext:value-type="float">
            <text:p>73652</text:p>
          </table:table-cell>
          <table:table-cell office:value-type="float" office:value="3.22056190273242E+017" calcext:value-type="float">
            <text:p>3,22E+17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table:formula="of:=[.G367]/1000000000000000" office:value-type="float" office:value="322.056190273242" calcext:value-type="float">
            <text:p>322,056190273242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klhf.A2:klhf.C3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9">00/00/0000</text:date>, <text:time style:data-style-name="N2" text:time-value="19:23:01.703948804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19:27:02.584426697</dc:date>
    <meta:editing-duration>PT26M54S</meta:editing-duration>
    <meta:editing-cycles>6</meta:editing-cycles>
    <meta:generator>LibreOffice/5.3.2.2$Linux_X86_64 LibreOffice_project/30m0$Build-2</meta:generator>
    <meta:document-statistic meta:table-count="1" meta:cell-count="40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" chart:maximum="5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ell-range" chart:error-upper-range="klhf.C2:klhf.C367" chart:error-lower-range="klhf.C2:klhf.C367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5" loext:regression-period="6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10" style:family="chart">
      <style:chart-properties chart:error-upper-indicator="true" chart:error-lower-indicator="true" chart:error-category="cell-range" chart:error-upper-range="klhf.C2:klhf.C367" chart:error-lower-range="klhf.C2:klhf.C367" loext:std-weight="1"/>
      <style:graphic-properties draw:stroke="solid" svg:stroke-width="0.04cm" svg:stroke-color="#000000" svg:stroke-opacity="100%" draw:stroke-linejoin="round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3.767cm" svg:y="2.55cm" style:legend-expansion="custom" chartooo:width="5.632cm" chartooo:height="2.609cm" style:legend-expansion-aspect-ratio="2.15868148715983" chart:style-name="ch2"/>
        <chart:plot-area chart:style-name="ch3" table:cell-range-address="klhf.A2:klhf.B367 klhf.A1:klhf.B1 klhf.H1:klhf.I367" chart:data-source-has-labels="both" svg:x="0.665cm" svg:y="0.178cm" svg:width="15.008cm" svg:height="8.675cm">
          <chartooo:coordinate-region svg:x="1.286cm" svg:y="0.351cm" svg:width="14.387cm" svg:height="8.33cm"/>
          <chart:axis chart:dimension="x" chart:name="primary-x" chart:style-name="ch4" chartooo:axis-type="auto">
            <chartooo:date-scale/>
            <chart:categories table:cell-range-address="klhf.A2:klhf.A367"/>
          </chart:axis>
          <chart:axis chart:dimension="y" chart:name="primary-y" chart:style-name="ch5">
            <chart:title svg:x="0cm" svg:y="5.711cm" chart:style-name="ch6">
              <text:p>Temperatura (°C)</text:p>
            </chart:title>
            <chart:grid chart:style-name="ch7" chart:class="major"/>
          </chart:axis>
          <chart:series chart:style-name="ch8" chart:values-cell-range-address="klhf.B2:klhf.B367" chart:label-cell-address="klhf.B1:klhf.B1" chart:class="chart:line">
            <chart:regression-curve chart:style-name="ch9"/>
            <chart:error-indicator chart:style-name="ch10" chart:dimension="y"/>
            <chart:data-point chart:repeated="366"/>
          </chart:series>
          <chart:series chart:style-name="ch11" chart:values-cell-range-address="klhf.H2:klhf.H367" chart:label-cell-address="klhf.H1:klhf.H1" chart:class="chart:line">
            <chart:data-point chart:repeated="366"/>
          </chart:series>
          <chart:series chart:style-name="ch12" chart:values-cell-range-address="klhf.I2:klhf.I367" chart:label-cell-address="klhf.I1:klhf.I1" chart:class="chart:line">
            <chart:data-point chart:repeated="3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edia</text:p>
                <draw:g>
                  <svg:desc>klhf.B1:klhf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eratura minima</text:p>
                <draw:g>
                  <svg:desc>klhf.H1:klhf.H1</svg:desc>
                </draw:g>
              </table:table-cell>
              <table:table-cell office:value-type="string">
                <text:p>Temperatura massima</text:p>
                <draw:g>
                  <svg:desc>klhf.I1:klhf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1-01.csv</text:p>
                <draw:g>
                  <svg:desc>klhf.A2:klhf.A367</svg:desc>
                </draw:g>
              </table:table-cell>
              <table:table-cell office:value-type="float" office:value="26.8675471370232">
                <text:p>26.8675471370232</text:p>
                <draw:g>
                  <svg:desc>klhf.B2:klhf.B367</svg:desc>
                </draw:g>
              </table:table-cell>
              <table:table-cell office:value-type="float" office:value="0.0297327523104501">
                <text:p>0.0297327523104501</text:p>
                <draw:g>
                  <svg:desc>klhf.C2:klhf.C367</svg:desc>
                </draw:g>
              </table:table-cell>
              <table:table-cell office:value-type="float" office:value="0.0297327523104501">
                <text:p>0.0297327523104501</text:p>
                <draw:g>
                  <svg:desc>klhf.C2:klhf.C367</svg:desc>
                </draw:g>
              </table:table-cell>
              <table:table-cell office:value-type="float" office:value="13">
                <text:p>13</text:p>
                <draw:g>
                  <svg:desc>klhf.H2:klhf.H367</svg:desc>
                </draw:g>
              </table:table-cell>
              <table:table-cell office:value-type="float" office:value="41">
                <text:p>41</text:p>
                <draw:g>
                  <svg:desc>klhf.I2:klhf.I367</svg:desc>
                </draw:g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26.8875314970892">
                <text:p>26.8875314970892</text:p>
              </table:table-cell>
              <table:table-cell office:value-type="float" office:value="0.0254807869738409">
                <text:p>0.0254807869738409</text:p>
              </table:table-cell>
              <table:table-cell office:value-type="float" office:value="0.0254807869738409">
                <text:p>0.025480786973840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27.215359511162">
                <text:p>27.215359511162</text:p>
              </table:table-cell>
              <table:table-cell office:value-type="float" office:value="0.0282678631239592">
                <text:p>0.0282678631239592</text:p>
              </table:table-cell>
              <table:table-cell office:value-type="float" office:value="0.0282678631239592">
                <text:p>0.028267863123959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27.1356803110787">
                <text:p>27.1356803110787</text:p>
              </table:table-cell>
              <table:table-cell office:value-type="float" office:value="0.0285998425008308">
                <text:p>0.0285998425008308</text:p>
              </table:table-cell>
              <table:table-cell office:value-type="float" office:value="0.0285998425008308">
                <text:p>0.028599842500830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27.4608676013273">
                <text:p>27.4608676013273</text:p>
              </table:table-cell>
              <table:table-cell office:value-type="float" office:value="0.0272556137177819">
                <text:p>0.0272556137177819</text:p>
              </table:table-cell>
              <table:table-cell office:value-type="float" office:value="0.0272556137177819">
                <text:p>0.0272556137177819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27.2826045379466">
                <text:p>27.2826045379466</text:p>
              </table:table-cell>
              <table:table-cell office:value-type="float" office:value="0.0238400779214437">
                <text:p>0.0238400779214437</text:p>
              </table:table-cell>
              <table:table-cell office:value-type="float" office:value="0.0238400779214437">
                <text:p>0.023840077921443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27.0430496392245">
                <text:p>27.0430496392245</text:p>
              </table:table-cell>
              <table:table-cell office:value-type="float" office:value="0.0206692161908236">
                <text:p>0.0206692161908236</text:p>
              </table:table-cell>
              <table:table-cell office:value-type="float" office:value="0.0206692161908236">
                <text:p>0.020669216190823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26.8606972094236">
                <text:p>26.8606972094236</text:p>
              </table:table-cell>
              <table:table-cell office:value-type="float" office:value="0.025599323657439">
                <text:p>0.025599323657439</text:p>
              </table:table-cell>
              <table:table-cell office:value-type="float" office:value="0.025599323657439">
                <text:p>0.025599323657439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27.2726071459619">
                <text:p>27.2726071459619</text:p>
              </table:table-cell>
              <table:table-cell office:value-type="float" office:value="0.0238817644910553">
                <text:p>0.0238817644910553</text:p>
              </table:table-cell>
              <table:table-cell office:value-type="float" office:value="0.0238817644910553">
                <text:p>0.0238817644910553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27.6404179851862">
                <text:p>27.6404179851862</text:p>
              </table:table-cell>
              <table:table-cell office:value-type="float" office:value="0.0265180622599762">
                <text:p>0.0265180622599762</text:p>
              </table:table-cell>
              <table:table-cell office:value-type="float" office:value="0.0265180622599762">
                <text:p>0.0265180622599762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27.2081196209684">
                <text:p>27.2081196209684</text:p>
              </table:table-cell>
              <table:table-cell office:value-type="float" office:value="0.0241506609896462">
                <text:p>0.0241506609896462</text:p>
              </table:table-cell>
              <table:table-cell office:value-type="float" office:value="0.0241506609896462">
                <text:p>0.024150660989646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26.8662783621664">
                <text:p>26.8662783621664</text:p>
              </table:table-cell>
              <table:table-cell office:value-type="float" office:value="0.0214063072399402">
                <text:p>0.0214063072399402</text:p>
              </table:table-cell>
              <table:table-cell office:value-type="float" office:value="0.0214063072399402">
                <text:p>0.0214063072399402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27.4011475267322">
                <text:p>27.4011475267322</text:p>
              </table:table-cell>
              <table:table-cell office:value-type="float" office:value="0.02751552839032">
                <text:p>0.02751552839032</text:p>
              </table:table-cell>
              <table:table-cell office:value-type="float" office:value="0.02751552839032">
                <text:p>0.0275155283903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27.2583326088846">
                <text:p>27.2583326088846</text:p>
              </table:table-cell>
              <table:table-cell office:value-type="float" office:value="0.0156017967888264">
                <text:p>0.0156017967888264</text:p>
              </table:table-cell>
              <table:table-cell office:value-type="float" office:value="0.0156017967888264">
                <text:p>0.0156017967888264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27.2745782734838">
                <text:p>27.2745782734838</text:p>
              </table:table-cell>
              <table:table-cell office:value-type="float" office:value="0.00719169229357395">
                <text:p>0.00719169229357395</text:p>
              </table:table-cell>
              <table:table-cell office:value-type="float" office:value="0.00719169229357395">
                <text:p>0.0071916922935739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27.1885595062158">
                <text:p>27.1885595062158</text:p>
              </table:table-cell>
              <table:table-cell office:value-type="float" office:value="0.0117229883586269">
                <text:p>0.0117229883586269</text:p>
              </table:table-cell>
              <table:table-cell office:value-type="float" office:value="0.0117229883586269">
                <text:p>0.011722988358626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27.5603679104218">
                <text:p>27.5603679104218</text:p>
              </table:table-cell>
              <table:table-cell office:value-type="float" office:value="0.00600295008287773">
                <text:p>0.00600295008287773</text:p>
              </table:table-cell>
              <table:table-cell office:value-type="float" office:value="0.00600295008287773">
                <text:p>0.0060029500828777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27.8606260869565">
                <text:p>27.8606260869565</text:p>
              </table:table-cell>
              <table:table-cell office:value-type="float" office:value="0.0130920942396865">
                <text:p>0.0130920942396865</text:p>
              </table:table-cell>
              <table:table-cell office:value-type="float" office:value="0.0130920942396865">
                <text:p>0.01309209423968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27.1491958619491">
                <text:p>27.1491958619491</text:p>
              </table:table-cell>
              <table:table-cell office:value-type="float" office:value="0.00354763582152782">
                <text:p>0.00354763582152782</text:p>
              </table:table-cell>
              <table:table-cell office:value-type="float" office:value="0.00354763582152782">
                <text:p>0.0035476358215278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27.5334724395757">
                <text:p>27.5334724395757</text:p>
              </table:table-cell>
              <table:table-cell office:value-type="float" office:value="0.00194538526148542">
                <text:p>0.00194538526148542</text:p>
              </table:table-cell>
              <table:table-cell office:value-type="float" office:value="0.00194538526148542">
                <text:p>0.00194538526148542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27.4055403782909">
                <text:p>27.4055403782909</text:p>
              </table:table-cell>
              <table:table-cell office:value-type="float" office:value="0.00169167636570327">
                <text:p>0.00169167636570327</text:p>
              </table:table-cell>
              <table:table-cell office:value-type="float" office:value="0.00169167636570327">
                <text:p>0.00169167636570327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27.5662531103726">
                <text:p>27.5662531103726</text:p>
              </table:table-cell>
              <table:table-cell office:value-type="float" office:value="0.00236207552959393">
                <text:p>0.00236207552959393</text:p>
              </table:table-cell>
              <table:table-cell office:value-type="float" office:value="0.00236207552959393">
                <text:p>0.0023620755295939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27.4855366593023">
                <text:p>27.4855366593023</text:p>
              </table:table-cell>
              <table:table-cell office:value-type="float" office:value="0.00626748418160707">
                <text:p>0.00626748418160707</text:p>
              </table:table-cell>
              <table:table-cell office:value-type="float" office:value="0.00626748418160707">
                <text:p>0.00626748418160707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27.6526914316053">
                <text:p>27.6526914316053</text:p>
              </table:table-cell>
              <table:table-cell office:value-type="float" office:value="0.0138525660804086">
                <text:p>0.0138525660804086</text:p>
              </table:table-cell>
              <table:table-cell office:value-type="float" office:value="0.0138525660804086">
                <text:p>0.013852566080408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27.5264519001867">
                <text:p>27.5264519001867</text:p>
              </table:table-cell>
              <table:table-cell office:value-type="float" office:value="0.0143749981822613">
                <text:p>0.0143749981822613</text:p>
              </table:table-cell>
              <table:table-cell office:value-type="float" office:value="0.0143749981822613">
                <text:p>0.014374998182261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27.1988388223809">
                <text:p>27.1988388223809</text:p>
              </table:table-cell>
              <table:table-cell office:value-type="float" office:value="0.0157307984368182">
                <text:p>0.0157307984368182</text:p>
              </table:table-cell>
              <table:table-cell office:value-type="float" office:value="0.0157307984368182">
                <text:p>0.0157307984368182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27.3490393020585">
                <text:p>27.3490393020585</text:p>
              </table:table-cell>
              <table:table-cell office:value-type="float" office:value="0.0109751107322703">
                <text:p>0.0109751107322703</text:p>
              </table:table-cell>
              <table:table-cell office:value-type="float" office:value="0.0109751107322703">
                <text:p>0.010975110732270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27.161527518297">
                <text:p>27.161527518297</text:p>
              </table:table-cell>
              <table:table-cell office:value-type="float" office:value="0.00761136861839965">
                <text:p>0.00761136861839965</text:p>
              </table:table-cell>
              <table:table-cell office:value-type="float" office:value="0.00761136861839965">
                <text:p>0.00761136861839965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27.5138213331506">
                <text:p>27.5138213331506</text:p>
              </table:table-cell>
              <table:table-cell office:value-type="float" office:value="0.00212642628470273">
                <text:p>0.00212642628470273</text:p>
              </table:table-cell>
              <table:table-cell office:value-type="float" office:value="0.00212642628470273">
                <text:p>0.0021264262847027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27.663678590405">
                <text:p>27.663678590405</text:p>
              </table:table-cell>
              <table:table-cell office:value-type="float" office:value="0.00688771310973452">
                <text:p>0.00688771310973452</text:p>
              </table:table-cell>
              <table:table-cell office:value-type="float" office:value="0.00688771310973452">
                <text:p>0.00688771310973452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28.1848893611916">
                <text:p>28.1848893611916</text:p>
              </table:table-cell>
              <table:table-cell office:value-type="float" office:value="0.00904555193724951">
                <text:p>0.00904555193724951</text:p>
              </table:table-cell>
              <table:table-cell office:value-type="float" office:value="0.00904555193724951">
                <text:p>0.0090455519372495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27.8909377841055">
                <text:p>27.8909377841055</text:p>
              </table:table-cell>
              <table:table-cell office:value-type="float" office:value="0.0161150324133774">
                <text:p>0.0161150324133774</text:p>
              </table:table-cell>
              <table:table-cell office:value-type="float" office:value="0.0161150324133774">
                <text:p>0.016115032413377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27.1879542026601">
                <text:p>27.1879542026601</text:p>
              </table:table-cell>
              <table:table-cell office:value-type="float" office:value="0.00336188166612983">
                <text:p>0.00336188166612983</text:p>
              </table:table-cell>
              <table:table-cell office:value-type="float" office:value="0.00336188166612983">
                <text:p>0.00336188166612983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27.3019556759166">
                <text:p>27.3019556759166</text:p>
              </table:table-cell>
              <table:table-cell office:value-type="float" office:value="0.00288993863952699">
                <text:p>0.00288993863952699</text:p>
              </table:table-cell>
              <table:table-cell office:value-type="float" office:value="0.00288993863952699">
                <text:p>0.00288993863952699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27.700872426855">
                <text:p>27.700872426855</text:p>
              </table:table-cell>
              <table:table-cell office:value-type="float" office:value="0.0095185038852053">
                <text:p>0.0095185038852053</text:p>
              </table:table-cell>
              <table:table-cell office:value-type="float" office:value="0.0095185038852053">
                <text:p>0.0095185038852053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28.1017602797251">
                <text:p>28.1017602797251</text:p>
              </table:table-cell>
              <table:table-cell office:value-type="float" office:value="0.00785880799462197">
                <text:p>0.00785880799462197</text:p>
              </table:table-cell>
              <table:table-cell office:value-type="float" office:value="0.00785880799462197">
                <text:p>0.0078588079946219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27.5806451612903">
                <text:p>27.5806451612903</text:p>
              </table:table-cell>
              <table:table-cell office:value-type="float" office:value="0.00654400661593458">
                <text:p>0.00654400661593458</text:p>
              </table:table-cell>
              <table:table-cell office:value-type="float" office:value="0.00654400661593458">
                <text:p>0.0065440066159345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27.6283872958196">
                <text:p>27.6283872958196</text:p>
              </table:table-cell>
              <table:table-cell office:value-type="float" office:value="0.00153849530136975">
                <text:p>0.00153849530136975</text:p>
              </table:table-cell>
              <table:table-cell office:value-type="float" office:value="0.00153849530136975">
                <text:p>0.0015384953013697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27.9034674253981">
                <text:p>27.9034674253981</text:p>
              </table:table-cell>
              <table:table-cell office:value-type="float" office:value="0.00374040061945949">
                <text:p>0.00374040061945949</text:p>
              </table:table-cell>
              <table:table-cell office:value-type="float" office:value="0.00374040061945949">
                <text:p>0.0037404006194594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28.0338688447129">
                <text:p>28.0338688447129</text:p>
              </table:table-cell>
              <table:table-cell office:value-type="float" office:value="0.0121847565307477">
                <text:p>0.0121847565307477</text:p>
              </table:table-cell>
              <table:table-cell office:value-type="float" office:value="0.0121847565307477">
                <text:p>0.012184756530747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26.8993870003546">
                <text:p>26.8993870003546</text:p>
              </table:table-cell>
              <table:table-cell office:value-type="float" office:value="0.00863222691104835">
                <text:p>0.00863222691104835</text:p>
              </table:table-cell>
              <table:table-cell office:value-type="float" office:value="0.00863222691104835">
                <text:p>0.00863222691104835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28.3225648473386">
                <text:p>28.3225648473386</text:p>
              </table:table-cell>
              <table:table-cell office:value-type="float" office:value="0.0110027039403982">
                <text:p>0.0110027039403982</text:p>
              </table:table-cell>
              <table:table-cell office:value-type="float" office:value="0.0110027039403982">
                <text:p>0.011002703940398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27.5394319102945">
                <text:p>27.5394319102945</text:p>
              </table:table-cell>
              <table:table-cell office:value-type="float" office:value="0.0101115062261394">
                <text:p>0.0101115062261394</text:p>
              </table:table-cell>
              <table:table-cell office:value-type="float" office:value="0.0101115062261394">
                <text:p>0.010111506226139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27.9229950858706">
                <text:p>27.9229950858706</text:p>
              </table:table-cell>
              <table:table-cell office:value-type="float" office:value="0.00379294187951934">
                <text:p>0.00379294187951934</text:p>
              </table:table-cell>
              <table:table-cell office:value-type="float" office:value="0.00379294187951934">
                <text:p>0.0037929418795193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27.9409122380398">
                <text:p>27.9409122380398</text:p>
              </table:table-cell>
              <table:table-cell office:value-type="float" office:value="0.00435219903975585">
                <text:p>0.00435219903975585</text:p>
              </table:table-cell>
              <table:table-cell office:value-type="float" office:value="0.00435219903975585">
                <text:p>0.0043521990397558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27.4994005099887">
                <text:p>27.4994005099887</text:p>
              </table:table-cell>
              <table:table-cell office:value-type="float" office:value="0.00205715588262201">
                <text:p>0.00205715588262201</text:p>
              </table:table-cell>
              <table:table-cell office:value-type="float" office:value="0.00205715588262201">
                <text:p>0.0020571558826220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27.9787729874867">
                <text:p>27.9787729874867</text:p>
              </table:table-cell>
              <table:table-cell office:value-type="float" office:value="0.0000872299603446256">
                <text:p>0.0000872299603446256</text:p>
              </table:table-cell>
              <table:table-cell office:value-type="float" office:value="0.0000872299603446256">
                <text:p>0.000087229960344625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27.624769914045">
                <text:p>27.624769914045</text:p>
              </table:table-cell>
              <table:table-cell office:value-type="float" office:value="0.0025674199227286">
                <text:p>0.0025674199227286</text:p>
              </table:table-cell>
              <table:table-cell office:value-type="float" office:value="0.0025674199227286">
                <text:p>0.002567419922728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28.1525056627482">
                <text:p>28.1525056627482</text:p>
              </table:table-cell>
              <table:table-cell office:value-type="float" office:value="0.0168847086509305">
                <text:p>0.0168847086509305</text:p>
              </table:table-cell>
              <table:table-cell office:value-type="float" office:value="0.0168847086509305">
                <text:p>0.016884708650930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28.0647796038491">
                <text:p>28.0647796038491</text:p>
              </table:table-cell>
              <table:table-cell office:value-type="float" office:value="0.012461954946559">
                <text:p>0.012461954946559</text:p>
              </table:table-cell>
              <table:table-cell office:value-type="float" office:value="0.012461954946559">
                <text:p>0.01246195494655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28.2195205367903">
                <text:p>28.2195205367903</text:p>
              </table:table-cell>
              <table:table-cell office:value-type="float" office:value="0.0129927158655003">
                <text:p>0.0129927158655003</text:p>
              </table:table-cell>
              <table:table-cell office:value-type="float" office:value="0.0129927158655003">
                <text:p>0.012992715865500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7.7585948569288">
                <text:p>27.7585948569288</text:p>
              </table:table-cell>
              <table:table-cell office:value-type="float" office:value="0.00709693787621169">
                <text:p>0.00709693787621169</text:p>
              </table:table-cell>
              <table:table-cell office:value-type="float" office:value="0.00709693787621169">
                <text:p>0.0070969378762116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28.3112388645506">
                <text:p>28.3112388645506</text:p>
              </table:table-cell>
              <table:table-cell office:value-type="float" office:value="0.0133627460710608">
                <text:p>0.0133627460710608</text:p>
              </table:table-cell>
              <table:table-cell office:value-type="float" office:value="0.0133627460710608">
                <text:p>0.013362746071060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28.3752748237057">
                <text:p>28.3752748237057</text:p>
              </table:table-cell>
              <table:table-cell office:value-type="float" office:value="0.0136211678571685">
                <text:p>0.0136211678571685</text:p>
              </table:table-cell>
              <table:table-cell office:value-type="float" office:value="0.0136211678571685">
                <text:p>0.013621167857168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28.4339545993728">
                <text:p>28.4339545993728</text:p>
              </table:table-cell>
              <table:table-cell office:value-type="float" office:value="0.0138424280409151">
                <text:p>0.0138424280409151</text:p>
              </table:table-cell>
              <table:table-cell office:value-type="float" office:value="0.0138424280409151">
                <text:p>0.013842428040915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27.8841750403075">
                <text:p>27.8841750403075</text:p>
              </table:table-cell>
              <table:table-cell office:value-type="float" office:value="0.00760372587027991">
                <text:p>0.00760372587027991</text:p>
              </table:table-cell>
              <table:table-cell office:value-type="float" office:value="0.00760372587027991">
                <text:p>0.0076037258702799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28.2445966978483">
                <text:p>28.2445966978483</text:p>
              </table:table-cell>
              <table:table-cell office:value-type="float" office:value="0.00899112725422829">
                <text:p>0.00899112725422829</text:p>
              </table:table-cell>
              <table:table-cell office:value-type="float" office:value="0.00899112725422829">
                <text:p>0.0089911272542282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27.5985983256888">
                <text:p>27.5985983256888</text:p>
              </table:table-cell>
              <table:table-cell office:value-type="float" office:value="0.0104065552660453">
                <text:p>0.0104065552660453</text:p>
              </table:table-cell>
              <table:table-cell office:value-type="float" office:value="0.0104065552660453">
                <text:p>0.010406555266045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28.4307588705928">
                <text:p>28.4307588705928</text:p>
              </table:table-cell>
              <table:table-cell office:value-type="float" office:value="0.00973324126985971">
                <text:p>0.00973324126985971</text:p>
              </table:table-cell>
              <table:table-cell office:value-type="float" office:value="0.00973324126985971">
                <text:p>0.0097332412698597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27.8100636595417">
                <text:p>27.8100636595417</text:p>
              </table:table-cell>
              <table:table-cell office:value-type="float" office:value="0.0112525942472774">
                <text:p>0.0112525942472774</text:p>
              </table:table-cell>
              <table:table-cell office:value-type="float" office:value="0.0112525942472774">
                <text:p>0.011252594247277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7.8395394768534">
                <text:p>27.8395394768534</text:p>
              </table:table-cell>
              <table:table-cell office:value-type="float" office:value="0.0113784752465146">
                <text:p>0.0113784752465146</text:p>
              </table:table-cell>
              <table:table-cell office:value-type="float" office:value="0.0113784752465146">
                <text:p>0.011378475246514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27.5423856444765">
                <text:p>27.5423856444765</text:p>
              </table:table-cell>
              <table:table-cell office:value-type="float" office:value="0.0061737421509092">
                <text:p>0.0061737421509092</text:p>
              </table:table-cell>
              <table:table-cell office:value-type="float" office:value="0.0061737421509092">
                <text:p>0.006173742150909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27.5425385330214">
                <text:p>27.5425385330214</text:p>
              </table:table-cell>
              <table:table-cell office:value-type="float" office:value="0.0101771584273908">
                <text:p>0.0101771584273908</text:p>
              </table:table-cell>
              <table:table-cell office:value-type="float" office:value="0.0101771584273908">
                <text:p>0.010177158427390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27.393961743815">
                <text:p>27.393961743815</text:p>
              </table:table-cell>
              <table:table-cell office:value-type="float" office:value="0.00958589826628245">
                <text:p>0.00958589826628245</text:p>
              </table:table-cell>
              <table:table-cell office:value-type="float" office:value="0.00958589826628245">
                <text:p>0.0095858982662824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27.4597981483561">
                <text:p>27.4597981483561</text:p>
              </table:table-cell>
              <table:table-cell office:value-type="float" office:value="0.00985315455234618">
                <text:p>0.00985315455234618</text:p>
              </table:table-cell>
              <table:table-cell office:value-type="float" office:value="0.00985315455234618">
                <text:p>0.0098531545523461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28.7800436765367">
                <text:p>28.7800436765367</text:p>
              </table:table-cell>
              <table:table-cell office:value-type="float" office:value="0.0111401557844286">
                <text:p>0.0111401557844286</text:p>
              </table:table-cell>
              <table:table-cell office:value-type="float" office:value="0.0111401557844286">
                <text:p>0.011140155784428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28.2648371764404">
                <text:p>28.2648371764404</text:p>
              </table:table-cell>
              <table:table-cell office:value-type="float" office:value="0.00907562682732475">
                <text:p>0.00907562682732475</text:p>
              </table:table-cell>
              <table:table-cell office:value-type="float" office:value="0.00907562682732475">
                <text:p>0.0090756268273247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27.7511833512507">
                <text:p>27.7511833512507</text:p>
              </table:table-cell>
              <table:table-cell office:value-type="float" office:value="0.00300899716587284">
                <text:p>0.00300899716587284</text:p>
              </table:table-cell>
              <table:table-cell office:value-type="float" office:value="0.00300899716587284">
                <text:p>0.0030089971658728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28.0726294660779">
                <text:p>28.0726294660779</text:p>
              </table:table-cell>
              <table:table-cell office:value-type="float" office:value="0.00429826171113755">
                <text:p>0.00429826171113755</text:p>
              </table:table-cell>
              <table:table-cell office:value-type="float" office:value="0.00429826171113755">
                <text:p>0.0042982617111375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28.0105817557044">
                <text:p>28.0105817557044</text:p>
              </table:table-cell>
              <table:table-cell office:value-type="float" office:value="0.00805671304268219">
                <text:p>0.00805671304268219</text:p>
              </table:table-cell>
              <table:table-cell office:value-type="float" office:value="0.00805671304268219">
                <text:p>0.00805671304268219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28.5134059656948">
                <text:p>28.5134059656948</text:p>
              </table:table-cell>
              <table:table-cell office:value-type="float" office:value="0.0100678901028242">
                <text:p>0.0100678901028242</text:p>
              </table:table-cell>
              <table:table-cell office:value-type="float" office:value="0.0100678901028242">
                <text:p>0.010067890102824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28.5189095518508">
                <text:p>28.5189095518508</text:p>
              </table:table-cell>
              <table:table-cell office:value-type="float" office:value="0.00608425962732872">
                <text:p>0.00608425962732872</text:p>
              </table:table-cell>
              <table:table-cell office:value-type="float" office:value="0.00608425962732872">
                <text:p>0.00608425962732872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28.3830046692232">
                <text:p>28.3830046692232</text:p>
              </table:table-cell>
              <table:table-cell office:value-type="float" office:value="0.00553986869271356">
                <text:p>0.00553986869271356</text:p>
              </table:table-cell>
              <table:table-cell office:value-type="float" office:value="0.00553986869271356">
                <text:p>0.0055398686927135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28.3716284517754">
                <text:p>28.3716284517754</text:p>
              </table:table-cell>
              <table:table-cell office:value-type="float" office:value="0.00549429925084318">
                <text:p>0.00549429925084318</text:p>
              </table:table-cell>
              <table:table-cell office:value-type="float" office:value="0.00549429925084318">
                <text:p>0.0054942992508431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28.0619033101744">
                <text:p>28.0619033101744</text:p>
              </table:table-cell>
              <table:table-cell office:value-type="float" office:value="0.00825931672512226">
                <text:p>0.00825931672512226</text:p>
              </table:table-cell>
              <table:table-cell office:value-type="float" office:value="0.00825931672512226">
                <text:p>0.00825931672512226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28.195080467885">
                <text:p>28.195080467885</text:p>
              </table:table-cell>
              <table:table-cell office:value-type="float" office:value="0.00478710521854441">
                <text:p>0.00478710521854441</text:p>
              </table:table-cell>
              <table:table-cell office:value-type="float" office:value="0.00478710521854441">
                <text:p>0.0047871052185444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28.0411209847182">
                <text:p>28.0411209847182</text:p>
              </table:table-cell>
              <table:table-cell office:value-type="float" office:value="0.00818211082836065">
                <text:p>0.00818211082836065</text:p>
              </table:table-cell>
              <table:table-cell office:value-type="float" office:value="0.00818211082836065">
                <text:p>0.0081821108283606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28.2896145008115">
                <text:p>28.2896145008115</text:p>
              </table:table-cell>
              <table:table-cell office:value-type="float" office:value="0.00917823085457497">
                <text:p>0.00917823085457497</text:p>
              </table:table-cell>
              <table:table-cell office:value-type="float" office:value="0.00917823085457497">
                <text:p>0.0091782308545749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8.0089760264624">
                <text:p>28.0089760264624</text:p>
              </table:table-cell>
              <table:table-cell office:value-type="float" office:value="0.00805027863647621">
                <text:p>0.00805027863647621</text:p>
              </table:table-cell>
              <table:table-cell office:value-type="float" office:value="0.00805027863647621">
                <text:p>0.00805027863647621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27.6456316135973">
                <text:p>27.6456316135973</text:p>
              </table:table-cell>
              <table:table-cell office:value-type="float" office:value="0.00659430120018915">
                <text:p>0.00659430120018915</text:p>
              </table:table-cell>
              <table:table-cell office:value-type="float" office:value="0.00659430120018915">
                <text:p>0.006594301200189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27.6289320294812">
                <text:p>27.6289320294812</text:p>
              </table:table-cell>
              <table:table-cell office:value-type="float" office:value="0.00652738337564704">
                <text:p>0.00652738337564704</text:p>
              </table:table-cell>
              <table:table-cell office:value-type="float" office:value="0.00652738337564704">
                <text:p>0.0065273833756470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28.0259838344234">
                <text:p>28.0259838344234</text:p>
              </table:table-cell>
              <table:table-cell office:value-type="float" office:value="0.00812143150446684">
                <text:p>0.00812143150446684</text:p>
              </table:table-cell>
              <table:table-cell office:value-type="float" office:value="0.00812143150446684">
                <text:p>0.0081214315044668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27.456617530512">
                <text:p>27.456617530512</text:p>
              </table:table-cell>
              <table:table-cell office:value-type="float" office:value="0.0180883533942598">
                <text:p>0.0180883533942598</text:p>
              </table:table-cell>
              <table:table-cell office:value-type="float" office:value="0.0180883533942598">
                <text:p>0.018088353394259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27.6171123333703">
                <text:p>27.6171123333703</text:p>
              </table:table-cell>
              <table:table-cell office:value-type="float" office:value="0.0134682371499231">
                <text:p>0.0134682371499231</text:p>
              </table:table-cell>
              <table:table-cell office:value-type="float" office:value="0.0134682371499231">
                <text:p>0.0134682371499231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27.975099064828">
                <text:p>27.975099064828</text:p>
              </table:table-cell>
              <table:table-cell office:value-type="float" office:value="0.0160241474234683">
                <text:p>0.0160241474234683</text:p>
              </table:table-cell>
              <table:table-cell office:value-type="float" office:value="0.0160241474234683">
                <text:p>0.0160241474234683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27.9670705630791">
                <text:p>27.9670705630791</text:p>
              </table:table-cell>
              <table:table-cell office:value-type="float" office:value="0.0118084469394737">
                <text:p>0.0118084469394737</text:p>
              </table:table-cell>
              <table:table-cell office:value-type="float" office:value="0.0118084469394737">
                <text:p>0.011808446939473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28.1060250886974">
                <text:p>28.1060250886974</text:p>
              </table:table-cell>
              <table:table-cell office:value-type="float" office:value="0.0123613649250176">
                <text:p>0.0123613649250176</text:p>
              </table:table-cell>
              <table:table-cell office:value-type="float" office:value="0.0123613649250176">
                <text:p>0.0123613649250176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27.9608337295926">
                <text:p>27.9608337295926</text:p>
              </table:table-cell>
              <table:table-cell office:value-type="float" office:value="0.0120996886993838">
                <text:p>0.0120996886993838</text:p>
              </table:table-cell>
              <table:table-cell office:value-type="float" office:value="0.0120996886993838">
                <text:p>0.0120996886993838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27.4949278808052">
                <text:p>27.4949278808052</text:p>
              </table:table-cell>
              <table:table-cell office:value-type="float" office:value="0.0139545775840234">
                <text:p>0.0139545775840234</text:p>
              </table:table-cell>
              <table:table-cell office:value-type="float" office:value="0.0139545775840234">
                <text:p>0.0139545775840234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27.643058816065">
                <text:p>27.643058816065</text:p>
              </table:table-cell>
              <table:table-cell office:value-type="float" office:value="0.0133697058383746">
                <text:p>0.0133697058383746</text:p>
              </table:table-cell>
              <table:table-cell office:value-type="float" office:value="0.0133697058383746">
                <text:p>0.0133697058383746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28.0545653831491">
                <text:p>28.0545653831491</text:p>
              </table:table-cell>
              <table:table-cell office:value-type="float" office:value="0.0117393653946391">
                <text:p>0.0117393653946391</text:p>
              </table:table-cell>
              <table:table-cell office:value-type="float" office:value="0.0117393653946391">
                <text:p>0.011739365394639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28.1036345151862">
                <text:p>28.1036345151862</text:p>
              </table:table-cell>
              <table:table-cell office:value-type="float" office:value="0.0115437947758632">
                <text:p>0.0115437947758632</text:p>
              </table:table-cell>
              <table:table-cell office:value-type="float" office:value="0.0115437947758632">
                <text:p>0.0115437947758632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28.0878288219596">
                <text:p>28.0878288219596</text:p>
              </table:table-cell>
              <table:table-cell office:value-type="float" office:value="0.0116067901677965">
                <text:p>0.0116067901677965</text:p>
              </table:table-cell>
              <table:table-cell office:value-type="float" office:value="0.0116067901677965">
                <text:p>0.0116067901677965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28.0367581649511">
                <text:p>28.0367581649511</text:p>
              </table:table-cell>
              <table:table-cell office:value-type="float" office:value="0.0118103380924855">
                <text:p>0.0118103380924855</text:p>
              </table:table-cell>
              <table:table-cell office:value-type="float" office:value="0.0118103380924855">
                <text:p>0.0118103380924855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28.0604428771127">
                <text:p>28.0604428771127</text:p>
              </table:table-cell>
              <table:table-cell office:value-type="float" office:value="0.0117159399725131">
                <text:p>0.0117159399725131</text:p>
              </table:table-cell>
              <table:table-cell office:value-type="float" office:value="0.0117159399725131">
                <text:p>0.0117159399725131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28.0829173687724">
                <text:p>28.0829173687724</text:p>
              </table:table-cell>
              <table:table-cell office:value-type="float" office:value="0.0116306154361307">
                <text:p>0.0116306154361307</text:p>
              </table:table-cell>
              <table:table-cell office:value-type="float" office:value="0.0116306154361307">
                <text:p>0.0116306154361307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27.6508600133533">
                <text:p>27.6508600133533</text:p>
              </table:table-cell>
              <table:table-cell office:value-type="float" office:value="0.0133532587693837">
                <text:p>0.0133532587693837</text:p>
              </table:table-cell>
              <table:table-cell office:value-type="float" office:value="0.0133532587693837">
                <text:p>0.0133532587693837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26.8014020920103">
                <text:p>26.8014020920103</text:p>
              </table:table-cell>
              <table:table-cell office:value-type="float" office:value="0.0167401077761797">
                <text:p>0.0167401077761797</text:p>
              </table:table-cell>
              <table:table-cell office:value-type="float" office:value="0.0167401077761797">
                <text:p>0.0167401077761797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29.5041808412552">
                <text:p>29.5041808412552</text:p>
              </table:table-cell>
              <table:table-cell office:value-type="float" office:value="0.00995100808003942">
                <text:p>0.00995100808003942</text:p>
              </table:table-cell>
              <table:table-cell office:value-type="float" office:value="0.00995100808003942">
                <text:p>0.00995100808003942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29.6524768286573">
                <text:p>29.6524768286573</text:p>
              </table:table-cell>
              <table:table-cell office:value-type="float" office:value="0.0184089475859183">
                <text:p>0.0184089475859183</text:p>
              </table:table-cell>
              <table:table-cell office:value-type="float" office:value="0.0184089475859183">
                <text:p>0.0184089475859183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29.666442259519">
                <text:p>29.666442259519</text:p>
              </table:table-cell>
              <table:table-cell office:value-type="float" office:value="0.0184642060846097">
                <text:p>0.0184642060846097</text:p>
              </table:table-cell>
              <table:table-cell office:value-type="float" office:value="0.0184642060846097">
                <text:p>0.0184642060846097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29.3925054876137">
                <text:p>29.3925054876137</text:p>
              </table:table-cell>
              <table:table-cell office:value-type="float" office:value="0.0213524807140196">
                <text:p>0.0213524807140196</text:p>
              </table:table-cell>
              <table:table-cell office:value-type="float" office:value="0.0213524807140196">
                <text:p>0.0213524807140196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29.3481498902477">
                <text:p>29.3481498902477</text:p>
              </table:table-cell>
              <table:table-cell office:value-type="float" office:value="0.0172171890944643">
                <text:p>0.0172171890944643</text:p>
              </table:table-cell>
              <table:table-cell office:value-type="float" office:value="0.0172171890944643">
                <text:p>0.0172171890944643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28.0416431483224">
                <text:p>28.0416431483224</text:p>
              </table:table-cell>
              <table:table-cell office:value-type="float" office:value="0.0160035270387258">
                <text:p>0.0160035270387258</text:p>
              </table:table-cell>
              <table:table-cell office:value-type="float" office:value="0.0160035270387258">
                <text:p>0.0160035270387258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27.7248843953288">
                <text:p>27.7248843953288</text:p>
              </table:table-cell>
              <table:table-cell office:value-type="float" office:value="0.0107883433768188">
                <text:p>0.0107883433768188</text:p>
              </table:table-cell>
              <table:table-cell office:value-type="float" office:value="0.0107883433768188">
                <text:p>0.010788343376818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27.8050003918802">
                <text:p>27.8050003918802</text:p>
              </table:table-cell>
              <table:table-cell office:value-type="float" office:value="0.0111055380740525">
                <text:p>0.0111055380740525</text:p>
              </table:table-cell>
              <table:table-cell office:value-type="float" office:value="0.0111055380740525">
                <text:p>0.011105538074052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27.7607806895255">
                <text:p>27.7607806895255</text:p>
              </table:table-cell>
              <table:table-cell office:value-type="float" office:value="0.01092652510726">
                <text:p>0.01092652510726</text:p>
              </table:table-cell>
              <table:table-cell office:value-type="float" office:value="0.01092652510726">
                <text:p>0.0109265251072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27.4949327234849">
                <text:p>27.4949327234849</text:p>
              </table:table-cell>
              <table:table-cell office:value-type="float" office:value="0.00987436095431667">
                <text:p>0.00987436095431667</text:p>
              </table:table-cell>
              <table:table-cell office:value-type="float" office:value="0.00987436095431667">
                <text:p>0.0098743609543166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27.8951144248994">
                <text:p>27.8951144248994</text:p>
              </table:table-cell>
              <table:table-cell office:value-type="float" office:value="0.0114581866542575">
                <text:p>0.0114581866542575</text:p>
              </table:table-cell>
              <table:table-cell office:value-type="float" office:value="0.0114581866542575">
                <text:p>0.011458186654257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26.5781144833847">
                <text:p>26.5781144833847</text:p>
              </table:table-cell>
              <table:table-cell office:value-type="float" office:value="0.0141562421992471">
                <text:p>0.0141562421992471</text:p>
              </table:table-cell>
              <table:table-cell office:value-type="float" office:value="0.0141562421992471">
                <text:p>0.014156242199247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26.9984802431611">
                <text:p>26.9984802431611</text:p>
              </table:table-cell>
              <table:table-cell office:value-type="float" office:value="0.0158269102838225">
                <text:p>0.0158269102838225</text:p>
              </table:table-cell>
              <table:table-cell office:value-type="float" office:value="0.0158269102838225">
                <text:p>0.015826910283822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27.0444653349001">
                <text:p>27.0444653349001</text:p>
              </table:table-cell>
              <table:table-cell office:value-type="float" office:value="0.0160090553327552">
                <text:p>0.0160090553327552</text:p>
              </table:table-cell>
              <table:table-cell office:value-type="float" office:value="0.0160090553327552">
                <text:p>0.016009055332755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28.1572631091204">
                <text:p>28.1572631091204</text:p>
              </table:table-cell>
              <table:table-cell office:value-type="float" office:value="0.0124081677878321">
                <text:p>0.0124081677878321</text:p>
              </table:table-cell>
              <table:table-cell office:value-type="float" office:value="0.0124081677878321">
                <text:p>0.0124081677878321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27.9922310603135">
                <text:p>27.9922310603135</text:p>
              </table:table-cell>
              <table:table-cell office:value-type="float" office:value="0.0156896245678954">
                <text:p>0.0156896245678954</text:p>
              </table:table-cell>
              <table:table-cell office:value-type="float" office:value="0.0156896245678954">
                <text:p>0.015689624567895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28.0804219565687">
                <text:p>28.0804219565687</text:p>
              </table:table-cell>
              <table:table-cell office:value-type="float" office:value="0.0160360944074513">
                <text:p>0.0160360944074513</text:p>
              </table:table-cell>
              <table:table-cell office:value-type="float" office:value="0.0160360944074513">
                <text:p>0.016036094407451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27.9415707776662">
                <text:p>27.9415707776662</text:p>
              </table:table-cell>
              <table:table-cell office:value-type="float" office:value="0.0154905276711398">
                <text:p>0.0154905276711398</text:p>
              </table:table-cell>
              <table:table-cell office:value-type="float" office:value="0.0154905276711398">
                <text:p>0.015490527671139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27.7983659222191">
                <text:p>27.7983659222191</text:p>
              </table:table-cell>
              <table:table-cell office:value-type="float" office:value="0.0149276116958189">
                <text:p>0.0149276116958189</text:p>
              </table:table-cell>
              <table:table-cell office:value-type="float" office:value="0.0149276116958189">
                <text:p>0.014927611695818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28.0852099723334">
                <text:p>28.0852099723334</text:p>
              </table:table-cell>
              <table:table-cell office:value-type="float" office:value="0.0160607417652695">
                <text:p>0.0160607417652695</text:p>
              </table:table-cell>
              <table:table-cell office:value-type="float" office:value="0.0160607417652695">
                <text:p>0.016060741765269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28.0004027136706">
                <text:p>28.0004027136706</text:p>
              </table:table-cell>
              <table:table-cell office:value-type="float" office:value="0.0157440052339817">
                <text:p>0.0157440052339817</text:p>
              </table:table-cell>
              <table:table-cell office:value-type="float" office:value="0.0157440052339817">
                <text:p>0.015744005233981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27.6268702952201">
                <text:p>27.6268702952201</text:p>
              </table:table-cell>
              <table:table-cell office:value-type="float" office:value="0.0142739291511289">
                <text:p>0.0142739291511289</text:p>
              </table:table-cell>
              <table:table-cell office:value-type="float" office:value="0.0142739291511289">
                <text:p>0.014273929151128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28.170009905894">
                <text:p>28.170009905894</text:p>
              </table:table-cell>
              <table:table-cell office:value-type="float" office:value="0.0164056687361377">
                <text:p>0.0164056687361377</text:p>
              </table:table-cell>
              <table:table-cell office:value-type="float" office:value="0.0164056687361377">
                <text:p>0.016405668736137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27.0537312970478">
                <text:p>27.0537312970478</text:p>
              </table:table-cell>
              <table:table-cell office:value-type="float" office:value="0.0159538854775238">
                <text:p>0.0159538854775238</text:p>
              </table:table-cell>
              <table:table-cell office:value-type="float" office:value="0.0159538854775238">
                <text:p>0.0159538854775238</text:p>
              </table:table-cell>
              <table:table-cell office:value-type="float" office:value="15">
                <text:p>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26.9083051950063">
                <text:p>26.9083051950063</text:p>
              </table:table-cell>
              <table:table-cell office:value-type="float" office:value="0.0193171508498588">
                <text:p>0.0193171508498588</text:p>
              </table:table-cell>
              <table:table-cell office:value-type="float" office:value="0.0193171508498588">
                <text:p>0.019317150849858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26.8460187532452">
                <text:p>26.8460187532452</text:p>
              </table:table-cell>
              <table:table-cell office:value-type="float" office:value="0.0189375643988103">
                <text:p>0.0189375643988103</text:p>
              </table:table-cell>
              <table:table-cell office:value-type="float" office:value="0.0189375643988103">
                <text:p>0.0189375643988103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26.9550105372469">
                <text:p>26.9550105372469</text:p>
              </table:table-cell>
              <table:table-cell office:value-type="float" office:value="0.01545562874616">
                <text:p>0.01545562874616</text:p>
              </table:table-cell>
              <table:table-cell office:value-type="float" office:value="0.01545562874616">
                <text:p>0.0154556287461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27.9896460095904">
                <text:p>27.9896460095904</text:p>
              </table:table-cell>
              <table:table-cell office:value-type="float" office:value="0.0194988396548422">
                <text:p>0.0194988396548422</text:p>
              </table:table-cell>
              <table:table-cell office:value-type="float" office:value="0.0194988396548422">
                <text:p>0.0194988396548422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28.1584843290891">
                <text:p>28.1584843290891</text:p>
              </table:table-cell>
              <table:table-cell office:value-type="float" office:value="0.0267639042841054">
                <text:p>0.0267639042841054</text:p>
              </table:table-cell>
              <table:table-cell office:value-type="float" office:value="0.0267639042841054">
                <text:p>0.0267639042841054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28.2926818070519">
                <text:p>28.2926818070519</text:p>
              </table:table-cell>
              <table:table-cell office:value-type="float" office:value="0.0262389258103097">
                <text:p>0.0262389258103097</text:p>
              </table:table-cell>
              <table:table-cell office:value-type="float" office:value="0.0262389258103097">
                <text:p>0.0262389258103097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28.4124186799426">
                <text:p>28.4124186799426</text:p>
              </table:table-cell>
              <table:table-cell office:value-type="float" office:value="0.0296512079701662">
                <text:p>0.0296512079701662</text:p>
              </table:table-cell>
              <table:table-cell office:value-type="float" office:value="0.0296512079701662">
                <text:p>0.029651207970166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28.5486087779848">
                <text:p>28.5486087779848</text:p>
              </table:table-cell>
              <table:table-cell office:value-type="float" office:value="0.0252111357693402">
                <text:p>0.0252111357693402</text:p>
              </table:table-cell>
              <table:table-cell office:value-type="float" office:value="0.0252111357693402">
                <text:p>0.0252111357693402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28.1471702147155">
                <text:p>28.1471702147155</text:p>
              </table:table-cell>
              <table:table-cell office:value-type="float" office:value="0.0267799016019089">
                <text:p>0.0267799016019089</text:p>
              </table:table-cell>
              <table:table-cell office:value-type="float" office:value="0.0267799016019089">
                <text:p>0.0267799016019089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27.2179000632511">
                <text:p>27.2179000632511</text:p>
              </table:table-cell>
              <table:table-cell office:value-type="float" office:value="0.0263192557851533">
                <text:p>0.0263192557851533</text:p>
              </table:table-cell>
              <table:table-cell office:value-type="float" office:value="0.0263192557851533">
                <text:p>0.026319255785153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27.2863317369959">
                <text:p>27.2863317369959</text:p>
              </table:table-cell>
              <table:table-cell office:value-type="float" office:value="0.0260536933867971">
                <text:p>0.0260536933867971</text:p>
              </table:table-cell>
              <table:table-cell office:value-type="float" office:value="0.0260536933867971">
                <text:p>0.026053693386797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27.3865604433668">
                <text:p>27.3865604433668</text:p>
              </table:table-cell>
              <table:table-cell office:value-type="float" office:value="0.0295456530900813">
                <text:p>0.0295456530900813</text:p>
              </table:table-cell>
              <table:table-cell office:value-type="float" office:value="0.0295456530900813">
                <text:p>0.029545653090081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28.2303365717208">
                <text:p>28.2303365717208</text:p>
              </table:table-cell>
              <table:table-cell office:value-type="float" office:value="0.0301308217754035">
                <text:p>0.0301308217754035</text:p>
              </table:table-cell>
              <table:table-cell office:value-type="float" office:value="0.0301308217754035">
                <text:p>0.0301308217754035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28.4975393922976">
                <text:p>28.4975393922976</text:p>
              </table:table-cell>
              <table:table-cell office:value-type="float" office:value="0.0291048948677836">
                <text:p>0.0291048948677836</text:p>
              </table:table-cell>
              <table:table-cell office:value-type="float" office:value="0.0291048948677836">
                <text:p>0.029104894867783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27.5607091259331">
                <text:p>27.5607091259331</text:p>
              </table:table-cell>
              <table:table-cell office:value-type="float" office:value="0.0249802676041879">
                <text:p>0.0249802676041879</text:p>
              </table:table-cell>
              <table:table-cell office:value-type="float" office:value="0.0249802676041879">
                <text:p>0.024980267604187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27.5436432637571">
                <text:p>27.5436432637571</text:p>
              </table:table-cell>
              <table:table-cell office:value-type="float" office:value="0.0289358402259995">
                <text:p>0.0289358402259995</text:p>
              </table:table-cell>
              <table:table-cell office:value-type="float" office:value="0.0289358402259995">
                <text:p>0.028935840225999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27.5977831993012">
                <text:p>27.5977831993012</text:p>
              </table:table-cell>
              <table:table-cell office:value-type="float" office:value="0.0248450455081868">
                <text:p>0.0248450455081868</text:p>
              </table:table-cell>
              <table:table-cell office:value-type="float" office:value="0.0248450455081868">
                <text:p>0.024845045508186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27.4690069576218">
                <text:p>27.4690069576218</text:p>
              </table:table-cell>
              <table:table-cell office:value-type="float" office:value="0.0253447867204104">
                <text:p>0.0253447867204104</text:p>
              </table:table-cell>
              <table:table-cell office:value-type="float" office:value="0.0253447867204104">
                <text:p>0.0253447867204104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28.043507766551">
                <text:p>28.043507766551</text:p>
              </table:table-cell>
              <table:table-cell office:value-type="float" office:value="0.0270147399105202">
                <text:p>0.0270147399105202</text:p>
              </table:table-cell>
              <table:table-cell office:value-type="float" office:value="0.0270147399105202">
                <text:p>0.0270147399105202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28.2049852311773">
                <text:p>28.2049852311773</text:p>
              </table:table-cell>
              <table:table-cell office:value-type="float" office:value="0.0263785127420496">
                <text:p>0.0263785127420496</text:p>
              </table:table-cell>
              <table:table-cell office:value-type="float" office:value="0.0263785127420496">
                <text:p>0.0263785127420496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28.4227500150702">
                <text:p>28.4227500150702</text:p>
              </table:table-cell>
              <table:table-cell office:value-type="float" office:value="0.0255331413452064">
                <text:p>0.0255331413452064</text:p>
              </table:table-cell>
              <table:table-cell office:value-type="float" office:value="0.0255331413452064">
                <text:p>0.0255331413452064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28.3760880696365">
                <text:p>28.3760880696365</text:p>
              </table:table-cell>
              <table:table-cell office:value-type="float" office:value="0.0295860706934536">
                <text:p>0.0295860706934536</text:p>
              </table:table-cell>
              <table:table-cell office:value-type="float" office:value="0.0295860706934536">
                <text:p>0.0295860706934536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28.2866441148932">
                <text:p>28.2866441148932</text:p>
              </table:table-cell>
              <table:table-cell office:value-type="float" office:value="0.0260886520573175">
                <text:p>0.0260886520573175</text:p>
              </table:table-cell>
              <table:table-cell office:value-type="float" office:value="0.0260886520573175">
                <text:p>0.0260886520573175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28.5610945829621">
                <text:p>28.5610945829621</text:p>
              </table:table-cell>
              <table:table-cell office:value-type="float" office:value="0.0289084153804885">
                <text:p>0.0289084153804885</text:p>
              </table:table-cell>
              <table:table-cell office:value-type="float" office:value="0.0289084153804885">
                <text:p>0.0289084153804885</text:p>
              </table:table-cell>
              <table:table-cell office:value-type="float" office:value="17">
                <text:p>1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28.2926626826029">
                <text:p>28.2926626826029</text:p>
              </table:table-cell>
              <table:table-cell office:value-type="float" office:value="0.0299409476865088">
                <text:p>0.0299409476865088</text:p>
              </table:table-cell>
              <table:table-cell office:value-type="float" office:value="0.0299409476865088">
                <text:p>0.0299409476865088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27.3958802120301">
                <text:p>27.3958802120301</text:p>
              </table:table-cell>
              <table:table-cell office:value-type="float" office:value="0.025664345404348">
                <text:p>0.025664345404348</text:p>
              </table:table-cell>
              <table:table-cell office:value-type="float" office:value="0.025664345404348">
                <text:p>0.02566434540434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27.3987154299531">
                <text:p>27.3987154299531</text:p>
              </table:table-cell>
              <table:table-cell office:value-type="float" office:value="0.0256624364867609">
                <text:p>0.0256624364867609</text:p>
              </table:table-cell>
              <table:table-cell office:value-type="float" office:value="0.0256624364867609">
                <text:p>0.0256624364867609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27.3690382639183">
                <text:p>27.3690382639183</text:p>
              </table:table-cell>
              <table:table-cell office:value-type="float" office:value="0.0257774166516587">
                <text:p>0.0257774166516587</text:p>
              </table:table-cell>
              <table:table-cell office:value-type="float" office:value="0.0257774166516587">
                <text:p>0.025777416651658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27.3698599084191">
                <text:p>27.3698599084191</text:p>
              </table:table-cell>
              <table:table-cell office:value-type="float" office:value="0.0296618792663077">
                <text:p>0.0296618792663077</text:p>
              </table:table-cell>
              <table:table-cell office:value-type="float" office:value="0.0296618792663077">
                <text:p>0.0296618792663077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27.3660667059588">
                <text:p>27.3660667059588</text:p>
              </table:table-cell>
              <table:table-cell office:value-type="float" office:value="0.0257891632482227">
                <text:p>0.0257891632482227</text:p>
              </table:table-cell>
              <table:table-cell office:value-type="float" office:value="0.0257891632482227">
                <text:p>0.025789163248222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27.4754496912567">
                <text:p>27.4754496912567</text:p>
              </table:table-cell>
              <table:table-cell office:value-type="float" office:value="0.0290598998906484">
                <text:p>0.0290598998906484</text:p>
              </table:table-cell>
              <table:table-cell office:value-type="float" office:value="0.0290598998906484">
                <text:p>0.0290598998906484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27.4331354592369">
                <text:p>27.4331354592369</text:p>
              </table:table-cell>
              <table:table-cell office:value-type="float" office:value="0.0292233179416935">
                <text:p>0.0292233179416935</text:p>
              </table:table-cell>
              <table:table-cell office:value-type="float" office:value="0.0292233179416935">
                <text:p>0.029223317941693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27.3198420088307">
                <text:p>27.3198420088307</text:p>
              </table:table-cell>
              <table:table-cell office:value-type="float" office:value="0.0297631361437314">
                <text:p>0.0297631361437314</text:p>
              </table:table-cell>
              <table:table-cell office:value-type="float" office:value="0.0297631361437314">
                <text:p>0.029763136143731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27.3535851942949">
                <text:p>27.3535851942949</text:p>
              </table:table-cell>
              <table:table-cell office:value-type="float" office:value="0.0296121423485798">
                <text:p>0.0296121423485798</text:p>
              </table:table-cell>
              <table:table-cell office:value-type="float" office:value="0.0296121423485798">
                <text:p>0.029612142348579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27.5427417174781">
                <text:p>27.5427417174781</text:p>
              </table:table-cell>
              <table:table-cell office:value-type="float" office:value="0.02889932652126">
                <text:p>0.02889932652126</text:p>
              </table:table-cell>
              <table:table-cell office:value-type="float" office:value="0.02889932652126">
                <text:p>0.0288993265212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27.5264019463551">
                <text:p>27.5264019463551</text:p>
              </table:table-cell>
              <table:table-cell office:value-type="float" office:value="0.0328379771337872">
                <text:p>0.0328379771337872</text:p>
              </table:table-cell>
              <table:table-cell office:value-type="float" office:value="0.0328379771337872">
                <text:p>0.032837977133787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27.7558345598174">
                <text:p>27.7558345598174</text:p>
              </table:table-cell>
              <table:table-cell office:value-type="float" office:value="0.0280735217285605">
                <text:p>0.0280735217285605</text:p>
              </table:table-cell>
              <table:table-cell office:value-type="float" office:value="0.0280735217285605">
                <text:p>0.028073521728560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27.798378013066">
                <text:p>27.798378013066</text:p>
              </table:table-cell>
              <table:table-cell office:value-type="float" office:value="0.0317842191672026">
                <text:p>0.0317842191672026</text:p>
              </table:table-cell>
              <table:table-cell office:value-type="float" office:value="0.0317842191672026">
                <text:p>0.031784219167202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27.7191653971383">
                <text:p>27.7191653971383</text:p>
              </table:table-cell>
              <table:table-cell office:value-type="float" office:value="0.0281379790149133">
                <text:p>0.0281379790149133</text:p>
              </table:table-cell>
              <table:table-cell office:value-type="float" office:value="0.0281379790149133">
                <text:p>0.028137979014913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27.5023499771632">
                <text:p>27.5023499771632</text:p>
              </table:table-cell>
              <table:table-cell office:value-type="float" office:value="0.0287790624561907">
                <text:p>0.0287790624561907</text:p>
              </table:table-cell>
              <table:table-cell office:value-type="float" office:value="0.0287790624561907">
                <text:p>0.0287790624561907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27.4693341982662">
                <text:p>27.4693341982662</text:p>
              </table:table-cell>
              <table:table-cell office:value-type="float" office:value="0.0250756935755824">
                <text:p>0.0250756935755824</text:p>
              </table:table-cell>
              <table:table-cell office:value-type="float" office:value="0.0250756935755824">
                <text:p>0.025075693575582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27.3657582378646">
                <text:p>27.3657582378646</text:p>
              </table:table-cell>
              <table:table-cell office:value-type="float" office:value="0.0293329765970594">
                <text:p>0.0293329765970594</text:p>
              </table:table-cell>
              <table:table-cell office:value-type="float" office:value="0.0293329765970594">
                <text:p>0.029332976597059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27.460866614538">
                <text:p>27.460866614538</text:p>
              </table:table-cell>
              <table:table-cell office:value-type="float" office:value="0.025116910049979">
                <text:p>0.025116910049979</text:p>
              </table:table-cell>
              <table:table-cell office:value-type="float" office:value="0.025116910049979">
                <text:p>0.02511691004997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27.677672538432">
                <text:p>27.677672538432</text:p>
              </table:table-cell>
              <table:table-cell office:value-type="float" office:value="0.0242839760884358">
                <text:p>0.0242839760884358</text:p>
              </table:table-cell>
              <table:table-cell office:value-type="float" office:value="0.0242839760884358">
                <text:p>0.024283976088435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27.8488691390103">
                <text:p>27.8488691390103</text:p>
              </table:table-cell>
              <table:table-cell office:value-type="float" office:value="0.0274767240445956">
                <text:p>0.0274767240445956</text:p>
              </table:table-cell>
              <table:table-cell office:value-type="float" office:value="0.0274767240445956">
                <text:p>0.027476724044595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28.1955976512939">
                <text:p>28.1955976512939</text:p>
              </table:table-cell>
              <table:table-cell office:value-type="float" office:value="0.0261356193484949">
                <text:p>0.0261356193484949</text:p>
              </table:table-cell>
              <table:table-cell office:value-type="float" office:value="0.0261356193484949">
                <text:p>0.0261356193484949</text:p>
              </table:table-cell>
              <table:table-cell office:value-type="float" office:value="16">
                <text:p>1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28.0857536414525">
                <text:p>28.0857536414525</text:p>
              </table:table-cell>
              <table:table-cell office:value-type="float" office:value="0.0264678689971691">
                <text:p>0.0264678689971691</text:p>
              </table:table-cell>
              <table:table-cell office:value-type="float" office:value="0.0264678689971691">
                <text:p>0.026467868997169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27.8727950310559">
                <text:p>27.8727950310559</text:p>
              </table:table-cell>
              <table:table-cell office:value-type="float" office:value="0.0272465704905749">
                <text:p>0.0272465704905749</text:p>
              </table:table-cell>
              <table:table-cell office:value-type="float" office:value="0.0272465704905749">
                <text:p>0.027246570490574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27.5154911875603">
                <text:p>27.5154911875603</text:p>
              </table:table-cell>
              <table:table-cell office:value-type="float" office:value="0.0286122972047448">
                <text:p>0.0286122972047448</text:p>
              </table:table-cell>
              <table:table-cell office:value-type="float" office:value="0.0286122972047448">
                <text:p>0.028612297204744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27.5222283927162">
                <text:p>27.5222283927162</text:p>
              </table:table-cell>
              <table:table-cell office:value-type="float" office:value="0.0285865417515706">
                <text:p>0.0285865417515706</text:p>
              </table:table-cell>
              <table:table-cell office:value-type="float" office:value="0.0285865417515706">
                <text:p>0.028586541751570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27.7982053605355">
                <text:p>27.7982053605355</text:p>
              </table:table-cell>
              <table:table-cell office:value-type="float" office:value="0.0275315179386806">
                <text:p>0.0275315179386806</text:p>
              </table:table-cell>
              <table:table-cell office:value-type="float" office:value="0.0275315179386806">
                <text:p>0.027531517938680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28.0071368107651">
                <text:p>28.0071368107651</text:p>
              </table:table-cell>
              <table:table-cell office:value-type="float" office:value="0.0267148470949124">
                <text:p>0.0267148470949124</text:p>
              </table:table-cell>
              <table:table-cell office:value-type="float" office:value="0.0267148470949124">
                <text:p>0.026714847094912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27.780483894476">
                <text:p>27.780483894476</text:p>
              </table:table-cell>
              <table:table-cell office:value-type="float" office:value="0.0275622317408879">
                <text:p>0.0275622317408879</text:p>
              </table:table-cell>
              <table:table-cell office:value-type="float" office:value="0.0275622317408879">
                <text:p>0.027562231740887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28.1556214707189">
                <text:p>28.1556214707189</text:p>
              </table:table-cell>
              <table:table-cell office:value-type="float" office:value="0.0165506136672963">
                <text:p>0.0165506136672963</text:p>
              </table:table-cell>
              <table:table-cell office:value-type="float" office:value="0.0165506136672963">
                <text:p>0.016550613667296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28.252226977334">
                <text:p>28.252226977334</text:p>
              </table:table-cell>
              <table:table-cell office:value-type="float" office:value="0.0129479371986465">
                <text:p>0.0129479371986465</text:p>
              </table:table-cell>
              <table:table-cell office:value-type="float" office:value="0.0129479371986465">
                <text:p>0.01294793719864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8.1773681872978">
                <text:p>28.1773681872978</text:p>
              </table:table-cell>
              <table:table-cell office:value-type="float" office:value="0.0206199292416526">
                <text:p>0.0206199292416526</text:p>
              </table:table-cell>
              <table:table-cell office:value-type="float" office:value="0.0206199292416526">
                <text:p>0.0206199292416526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28.0952411187657">
                <text:p>28.0952411187657</text:p>
              </table:table-cell>
              <table:table-cell office:value-type="float" office:value="0.0203002487507471">
                <text:p>0.0203002487507471</text:p>
              </table:table-cell>
              <table:table-cell office:value-type="float" office:value="0.0203002487507471">
                <text:p>0.0203002487507471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28.4174037089872">
                <text:p>28.4174037089872</text:p>
              </table:table-cell>
              <table:table-cell office:value-type="float" office:value="0.013605547495538">
                <text:p>0.013605547495538</text:p>
              </table:table-cell>
              <table:table-cell office:value-type="float" office:value="0.013605547495538">
                <text:p>0.013605547495538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28.0969973296972">
                <text:p>28.0969973296972</text:p>
              </table:table-cell>
              <table:table-cell office:value-type="float" office:value="0.0260159311308817">
                <text:p>0.0260159311308817</text:p>
              </table:table-cell>
              <table:table-cell office:value-type="float" office:value="0.0260159311308817">
                <text:p>0.0260159311308817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28.301393406531">
                <text:p>28.301393406531</text:p>
              </table:table-cell>
              <table:table-cell office:value-type="float" office:value="0.0214769741015996">
                <text:p>0.0214769741015996</text:p>
              </table:table-cell>
              <table:table-cell office:value-type="float" office:value="0.0214769741015996">
                <text:p>0.0214769741015996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27.9468701206529">
                <text:p>27.9468701206529</text:p>
              </table:table-cell>
              <table:table-cell office:value-type="float" office:value="0.02280549450568">
                <text:p>0.02280549450568</text:p>
              </table:table-cell>
              <table:table-cell office:value-type="float" office:value="0.02280549450568">
                <text:p>0.02280549450568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28.0302742675809">
                <text:p>28.0302742675809</text:p>
              </table:table-cell>
              <table:table-cell office:value-type="float" office:value="0.0224692688265065">
                <text:p>0.0224692688265065</text:p>
              </table:table-cell>
              <table:table-cell office:value-type="float" office:value="0.0224692688265065">
                <text:p>0.022469268826506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28.0825833924769">
                <text:p>28.0825833924769</text:p>
              </table:table-cell>
              <table:table-cell office:value-type="float" office:value="0.0222941874072664">
                <text:p>0.0222941874072664</text:p>
              </table:table-cell>
              <table:table-cell office:value-type="float" office:value="0.0222941874072664">
                <text:p>0.0222941874072664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28.0385411938266">
                <text:p>28.0385411938266</text:p>
              </table:table-cell>
              <table:table-cell office:value-type="float" office:value="0.022452789748722">
                <text:p>0.022452789748722</text:p>
              </table:table-cell>
              <table:table-cell office:value-type="float" office:value="0.022452789748722">
                <text:p>0.02245278974872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28.0248099182932">
                <text:p>28.0248099182932</text:p>
              </table:table-cell>
              <table:table-cell office:value-type="float" office:value="0.0225045061913842">
                <text:p>0.0225045061913842</text:p>
              </table:table-cell>
              <table:table-cell office:value-type="float" office:value="0.0225045061913842">
                <text:p>0.0225045061913842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28.2063591199432">
                <text:p>28.2063591199432</text:p>
              </table:table-cell>
              <table:table-cell office:value-type="float" office:value="0.0255954097883012">
                <text:p>0.0255954097883012</text:p>
              </table:table-cell>
              <table:table-cell office:value-type="float" office:value="0.0255954097883012">
                <text:p>0.025595409788301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28.1747186073545">
                <text:p>28.1747186073545</text:p>
              </table:table-cell>
              <table:table-cell office:value-type="float" office:value="0.0256978433194043">
                <text:p>0.0256978433194043</text:p>
              </table:table-cell>
              <table:table-cell office:value-type="float" office:value="0.0256978433194043">
                <text:p>0.025697843319404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28.0297365942753">
                <text:p>28.0297365942753</text:p>
              </table:table-cell>
              <table:table-cell office:value-type="float" office:value="0.0225522692985472">
                <text:p>0.0225522692985472</text:p>
              </table:table-cell>
              <table:table-cell office:value-type="float" office:value="0.0225522692985472">
                <text:p>0.0225522692985472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28.2866662925447">
                <text:p>28.2866662925447</text:p>
              </table:table-cell>
              <table:table-cell office:value-type="float" office:value="0.0213999046684187">
                <text:p>0.0213999046684187</text:p>
              </table:table-cell>
              <table:table-cell office:value-type="float" office:value="0.0213999046684187">
                <text:p>0.021399904668418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28.2253718062794">
                <text:p>28.2253718062794</text:p>
              </table:table-cell>
              <table:table-cell office:value-type="float" office:value="0.0217019219434049">
                <text:p>0.0217019219434049</text:p>
              </table:table-cell>
              <table:table-cell office:value-type="float" office:value="0.0217019219434049">
                <text:p>0.021701921943404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28.1899569786304">
                <text:p>28.1899569786304</text:p>
              </table:table-cell>
              <table:table-cell office:value-type="float" office:value="0.0218208440147647">
                <text:p>0.0218208440147647</text:p>
              </table:table-cell>
              <table:table-cell office:value-type="float" office:value="0.0218208440147647">
                <text:p>0.0218208440147647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28.7221260363442">
                <text:p>28.7221260363442</text:p>
              </table:table-cell>
              <table:table-cell office:value-type="float" office:value="0.0235533098933096">
                <text:p>0.0235533098933096</text:p>
              </table:table-cell>
              <table:table-cell office:value-type="float" office:value="0.0235533098933096">
                <text:p>0.0235533098933096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28.5153781276356">
                <text:p>28.5153781276356</text:p>
              </table:table-cell>
              <table:table-cell office:value-type="float" office:value="0.0243123940677813">
                <text:p>0.0243123940677813</text:p>
              </table:table-cell>
              <table:table-cell office:value-type="float" office:value="0.0243123940677813">
                <text:p>0.024312394067781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28.4143561089975">
                <text:p>28.4143561089975</text:p>
              </table:table-cell>
              <table:table-cell office:value-type="float" office:value="0.028422215641525">
                <text:p>0.028422215641525</text:p>
              </table:table-cell>
              <table:table-cell office:value-type="float" office:value="0.028422215641525">
                <text:p>0.028422215641525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26.9030057138044">
                <text:p>26.9030057138044</text:p>
              </table:table-cell>
              <table:table-cell office:value-type="float" office:value="0.0265913223593554">
                <text:p>0.0265913223593554</text:p>
              </table:table-cell>
              <table:table-cell office:value-type="float" office:value="0.0265913223593554">
                <text:p>0.026591322359355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27.5261188255322">
                <text:p>27.5261188255322</text:p>
              </table:table-cell>
              <table:table-cell office:value-type="float" office:value="0.0280333845315484">
                <text:p>0.0280333845315484</text:p>
              </table:table-cell>
              <table:table-cell office:value-type="float" office:value="0.0280333845315484">
                <text:p>0.028033384531548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27.5043571297847">
                <text:p>27.5043571297847</text:p>
              </table:table-cell>
              <table:table-cell office:value-type="float" office:value="0.0281241112965854">
                <text:p>0.0281241112965854</text:p>
              </table:table-cell>
              <table:table-cell office:value-type="float" office:value="0.0281241112965854">
                <text:p>0.0281241112965854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27.4717173001144">
                <text:p>27.4717173001144</text:p>
              </table:table-cell>
              <table:table-cell office:value-type="float" office:value="0.0282924195359386">
                <text:p>0.0282924195359386</text:p>
              </table:table-cell>
              <table:table-cell office:value-type="float" office:value="0.0282924195359386">
                <text:p>0.0282924195359386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27.60969499064">
                <text:p>27.60969499064</text:p>
              </table:table-cell>
              <table:table-cell office:value-type="float" office:value="0.0135424622795345">
                <text:p>0.0135424622795345</text:p>
              </table:table-cell>
              <table:table-cell office:value-type="float" office:value="0.0135424622795345">
                <text:p>0.0135424622795345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27.4815159987574">
                <text:p>27.4815159987574</text:p>
              </table:table-cell>
              <table:table-cell office:value-type="float" office:value="0.0130826754132011">
                <text:p>0.0130826754132011</text:p>
              </table:table-cell>
              <table:table-cell office:value-type="float" office:value="0.0130826754132011">
                <text:p>0.013082675413201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27.5756655174363">
                <text:p>27.5756655174363</text:p>
              </table:table-cell>
              <table:table-cell office:value-type="float" office:value="0.0134408319726993">
                <text:p>0.0134408319726993</text:p>
              </table:table-cell>
              <table:table-cell office:value-type="float" office:value="0.0134408319726993">
                <text:p>0.0134408319726993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26.9961558102587">
                <text:p>26.9961558102587</text:p>
              </table:table-cell>
              <table:table-cell office:value-type="float" office:value="0.0112844957332403">
                <text:p>0.0112844957332403</text:p>
              </table:table-cell>
              <table:table-cell office:value-type="float" office:value="0.0112844957332403">
                <text:p>0.0112844957332403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27.0430921240505">
                <text:p>27.0430921240505</text:p>
              </table:table-cell>
              <table:table-cell office:value-type="float" office:value="0.011498850642613">
                <text:p>0.011498850642613</text:p>
              </table:table-cell>
              <table:table-cell office:value-type="float" office:value="0.011498850642613">
                <text:p>0.011498850642613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27.2148021145878">
                <text:p>27.2148021145878</text:p>
              </table:table-cell>
              <table:table-cell office:value-type="float" office:value="0.00837176314503884">
                <text:p>0.00837176314503884</text:p>
              </table:table-cell>
              <table:table-cell office:value-type="float" office:value="0.00837176314503884">
                <text:p>0.00837176314503884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27.1934705302695">
                <text:p>27.1934705302695</text:p>
              </table:table-cell>
              <table:table-cell office:value-type="float" office:value="0.008289296029182">
                <text:p>0.008289296029182</text:p>
              </table:table-cell>
              <table:table-cell office:value-type="float" office:value="0.008289296029182">
                <text:p>0.008289296029182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27.6766003472519">
                <text:p>27.6766003472519</text:p>
              </table:table-cell>
              <table:table-cell office:value-type="float" office:value="0.0100974314685801">
                <text:p>0.0100974314685801</text:p>
              </table:table-cell>
              <table:table-cell office:value-type="float" office:value="0.0100974314685801">
                <text:p>0.0100974314685801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27.3680992960356">
                <text:p>27.3680992960356</text:p>
              </table:table-cell>
              <table:table-cell office:value-type="float" office:value="0.0127144263468482">
                <text:p>0.0127144263468482</text:p>
              </table:table-cell>
              <table:table-cell office:value-type="float" office:value="0.0127144263468482">
                <text:p>0.0127144263468482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26.682486631016">
                <text:p>26.682486631016</text:p>
              </table:table-cell>
              <table:table-cell office:value-type="float" office:value="0.0101163265678048">
                <text:p>0.0101163265678048</text:p>
              </table:table-cell>
              <table:table-cell office:value-type="float" office:value="0.0101163265678048">
                <text:p>0.0101163265678048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27.0552395039254">
                <text:p>27.0552395039254</text:p>
              </table:table-cell>
              <table:table-cell office:value-type="float" office:value="0.0115220706814334">
                <text:p>0.0115220706814334</text:p>
              </table:table-cell>
              <table:table-cell office:value-type="float" office:value="0.0115220706814334">
                <text:p>0.0115220706814334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26.9769540647108">
                <text:p>26.9769540647108</text:p>
              </table:table-cell>
              <table:table-cell office:value-type="float" office:value="0.0264971554533031">
                <text:p>0.0264971554533031</text:p>
              </table:table-cell>
              <table:table-cell office:value-type="float" office:value="0.0264971554533031">
                <text:p>0.0264971554533031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27.0782675638686">
                <text:p>27.0782675638686</text:p>
              </table:table-cell>
              <table:table-cell office:value-type="float" office:value="0.0299105848882328">
                <text:p>0.0299105848882328</text:p>
              </table:table-cell>
              <table:table-cell office:value-type="float" office:value="0.0299105848882328">
                <text:p>0.0299105848882328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27.269631044708">
                <text:p>27.269631044708</text:p>
              </table:table-cell>
              <table:table-cell office:value-type="float" office:value="0.029188041721785">
                <text:p>0.029188041721785</text:p>
              </table:table-cell>
              <table:table-cell office:value-type="float" office:value="0.029188041721785">
                <text:p>0.029188041721785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27.8436611307019">
                <text:p>27.8436611307019</text:p>
              </table:table-cell>
              <table:table-cell office:value-type="float" office:value="0.0269852697499018">
                <text:p>0.0269852697499018</text:p>
              </table:table-cell>
              <table:table-cell office:value-type="float" office:value="0.0269852697499018">
                <text:p>0.0269852697499018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28.023854541319">
                <text:p>28.023854541319</text:p>
              </table:table-cell>
              <table:table-cell office:value-type="float" office:value="0.0263029878480582">
                <text:p>0.0263029878480582</text:p>
              </table:table-cell>
              <table:table-cell office:value-type="float" office:value="0.0263029878480582">
                <text:p>0.0263029878480582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26.6111270597692">
                <text:p>26.6111270597692</text:p>
              </table:table-cell>
              <table:table-cell office:value-type="float" office:value="0.0279937788179311">
                <text:p>0.0279937788179311</text:p>
              </table:table-cell>
              <table:table-cell office:value-type="float" office:value="0.0279937788179311">
                <text:p>0.027993778817931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26.3657168401927">
                <text:p>26.3657168401927</text:p>
              </table:table-cell>
              <table:table-cell office:value-type="float" office:value="0.0289906235467339">
                <text:p>0.0289906235467339</text:p>
              </table:table-cell>
              <table:table-cell office:value-type="float" office:value="0.0289906235467339">
                <text:p>0.0289906235467339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26.5220068382012">
                <text:p>26.5220068382012</text:p>
              </table:table-cell>
              <table:table-cell office:value-type="float" office:value="0.0284632837288531">
                <text:p>0.0284632837288531</text:p>
              </table:table-cell>
              <table:table-cell office:value-type="float" office:value="0.0284632837288531">
                <text:p>0.028463283728853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26.6722524111639">
                <text:p>26.6722524111639</text:p>
              </table:table-cell>
              <table:table-cell office:value-type="float" office:value="0.0276375166067238">
                <text:p>0.0276375166067238</text:p>
              </table:table-cell>
              <table:table-cell office:value-type="float" office:value="0.0276375166067238">
                <text:p>0.0276375166067238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26.6275661910114">
                <text:p>26.6275661910114</text:p>
              </table:table-cell>
              <table:table-cell office:value-type="float" office:value="0.027807836401105">
                <text:p>0.027807836401105</text:p>
              </table:table-cell>
              <table:table-cell office:value-type="float" office:value="0.027807836401105">
                <text:p>0.027807836401105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26.7193017399593">
                <text:p>26.7193017399593</text:p>
              </table:table-cell>
              <table:table-cell office:value-type="float" office:value="0.0274618221535171">
                <text:p>0.0274618221535171</text:p>
              </table:table-cell>
              <table:table-cell office:value-type="float" office:value="0.0274618221535171">
                <text:p>0.0274618221535171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26.8811101316575">
                <text:p>26.8811101316575</text:p>
              </table:table-cell>
              <table:table-cell office:value-type="float" office:value="0.0268429112664016">
                <text:p>0.0268429112664016</text:p>
              </table:table-cell>
              <table:table-cell office:value-type="float" office:value="0.0268429112664016">
                <text:p>0.026842911266401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26.4130150425114">
                <text:p>26.4130150425114</text:p>
              </table:table-cell>
              <table:table-cell office:value-type="float" office:value="0.0210666191266005">
                <text:p>0.0210666191266005</text:p>
              </table:table-cell>
              <table:table-cell office:value-type="float" office:value="0.0210666191266005">
                <text:p>0.0210666191266005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26.2872083216193">
                <text:p>26.2872083216193</text:p>
              </table:table-cell>
              <table:table-cell office:value-type="float" office:value="0.0251678570920601">
                <text:p>0.0251678570920601</text:p>
              </table:table-cell>
              <table:table-cell office:value-type="float" office:value="0.0251678570920601">
                <text:p>0.025167857092060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26.4371239808828">
                <text:p>26.4371239808828</text:p>
              </table:table-cell>
              <table:table-cell office:value-type="float" office:value="0.0246057875286093">
                <text:p>0.0246057875286093</text:p>
              </table:table-cell>
              <table:table-cell office:value-type="float" office:value="0.0246057875286093">
                <text:p>0.024605787528609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26.3318948552151">
                <text:p>26.3318948552151</text:p>
              </table:table-cell>
              <table:table-cell office:value-type="float" office:value="0.0250003166192791">
                <text:p>0.0250003166192791</text:p>
              </table:table-cell>
              <table:table-cell office:value-type="float" office:value="0.0250003166192791">
                <text:p>0.025000316619279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26.432182066096">
                <text:p>26.432182066096</text:p>
              </table:table-cell>
              <table:table-cell office:value-type="float" office:value="0.0246244890170939">
                <text:p>0.0246244890170939</text:p>
              </table:table-cell>
              <table:table-cell office:value-type="float" office:value="0.0246244890170939">
                <text:p>0.0246244890170939</text:p>
              </table:table-cell>
              <table:table-cell office:value-type="float" office:value="15">
                <text:p>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26.2804852335503">
                <text:p>26.2804852335503</text:p>
              </table:table-cell>
              <table:table-cell office:value-type="float" office:value="0.0251928864878487">
                <text:p>0.0251928864878487</text:p>
              </table:table-cell>
              <table:table-cell office:value-type="float" office:value="0.0251928864878487">
                <text:p>0.0251928864878487</text:p>
              </table:table-cell>
              <table:table-cell office:value-type="float" office:value="14">
                <text:p>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26.5145880361174">
                <text:p>26.5145880361174</text:p>
              </table:table-cell>
              <table:table-cell office:value-type="float" office:value="0.0281160205803823">
                <text:p>0.0281160205803823</text:p>
              </table:table-cell>
              <table:table-cell office:value-type="float" office:value="0.0281160205803823">
                <text:p>0.028116020580382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26.7774505917662">
                <text:p>26.7774505917662</text:p>
              </table:table-cell>
              <table:table-cell office:value-type="float" office:value="0.0309380860346969">
                <text:p>0.0309380860346969</text:p>
              </table:table-cell>
              <table:table-cell office:value-type="float" office:value="0.0309380860346969">
                <text:p>0.0309380860346969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26.2923912735113">
                <text:p>26.2923912735113</text:p>
              </table:table-cell>
              <table:table-cell office:value-type="float" office:value="0.0177301316779385">
                <text:p>0.0177301316779385</text:p>
              </table:table-cell>
              <table:table-cell office:value-type="float" office:value="0.0177301316779385">
                <text:p>0.0177301316779385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25.1871258549348">
                <text:p>25.1871258549348</text:p>
              </table:table-cell>
              <table:table-cell office:value-type="float" office:value="0.0106069190723686">
                <text:p>0.0106069190723686</text:p>
              </table:table-cell>
              <table:table-cell office:value-type="float" office:value="0.0106069190723686">
                <text:p>0.0106069190723686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25.2445184331469">
                <text:p>25.2445184331469</text:p>
              </table:table-cell>
              <table:table-cell office:value-type="float" office:value="0.00284973782069267">
                <text:p>0.00284973782069267</text:p>
              </table:table-cell>
              <table:table-cell office:value-type="float" office:value="0.00284973782069267">
                <text:p>0.00284973782069267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25.2261130636463">
                <text:p>25.2261130636463</text:p>
              </table:table-cell>
              <table:table-cell office:value-type="float" office:value="0.00291920590559586">
                <text:p>0.00291920590559586</text:p>
              </table:table-cell>
              <table:table-cell office:value-type="float" office:value="0.00291920590559586">
                <text:p>0.0029192059055958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4.1703851356161">
                <text:p>24.1703851356161</text:p>
              </table:table-cell>
              <table:table-cell office:value-type="float" office:value="0.0069037155103302">
                <text:p>0.0069037155103302</text:p>
              </table:table-cell>
              <table:table-cell office:value-type="float" office:value="0.0069037155103302">
                <text:p>0.0069037155103302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24.1721173104435">
                <text:p>24.1721173104435</text:p>
              </table:table-cell>
              <table:table-cell office:value-type="float" office:value="0.0106960346601897">
                <text:p>0.0106960346601897</text:p>
              </table:table-cell>
              <table:table-cell office:value-type="float" office:value="0.0106960346601897">
                <text:p>0.0106960346601897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24.0085743518799">
                <text:p>24.0085743518799</text:p>
              </table:table-cell>
              <table:table-cell office:value-type="float" office:value="0.00755972964936117">
                <text:p>0.00755972964936117</text:p>
              </table:table-cell>
              <table:table-cell office:value-type="float" office:value="0.00755972964936117">
                <text:p>0.00755972964936117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24.0593681053254">
                <text:p>24.0593681053254</text:p>
              </table:table-cell>
              <table:table-cell office:value-type="float" office:value="0.0149641491816194">
                <text:p>0.0149641491816194</text:p>
              </table:table-cell>
              <table:table-cell office:value-type="float" office:value="0.0149641491816194">
                <text:p>0.014964149181619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25.1560557774669">
                <text:p>25.1560557774669</text:p>
              </table:table-cell>
              <table:table-cell office:value-type="float" office:value="0.0107995891896681">
                <text:p>0.0107995891896681</text:p>
              </table:table-cell>
              <table:table-cell office:value-type="float" office:value="0.0107995891896681">
                <text:p>0.010799589189668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25.1397711551764">
                <text:p>25.1397711551764</text:p>
              </table:table-cell>
              <table:table-cell office:value-type="float" office:value="0.00706173915887802">
                <text:p>0.00706173915887802</text:p>
              </table:table-cell>
              <table:table-cell office:value-type="float" office:value="0.00706173915887802">
                <text:p>0.0070617391588780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25.1197400276689">
                <text:p>25.1197400276689</text:p>
              </table:table-cell>
              <table:table-cell office:value-type="float" office:value="0.00713778066200263">
                <text:p>0.00713778066200263</text:p>
              </table:table-cell>
              <table:table-cell office:value-type="float" office:value="0.00713778066200263">
                <text:p>0.0071377806620026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24.1361376507717">
                <text:p>24.1361376507717</text:p>
              </table:table-cell>
              <table:table-cell office:value-type="float" office:value="0.0108716211090219">
                <text:p>0.0108716211090219</text:p>
              </table:table-cell>
              <table:table-cell office:value-type="float" office:value="0.0108716211090219">
                <text:p>0.010871621109021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24.1831487569937">
                <text:p>24.1831487569937</text:p>
              </table:table-cell>
              <table:table-cell office:value-type="float" office:value="0.0106966292293719">
                <text:p>0.0106966292293719</text:p>
              </table:table-cell>
              <table:table-cell office:value-type="float" office:value="0.0106966292293719">
                <text:p>0.010696629229371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24.2027599930784">
                <text:p>24.2027599930784</text:p>
              </table:table-cell>
              <table:table-cell office:value-type="float" office:value="0.010622158090135">
                <text:p>0.010622158090135</text:p>
              </table:table-cell>
              <table:table-cell office:value-type="float" office:value="0.010622158090135">
                <text:p>0.010622158090135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24.2993708695276">
                <text:p>24.2993708695276</text:p>
              </table:table-cell>
              <table:table-cell office:value-type="float" office:value="0.0102586937183806">
                <text:p>0.0102586937183806</text:p>
              </table:table-cell>
              <table:table-cell office:value-type="float" office:value="0.0102586937183806">
                <text:p>0.0102586937183806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24.5462594451174">
                <text:p>24.5462594451174</text:p>
              </table:table-cell>
              <table:table-cell office:value-type="float" office:value="0.00931776323148709">
                <text:p>0.00931776323148709</text:p>
              </table:table-cell>
              <table:table-cell office:value-type="float" office:value="0.00931776323148709">
                <text:p>0.0093177632314870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24.4855655534406">
                <text:p>24.4855655534406</text:p>
              </table:table-cell>
              <table:table-cell office:value-type="float" office:value="0.0057508694529946">
                <text:p>0.0057508694529946</text:p>
              </table:table-cell>
              <table:table-cell office:value-type="float" office:value="0.0057508694529946">
                <text:p>0.0057508694529946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24.4439060967872">
                <text:p>24.4439060967872</text:p>
              </table:table-cell>
              <table:table-cell office:value-type="float" office:value="0.00590906586568232">
                <text:p>0.00590906586568232</text:p>
              </table:table-cell>
              <table:table-cell office:value-type="float" office:value="0.00590906586568232">
                <text:p>0.00590906586568232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24.449097306339">
                <text:p>24.449097306339</text:p>
              </table:table-cell>
              <table:table-cell office:value-type="float" office:value="0.00588935291706079">
                <text:p>0.00588935291706079</text:p>
              </table:table-cell>
              <table:table-cell office:value-type="float" office:value="0.00588935291706079">
                <text:p>0.00588935291706079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24.4118503778047">
                <text:p>24.4118503778047</text:p>
              </table:table-cell>
              <table:table-cell office:value-type="float" office:value="0.00982816432621265">
                <text:p>0.00982816432621265</text:p>
              </table:table-cell>
              <table:table-cell office:value-type="float" office:value="0.00982816432621265">
                <text:p>0.00982816432621265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24.449313606737">
                <text:p>24.449313606737</text:p>
              </table:table-cell>
              <table:table-cell office:value-type="float" office:value="0.009685902546994">
                <text:p>0.009685902546994</text:p>
              </table:table-cell>
              <table:table-cell office:value-type="float" office:value="0.009685902546994">
                <text:p>0.00968590254699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24.4257718430502">
                <text:p>24.4257718430502</text:p>
              </table:table-cell>
              <table:table-cell office:value-type="float" office:value="0.00977536983857341">
                <text:p>0.00977536983857341</text:p>
              </table:table-cell>
              <table:table-cell office:value-type="float" office:value="0.00977536983857341">
                <text:p>0.00977536983857341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24.4476408836592">
                <text:p>24.4476408836592</text:p>
              </table:table-cell>
              <table:table-cell office:value-type="float" office:value="0.00969225449710538">
                <text:p>0.00969225449710538</text:p>
              </table:table-cell>
              <table:table-cell office:value-type="float" office:value="0.00969225449710538">
                <text:p>0.0096922544971053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24.5008507815654">
                <text:p>24.5008507815654</text:p>
              </table:table-cell>
              <table:table-cell office:value-type="float" office:value="0.00949019677373478">
                <text:p>0.00949019677373478</text:p>
              </table:table-cell>
              <table:table-cell office:value-type="float" office:value="0.00949019677373478">
                <text:p>0.0094901967737347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24.5758060794832">
                <text:p>24.5758060794832</text:p>
              </table:table-cell>
              <table:table-cell office:value-type="float" office:value="0.0130029347017087">
                <text:p>0.0130029347017087</text:p>
              </table:table-cell>
              <table:table-cell office:value-type="float" office:value="0.0130029347017087">
                <text:p>0.013002934701708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25.0774211224549">
                <text:p>25.0774211224549</text:p>
              </table:table-cell>
              <table:table-cell office:value-type="float" office:value="0.0110981162829636">
                <text:p>0.0110981162829636</text:p>
              </table:table-cell>
              <table:table-cell office:value-type="float" office:value="0.0110981162829636">
                <text:p>0.011098116282963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24.7477994863063">
                <text:p>24.7477994863063</text:p>
              </table:table-cell>
              <table:table-cell office:value-type="float" office:value="0.01235390991095">
                <text:p>0.01235390991095</text:p>
              </table:table-cell>
              <table:table-cell office:value-type="float" office:value="0.01235390991095">
                <text:p>0.0123539099109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24.8464235725314">
                <text:p>24.8464235725314</text:p>
              </table:table-cell>
              <table:table-cell office:value-type="float" office:value="0.0157780182966776">
                <text:p>0.0157780182966776</text:p>
              </table:table-cell>
              <table:table-cell office:value-type="float" office:value="0.0157780182966776">
                <text:p>0.0157780182966776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24.1244552826758">
                <text:p>24.1244552826758</text:p>
              </table:table-cell>
              <table:table-cell office:value-type="float" office:value="0.0147217645689698">
                <text:p>0.0147217645689698</text:p>
              </table:table-cell>
              <table:table-cell office:value-type="float" office:value="0.0147217645689698">
                <text:p>0.0147217645689698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24.4968976364318">
                <text:p>24.4968976364318</text:p>
              </table:table-cell>
              <table:table-cell office:value-type="float" office:value="0.0171056245410047">
                <text:p>0.0171056245410047</text:p>
              </table:table-cell>
              <table:table-cell office:value-type="float" office:value="0.0171056245410047">
                <text:p>0.0171056245410047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24.0661452771926">
                <text:p>24.0661452771926</text:p>
              </table:table-cell>
              <table:table-cell office:value-type="float" office:value="0.0149432627673785">
                <text:p>0.0149432627673785</text:p>
              </table:table-cell>
              <table:table-cell office:value-type="float" office:value="0.0149432627673785">
                <text:p>0.0149432627673785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24.0483535828692">
                <text:p>24.0483535828692</text:p>
              </table:table-cell>
              <table:table-cell office:value-type="float" office:value="0.0150108468501892">
                <text:p>0.0150108468501892</text:p>
              </table:table-cell>
              <table:table-cell office:value-type="float" office:value="0.0150108468501892">
                <text:p>0.0150108468501892</text:p>
              </table:table-cell>
              <table:table-cell office:value-type="float" office:value="13">
                <text:p>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24.2105999826845">
                <text:p>24.2105999826845</text:p>
              </table:table-cell>
              <table:table-cell office:value-type="float" office:value="0.00679727049900171">
                <text:p>0.00679727049900171</text:p>
              </table:table-cell>
              <table:table-cell office:value-type="float" office:value="0.00679727049900171">
                <text:p>0.00679727049900171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24.3308392082234">
                <text:p>24.3308392082234</text:p>
              </table:table-cell>
              <table:table-cell office:value-type="float" office:value="0.0139316581651392">
                <text:p>0.0139316581651392</text:p>
              </table:table-cell>
              <table:table-cell office:value-type="float" office:value="0.0139316581651392">
                <text:p>0.0139316581651392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24.353790925998">
                <text:p>24.353790925998</text:p>
              </table:table-cell>
              <table:table-cell office:value-type="float" office:value="0.0100475510190533">
                <text:p>0.0100475510190533</text:p>
              </table:table-cell>
              <table:table-cell office:value-type="float" office:value="0.0100475510190533">
                <text:p>0.0100475510190533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24.9660904447202">
                <text:p>24.9660904447202</text:p>
              </table:table-cell>
              <table:table-cell office:value-type="float" office:value="0.00772607202635524">
                <text:p>0.00772607202635524</text:p>
              </table:table-cell>
              <table:table-cell office:value-type="float" office:value="0.00772607202635524">
                <text:p>0.00772607202635524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24.3340553028662">
                <text:p>24.3340553028662</text:p>
              </table:table-cell>
              <table:table-cell office:value-type="float" office:value="0.00633045627789007">
                <text:p>0.00633045627789007</text:p>
              </table:table-cell>
              <table:table-cell office:value-type="float" office:value="0.00633045627789007">
                <text:p>0.00633045627789007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24.2802252544943">
                <text:p>24.2802252544943</text:p>
              </table:table-cell>
              <table:table-cell office:value-type="float" office:value="0.00653500614574682">
                <text:p>0.00653500614574682</text:p>
              </table:table-cell>
              <table:table-cell office:value-type="float" office:value="0.00653500614574682">
                <text:p>0.00653500614574682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24.2842053620386">
                <text:p>24.2842053620386</text:p>
              </table:table-cell>
              <table:table-cell office:value-type="float" office:value="0.00651767081820912">
                <text:p>0.00651767081820912</text:p>
              </table:table-cell>
              <table:table-cell office:value-type="float" office:value="0.00651767081820912">
                <text:p>0.00651767081820912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24.1978875068541">
                <text:p>24.1978875068541</text:p>
              </table:table-cell>
              <table:table-cell office:value-type="float" office:value="0.000751701631521174">
                <text:p>0.000751701631521174</text:p>
              </table:table-cell>
              <table:table-cell office:value-type="float" office:value="0.000751701631521174">
                <text:p>0.000751701631521174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24.2816801823901">
                <text:p>24.2816801823901</text:p>
              </table:table-cell>
              <table:table-cell office:value-type="float" office:value="0.0103258941121567">
                <text:p>0.0103258941121567</text:p>
              </table:table-cell>
              <table:table-cell office:value-type="float" office:value="0.0103258941121567">
                <text:p>0.0103258941121567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24.2659663501775">
                <text:p>24.2659663501775</text:p>
              </table:table-cell>
              <table:table-cell office:value-type="float" office:value="0.0103855851633982">
                <text:p>0.0103855851633982</text:p>
              </table:table-cell>
              <table:table-cell office:value-type="float" office:value="0.0103855851633982">
                <text:p>0.0103855851633982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25.0075322501515">
                <text:p>25.0075322501515</text:p>
              </table:table-cell>
              <table:table-cell office:value-type="float" office:value="0.0151659120328911">
                <text:p>0.0151659120328911</text:p>
              </table:table-cell>
              <table:table-cell office:value-type="float" office:value="0.0151659120328911">
                <text:p>0.0151659120328911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25.0678912585495">
                <text:p>25.0678912585495</text:p>
              </table:table-cell>
              <table:table-cell office:value-type="float" office:value="0.0187352614964339">
                <text:p>0.0187352614964339</text:p>
              </table:table-cell>
              <table:table-cell office:value-type="float" office:value="0.0187352614964339">
                <text:p>0.0187352614964339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25.1784508383596">
                <text:p>25.1784508383596</text:p>
              </table:table-cell>
              <table:table-cell office:value-type="float" office:value="0.0183152864416932">
                <text:p>0.0183152864416932</text:p>
              </table:table-cell>
              <table:table-cell office:value-type="float" office:value="0.0183152864416932">
                <text:p>0.018315286441693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24.9749357882889">
                <text:p>24.9749357882889</text:p>
              </table:table-cell>
              <table:table-cell office:value-type="float" office:value="0.0152897339656318">
                <text:p>0.0152897339656318</text:p>
              </table:table-cell>
              <table:table-cell office:value-type="float" office:value="0.0152897339656318">
                <text:p>0.0152897339656318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25.0751637759372">
                <text:p>25.0751637759372</text:p>
              </table:table-cell>
              <table:table-cell office:value-type="float" office:value="0.018707635885942">
                <text:p>0.018707635885942</text:p>
              </table:table-cell>
              <table:table-cell office:value-type="float" office:value="0.018707635885942">
                <text:p>0.01870763588594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25.0879195405616">
                <text:p>25.0879195405616</text:p>
              </table:table-cell>
              <table:table-cell office:value-type="float" office:value="0.0186591814421426">
                <text:p>0.0186591814421426</text:p>
              </table:table-cell>
              <table:table-cell office:value-type="float" office:value="0.0186591814421426">
                <text:p>0.018659181442142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24.9166690715997">
                <text:p>24.9166690715997</text:p>
              </table:table-cell>
              <table:table-cell office:value-type="float" office:value="0.0193096987939651">
                <text:p>0.0193096987939651</text:p>
              </table:table-cell>
              <table:table-cell office:value-type="float" office:value="0.0193096987939651">
                <text:p>0.0193096987939651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25.1413743229063">
                <text:p>25.1413743229063</text:p>
              </table:table-cell>
              <table:table-cell office:value-type="float" office:value="0.0145301580995483">
                <text:p>0.0145301580995483</text:p>
              </table:table-cell>
              <table:table-cell office:value-type="float" office:value="0.0145301580995483">
                <text:p>0.0145301580995483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25.0955162927881">
                <text:p>25.0955162927881</text:p>
              </table:table-cell>
              <table:table-cell office:value-type="float" office:value="0.0147028424912238">
                <text:p>0.0147028424912238</text:p>
              </table:table-cell>
              <table:table-cell office:value-type="float" office:value="0.0147028424912238">
                <text:p>0.0147028424912238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24.7095607015154">
                <text:p>24.7095607015154</text:p>
              </table:table-cell>
              <table:table-cell office:value-type="float" office:value="0.0123946212403506">
                <text:p>0.0123946212403506</text:p>
              </table:table-cell>
              <table:table-cell office:value-type="float" office:value="0.0123946212403506">
                <text:p>0.0123946212403506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25.1529052855623">
                <text:p>25.1529052855623</text:p>
              </table:table-cell>
              <table:table-cell office:value-type="float" office:value="0.0144915665763047">
                <text:p>0.0144915665763047</text:p>
              </table:table-cell>
              <table:table-cell office:value-type="float" office:value="0.0144915665763047">
                <text:p>0.0144915665763047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25.5496698146702">
                <text:p>25.5496698146702</text:p>
              </table:table-cell>
              <table:table-cell office:value-type="float" office:value="0.0167710263840345">
                <text:p>0.0167710263840345</text:p>
              </table:table-cell>
              <table:table-cell office:value-type="float" office:value="0.0167710263840345">
                <text:p>0.0167710263840345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24.6191808447184">
                <text:p>24.6191808447184</text:p>
              </table:table-cell>
              <table:table-cell office:value-type="float" office:value="0.0127406748505503">
                <text:p>0.0127406748505503</text:p>
              </table:table-cell>
              <table:table-cell office:value-type="float" office:value="0.0127406748505503">
                <text:p>0.0127406748505503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24.5193921749627">
                <text:p>24.5193921749627</text:p>
              </table:table-cell>
              <table:table-cell office:value-type="float" office:value="0.0131166370213609">
                <text:p>0.0131166370213609</text:p>
              </table:table-cell>
              <table:table-cell office:value-type="float" office:value="0.0131166370213609">
                <text:p>0.0131166370213609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24.7898007832454">
                <text:p>24.7898007832454</text:p>
              </table:table-cell>
              <table:table-cell office:value-type="float" office:value="0.0158592272655289">
                <text:p>0.0158592272655289</text:p>
              </table:table-cell>
              <table:table-cell office:value-type="float" office:value="0.0158592272655289">
                <text:p>0.0158592272655289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24.9115585447528">
                <text:p>24.9115585447528</text:p>
              </table:table-cell>
              <table:table-cell office:value-type="float" office:value="0.0154005829326421">
                <text:p>0.0154005829326421</text:p>
              </table:table-cell>
              <table:table-cell office:value-type="float" office:value="0.0154005829326421">
                <text:p>0.015400582932642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25.0254412849764">
                <text:p>25.0254412849764</text:p>
              </table:table-cell>
              <table:table-cell office:value-type="float" office:value="0.0149716026954029">
                <text:p>0.0149716026954029</text:p>
              </table:table-cell>
              <table:table-cell office:value-type="float" office:value="0.0149716026954029">
                <text:p>0.0149716026954029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24.9255065554231">
                <text:p>24.9255065554231</text:p>
              </table:table-cell>
              <table:table-cell office:value-type="float" office:value="0.0153480427416121">
                <text:p>0.0153480427416121</text:p>
              </table:table-cell>
              <table:table-cell office:value-type="float" office:value="0.0153480427416121">
                <text:p>0.015348042741612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24.9476835757361">
                <text:p>24.9476835757361</text:p>
              </table:table-cell>
              <table:table-cell office:value-type="float" office:value="0.0190314991601341">
                <text:p>0.0190314991601341</text:p>
              </table:table-cell>
              <table:table-cell office:value-type="float" office:value="0.0190314991601341">
                <text:p>0.0190314991601341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24.8446279584539">
                <text:p>24.8446279584539</text:p>
              </table:table-cell>
              <table:table-cell office:value-type="float" office:value="0.0156527010212363">
                <text:p>0.0156527010212363</text:p>
              </table:table-cell>
              <table:table-cell office:value-type="float" office:value="0.0156527010212363">
                <text:p>0.0156527010212363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24.8122339519837">
                <text:p>24.8122339519837</text:p>
              </table:table-cell>
              <table:table-cell office:value-type="float" office:value="0.0157747246795489">
                <text:p>0.0157747246795489</text:p>
              </table:table-cell>
              <table:table-cell office:value-type="float" office:value="0.0157747246795489">
                <text:p>0.015774724679548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24.9304150407946">
                <text:p>24.9304150407946</text:p>
              </table:table-cell>
              <table:table-cell office:value-type="float" office:value="0.0153296619272012">
                <text:p>0.0153296619272012</text:p>
              </table:table-cell>
              <table:table-cell office:value-type="float" office:value="0.0153296619272012">
                <text:p>0.015329661927201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24.8615878608775">
                <text:p>24.8615878608775</text:p>
              </table:table-cell>
              <table:table-cell office:value-type="float" office:value="0.0155990003204481">
                <text:p>0.0155990003204481</text:p>
              </table:table-cell>
              <table:table-cell office:value-type="float" office:value="0.0155990003204481">
                <text:p>0.0155990003204481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25.0062984289472">
                <text:p>25.0062984289472</text:p>
              </table:table-cell>
              <table:table-cell office:value-type="float" office:value="0.0150587825897836">
                <text:p>0.0150587825897836</text:p>
              </table:table-cell>
              <table:table-cell office:value-type="float" office:value="0.0150587825897836">
                <text:p>0.015058782589783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24.8883498598683">
                <text:p>24.8883498598683</text:p>
              </table:table-cell>
              <table:table-cell office:value-type="float" office:value="0.0155083749512502">
                <text:p>0.0155083749512502</text:p>
              </table:table-cell>
              <table:table-cell office:value-type="float" office:value="0.0155083749512502">
                <text:p>0.0155083749512502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24.9629503255708">
                <text:p>24.9629503255708</text:p>
              </table:table-cell>
              <table:table-cell office:value-type="float" office:value="0.0152219077484157">
                <text:p>0.0152219077484157</text:p>
              </table:table-cell>
              <table:table-cell office:value-type="float" office:value="0.0152219077484157">
                <text:p>0.0152219077484157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25.0581335835537">
                <text:p>25.0581335835537</text:p>
              </table:table-cell>
              <table:table-cell office:value-type="float" office:value="0.0186335667783863">
                <text:p>0.0186335667783863</text:p>
              </table:table-cell>
              <table:table-cell office:value-type="float" office:value="0.0186335667783863">
                <text:p>0.0186335667783863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25.0331399812335">
                <text:p>25.0331399812335</text:p>
              </table:table-cell>
              <table:table-cell office:value-type="float" office:value="0.0149572539666806">
                <text:p>0.0149572539666806</text:p>
              </table:table-cell>
              <table:table-cell office:value-type="float" office:value="0.0149572539666806">
                <text:p>0.0149572539666806</text:p>
              </table:table-cell>
              <table:table-cell office:value-type="float" office:value="12">
                <text:p>1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25.0625986322988">
                <text:p>25.0625986322988</text:p>
              </table:table-cell>
              <table:table-cell office:value-type="float" office:value="0.0148462841118936">
                <text:p>0.0148462841118936</text:p>
              </table:table-cell>
              <table:table-cell office:value-type="float" office:value="0.0148462841118936">
                <text:p>0.0148462841118936</text:p>
              </table:table-cell>
              <table:table-cell office:value-type="float" office:value="13">
                <text:p>1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24.4985792225506">
                <text:p>24.4985792225506</text:p>
              </table:table-cell>
              <table:table-cell office:value-type="float" office:value="0.0131979759369829">
                <text:p>0.0131979759369829</text:p>
              </table:table-cell>
              <table:table-cell office:value-type="float" office:value="0.0131979759369829">
                <text:p>0.013197975936982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24.3854853375767">
                <text:p>24.3854853375767</text:p>
              </table:table-cell>
              <table:table-cell office:value-type="float" office:value="0.0136242629979719">
                <text:p>0.0136242629979719</text:p>
              </table:table-cell>
              <table:table-cell office:value-type="float" office:value="0.0136242629979719">
                <text:p>0.0136242629979719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24.4141708342805">
                <text:p>24.4141708342805</text:p>
              </table:table-cell>
              <table:table-cell office:value-type="float" office:value="0.0135161381768492">
                <text:p>0.0135161381768492</text:p>
              </table:table-cell>
              <table:table-cell office:value-type="float" office:value="0.0135161381768492">
                <text:p>0.013516138176849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24.3691581476689">
                <text:p>24.3691581476689</text:p>
              </table:table-cell>
              <table:table-cell office:value-type="float" office:value="0.013690766443672">
                <text:p>0.013690766443672</text:p>
              </table:table-cell>
              <table:table-cell office:value-type="float" office:value="0.013690766443672">
                <text:p>0.013690766443672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24.460917285109">
                <text:p>24.460917285109</text:p>
              </table:table-cell>
              <table:table-cell office:value-type="float" office:value="0.013344297183487">
                <text:p>0.013344297183487</text:p>
              </table:table-cell>
              <table:table-cell office:value-type="float" office:value="0.013344297183487">
                <text:p>0.013344297183487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24.4132474622537">
                <text:p>24.4132474622537</text:p>
              </table:table-cell>
              <table:table-cell office:value-type="float" office:value="0.0135240387532982">
                <text:p>0.0135240387532982</text:p>
              </table:table-cell>
              <table:table-cell office:value-type="float" office:value="0.0135240387532982">
                <text:p>0.0135240387532982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24.3531661406352">
                <text:p>24.3531661406352</text:p>
              </table:table-cell>
              <table:table-cell office:value-type="float" office:value="0.00998002602936276">
                <text:p>0.00998002602936276</text:p>
              </table:table-cell>
              <table:table-cell office:value-type="float" office:value="0.00998002602936276">
                <text:p>0.00998002602936276</text:p>
              </table:table-cell>
              <table:table-cell office:value-type="float" office:value="12">
                <text:p>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24.870949871447">
                <text:p>24.870949871447</text:p>
              </table:table-cell>
              <table:table-cell office:value-type="float" office:value="0.0117931351522499">
                <text:p>0.0117931351522499</text:p>
              </table:table-cell>
              <table:table-cell office:value-type="float" office:value="0.0117931351522499">
                <text:p>0.0117931351522499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24.8384045001278">
                <text:p>24.8384045001278</text:p>
              </table:table-cell>
              <table:table-cell office:value-type="float" office:value="0.0119158806380886">
                <text:p>0.0119158806380886</text:p>
              </table:table-cell>
              <table:table-cell office:value-type="float" office:value="0.0119158806380886">
                <text:p>0.0119158806380886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24.7110003125089">
                <text:p>24.7110003125089</text:p>
              </table:table-cell>
              <table:table-cell office:value-type="float" office:value="0.0123960600577903">
                <text:p>0.0123960600577903</text:p>
              </table:table-cell>
              <table:table-cell office:value-type="float" office:value="0.0123960600577903">
                <text:p>0.0123960600577903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26.0857548442047">
                <text:p>26.0857548442047</text:p>
              </table:table-cell>
              <table:table-cell office:value-type="float" office:value="0.00721227819242316">
                <text:p>0.00721227819242316</text:p>
              </table:table-cell>
              <table:table-cell office:value-type="float" office:value="0.00721227819242316">
                <text:p>0.00721227819242316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26.1353415478962">
                <text:p>26.1353415478962</text:p>
              </table:table-cell>
              <table:table-cell office:value-type="float" office:value="0.00702550083732456">
                <text:p>0.00702550083732456</text:p>
              </table:table-cell>
              <table:table-cell office:value-type="float" office:value="0.00702550083732456">
                <text:p>0.00702550083732456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28.3521612605579">
                <text:p>28.3521612605579</text:p>
              </table:table-cell>
              <table:table-cell office:value-type="float" office:value="0.00997622981555752">
                <text:p>0.00997622981555752</text:p>
              </table:table-cell>
              <table:table-cell office:value-type="float" office:value="0.00997622981555752">
                <text:p>0.00997622981555752</text:p>
              </table:table-cell>
              <table:table-cell office:value-type="float" office:value="14">
                <text:p>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27.5734544680247">
                <text:p>27.5734544680247</text:p>
              </table:table-cell>
              <table:table-cell office:value-type="float" office:value="0.00537477825116376">
                <text:p>0.00537477825116376</text:p>
              </table:table-cell>
              <table:table-cell office:value-type="float" office:value="0.00537477825116376">
                <text:p>0.00537477825116376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27.6651317258317">
                <text:p>27.6651317258317</text:p>
              </table:table-cell>
              <table:table-cell office:value-type="float" office:value="0.00498640889671812">
                <text:p>0.00498640889671812</text:p>
              </table:table-cell>
              <table:table-cell office:value-type="float" office:value="0.00498640889671812">
                <text:p>0.00498640889671812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27.8793692876579">
                <text:p>27.8793692876579</text:p>
              </table:table-cell>
              <table:table-cell office:value-type="float" office:value="0.00792157419493941">
                <text:p>0.00792157419493941</text:p>
              </table:table-cell>
              <table:table-cell office:value-type="float" office:value="0.00792157419493941">
                <text:p>0.00792157419493941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28.2708435079886">
                <text:p>28.2708435079886</text:p>
              </table:table-cell>
              <table:table-cell office:value-type="float" office:value="0.0101947102412714">
                <text:p>0.0101947102412714</text:p>
              </table:table-cell>
              <table:table-cell office:value-type="float" office:value="0.0101947102412714">
                <text:p>0.0101947102412714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28.1368079995531">
                <text:p>28.1368079995531</text:p>
              </table:table-cell>
              <table:table-cell office:value-type="float" office:value="0.00696288093717886">
                <text:p>0.00696288093717886</text:p>
              </table:table-cell>
              <table:table-cell office:value-type="float" office:value="0.00696288093717886">
                <text:p>0.00696288093717886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28.6338891682029">
                <text:p>28.6338891682029</text:p>
              </table:table-cell>
              <table:table-cell office:value-type="float" office:value="0.00884232435627721">
                <text:p>0.00884232435627721</text:p>
              </table:table-cell>
              <table:table-cell office:value-type="float" office:value="0.00884232435627721">
                <text:p>0.00884232435627721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28.0810112076917">
                <text:p>28.0810112076917</text:p>
              </table:table-cell>
              <table:table-cell office:value-type="float" office:value="0.0146502462476078">
                <text:p>0.0146502462476078</text:p>
              </table:table-cell>
              <table:table-cell office:value-type="float" office:value="0.0146502462476078">
                <text:p>0.0146502462476078</text:p>
              </table:table-cell>
              <table:table-cell office:value-type="float" office:value="15">
                <text:p>1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27.6462170546969">
                <text:p>27.6462170546969</text:p>
              </table:table-cell>
              <table:table-cell office:value-type="float" office:value="0.0162756250751501">
                <text:p>0.0162756250751501</text:p>
              </table:table-cell>
              <table:table-cell office:value-type="float" office:value="0.0162756250751501">
                <text:p>0.0162756250751501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27.9528773861762">
                <text:p>27.9528773861762</text:p>
              </table:table-cell>
              <table:table-cell office:value-type="float" office:value="0.0113909732854526">
                <text:p>0.0113909732854526</text:p>
              </table:table-cell>
              <table:table-cell office:value-type="float" office:value="0.0113909732854526">
                <text:p>0.0113909732854526</text:p>
              </table:table-cell>
              <table:table-cell office:value-type="float" office:value="15">
                <text:p>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27.3594287151681">
                <text:p>27.3594287151681</text:p>
              </table:table-cell>
              <table:table-cell office:value-type="float" office:value="0.0136094458625236">
                <text:p>0.0136094458625236</text:p>
              </table:table-cell>
              <table:table-cell office:value-type="float" office:value="0.0136094458625236">
                <text:p>0.0136094458625236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27.3513653260292">
                <text:p>27.3513653260292</text:p>
              </table:table-cell>
              <table:table-cell office:value-type="float" office:value="0.00616304491439742">
                <text:p>0.00616304491439742</text:p>
              </table:table-cell>
              <table:table-cell office:value-type="float" office:value="0.00616304491439742">
                <text:p>0.00616304491439742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27.9908605606641">
                <text:p>27.9908605606641</text:p>
              </table:table-cell>
              <table:table-cell office:value-type="float" office:value="0.00377243775574467">
                <text:p>0.00377243775574467</text:p>
              </table:table-cell>
              <table:table-cell office:value-type="float" office:value="0.00377243775574467">
                <text:p>0.00377243775574467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27.1067024203573">
                <text:p>27.1067024203573</text:p>
              </table:table-cell>
              <table:table-cell office:value-type="float" office:value="0.00707553585024241">
                <text:p>0.00707553585024241</text:p>
              </table:table-cell>
              <table:table-cell office:value-type="float" office:value="0.00707553585024241">
                <text:p>0.00707553585024241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27.6023519224592">
                <text:p>27.6023519224592</text:p>
              </table:table-cell>
              <table:table-cell office:value-type="float" office:value="0.00522321962748638">
                <text:p>0.00522321962748638</text:p>
              </table:table-cell>
              <table:table-cell office:value-type="float" office:value="0.00522321962748638">
                <text:p>0.00522321962748638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26.2652653631285">
                <text:p>26.2652653631285</text:p>
              </table:table-cell>
              <table:table-cell office:value-type="float" office:value="0.00274583225729058">
                <text:p>0.00274583225729058</text:p>
              </table:table-cell>
              <table:table-cell office:value-type="float" office:value="0.00274583225729058">
                <text:p>0.00274583225729058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26.2881803326769">
                <text:p>26.2881803326769</text:p>
              </table:table-cell>
              <table:table-cell office:value-type="float" office:value="0.00266017641875529">
                <text:p>0.00266017641875529</text:p>
              </table:table-cell>
              <table:table-cell office:value-type="float" office:value="0.00266017641875529">
                <text:p>0.00266017641875529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26.3803997150878">
                <text:p>26.3803997150878</text:p>
              </table:table-cell>
              <table:table-cell office:value-type="float" office:value="0.00605268817864417">
                <text:p>0.00605268817864417</text:p>
              </table:table-cell>
              <table:table-cell office:value-type="float" office:value="0.00605268817864417">
                <text:p>0.00605268817864417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26.2943673971034">
                <text:p>26.2943673971034</text:p>
              </table:table-cell>
              <table:table-cell office:value-type="float" office:value="0.00263705443485377">
                <text:p>0.00263705443485377</text:p>
              </table:table-cell>
              <table:table-cell office:value-type="float" office:value="0.00263705443485377">
                <text:p>0.00263705443485377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26.5877103554221">
                <text:p>26.5877103554221</text:p>
              </table:table-cell>
              <table:table-cell office:value-type="float" office:value="0.00901483491290419">
                <text:p>0.00901483491290419</text:p>
              </table:table-cell>
              <table:table-cell office:value-type="float" office:value="0.00901483491290419">
                <text:p>0.00901483491290419</text:p>
              </table:table-cell>
              <table:table-cell office:value-type="float" office:value="12">
                <text:p>1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26.7163459522911">
                <text:p>26.7163459522911</text:p>
              </table:table-cell>
              <table:table-cell office:value-type="float" office:value="0.00479861451278628">
                <text:p>0.00479861451278628</text:p>
              </table:table-cell>
              <table:table-cell office:value-type="float" office:value="0.00479861451278628">
                <text:p>0.00479861451278628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27.538349039032">
                <text:p>27.538349039032</text:p>
              </table:table-cell>
              <table:table-cell office:value-type="float" office:value="0.00542922174790335">
                <text:p>0.00542922174790335</text:p>
              </table:table-cell>
              <table:table-cell office:value-type="float" office:value="0.00542922174790335">
                <text:p>0.00542922174790335</text:p>
              </table:table-cell>
              <table:table-cell office:value-type="float" office:value="14">
                <text:p>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26.7986837385138">
                <text:p>26.7986837385138</text:p>
              </table:table-cell>
              <table:table-cell office:value-type="float" office:value="0.00817672405276389">
                <text:p>0.00817672405276389</text:p>
              </table:table-cell>
              <table:table-cell office:value-type="float" office:value="0.00817672405276389">
                <text:p>0.00817672405276389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26.7038538435022">
                <text:p>26.7038538435022</text:p>
              </table:table-cell>
              <table:table-cell office:value-type="float" office:value="0.0010996696317432">
                <text:p>0.0010996696317432</text:p>
              </table:table-cell>
              <table:table-cell office:value-type="float" office:value="0.0010996696317432">
                <text:p>0.0010996696317432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26.7766425370562">
                <text:p>26.7766425370562</text:p>
              </table:table-cell>
              <table:table-cell office:value-type="float" office:value="0.0119691856081169">
                <text:p>0.0119691856081169</text:p>
              </table:table-cell>
              <table:table-cell office:value-type="float" office:value="0.0119691856081169">
                <text:p>0.0119691856081169</text:p>
              </table:table-cell>
              <table:table-cell office:value-type="float" office:value="14">
                <text:p>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26.5612108334828">
                <text:p>26.5612108334828</text:p>
              </table:table-cell>
              <table:table-cell office:value-type="float" office:value="0.00905874763194993">
                <text:p>0.00905874763194993</text:p>
              </table:table-cell>
              <table:table-cell office:value-type="float" office:value="0.00905874763194993">
                <text:p>0.00905874763194993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27.0199324278484">
                <text:p>27.0199324278484</text:p>
              </table:table-cell>
              <table:table-cell office:value-type="float" office:value="0.00729372212786757">
                <text:p>0.00729372212786757</text:p>
              </table:table-cell>
              <table:table-cell office:value-type="float" office:value="0.00729372212786757">
                <text:p>0.00729372212786757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27.8489396056934">
                <text:p>27.8489396056934</text:p>
              </table:table-cell>
              <table:table-cell office:value-type="float" office:value="0.011607158890657">
                <text:p>0.011607158890657</text:p>
              </table:table-cell>
              <table:table-cell office:value-type="float" office:value="0.011607158890657">
                <text:p>0.011607158890657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27.452017803349">
                <text:p>27.452017803349</text:p>
              </table:table-cell>
              <table:table-cell office:value-type="float" office:value="0.00938599512154518">
                <text:p>0.00938599512154518</text:p>
              </table:table-cell>
              <table:table-cell office:value-type="float" office:value="0.00938599512154518">
                <text:p>0.00938599512154518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26.0963592200073">
                <text:p>26.0963592200073</text:p>
              </table:table-cell>
              <table:table-cell office:value-type="float" office:value="0.00701248396750029">
                <text:p>0.00701248396750029</text:p>
              </table:table-cell>
              <table:table-cell office:value-type="float" office:value="0.00701248396750029">
                <text:p>0.00701248396750029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6.2255068140213">
                <text:p>26.2255068140213</text:p>
              </table:table-cell>
              <table:table-cell office:value-type="float" office:value="0.00653443505660969">
                <text:p>0.00653443505660969</text:p>
              </table:table-cell>
              <table:table-cell office:value-type="float" office:value="0.00653443505660969">
                <text:p>0.00653443505660969</text:p>
              </table:table-cell>
              <table:table-cell office:value-type="float" office:value="15">
                <text:p>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26.0660392709915">
                <text:p>26.0660392709915</text:p>
              </table:table-cell>
              <table:table-cell office:value-type="float" office:value="0.00712171033913345">
                <text:p>0.00712171033913345</text:p>
              </table:table-cell>
              <table:table-cell office:value-type="float" office:value="0.00712171033913345">
                <text:p>0.00712171033913345</text:p>
              </table:table-cell>
              <table:table-cell office:value-type="float" office:value="14">
                <text:p>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26.2002874810154">
                <text:p>26.2002874810154</text:p>
              </table:table-cell>
              <table:table-cell office:value-type="float" office:value="0.0103097965196411">
                <text:p>0.0103097965196411</text:p>
              </table:table-cell>
              <table:table-cell office:value-type="float" office:value="0.0103097965196411">
                <text:p>0.0103097965196411</text:p>
              </table:table-cell>
              <table:table-cell office:value-type="float" office:value="13">
                <text:p>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28.1486338056817">
                <text:p>28.1486338056817</text:p>
              </table:table-cell>
              <table:table-cell office:value-type="float" office:value="0.0104999373154023">
                <text:p>0.0104999373154023</text:p>
              </table:table-cell>
              <table:table-cell office:value-type="float" office:value="0.0104999373154023">
                <text:p>0.0104999373154023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26.838803782955">
                <text:p>26.838803782955</text:p>
              </table:table-cell>
              <table:table-cell office:value-type="float" office:value="0.00796092259305889">
                <text:p>0.00796092259305889</text:p>
              </table:table-cell>
              <table:table-cell office:value-type="float" office:value="0.00796092259305889">
                <text:p>0.00796092259305889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27.5202404700837">
                <text:p>27.5202404700837</text:p>
              </table:table-cell>
              <table:table-cell office:value-type="float" office:value="0.00913499337010269">
                <text:p>0.00913499337010269</text:p>
              </table:table-cell>
              <table:table-cell office:value-type="float" office:value="0.00913499337010269">
                <text:p>0.00913499337010269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27.5223299654167">
                <text:p>27.5223299654167</text:p>
              </table:table-cell>
              <table:table-cell office:value-type="float" office:value="0.0128071215384228">
                <text:p>0.0128071215384228</text:p>
              </table:table-cell>
              <table:table-cell office:value-type="float" office:value="0.0128071215384228">
                <text:p>0.0128071215384228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28.04164235607">
                <text:p>28.04164235607</text:p>
              </table:table-cell>
              <table:table-cell office:value-type="float" office:value="0.0108973243707194">
                <text:p>0.0108973243707194</text:p>
              </table:table-cell>
              <table:table-cell office:value-type="float" office:value="0.0108973243707194">
                <text:p>0.0108973243707194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28.0180468675794">
                <text:p>28.0180468675794</text:p>
              </table:table-cell>
              <table:table-cell office:value-type="float" office:value="0.0073007667881321">
                <text:p>0.0073007667881321</text:p>
              </table:table-cell>
              <table:table-cell office:value-type="float" office:value="0.0073007667881321">
                <text:p>0.0073007667881321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27.9525095320154">
                <text:p>27.9525095320154</text:p>
              </table:table-cell>
              <table:table-cell office:value-type="float" office:value="0.011225651575442">
                <text:p>0.011225651575442</text:p>
              </table:table-cell>
              <table:table-cell office:value-type="float" office:value="0.011225651575442">
                <text:p>0.011225651575442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28.0406654093">
                <text:p>28.0406654093</text:p>
              </table:table-cell>
              <table:table-cell office:value-type="float" office:value="0.0109009230248129">
                <text:p>0.0109009230248129</text:p>
              </table:table-cell>
              <table:table-cell office:value-type="float" office:value="0.0109009230248129">
                <text:p>0.0109009230248129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28.1471766255278">
                <text:p>28.1471766255278</text:p>
              </table:table-cell>
              <table:table-cell office:value-type="float" office:value="0.00682713986952217">
                <text:p>0.00682713986952217</text:p>
              </table:table-cell>
              <table:table-cell office:value-type="float" office:value="0.00682713986952217">
                <text:p>0.00682713986952217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28.1244620042632">
                <text:p>28.1244620042632</text:p>
              </table:table-cell>
              <table:table-cell office:value-type="float" office:value="0.00691083694426394">
                <text:p>0.00691083694426394</text:p>
              </table:table-cell>
              <table:table-cell office:value-type="float" office:value="0.00691083694426394">
                <text:p>0.00691083694426394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27.9969586705045">
                <text:p>27.9969586705045</text:p>
              </table:table-cell>
              <table:table-cell office:value-type="float" office:value="0.0073807014443559">
                <text:p>0.0073807014443559</text:p>
              </table:table-cell>
              <table:table-cell office:value-type="float" office:value="0.0073807014443559">
                <text:p>0.0073807014443559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27.9627713738748">
                <text:p>27.9627713738748</text:p>
              </table:table-cell>
              <table:table-cell office:value-type="float" office:value="0.00750662203876469">
                <text:p>0.00750662203876469</text:p>
              </table:table-cell>
              <table:table-cell office:value-type="float" office:value="0.00750662203876469">
                <text:p>0.00750662203876469</text:p>
              </table:table-cell>
              <table:table-cell office:value-type="float" office:value="14">
                <text:p>1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27.9092117939185">
                <text:p>27.9092117939185</text:p>
              </table:table-cell>
              <table:table-cell office:value-type="float" office:value="0.00401799725797665">
                <text:p>0.00401799725797665</text:p>
              </table:table-cell>
              <table:table-cell office:value-type="float" office:value="0.00401799725797665">
                <text:p>0.0040179972579766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27.9620483317277">
                <text:p>27.9620483317277</text:p>
              </table:table-cell>
              <table:table-cell office:value-type="float" office:value="0.00750694238290586">
                <text:p>0.00750694238290586</text:p>
              </table:table-cell>
              <table:table-cell office:value-type="float" office:value="0.00750694238290586">
                <text:p>0.00750694238290586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27.9273756669789">
                <text:p>27.9273756669789</text:p>
              </table:table-cell>
              <table:table-cell office:value-type="float" office:value="0.00763704539432464">
                <text:p>0.00763704539432464</text:p>
              </table:table-cell>
              <table:table-cell office:value-type="float" office:value="0.00763704539432464">
                <text:p>0.00763704539432464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28.1155569434639">
                <text:p>28.1155569434639</text:p>
              </table:table-cell>
              <table:table-cell office:value-type="float" office:value="0.00694369675970995">
                <text:p>0.00694369675970995</text:p>
              </table:table-cell>
              <table:table-cell office:value-type="float" office:value="0.00694369675970995">
                <text:p>0.00694369675970995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28.3080662023271">
                <text:p>28.3080662023271</text:p>
              </table:table-cell>
              <table:table-cell office:value-type="float" office:value="0.00623430643515875">
                <text:p>0.00623430643515875</text:p>
              </table:table-cell>
              <table:table-cell office:value-type="float" office:value="0.00623430643515875">
                <text:p>0.00623430643515875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28.6504507684788">
                <text:p>28.6504507684788</text:p>
              </table:table-cell>
              <table:table-cell office:value-type="float" office:value="0.00497274809842637">
                <text:p>0.00497274809842637</text:p>
              </table:table-cell>
              <table:table-cell office:value-type="float" office:value="0.00497274809842637">
                <text:p>0.00497274809842637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28.2799750179898">
                <text:p>28.2799750179898</text:p>
              </table:table-cell>
              <table:table-cell office:value-type="float" office:value="0.00633781465251722">
                <text:p>0.00633781465251722</text:p>
              </table:table-cell>
              <table:table-cell office:value-type="float" office:value="0.00633781465251722">
                <text:p>0.00633781465251722</text:p>
              </table:table-cell>
              <table:table-cell office:value-type="float" office:value="15">
                <text:p>15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2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5" loext:regression-period="20" loext:regression-extrapolate-forward="0" loext:regression-extrapolate-backward="0" loext:regression-force-intercept="false" loext:regression-intercept-value="0" chart:regression-type="polynomial"/>
      <style:graphic-properties svg:stroke-width="0.05cm"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23cm" svg:y="0.315cm" chart:style-name="ch2">
          <text:p>Failures</text:p>
        </chart:title>
        <chart:plot-area chart:style-name="ch3" table:cell-range-address="klhf.A2:klhf.A367 klhf.D1:klhf.D367" chart:data-source-has-labels="both" svg:x="0.665cm" svg:y="0.177cm" svg:width="15.008cm" svg:height="8.358cm">
          <chartooo:coordinate-region svg:x="1.286cm" svg:y="0.35cm" svg:width="14.387cm" svg:height="8.013cm"/>
          <chart:axis chart:dimension="x" chart:name="primary-x" chart:style-name="ch4" chartooo:axis-type="auto">
            <chartooo:date-scale/>
            <chart:categories table:cell-range-address="klhf.A2:klhf.A3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klhf.D2:klhf.D367" chart:label-cell-address="klhf.D1:klhf.D1" chart:class="chart:line">
            <chart:regression-curve chart:style-name="ch8"/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</text:p>
                <draw:g>
                  <svg:desc>klhf.D1:klhf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1-01.csv</text:p>
                <draw:g>
                  <svg:desc>klhf.A2:klhf.A367</svg:desc>
                </draw:g>
              </table:table-cell>
              <table:table-cell office:value-type="float" office:value="4">
                <text:p>4</text:p>
                <draw:g>
                  <svg:desc>klhf.D2:klhf.D367</svg:desc>
                </draw:g>
              </table:table-cell>
            </table:table-row>
            <table:table-row>
              <table:table-cell office:value-type="string">
                <text:p>2016-01-0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1-0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0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1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1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14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17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1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2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1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1-2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1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1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1-3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1-3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1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3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2-0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6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1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1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2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1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19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2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3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2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2-2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2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2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2-2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3-0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3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07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0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3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3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3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3-2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2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3-2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3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3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6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3-2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29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3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3-3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0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4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04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05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4-0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1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4-1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17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4-18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0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4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4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4-2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6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4-2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4-28.csv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16-04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4-3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06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0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09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5-1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5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1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5-1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1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5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1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21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5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5-26.csv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6-05-2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5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5-30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5-31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6-01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06-02.csv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6-06-03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06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0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0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0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1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1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6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1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1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2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6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2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6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6-2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6-2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6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6-30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5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3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7-1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1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7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7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2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7-2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7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7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2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7-3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7-3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0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8-1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1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1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08-1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1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2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8-2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8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8-2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2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8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8-3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0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0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07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08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0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1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6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1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19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2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09-22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09-23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09-25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09-2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09-2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09-29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09-30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0-0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3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08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0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1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1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2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0-1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0-1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1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0-2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22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3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4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5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0-26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0-27.csv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6-10-28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2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0-3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0-31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2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4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05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7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0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0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0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1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2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3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1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5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6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1-17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18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1-1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3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4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5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1-26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1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1-28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29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1-30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01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2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3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04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05.csv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6-12-0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07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8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09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0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1.csv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6-12-1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3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4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5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16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17.csv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6-12-1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19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20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1.csv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6-12-22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3.csv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6-12-24.csv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-12-25.csv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12-26.csv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6-12-27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8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29.csv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6-12-30.csv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6-12-31.csv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57000" chart:maximum="74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10" chart:maximum="32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8.837cm" svg:y="6.618cm" style:legend-expansion="custom" chartooo:width="5.636cm" chartooo:height="1.982cm" style:legend-expansion-aspect-ratio="2.84359233097881" chart:style-name="ch2"/>
        <chart:plot-area chart:style-name="ch3" table:cell-range-address="klhf.F1:klhf.F367 klhf.J1:klhf.J367" chart:data-source-has-labels="row" svg:x="0.672cm" svg:y="0.296cm" svg:width="14.761cm" svg:height="8.477cm">
          <chartooo:coordinate-region svg:x="1.849cm" svg:y="0.296cm" svg:width="12.776cm" svg:height="8.305cm"/>
          <chart:axis chart:dimension="x" chart:name="primary-x" chart:style-name="ch4"/>
          <chart:axis chart:dimension="y" chart:name="primary-y" chart:style-name="ch5">
            <chart:title svg:x="0cm" svg:y="5.869cm" chart:style-name="ch6">
              <text:p>Drive count [units]</text:p>
            </chart:title>
            <chart:grid chart:style-name="ch7" chart:class="major"/>
          </chart:axis>
          <chart:axis chart:dimension="y" chart:name="secondary-y" chart:style-name="ch8">
            <chart:title svg:x="15.49cm" svg:y="5.524cm" chart:style-name="ch6">
              <text:p>Capacity [Pb]</text:p>
            </chart:title>
          </chart:axis>
          <chart:series chart:attached-axis="primary-y" chart:style-name="ch9" chart:values-cell-range-address="klhf.F2:klhf.F367" chart:label-cell-address="klhf.F1:klhf.F1" chart:class="chart:line">
            <chart:data-point chart:repeated="366"/>
          </chart:series>
          <chart:series chart:attached-axis="secondary-y" chart:style-name="ch10" chart:values-cell-range-address="klhf.J2:klhf.J367" chart:label-cell-address="klhf.J1:klhf.J1" chart:class="chart:line">
            <chart:data-point chart:repeated="3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klhf.F1:klhf.F1</svg:desc>
                </draw:g>
              </table:table-cell>
              <table:table-cell office:value-type="string">
                <text:p>Tot_Capacity [Pbytes]</text:p>
                <draw:g>
                  <svg:desc>klhf.J1:klhf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544">
                <text:p>57544</text:p>
                <draw:g>
                  <svg:desc>klhf.F2:klhf.F367</svg:desc>
                </draw:g>
              </table:table-cell>
              <table:table-cell office:value-type="float" office:value="214.13235738747">
                <text:p>214.13235738747</text:p>
                <draw:g>
                  <svg:desc>klhf.J2:klhf.J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544">
                <text:p>57544</text:p>
              </table:table-cell>
              <table:table-cell office:value-type="float" office:value="214.13235738747">
                <text:p>214.132357387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605">
                <text:p>57605</text:p>
              </table:table-cell>
              <table:table-cell office:value-type="float" office:value="214.372724682204">
                <text:p>214.372724682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560">
                <text:p>57560</text:p>
              </table:table-cell>
              <table:table-cell office:value-type="float" office:value="214.306551356278">
                <text:p>214.306551356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514">
                <text:p>57514</text:p>
              </table:table-cell>
              <table:table-cell office:value-type="float" office:value="214.238707695453">
                <text:p>214.238707695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513">
                <text:p>57513</text:p>
              </table:table-cell>
              <table:table-cell office:value-type="float" office:value="214.235797119935">
                <text:p>214.235797119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514">
                <text:p>57514</text:p>
              </table:table-cell>
              <table:table-cell office:value-type="float" office:value="214.238797712918">
                <text:p>214.2387977129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14">
                <text:p>57514</text:p>
              </table:table-cell>
              <table:table-cell office:value-type="float" office:value="214.238937740084">
                <text:p>214.238937740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514">
                <text:p>57514</text:p>
              </table:table-cell>
              <table:table-cell office:value-type="float" office:value="214.238827718739">
                <text:p>214.238827718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560">
                <text:p>57560</text:p>
              </table:table-cell>
              <table:table-cell office:value-type="float" office:value="214.285087192008">
                <text:p>214.285087192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514">
                <text:p>57514</text:p>
              </table:table-cell>
              <table:table-cell office:value-type="float" office:value="214.217073498195">
                <text:p>214.2170734981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513">
                <text:p>57513</text:p>
              </table:table-cell>
              <table:table-cell office:value-type="float" office:value="214.216073293309">
                <text:p>214.216073293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7499">
                <text:p>57499</text:p>
              </table:table-cell>
              <table:table-cell office:value-type="float" office:value="214.156881657816">
                <text:p>214.156881657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514">
                <text:p>57514</text:p>
              </table:table-cell>
              <table:table-cell office:value-type="float" office:value="214.217323546707">
                <text:p>214.2173235467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509">
                <text:p>57509</text:p>
              </table:table-cell>
              <table:table-cell office:value-type="float" office:value="214.212162491229">
                <text:p>214.2121624912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468">
                <text:p>57468</text:p>
              </table:table-cell>
              <table:table-cell office:value-type="float" office:value="214.172104275248">
                <text:p>214.172104275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468">
                <text:p>57468</text:p>
              </table:table-cell>
              <table:table-cell office:value-type="float" office:value="214.149529895585">
                <text:p>214.1495298955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388">
                <text:p>58388</text:p>
              </table:table-cell>
              <table:table-cell office:value-type="float" office:value="217.760240379839">
                <text:p>217.760240379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8388">
                <text:p>58388</text:p>
              </table:table-cell>
              <table:table-cell office:value-type="float" office:value="217.760810490447">
                <text:p>217.760810490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342">
                <text:p>58342</text:p>
              </table:table-cell>
              <table:table-cell office:value-type="float" office:value="217.715301162714">
                <text:p>217.7153011627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342">
                <text:p>58342</text:p>
              </table:table-cell>
              <table:table-cell office:value-type="float" office:value="217.715251153012">
                <text:p>217.715251153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387">
                <text:p>58387</text:p>
              </table:table-cell>
              <table:table-cell office:value-type="float" office:value="217.757009742226">
                <text:p>217.757009742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342">
                <text:p>58342</text:p>
              </table:table-cell>
              <table:table-cell office:value-type="float" office:value="217.715501201524">
                <text:p>217.7155012015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342">
                <text:p>58342</text:p>
              </table:table-cell>
              <table:table-cell office:value-type="float" office:value="217.627733935375">
                <text:p>217.627733935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296">
                <text:p>58296</text:p>
              </table:table-cell>
              <table:table-cell office:value-type="float" office:value="217.535215725823">
                <text:p>217.5352157258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343">
                <text:p>58343</text:p>
              </table:table-cell>
              <table:table-cell office:value-type="float" office:value="217.716251357898">
                <text:p>217.716251357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342">
                <text:p>58342</text:p>
              </table:table-cell>
              <table:table-cell office:value-type="float" office:value="217.715751250036">
                <text:p>217.715751250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341">
                <text:p>58341</text:p>
              </table:table-cell>
              <table:table-cell office:value-type="float" office:value="217.713470796768">
                <text:p>217.713470796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342">
                <text:p>58342</text:p>
              </table:table-cell>
              <table:table-cell office:value-type="float" office:value="217.715471195702">
                <text:p>217.715471195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257">
                <text:p>59257</text:p>
              </table:table-cell>
              <table:table-cell office:value-type="float" office:value="221.306177744807">
                <text:p>221.3061777448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216">
                <text:p>59216</text:p>
              </table:table-cell>
              <table:table-cell office:value-type="float" office:value="221.235753637529">
                <text:p>221.235753637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15">
                <text:p>59215</text:p>
              </table:table-cell>
              <table:table-cell office:value-type="float" office:value="221.231682836915">
                <text:p>221.231682836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215">
                <text:p>59215</text:p>
              </table:table-cell>
              <table:table-cell office:value-type="float" office:value="221.231432788403">
                <text:p>221.2314327884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216">
                <text:p>59216</text:p>
              </table:table-cell>
              <table:table-cell office:value-type="float" office:value="221.235433575433">
                <text:p>221.2354335754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482">
                <text:p>60482</text:p>
              </table:table-cell>
              <table:table-cell office:value-type="float" office:value="226.098140709225">
                <text:p>226.0981407092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81">
                <text:p>60481</text:p>
              </table:table-cell>
              <table:table-cell office:value-type="float" office:value="226.094139922195">
                <text:p>226.094139922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401">
                <text:p>61401</text:p>
              </table:table-cell>
              <table:table-cell office:value-type="float" office:value="229.70485040645">
                <text:p>229.70485040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402">
                <text:p>61402</text:p>
              </table:table-cell>
              <table:table-cell office:value-type="float" office:value="229.70885119348">
                <text:p>229.708851193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402">
                <text:p>61402</text:p>
              </table:table-cell>
              <table:table-cell office:value-type="float" office:value="229.709031228409">
                <text:p>229.7090312284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1540">
                <text:p>61540</text:p>
              </table:table-cell>
              <table:table-cell office:value-type="float" office:value="229.845559211607">
                <text:p>229.845559211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402">
                <text:p>61402</text:p>
              </table:table-cell>
              <table:table-cell office:value-type="float" office:value="229.664442577749">
                <text:p>229.6644425777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322">
                <text:p>62322</text:p>
              </table:table-cell>
              <table:table-cell office:value-type="float" office:value="233.185305630672">
                <text:p>233.1853056306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353">
                <text:p>62353</text:p>
              </table:table-cell>
              <table:table-cell office:value-type="float" office:value="233.275403446494">
                <text:p>233.275403446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368">
                <text:p>62368</text:p>
              </table:table-cell>
              <table:table-cell office:value-type="float" office:value="233.320592376153">
                <text:p>233.3205923761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362">
                <text:p>62362</text:p>
              </table:table-cell>
              <table:table-cell office:value-type="float" office:value="233.296587653973">
                <text:p>233.2965876539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276">
                <text:p>62276</text:p>
              </table:table-cell>
              <table:table-cell office:value-type="float" office:value="233.095977801696">
                <text:p>233.095977801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414">
                <text:p>62414</text:p>
              </table:table-cell>
              <table:table-cell office:value-type="float" office:value="233.367601994958">
                <text:p>233.3676019949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413">
                <text:p>62413</text:p>
              </table:table-cell>
              <table:table-cell office:value-type="float" office:value="233.361760850879">
                <text:p>233.3617608508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368">
                <text:p>62368</text:p>
              </table:table-cell>
              <table:table-cell office:value-type="float" office:value="233.319932248081">
                <text:p>233.3199322480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322">
                <text:p>62322</text:p>
              </table:table-cell>
              <table:table-cell office:value-type="float" office:value="233.274762986325">
                <text:p>233.2747629863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275">
                <text:p>62275</text:p>
              </table:table-cell>
              <table:table-cell office:value-type="float" office:value="233.225252871562">
                <text:p>233.2252528715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275">
                <text:p>62275</text:p>
              </table:table-cell>
              <table:table-cell office:value-type="float" office:value="233.225842986051">
                <text:p>233.2258429860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322">
                <text:p>62322</text:p>
              </table:table-cell>
              <table:table-cell office:value-type="float" office:value="233.276293283218">
                <text:p>233.276293283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274">
                <text:p>62274</text:p>
              </table:table-cell>
              <table:table-cell office:value-type="float" office:value="233.223032429938">
                <text:p>233.2230324299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276">
                <text:p>62276</text:p>
              </table:table-cell>
              <table:table-cell office:value-type="float" office:value="233.231034003998">
                <text:p>233.231034003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322">
                <text:p>62322</text:p>
              </table:table-cell>
              <table:table-cell office:value-type="float" office:value="233.277493516076">
                <text:p>233.277493516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322">
                <text:p>62322</text:p>
              </table:table-cell>
              <table:table-cell office:value-type="float" office:value="233.277913597576">
                <text:p>233.277913597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322">
                <text:p>62322</text:p>
              </table:table-cell>
              <table:table-cell office:value-type="float" office:value="233.279363878946">
                <text:p>233.2793638789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230">
                <text:p>62230</text:p>
              </table:table-cell>
              <table:table-cell office:value-type="float" office:value="233.12207236586">
                <text:p>233.122072365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230">
                <text:p>62230</text:p>
              </table:table-cell>
              <table:table-cell office:value-type="float" office:value="233.122092369741">
                <text:p>233.1220923697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276">
                <text:p>62276</text:p>
              </table:table-cell>
              <table:table-cell office:value-type="float" office:value="233.19044612953">
                <text:p>233.190446129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276">
                <text:p>62276</text:p>
              </table:table-cell>
              <table:table-cell office:value-type="float" office:value="233.190786195506">
                <text:p>233.1907861955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276">
                <text:p>62276</text:p>
              </table:table-cell>
              <table:table-cell office:value-type="float" office:value="233.191036244018">
                <text:p>233.191036244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230">
                <text:p>62230</text:p>
              </table:table-cell>
              <table:table-cell office:value-type="float" office:value="233.101758424745">
                <text:p>233.101758424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089">
                <text:p>63089</text:p>
              </table:table-cell>
              <table:table-cell office:value-type="float" office:value="236.473721928623">
                <text:p>236.4737219286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088">
                <text:p>63088</text:p>
              </table:table-cell>
              <table:table-cell office:value-type="float" office:value="236.46635789054">
                <text:p>236.466357890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3089">
                <text:p>63089</text:p>
              </table:table-cell>
              <table:table-cell office:value-type="float" office:value="236.474051992659">
                <text:p>236.4740519926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3134">
                <text:p>63134</text:p>
              </table:table-cell>
              <table:table-cell office:value-type="float" office:value="236.515220467385">
                <text:p>236.5152204673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135">
                <text:p>63135</text:p>
              </table:table-cell>
              <table:table-cell office:value-type="float" office:value="236.519221254415">
                <text:p>236.519221254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3089">
                <text:p>63089</text:p>
              </table:table-cell>
              <table:table-cell office:value-type="float" office:value="236.476092388517">
                <text:p>236.4760923885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089">
                <text:p>63089</text:p>
              </table:table-cell>
              <table:table-cell office:value-type="float" office:value="236.476432454493">
                <text:p>236.4764324544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3043">
                <text:p>63043</text:p>
              </table:table-cell>
              <table:table-cell office:value-type="float" office:value="236.424331847984">
                <text:p>236.4243318479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2951">
                <text:p>62951</text:p>
              </table:table-cell>
              <table:table-cell office:value-type="float" office:value="236.289064607835">
                <text:p>236.2890646078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2951">
                <text:p>62951</text:p>
              </table:table-cell>
              <table:table-cell office:value-type="float" office:value="236.244475957175">
                <text:p>236.2444759571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905">
                <text:p>62905</text:p>
              </table:table-cell>
              <table:table-cell office:value-type="float" office:value="236.198966629443">
                <text:p>236.1989666294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2905">
                <text:p>62905</text:p>
              </table:table-cell>
              <table:table-cell office:value-type="float" office:value="236.199506734228">
                <text:p>236.1995067342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2905">
                <text:p>62905</text:p>
              </table:table-cell>
              <table:table-cell office:value-type="float" office:value="236.155518259347">
                <text:p>236.155518259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905">
                <text:p>62905</text:p>
              </table:table-cell>
              <table:table-cell office:value-type="float" office:value="236.155948283438">
                <text:p>236.155948283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3871">
                <text:p>63871</text:p>
              </table:table-cell>
              <table:table-cell office:value-type="float" office:value="239.811988060497">
                <text:p>239.8119880604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871">
                <text:p>63871</text:p>
              </table:table-cell>
              <table:table-cell office:value-type="float" office:value="239.811828029449">
                <text:p>239.8118280294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3779">
                <text:p>63779</text:p>
              </table:table-cell>
              <table:table-cell office:value-type="float" office:value="239.676320742729">
                <text:p>239.6763207427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779">
                <text:p>63779</text:p>
              </table:table-cell>
              <table:table-cell office:value-type="float" office:value="239.677000874681">
                <text:p>239.6770008746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794">
                <text:p>63794</text:p>
              </table:table-cell>
              <table:table-cell office:value-type="float" office:value="239.692163979019">
                <text:p>239.692163979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3840">
                <text:p>63840</text:p>
              </table:table-cell>
              <table:table-cell office:value-type="float" office:value="239.74367447104">
                <text:p>239.74367447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886">
                <text:p>63886</text:p>
              </table:table-cell>
              <table:table-cell office:value-type="float" office:value="239.834192530933">
                <text:p>239.8341925309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3825">
                <text:p>63825</text:p>
              </table:table-cell>
              <table:table-cell office:value-type="float" office:value="239.772839966909">
                <text:p>239.772839966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3824">
                <text:p>63824</text:p>
              </table:table-cell>
              <table:table-cell office:value-type="float" office:value="239.769089228391">
                <text:p>239.7690892283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4744">
                <text:p>64744</text:p>
              </table:table-cell>
              <table:table-cell office:value-type="float" office:value="243.380979941623">
                <text:p>243.3809799416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4745">
                <text:p>64745</text:p>
              </table:table-cell>
              <table:table-cell office:value-type="float" office:value="243.383980534605">
                <text:p>243.3839805346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4744">
                <text:p>64744</text:p>
              </table:table-cell>
              <table:table-cell office:value-type="float" office:value="243.379979747575">
                <text:p>243.379979747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745">
                <text:p>64745</text:p>
              </table:table-cell>
              <table:table-cell office:value-type="float" office:value="243.385320794629">
                <text:p>243.3853207946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4698">
                <text:p>64698</text:p>
              </table:table-cell>
              <table:table-cell office:value-type="float" office:value="243.246453343618">
                <text:p>243.2464533436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561">
                <text:p>64561</text:p>
              </table:table-cell>
              <table:table-cell office:value-type="float" office:value="242.95140461659">
                <text:p>242.951404616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4607">
                <text:p>64607</text:p>
              </table:table-cell>
              <table:table-cell office:value-type="float" office:value="242.997654087919">
                <text:p>242.9976540879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561">
                <text:p>64561</text:p>
              </table:table-cell>
              <table:table-cell office:value-type="float" office:value="242.952484826162">
                <text:p>242.952484826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5481">
                <text:p>65481</text:p>
              </table:table-cell>
              <table:table-cell office:value-type="float" office:value="246.563035279369">
                <text:p>246.5630352793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5481">
                <text:p>65481</text:p>
              </table:table-cell>
              <table:table-cell office:value-type="float" office:value="246.563535376393">
                <text:p>246.563535376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343">
                <text:p>65343</text:p>
              </table:table-cell>
              <table:table-cell office:value-type="float" office:value="246.292321262691">
                <text:p>246.2923212626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481">
                <text:p>65481</text:p>
              </table:table-cell>
              <table:table-cell office:value-type="float" office:value="246.563195310417">
                <text:p>246.563195310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481">
                <text:p>65481</text:p>
              </table:table-cell>
              <table:table-cell office:value-type="float" office:value="246.563775422965">
                <text:p>246.5637754229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401">
                <text:p>66401</text:p>
              </table:table-cell>
              <table:table-cell office:value-type="float" office:value="250.430785632019">
                <text:p>250.4307856320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401">
                <text:p>66401</text:p>
              </table:table-cell>
              <table:table-cell office:value-type="float" office:value="250.431975862937">
                <text:p>250.4319758629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400">
                <text:p>66400</text:p>
              </table:table-cell>
              <table:table-cell office:value-type="float" office:value="250.291608619402">
                <text:p>250.2916086194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6493">
                <text:p>66493</text:p>
              </table:table-cell>
              <table:table-cell office:value-type="float" office:value="250.567663184586">
                <text:p>250.5676631845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6446">
                <text:p>66446</text:p>
              </table:table-cell>
              <table:table-cell office:value-type="float" office:value="250.297110185215">
                <text:p>250.297110185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6447">
                <text:p>66447</text:p>
              </table:table-cell>
              <table:table-cell office:value-type="float" office:value="250.301110972245">
                <text:p>250.301110972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6401">
                <text:p>66401</text:p>
              </table:table-cell>
              <table:table-cell office:value-type="float" office:value="250.255941710489">
                <text:p>250.2559417104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6309">
                <text:p>66309</text:p>
              </table:table-cell>
              <table:table-cell office:value-type="float" office:value="250.075325672203">
                <text:p>250.0753256722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6355">
                <text:p>66355</text:p>
              </table:table-cell>
              <table:table-cell office:value-type="float" office:value="250.25595121388">
                <text:p>250.255951213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401">
                <text:p>66401</text:p>
              </table:table-cell>
              <table:table-cell office:value-type="float" office:value="250.346969370797">
                <text:p>250.3469693707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217">
                <text:p>66217</text:p>
              </table:table-cell>
              <table:table-cell office:value-type="float" office:value="249.895469781394">
                <text:p>249.8954697813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216">
                <text:p>66216</text:p>
              </table:table-cell>
              <table:table-cell office:value-type="float" office:value="249.891719042876">
                <text:p>249.8917190428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263">
                <text:p>66263</text:p>
              </table:table-cell>
              <table:table-cell office:value-type="float" office:value="250.076755451143">
                <text:p>250.076755451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216">
                <text:p>66216</text:p>
              </table:table-cell>
              <table:table-cell office:value-type="float" office:value="249.982116580935">
                <text:p>249.9821165809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169">
                <text:p>66169</text:p>
              </table:table-cell>
              <table:table-cell office:value-type="float" office:value="249.887597734012">
                <text:p>249.8875977340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171">
                <text:p>66171</text:p>
              </table:table-cell>
              <table:table-cell office:value-type="float" office:value="249.895599308072">
                <text:p>249.89559930807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6170">
                <text:p>66170</text:p>
              </table:table-cell>
              <table:table-cell office:value-type="float" office:value="249.891598521042">
                <text:p>249.8915985210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045">
                <text:p>67045</text:p>
              </table:table-cell>
              <table:table-cell office:value-type="float" office:value="257.017670534211">
                <text:p>257.0176705342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045">
                <text:p>67045</text:p>
              </table:table-cell>
              <table:table-cell office:value-type="float" office:value="257.019230836925">
                <text:p>257.0192308369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6585">
                <text:p>66585</text:p>
              </table:table-cell>
              <table:table-cell office:value-type="float" office:value="254.674600969938">
                <text:p>254.6746009699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6676">
                <text:p>66676</text:p>
              </table:table-cell>
              <table:table-cell office:value-type="float" office:value="254.806077463807">
                <text:p>254.8060774638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585">
                <text:p>66585</text:p>
              </table:table-cell>
              <table:table-cell office:value-type="float" office:value="254.674911030093">
                <text:p>254.674911030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6584">
                <text:p>66584</text:p>
              </table:table-cell>
              <table:table-cell office:value-type="float" office:value="254.851625303655">
                <text:p>254.8516253036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953">
                <text:p>66953</text:p>
              </table:table-cell>
              <table:table-cell office:value-type="float" office:value="256.839675004331">
                <text:p>256.8396750043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7872">
                <text:p>67872</text:p>
              </table:table-cell>
              <table:table-cell office:value-type="float" office:value="260.446384701556">
                <text:p>260.4463847015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7827">
                <text:p>67827</text:p>
              </table:table-cell>
              <table:table-cell office:value-type="float" office:value="260.359867428693">
                <text:p>260.3598674286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780">
                <text:p>67780</text:p>
              </table:table-cell>
              <table:table-cell office:value-type="float" office:value="260.266188744771">
                <text:p>260.2661887447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7735">
                <text:p>67735</text:p>
              </table:table-cell>
              <table:table-cell office:value-type="float" office:value="260.179171374884">
                <text:p>260.1791713748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7781">
                <text:p>67781</text:p>
              </table:table-cell>
              <table:table-cell office:value-type="float" office:value="260.270189531801">
                <text:p>260.2701895318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241">
                <text:p>68241</text:p>
              </table:table-cell>
              <table:table-cell office:value-type="float" office:value="261.891509069096">
                <text:p>261.8915090690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8424">
                <text:p>68424</text:p>
              </table:table-cell>
              <table:table-cell office:value-type="float" office:value="262.698827680237">
                <text:p>262.6988276802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425">
                <text:p>68425</text:p>
              </table:table-cell>
              <table:table-cell office:value-type="float" office:value="262.702828467267">
                <text:p>262.702828467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8517">
                <text:p>68517</text:p>
              </table:table-cell>
              <table:table-cell office:value-type="float" office:value="263.067900291884">
                <text:p>263.0679002918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609">
                <text:p>68609</text:p>
              </table:table-cell>
              <table:table-cell office:value-type="float" office:value="263.699363799246">
                <text:p>263.699363799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3043">
                <text:p>63043</text:p>
              </table:table-cell>
              <table:table-cell office:value-type="float" office:value="245.275229013665">
                <text:p>245.2752290136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2997">
                <text:p>62997</text:p>
              </table:table-cell>
              <table:table-cell office:value-type="float" office:value="244.914658560812">
                <text:p>244.9146585608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3089">
                <text:p>63089</text:p>
              </table:table-cell>
              <table:table-cell office:value-type="float" office:value="245.635799466518">
                <text:p>245.6357994665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403">
                <text:p>70403</text:p>
              </table:table-cell>
              <table:table-cell office:value-type="float" office:value="277.941646389143">
                <text:p>277.941646389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402">
                <text:p>70402</text:p>
              </table:table-cell>
              <table:table-cell office:value-type="float" office:value="277.937645602112">
                <text:p>277.9376456021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0587">
                <text:p>70587</text:p>
              </table:table-cell>
              <table:table-cell office:value-type="float" office:value="278.348047228921">
                <text:p>278.3480472289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0449">
                <text:p>70449</text:p>
              </table:table-cell>
              <table:table-cell office:value-type="float" office:value="278.122181913355">
                <text:p>278.1221819133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0495">
                <text:p>70495</text:p>
              </table:table-cell>
              <table:table-cell office:value-type="float" office:value="278.167351175112">
                <text:p>278.167351175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0449">
                <text:p>70449</text:p>
              </table:table-cell>
              <table:table-cell office:value-type="float" office:value="277.986815650899">
                <text:p>277.9868156508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0541">
                <text:p>70541</text:p>
              </table:table-cell>
              <table:table-cell office:value-type="float" office:value="278.257529169028">
                <text:p>278.2575291690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0081">
                <text:p>70081</text:p>
              </table:table-cell>
              <table:table-cell office:value-type="float" office:value="276.673896943461">
                <text:p>276.6738969434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1277">
                <text:p>71277</text:p>
              </table:table-cell>
              <table:table-cell office:value-type="float" office:value="281.371821349185">
                <text:p>281.3718213491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802">
                <text:p>70802</text:p>
              </table:table-cell>
              <table:table-cell office:value-type="float" office:value="279.506454301607">
                <text:p>279.5064543016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0894">
                <text:p>70894</text:p>
              </table:table-cell>
              <table:table-cell office:value-type="float" office:value="279.867525350032">
                <text:p>279.867525350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1042">
                <text:p>71042</text:p>
              </table:table-cell>
              <table:table-cell office:value-type="float" office:value="280.449139792971">
                <text:p>280.4491397929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1139">
                <text:p>71139</text:p>
              </table:table-cell>
              <table:table-cell office:value-type="float" office:value="280.650179847906">
                <text:p>280.6501798479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1230">
                <text:p>71230</text:p>
              </table:table-cell>
              <table:table-cell office:value-type="float" office:value="281.277302502262">
                <text:p>281.2773025022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1230">
                <text:p>71230</text:p>
              </table:table-cell>
              <table:table-cell office:value-type="float" office:value="281.186944971965">
                <text:p>281.1869449719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078">
                <text:p>71078</text:p>
              </table:table-cell>
              <table:table-cell office:value-type="float" office:value="280.499649982563">
                <text:p>280.4996499825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032">
                <text:p>71032</text:p>
              </table:table-cell>
              <table:table-cell office:value-type="float" office:value="280.499149386991">
                <text:p>280.499149386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0802">
                <text:p>70802</text:p>
              </table:table-cell>
              <table:table-cell office:value-type="float" office:value="279.416436837287">
                <text:p>279.4164368372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1046">
                <text:p>71046</text:p>
              </table:table-cell>
              <table:table-cell office:value-type="float" office:value="280.285108012451">
                <text:p>280.2851080124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0817">
                <text:p>70817</text:p>
              </table:table-cell>
              <table:table-cell office:value-type="float" office:value="279.296413714097">
                <text:p>279.296413714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0771">
                <text:p>70771</text:p>
              </table:table-cell>
              <table:table-cell office:value-type="float" office:value="279.275589175469">
                <text:p>279.27558917546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0495">
                <text:p>70495</text:p>
              </table:table-cell>
              <table:table-cell office:value-type="float" office:value="278.554626310497">
                <text:p>278.5546263104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0035">
                <text:p>70035</text:p>
              </table:table-cell>
              <table:table-cell office:value-type="float" office:value="276.768774852306">
                <text:p>276.7687748523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9989">
                <text:p>69989</text:p>
              </table:table-cell>
              <table:table-cell office:value-type="float" office:value="276.497881797797">
                <text:p>276.4978817977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0020">
                <text:p>70020</text:p>
              </table:table-cell>
              <table:table-cell office:value-type="float" office:value="276.618405516559">
                <text:p>276.6184055165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0265">
                <text:p>70265</text:p>
              </table:table-cell>
              <table:table-cell office:value-type="float" office:value="277.67145247337">
                <text:p>277.671452473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0173">
                <text:p>70173</text:p>
              </table:table-cell>
              <table:table-cell office:value-type="float" office:value="277.581113949857">
                <text:p>277.5811139498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311">
                <text:p>70311</text:p>
              </table:table-cell>
              <table:table-cell office:value-type="float" office:value="278.168069320631">
                <text:p>278.1680693206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311">
                <text:p>70311</text:p>
              </table:table-cell>
              <table:table-cell office:value-type="float" office:value="278.799031733872">
                <text:p>278.7990317338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250">
                <text:p>70250</text:p>
              </table:table-cell>
              <table:table-cell office:value-type="float" office:value="278.809713145185">
                <text:p>278.80971314518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0143">
                <text:p>70143</text:p>
              </table:table-cell>
              <table:table-cell office:value-type="float" office:value="278.298272761013">
                <text:p>278.2982727610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0327">
                <text:p>70327</text:p>
              </table:table-cell>
              <table:table-cell office:value-type="float" office:value="279.155441054344">
                <text:p>279.1554410543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0342">
                <text:p>70342</text:p>
              </table:table-cell>
              <table:table-cell office:value-type="float" office:value="279.215452859794">
                <text:p>279.21545285979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9667">
                <text:p>69667</text:p>
              </table:table-cell>
              <table:table-cell office:value-type="float" office:value="276.56777186803">
                <text:p>276.56777186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9345">
                <text:p>69345</text:p>
              </table:table-cell>
              <table:table-cell office:value-type="float" office:value="275.934165452662">
                <text:p>275.9341654526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9023">
                <text:p>69023</text:p>
              </table:table-cell>
              <table:table-cell office:value-type="float" office:value="275.301809279854">
                <text:p>275.3018092798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0297">
                <text:p>70297</text:p>
              </table:table-cell>
              <table:table-cell office:value-type="float" office:value="284.956016100877">
                <text:p>284.9560161008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7">
                <text:p>284.9508550020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288">
                <text:p>70288</text:p>
              </table:table-cell>
              <table:table-cell office:value-type="float" office:value="284.950855002047">
                <text:p>284.9508550020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0333">
                <text:p>70333</text:p>
              </table:table-cell>
              <table:table-cell office:value-type="float" office:value="285.002525514278">
                <text:p>285.0025255142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1139">
                <text:p>71139</text:p>
              </table:table-cell>
              <table:table-cell office:value-type="float" office:value="293.800461138617">
                <text:p>293.80046113861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1138">
                <text:p>71138</text:p>
              </table:table-cell>
              <table:table-cell office:value-type="float" office:value="293.792459575395">
                <text:p>293.7924595753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140">
                <text:p>71140</text:p>
              </table:table-cell>
              <table:table-cell office:value-type="float" office:value="293.801461343503">
                <text:p>293.8014613435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0879">
                <text:p>70879</text:p>
              </table:table-cell>
              <table:table-cell office:value-type="float" office:value="293.320565216503">
                <text:p>293.3205652165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0635">
                <text:p>70635</text:p>
              </table:table-cell>
              <table:table-cell office:value-type="float" office:value="292.855492343588">
                <text:p>292.85549234358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0497">
                <text:p>70497</text:p>
              </table:table-cell>
              <table:table-cell office:value-type="float" office:value="292.584528278398">
                <text:p>292.5845282783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0326">
                <text:p>70326</text:p>
              </table:table-cell>
              <table:table-cell office:value-type="float" office:value="292.236638931322">
                <text:p>292.2366389313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0280">
                <text:p>70280</text:p>
              </table:table-cell>
              <table:table-cell office:value-type="float" office:value="292.145620774405">
                <text:p>292.1456207744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0278">
                <text:p>70278</text:p>
              </table:table-cell>
              <table:table-cell office:value-type="float" office:value="292.135618812249">
                <text:p>292.1356188122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0234">
                <text:p>70234</text:p>
              </table:table-cell>
              <table:table-cell office:value-type="float" office:value="292.055442780489">
                <text:p>292.0554427804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9899">
                <text:p>69899</text:p>
              </table:table-cell>
              <table:table-cell office:value-type="float" office:value="291.455522759763">
                <text:p>291.45552275976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392">
                <text:p>69392</text:p>
              </table:table-cell>
              <table:table-cell office:value-type="float" office:value="290.474046849467">
                <text:p>290.4740468494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346">
                <text:p>69346</text:p>
              </table:table-cell>
              <table:table-cell office:value-type="float" office:value="290.364365071615">
                <text:p>290.3643650716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9391">
                <text:p>69391</text:p>
              </table:table-cell>
              <table:table-cell office:value-type="float" office:value="290.450542278501">
                <text:p>290.4505422785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392">
                <text:p>69392</text:p>
              </table:table-cell>
              <table:table-cell office:value-type="float" office:value="290.409874399348">
                <text:p>290.4098743993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9347">
                <text:p>69347</text:p>
              </table:table-cell>
              <table:table-cell office:value-type="float" office:value="290.327697968653">
                <text:p>290.3276979686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301">
                <text:p>69301</text:p>
              </table:table-cell>
              <table:table-cell office:value-type="float" office:value="290.282188640921">
                <text:p>290.2821886409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9347">
                <text:p>69347</text:p>
              </table:table-cell>
              <table:table-cell office:value-type="float" office:value="290.373206797837">
                <text:p>290.3732067978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9346">
                <text:p>69346</text:p>
              </table:table-cell>
              <table:table-cell office:value-type="float" office:value="290.369135997224">
                <text:p>290.3691359972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9347">
                <text:p>69347</text:p>
              </table:table-cell>
              <table:table-cell office:value-type="float" office:value="290.373136784254">
                <text:p>290.3731367842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9300">
                <text:p>69300</text:p>
              </table:table-cell>
              <table:table-cell office:value-type="float" office:value="290.274117064115">
                <text:p>290.2741170641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9362">
                <text:p>69362</text:p>
              </table:table-cell>
              <table:table-cell office:value-type="float" office:value="290.403142768264">
                <text:p>290.4031427682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254">
                <text:p>69254</text:p>
              </table:table-cell>
              <table:table-cell office:value-type="float" office:value="290.205103176254">
                <text:p>290.2051031762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9301">
                <text:p>69301</text:p>
              </table:table-cell>
              <table:table-cell office:value-type="float" office:value="290.282118627337">
                <text:p>290.28211862733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0521">
                <text:p>70521</text:p>
              </table:table-cell>
              <table:table-cell office:value-type="float" office:value="299.893996650997">
                <text:p>299.8939966509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0413">
                <text:p>70413</text:p>
              </table:table-cell>
              <table:table-cell office:value-type="float" office:value="299.336387298731">
                <text:p>299.3363872987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0414">
                <text:p>70414</text:p>
              </table:table-cell>
              <table:table-cell office:value-type="float" office:value="299.342388473857">
                <text:p>299.342388473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474">
                <text:p>70474</text:p>
              </table:table-cell>
              <table:table-cell office:value-type="float" office:value="299.81898158801">
                <text:p>299.8189815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0475">
                <text:p>70475</text:p>
              </table:table-cell>
              <table:table-cell office:value-type="float" office:value="299.82298237504">
                <text:p>299.822982375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474">
                <text:p>70474</text:p>
              </table:table-cell>
              <table:table-cell office:value-type="float" office:value="299.814980811818">
                <text:p>299.8149808118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0334">
                <text:p>70334</text:p>
              </table:table-cell>
              <table:table-cell office:value-type="float" office:value="299.521192296777">
                <text:p>299.5211922967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0290">
                <text:p>70290</text:p>
              </table:table-cell>
              <table:table-cell office:value-type="float" office:value="299.349658540672">
                <text:p>299.3496585406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336">
                <text:p>70336</text:p>
              </table:table-cell>
              <table:table-cell office:value-type="float" office:value="299.525193094645">
                <text:p>299.5251930946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383">
                <text:p>70383</text:p>
              </table:table-cell>
              <table:table-cell office:value-type="float" office:value="299.623372651783">
                <text:p>299.62337265178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332">
                <text:p>70332</text:p>
              </table:table-cell>
              <table:table-cell office:value-type="float" office:value="299.503188782237">
                <text:p>299.5031887822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337">
                <text:p>70337</text:p>
              </table:table-cell>
              <table:table-cell office:value-type="float" office:value="299.533194657867">
                <text:p>299.5331946578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337">
                <text:p>70337</text:p>
              </table:table-cell>
              <table:table-cell office:value-type="float" office:value="299.533694754891">
                <text:p>299.5336947548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398">
                <text:p>70398</text:p>
              </table:table-cell>
              <table:table-cell office:value-type="float" office:value="299.593797076354">
                <text:p>299.5937970763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397">
                <text:p>70397</text:p>
              </table:table-cell>
              <table:table-cell office:value-type="float" office:value="299.589796289324">
                <text:p>299.5897962893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0443">
                <text:p>70443</text:p>
              </table:table-cell>
              <table:table-cell office:value-type="float" office:value="299.76999174756">
                <text:p>299.769991747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0444">
                <text:p>70444</text:p>
              </table:table-cell>
              <table:table-cell office:value-type="float" office:value="299.77399253459">
                <text:p>299.773992534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663">
                <text:p>71663</text:p>
              </table:table-cell>
              <table:table-cell office:value-type="float" office:value="309.38186977122">
                <text:p>309.381869771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664">
                <text:p>71664</text:p>
              </table:table-cell>
              <table:table-cell office:value-type="float" office:value="309.38587055825">
                <text:p>309.385870558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1603">
                <text:p>71603</text:p>
              </table:table-cell>
              <table:table-cell office:value-type="float" office:value="309.325698223203">
                <text:p>309.3256982232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1557">
                <text:p>71557</text:p>
              </table:table-cell>
              <table:table-cell office:value-type="float" office:value="309.145502764967">
                <text:p>309.1455027649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1599">
                <text:p>71599</text:p>
              </table:table-cell>
              <table:table-cell office:value-type="float" office:value="309.225678775051">
                <text:p>309.2256787750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1600">
                <text:p>71600</text:p>
              </table:table-cell>
              <table:table-cell office:value-type="float" office:value="309.229679562081">
                <text:p>309.2296795620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1604">
                <text:p>71604</text:p>
              </table:table-cell>
              <table:table-cell office:value-type="float" office:value="309.239681545913">
                <text:p>309.2396815459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1558">
                <text:p>71558</text:p>
              </table:table-cell>
              <table:table-cell office:value-type="float" office:value="309.149503551997">
                <text:p>309.1495035519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2477">
                <text:p>72477</text:p>
              </table:table-cell>
              <table:table-cell office:value-type="float" office:value="312.756213249222">
                <text:p>312.75621324922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2524">
                <text:p>72524</text:p>
              </table:table-cell>
              <table:table-cell office:value-type="float" office:value="312.850392030168">
                <text:p>312.85039203016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2478">
                <text:p>72478</text:p>
              </table:table-cell>
              <table:table-cell office:value-type="float" office:value="312.760214036252">
                <text:p>312.7602140362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3698">
                <text:p>73698</text:p>
              </table:table-cell>
              <table:table-cell office:value-type="float" office:value="322.146368267159">
                <text:p>322.1463682671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693">
                <text:p>73693</text:p>
              </table:table-cell>
              <table:table-cell office:value-type="float" office:value="322.136366272488">
                <text:p>322.1363662724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3692">
                <text:p>73692</text:p>
              </table:table-cell>
              <table:table-cell office:value-type="float" office:value="322.130365097362">
                <text:p>322.1303650973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3743">
                <text:p>73743</text:p>
              </table:table-cell>
              <table:table-cell office:value-type="float" office:value="322.322903004341">
                <text:p>322.32290300434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3744">
                <text:p>73744</text:p>
              </table:table-cell>
              <table:table-cell office:value-type="float" office:value="322.326903791371">
                <text:p>322.3269037913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3688">
                <text:p>73688</text:p>
              </table:table-cell>
              <table:table-cell office:value-type="float" office:value="322.261390474298">
                <text:p>322.2613904742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734">
                <text:p>73734</text:p>
              </table:table-cell>
              <table:table-cell office:value-type="float" office:value="322.306559736055">
                <text:p>322.3065597360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696">
                <text:p>73696</text:p>
              </table:table-cell>
              <table:table-cell office:value-type="float" office:value="322.273392889578">
                <text:p>322.2733928895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698">
                <text:p>73698</text:p>
              </table:table-cell>
              <table:table-cell office:value-type="float" office:value="322.281394463639">
                <text:p>322.2813944636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3651">
                <text:p>73651</text:p>
              </table:table-cell>
              <table:table-cell office:value-type="float" office:value="322.18821587674">
                <text:p>322.188215876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3652">
                <text:p>73652</text:p>
              </table:table-cell>
              <table:table-cell office:value-type="float" office:value="322.191216469722">
                <text:p>322.1912164697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3698">
                <text:p>73698</text:p>
              </table:table-cell>
              <table:table-cell office:value-type="float" office:value="322.236725797455">
                <text:p>322.23672579745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651">
                <text:p>73651</text:p>
              </table:table-cell>
              <table:table-cell office:value-type="float" office:value="322.052189486212">
                <text:p>322.0521894862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652">
                <text:p>73652</text:p>
              </table:table-cell>
              <table:table-cell office:value-type="float" office:value="322.056190273242">
                <text:p>322.056190273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